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6.39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dicator Name</text:p>
          </table:table-cell>
          <table:table-cell table:number-columns-repeated="2" office:value-type="string" calcext:value-type="string">
            <text:p>Indicator Code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Households and NPISHs Final consumption expenditure (current US$)</text:p>
          </table:table-cell>
          <table:table-cell office:value-type="string" calcext:value-type="string">
            <text:p>NE.CON.PRVT.CD</text:p>
          </table:table-cell>
          <table:table-cell office:value-type="string" calcext:value-type="string">
            <text:p>NE</text:p>
          </table:table-cell>
          <table:table-cell office:value-type="float" office:value="30128361361.6053" calcext:value-type="float">
            <text:p>30128361361.6053</text:p>
          </table:table-cell>
          <table:table-cell office:value-type="float" office:value="33174912665.5293" calcext:value-type="float">
            <text:p>33174912665.5293</text:p>
          </table:table-cell>
          <table:table-cell office:value-type="float" office:value="34068567714.6803" calcext:value-type="float">
            <text:p>34068567714.6803</text:p>
          </table:table-cell>
          <table:table-cell office:value-type="float" office:value="34291981476.9681" calcext:value-type="float">
            <text:p>34291981476.9681</text:p>
          </table:table-cell>
          <table:table-cell office:value-type="float" office:value="36136160532.9434" calcext:value-type="float">
            <text:p>36136160532.9434</text:p>
          </table:table-cell>
          <table:table-cell office:value-type="float" office:value="38650580875.7819" calcext:value-type="float">
            <text:p>38650580875.7819</text:p>
          </table:table-cell>
          <table:table-cell office:value-type="float" office:value="41477780485.8234" calcext:value-type="float">
            <text:p>41477780485.8234</text:p>
          </table:table-cell>
          <table:table-cell office:value-type="float" office:value="43931269802.5835" calcext:value-type="float">
            <text:p>43931269802.5835</text:p>
          </table:table-cell>
          <table:table-cell office:value-type="float" office:value="43732228450.7271" calcext:value-type="float">
            <text:p>43732228450.7271</text:p>
          </table:table-cell>
          <table:table-cell office:value-type="float" office:value="45807945405.8006" calcext:value-type="float">
            <text:p>45807945405.8006</text:p>
          </table:table-cell>
          <table:table-cell office:value-type="float" office:value="49021041514.3391" calcext:value-type="float">
            <text:p>49021041514.3391</text:p>
          </table:table-cell>
          <table:table-cell office:value-type="float" office:value="51263303274.0271" calcext:value-type="float">
            <text:p>51263303274.0271</text:p>
          </table:table-cell>
          <table:table-cell office:value-type="float" office:value="59427197006.8148" calcext:value-type="float">
            <text:p>59427197006.8148</text:p>
          </table:table-cell>
          <table:table-cell office:value-type="float" office:value="72006635166.3818" calcext:value-type="float">
            <text:p>72006635166.3818</text:p>
          </table:table-cell>
          <table:table-cell office:value-type="float" office:value="74801142157.8625" calcext:value-type="float">
            <text:p>74801142157.8625</text:p>
          </table:table-cell>
          <table:table-cell office:value-type="float" office:value="82186256586.7298" calcext:value-type="float">
            <text:p>82186256586.7298</text:p>
          </table:table-cell>
          <table:table-cell office:value-type="float" office:value="81822396208.9214" calcext:value-type="float">
            <text:p>81822396208.9214</text:p>
          </table:table-cell>
          <table:table-cell office:value-type="float" office:value="88696307460.4371" calcext:value-type="float">
            <text:p>88696307460.4371</text:p>
          </table:table-cell>
          <table:table-cell office:value-type="float" office:value="71508130081.3008" calcext:value-type="float">
            <text:p>71508130081.3008</text:p>
          </table:table-cell>
          <table:table-cell office:value-type="float" office:value="87563661930.4348" calcext:value-type="float">
            <text:p>87563661930.4348</text:p>
          </table:table-cell>
          <table:table-cell office:value-type="float" office:value="97370124175" calcext:value-type="float">
            <text:p>97370124175</text:p>
          </table:table-cell>
          <table:table-cell office:value-type="float" office:value="104267103924.603" calcext:value-type="float">
            <text:p>104267103924.603</text:p>
          </table:table-cell>
          <table:table-cell office:value-type="float" office:value="109432031839.695" calcext:value-type="float">
            <text:p>109432031839.695</text:p>
          </table:table-cell>
          <table:table-cell office:value-type="float" office:value="123407560586.207" calcext:value-type="float">
            <text:p>123407560586.207</text:p>
          </table:table-cell>
          <table:table-cell office:value-type="float" office:value="131769541357.143" calcext:value-type="float">
            <text:p>131769541357.143</text:p>
          </table:table-cell>
          <table:table-cell office:value-type="float" office:value="157396017176.871" calcext:value-type="float">
            <text:p>157396017176.871</text:p>
          </table:table-cell>
          <table:table-cell office:value-type="float" office:value="153435351014.493" calcext:value-type="float">
            <text:p>153435351014.493</text:p>
          </table:table-cell>
          <table:table-cell office:value-type="float" office:value="135596414426.009" calcext:value-type="float">
            <text:p>135596414426.009</text:p>
          </table:table-cell>
          <table:table-cell office:value-type="float" office:value="154982373588.477" calcext:value-type="float">
            <text:p>154982373588.477</text:p>
          </table:table-cell>
          <table:table-cell office:value-type="float" office:value="177691703627.53" calcext:value-type="float">
            <text:p>177691703627.53</text:p>
          </table:table-cell>
          <table:table-cell office:value-type="float" office:value="180402259323.136" calcext:value-type="float">
            <text:p>180402259323.136</text:p>
          </table:table-cell>
          <table:table-cell office:value-type="float" office:value="183701598191.638" calcext:value-type="float">
            <text:p>183701598191.638</text:p>
          </table:table-cell>
          <table:table-cell office:value-type="float" office:value="193284465832.025" calcext:value-type="float">
            <text:p>193284465832.025</text:p>
          </table:table-cell>
          <table:table-cell office:value-type="float" office:value="195680898532.657" calcext:value-type="float">
            <text:p>195680898532.657</text:p>
          </table:table-cell>
          <table:table-cell office:value-type="float" office:value="248832079353.035" calcext:value-type="float">
            <text:p>248832079353.035</text:p>
          </table:table-cell>
          <table:table-cell office:value-type="float" office:value="336173680299.855" calcext:value-type="float">
            <text:p>336173680299.855</text:p>
          </table:table-cell>
          <table:table-cell office:value-type="float" office:value="404853639223.257" calcext:value-type="float">
            <text:p>404853639223.257</text:p>
          </table:table-cell>
          <table:table-cell office:value-type="float" office:value="441823973331.082" calcext:value-type="float">
            <text:p>441823973331.082</text:p>
          </table:table-cell>
          <table:table-cell office:value-type="float" office:value="468913186002.102" calcext:value-type="float">
            <text:p>468913186002.102</text:p>
          </table:table-cell>
          <table:table-cell office:value-type="float" office:value="506322895757.583" calcext:value-type="float">
            <text:p>506322895757.583</text:p>
          </table:table-cell>
          <table:table-cell office:value-type="float" office:value="567594874654.523" calcext:value-type="float">
            <text:p>567594874654.523</text:p>
          </table:table-cell>
          <table:table-cell office:value-type="float" office:value="612639482396.008" calcext:value-type="float">
            <text:p>612639482396.008</text:p>
          </table:table-cell>
          <table:table-cell office:value-type="float" office:value="665414641791.712" calcext:value-type="float">
            <text:p>665414641791.712</text:p>
          </table:table-cell>
          <table:table-cell office:value-type="float" office:value="716972420065.241" calcext:value-type="float">
            <text:p>716972420065.241</text:p>
          </table:table-cell>
          <table:table-cell office:value-type="float" office:value="804501195756.814" calcext:value-type="float">
            <text:p>804501195756.814</text:p>
          </table:table-cell>
          <table:table-cell office:value-type="float" office:value="918106565716.413" calcext:value-type="float">
            <text:p>918106565716.413</text:p>
          </table:table-cell>
          <table:table-cell office:value-type="float" office:value="1054996213393.28" calcext:value-type="float">
            <text:p>1054996213393.28</text:p>
          </table:table-cell>
          <table:table-cell office:value-type="float" office:value="1311775187717.38" calcext:value-type="float">
            <text:p>1311775187717.38</text:p>
          </table:table-cell>
          <table:table-cell office:value-type="float" office:value="1659853733042.15" calcext:value-type="float">
            <text:p>1659853733042.15</text:p>
          </table:table-cell>
          <table:table-cell office:value-type="float" office:value="1854098641758.64" calcext:value-type="float">
            <text:p>1854098641758.64</text:p>
          </table:table-cell>
          <table:table-cell office:value-type="float" office:value="2157327761512.78" calcext:value-type="float">
            <text:p>2157327761512.78</text:p>
          </table:table-cell>
          <table:table-cell office:value-type="float" office:value="2732058981669.89" calcext:value-type="float">
            <text:p>2732058981669.89</text:p>
          </table:table-cell>
          <table:table-cell office:value-type="float" office:value="3145236811683.54" calcext:value-type="float">
            <text:p>3145236811683.54</text:p>
          </table:table-cell>
          <table:table-cell office:value-type="float" office:value="3546959268719.13" calcext:value-type="float">
            <text:p>3546959268719.13</text:p>
          </table:table-cell>
          <table:table-cell office:value-type="float" office:value="3947972254777.48" calcext:value-type="float">
            <text:p>3947972254777.48</text:p>
          </table:table-cell>
          <table:table-cell office:value-type="float" office:value="4271057368125.25" calcext:value-type="float">
            <text:p>4271057368125.25</text:p>
          </table:table-cell>
          <table:table-cell office:value-type="float" office:value="4416330141265.71" calcext:value-type="float">
            <text:p>4416330141265.71</text:p>
          </table:table-cell>
          <table:table-cell office:value-type="float" office:value="4697723209281.23" calcext:value-type="float">
            <text:p>4697723209281.23</text:p>
          </table:table-cell>
          <table:table-cell/>
        </table:table-row>
        <table:table-row table:style-name="ro1">
          <table:table-cell office:value-type="string" calcext:value-type="string">
            <text:p>General government final consumption expenditure (% of GDP)</text:p>
          </table:table-cell>
          <table:table-cell office:value-type="string" calcext:value-type="string">
            <text:p>NE.CON.GOVT.ZS</text:p>
          </table:table-cell>
          <table:table-cell office:value-type="string" calcext:value-type="string">
            <text:p>NE</text:p>
          </table:table-cell>
          <table:table-cell office:value-type="float" office:value="12.985511189715" calcext:value-type="float">
            <text:p>12.985511189715</text:p>
          </table:table-cell>
          <table:table-cell office:value-type="float" office:value="14.476994238416" calcext:value-type="float">
            <text:p>14.476994238416</text:p>
          </table:table-cell>
          <table:table-cell office:value-type="float" office:value="12.6484254001033" calcext:value-type="float">
            <text:p>12.6484254001033</text:p>
          </table:table-cell>
          <table:table-cell office:value-type="float" office:value="13.6265320836337" calcext:value-type="float">
            <text:p>13.6265320836337</text:p>
          </table:table-cell>
          <table:table-cell office:value-type="float" office:value="12.8580175522144" calcext:value-type="float">
            <text:p>12.8580175522144</text:p>
          </table:table-cell>
          <table:table-cell office:value-type="float" office:value="11.9434832756632" calcext:value-type="float">
            <text:p>11.9434832756632</text:p>
          </table:table-cell>
          <table:table-cell office:value-type="float" office:value="12.1882776512945" calcext:value-type="float">
            <text:p>12.1882776512945</text:p>
          </table:table-cell>
          <table:table-cell office:value-type="float" office:value="10.8237654665032" calcext:value-type="float">
            <text:p>10.8237654665032</text:p>
          </table:table-cell>
          <table:table-cell office:value-type="float" office:value="11.0372111690843" calcext:value-type="float">
            <text:p>11.0372111690843</text:p>
          </table:table-cell>
          <table:table-cell office:value-type="float" office:value="11.8081744980124" calcext:value-type="float">
            <text:p>11.8081744980124</text:p>
          </table:table-cell>
          <table:table-cell office:value-type="float" office:value="11.0935649427556" calcext:value-type="float">
            <text:p>11.0935649427556</text:p>
          </table:table-cell>
          <table:table-cell office:value-type="float" office:value="12.0436322194636" calcext:value-type="float">
            <text:p>12.0436322194636</text:p>
          </table:table-cell>
          <table:table-cell office:value-type="float" office:value="12.1493496317192" calcext:value-type="float">
            <text:p>12.1493496317192</text:p>
          </table:table-cell>
          <table:table-cell office:value-type="float" office:value="11.5666497351426" calcext:value-type="float">
            <text:p>11.5666497351426</text:p>
          </table:table-cell>
          <table:table-cell office:value-type="float" office:value="12.1158538741734" calcext:value-type="float">
            <text:p>12.1158538741734</text:p>
          </table:table-cell>
          <table:table-cell office:value-type="float" office:value="11.8078631353841" calcext:value-type="float">
            <text:p>11.8078631353841</text:p>
          </table:table-cell>
          <table:table-cell office:value-type="float" office:value="12.7484440875326" calcext:value-type="float">
            <text:p>12.7484440875326</text:p>
          </table:table-cell>
          <table:table-cell office:value-type="float" office:value="12.6153846153846" calcext:value-type="float">
            <text:p>12.6153846153846</text:p>
          </table:table-cell>
          <table:table-cell office:value-type="float" office:value="12.8791047733731" calcext:value-type="float">
            <text:p>12.8791047733731</text:p>
          </table:table-cell>
          <table:table-cell office:value-type="float" office:value="13.7616851672311" calcext:value-type="float">
            <text:p>13.7616851672311</text:p>
          </table:table-cell>
          <table:table-cell office:value-type="float" office:value="13.7321046367666" calcext:value-type="float">
            <text:p>13.7321046367666</text:p>
          </table:table-cell>
          <table:table-cell office:value-type="float" office:value="13.1647422455143" calcext:value-type="float">
            <text:p>13.1647422455143</text:p>
          </table:table-cell>
          <table:table-cell office:value-type="float" office:value="13.1848914648961" calcext:value-type="float">
            <text:p>13.1848914648961</text:p>
          </table:table-cell>
          <table:table-cell office:value-type="float" office:value="13.9288244856383" calcext:value-type="float">
            <text:p>13.9288244856383</text:p>
          </table:table-cell>
          <table:table-cell office:value-type="float" office:value="15.042738059959" calcext:value-type="float">
            <text:p>15.042738059959</text:p>
          </table:table-cell>
          <table:table-cell office:value-type="float" office:value="14.1829533750102" calcext:value-type="float">
            <text:p>14.1829533750102</text:p>
          </table:table-cell>
          <table:table-cell office:value-type="float" office:value="13.8148855811302" calcext:value-type="float">
            <text:p>13.8148855811302</text:p>
          </table:table-cell>
          <table:table-cell office:value-type="float" office:value="13.0687397087028" calcext:value-type="float">
            <text:p>13.0687397087028</text:p>
          </table:table-cell>
          <table:table-cell office:value-type="float" office:value="12.4562313640848" calcext:value-type="float">
            <text:p>12.4562313640848</text:p>
          </table:table-cell>
          <table:table-cell office:value-type="float" office:value="13.1279499221544" calcext:value-type="float">
            <text:p>13.1279499221544</text:p>
          </table:table-cell>
          <table:table-cell office:value-type="float" office:value="13.5983569313068" calcext:value-type="float">
            <text:p>13.5983569313068</text:p>
          </table:table-cell>
          <table:table-cell office:value-type="float" office:value="13.9495208530799" calcext:value-type="float">
            <text:p>13.9495208530799</text:p>
          </table:table-cell>
          <table:table-cell office:value-type="float" office:value="14.3883693222418" calcext:value-type="float">
            <text:p>14.3883693222418</text:p>
          </table:table-cell>
          <table:table-cell office:value-type="float" office:value="14.2978980751091" calcext:value-type="float">
            <text:p>14.2978980751091</text:p>
          </table:table-cell>
          <table:table-cell office:value-type="float" office:value="14.0348135916907" calcext:value-type="float">
            <text:p>14.0348135916907</text:p>
          </table:table-cell>
          <table:table-cell office:value-type="float" office:value="13.2459759904053" calcext:value-type="float">
            <text:p>13.2459759904053</text:p>
          </table:table-cell>
          <table:table-cell office:value-type="float" office:value="13.1262252350295" calcext:value-type="float">
            <text:p>13.1262252350295</text:p>
          </table:table-cell>
          <table:table-cell office:value-type="float" office:value="13.6515278109384" calcext:value-type="float">
            <text:p>13.6515278109384</text:p>
          </table:table-cell>
          <table:table-cell office:value-type="float" office:value="14.8348161464759" calcext:value-type="float">
            <text:p>14.8348161464759</text:p>
          </table:table-cell>
          <table:table-cell office:value-type="float" office:value="16.2389804771515" calcext:value-type="float">
            <text:p>16.2389804771515</text:p>
          </table:table-cell>
          <table:table-cell office:value-type="float" office:value="16.6333456260477" calcext:value-type="float">
            <text:p>16.6333456260477</text:p>
          </table:table-cell>
          <table:table-cell office:value-type="float" office:value="16.0899966654975" calcext:value-type="float">
            <text:p>16.0899966654975</text:p>
          </table:table-cell>
          <table:table-cell office:value-type="float" office:value="15.6031770825526" calcext:value-type="float">
            <text:p>15.6031770825526</text:p>
          </table:table-cell>
          <table:table-cell office:value-type="float" office:value="14.6768767081274" calcext:value-type="float">
            <text:p>14.6768767081274</text:p>
          </table:table-cell>
          <table:table-cell office:value-type="float" office:value="13.9020205425751" calcext:value-type="float">
            <text:p>13.9020205425751</text:p>
          </table:table-cell>
          <table:table-cell office:value-type="float" office:value="13.9950445247524" calcext:value-type="float">
            <text:p>13.9950445247524</text:p>
          </table:table-cell>
          <table:table-cell office:value-type="float" office:value="13.9490063913215" calcext:value-type="float">
            <text:p>13.9490063913215</text:p>
          </table:table-cell>
          <table:table-cell office:value-type="float" office:value="13.4832720132676" calcext:value-type="float">
            <text:p>13.4832720132676</text:p>
          </table:table-cell>
          <table:table-cell office:value-type="float" office:value="13.1849702621346" calcext:value-type="float">
            <text:p>13.1849702621346</text:p>
          </table:table-cell>
          <table:table-cell office:value-type="float" office:value="13.1967489778496" calcext:value-type="float">
            <text:p>13.1967489778496</text:p>
          </table:table-cell>
          <table:table-cell office:value-type="float" office:value="12.8175818830547" calcext:value-type="float">
            <text:p>12.8175818830547</text:p>
          </table:table-cell>
          <table:table-cell office:value-type="float" office:value="13.1800561643196" calcext:value-type="float">
            <text:p>13.1800561643196</text:p>
          </table:table-cell>
          <table:table-cell office:value-type="float" office:value="13.4308719131554" calcext:value-type="float">
            <text:p>13.4308719131554</text:p>
          </table:table-cell>
          <table:table-cell office:value-type="float" office:value="13.5365074501524" calcext:value-type="float">
            <text:p>13.5365074501524</text:p>
          </table:table-cell>
          <table:table-cell office:value-type="float" office:value="13.3193078819395" calcext:value-type="float">
            <text:p>13.3193078819395</text:p>
          </table:table-cell>
          <table:table-cell office:value-type="float" office:value="13.9737499694184" calcext:value-type="float">
            <text:p>13.9737499694184</text:p>
          </table:table-cell>
          <table:table-cell office:value-type="float" office:value="14.3180630248573" calcext:value-type="float">
            <text:p>14.3180630248573</text:p>
          </table:table-cell>
          <table:table-cell office:value-type="float" office:value="14.2595112960765" calcext:value-type="float">
            <text:p>14.2595112960765</text:p>
          </table:table-cell>
          <table:table-cell/>
        </table:table-row>
        <table:table-row table:style-name="ro1">
          <table:table-cell office:value-type="string" calcext:value-type="string">
            <text:p>General government final consumption expenditure (current US$)</text:p>
          </table:table-cell>
          <table:table-cell office:value-type="string" calcext:value-type="string">
            <text:p>NE.CON.GOVT.CD</text:p>
          </table:table-cell>
          <table:table-cell office:value-type="string" calcext:value-type="string">
            <text:p>NE</text:p>
          </table:table-cell>
          <table:table-cell office:value-type="float" office:value="7754488585.58778" calcext:value-type="float">
            <text:p>7754488585.58778</text:p>
          </table:table-cell>
          <table:table-cell office:value-type="float" office:value="7246730034.93379" calcext:value-type="float">
            <text:p>7246730034.93379</text:p>
          </table:table-cell>
          <table:table-cell office:value-type="float" office:value="5971240555.69096" calcext:value-type="float">
            <text:p>5971240555.69096</text:p>
          </table:table-cell>
          <table:table-cell office:value-type="float" office:value="6909578357.29954" calcext:value-type="float">
            <text:p>6909578357.29954</text:p>
          </table:table-cell>
          <table:table-cell office:value-type="float" office:value="7677309285.88837" calcext:value-type="float">
            <text:p>7677309285.88837</text:p>
          </table:table-cell>
          <table:table-cell office:value-type="float" office:value="8412543667.23536" calcext:value-type="float">
            <text:p>8412543667.23536</text:p>
          </table:table-cell>
          <table:table-cell office:value-type="float" office:value="9350881468.84394" calcext:value-type="float">
            <text:p>9350881468.84394</text:p>
          </table:table-cell>
          <table:table-cell office:value-type="float" office:value="7888536842.96043" calcext:value-type="float">
            <text:p>7888536842.96043</text:p>
          </table:table-cell>
          <table:table-cell office:value-type="float" office:value="7819481680.07149" calcext:value-type="float">
            <text:p>7819481680.07149</text:p>
          </table:table-cell>
          <table:table-cell office:value-type="float" office:value="9411812494.92241" calcext:value-type="float">
            <text:p>9411812494.92241</text:p>
          </table:table-cell>
          <table:table-cell office:value-type="float" office:value="10272970996.8316" calcext:value-type="float">
            <text:p>10272970996.8316</text:p>
          </table:table-cell>
          <table:table-cell office:value-type="float" office:value="12019660411.0813" calcext:value-type="float">
            <text:p>12019660411.0813</text:p>
          </table:table-cell>
          <table:table-cell office:value-type="float" office:value="13812302347.3342" calcext:value-type="float">
            <text:p>13812302347.3342</text:p>
          </table:table-cell>
          <table:table-cell office:value-type="float" office:value="16024932140.3438" calcext:value-type="float">
            <text:p>16024932140.3438</text:p>
          </table:table-cell>
          <table:table-cell office:value-type="float" office:value="17468896593.9221" calcext:value-type="float">
            <text:p>17468896593.9221</text:p>
          </table:table-cell>
          <table:table-cell office:value-type="float" office:value="19297773954.1886" calcext:value-type="float">
            <text:p>19297773954.1886</text:p>
          </table:table-cell>
          <table:table-cell office:value-type="float" office:value="19625012877.305" calcext:value-type="float">
            <text:p>19625012877.305</text:p>
          </table:table-cell>
          <table:table-cell office:value-type="float" office:value="22069114005.8133" calcext:value-type="float">
            <text:p>22069114005.8133</text:p>
          </table:table-cell>
          <table:table-cell office:value-type="float" office:value="19259510235.7724" calcext:value-type="float">
            <text:p>19259510235.7724</text:p>
          </table:table-cell>
          <table:table-cell office:value-type="float" office:value="24534414117.3913" calcext:value-type="float">
            <text:p>24534414117.3913</text:p>
          </table:table-cell>
          <table:table-cell office:value-type="float" office:value="26248809745.8333" calcext:value-type="float">
            <text:p>26248809745.8333</text:p>
          </table:table-cell>
          <table:table-cell office:value-type="float" office:value="25785304392.8571" calcext:value-type="float">
            <text:p>25785304392.8571</text:p>
          </table:table-cell>
          <table:table-cell office:value-type="float" office:value="27040854332.0611" calcext:value-type="float">
            <text:p>27040854332.0611</text:p>
          </table:table-cell>
          <table:table-cell office:value-type="float" office:value="32131952122.6054" calcext:value-type="float">
            <text:p>32131952122.6054</text:p>
          </table:table-cell>
          <table:table-cell office:value-type="float" office:value="39103072739.2857" calcext:value-type="float">
            <text:p>39103072739.2857</text:p>
          </table:table-cell>
          <table:table-cell office:value-type="float" office:value="43894542731.2925" calcext:value-type="float">
            <text:p>43894542731.2925</text:p>
          </table:table-cell>
          <table:table-cell office:value-type="float" office:value="41549387405.7971" calcext:value-type="float">
            <text:p>41549387405.7971</text:p>
          </table:table-cell>
          <table:table-cell office:value-type="float" office:value="35674127547.0852" calcext:value-type="float">
            <text:p>35674127547.0852</text:p>
          </table:table-cell>
          <table:table-cell office:value-type="float" office:value="38907490977.3662" calcext:value-type="float">
            <text:p>38907490977.3662</text:p>
          </table:table-cell>
          <table:table-cell office:value-type="float" office:value="45654815621.4575" calcext:value-type="float">
            <text:p>45654815621.4575</text:p>
          </table:table-cell>
          <table:table-cell office:value-type="float" office:value="49070746965.5832" calcext:value-type="float">
            <text:p>49070746965.5832</text:p>
          </table:table-cell>
          <table:table-cell office:value-type="float" office:value="53478740951.2195" calcext:value-type="float">
            <text:p>53478740951.2195</text:p>
          </table:table-cell>
          <table:table-cell office:value-type="float" office:value="61426209439.5604" calcext:value-type="float">
            <text:p>61426209439.5604</text:p>
          </table:table-cell>
          <table:table-cell office:value-type="float" office:value="63587225470.9336" calcext:value-type="float">
            <text:p>63587225470.9336</text:p>
          </table:table-cell>
          <table:table-cell office:value-type="float" office:value="79201915487.2544" calcext:value-type="float">
            <text:p>79201915487.2544</text:p>
          </table:table-cell>
          <table:table-cell office:value-type="float" office:value="97298038236.3155" calcext:value-type="float">
            <text:p>97298038236.3155</text:p>
          </table:table-cell>
          <table:table-cell office:value-type="float" office:value="113377339599.721" calcext:value-type="float">
            <text:p>113377339599.721</text:p>
          </table:table-cell>
          <table:table-cell office:value-type="float" office:value="131273631068.301" calcext:value-type="float">
            <text:p>131273631068.301</text:p>
          </table:table-cell>
          <table:table-cell office:value-type="float" office:value="152656651590.149" calcext:value-type="float">
            <text:p>152656651590.149</text:p>
          </table:table-cell>
          <table:table-cell office:value-type="float" office:value="177654002652.719" calcext:value-type="float">
            <text:p>177654002652.719</text:p>
          </table:table-cell>
          <table:table-cell office:value-type="float" office:value="201487511551.749" calcext:value-type="float">
            <text:p>201487511551.749</text:p>
          </table:table-cell>
          <table:table-cell office:value-type="float" office:value="215508726503.244" calcext:value-type="float">
            <text:p>215508726503.244</text:p>
          </table:table-cell>
          <table:table-cell office:value-type="float" office:value="229452522940.679" calcext:value-type="float">
            <text:p>229452522940.679</text:p>
          </table:table-cell>
          <table:table-cell office:value-type="float" office:value="243678417720.189" calcext:value-type="float">
            <text:p>243678417720.189</text:p>
          </table:table-cell>
          <table:table-cell office:value-type="float" office:value="271832742308.622" calcext:value-type="float">
            <text:p>271832742308.622</text:p>
          </table:table-cell>
          <table:table-cell office:value-type="float" office:value="319921944456.512" calcext:value-type="float">
            <text:p>319921944456.512</text:p>
          </table:table-cell>
          <table:table-cell office:value-type="float" office:value="383895036962.902" calcext:value-type="float">
            <text:p>383895036962.902</text:p>
          </table:table-cell>
          <table:table-cell office:value-type="float" office:value="478950403487.348" calcext:value-type="float">
            <text:p>478950403487.348</text:p>
          </table:table-cell>
          <table:table-cell office:value-type="float" office:value="606272105740.642" calcext:value-type="float">
            <text:p>606272105740.642</text:p>
          </table:table-cell>
          <table:table-cell office:value-type="float" office:value="674347750698.246" calcext:value-type="float">
            <text:p>674347750698.246</text:p>
          </table:table-cell>
          <table:table-cell office:value-type="float" office:value="781952026535.013" calcext:value-type="float">
            <text:p>781952026535.013</text:p>
          </table:table-cell>
          <table:table-cell office:value-type="float" office:value="998066848773.505" calcext:value-type="float">
            <text:p>998066848773.505</text:p>
          </table:table-cell>
          <table:table-cell office:value-type="float" office:value="1149756144899.64" calcext:value-type="float">
            <text:p>1149756144899.64</text:p>
          </table:table-cell>
          <table:table-cell office:value-type="float" office:value="1300482657695.54" calcext:value-type="float">
            <text:p>1300482657695.54</text:p>
          </table:table-cell>
          <table:table-cell office:value-type="float" office:value="1396179414656.38" calcext:value-type="float">
            <text:p>1396179414656.38</text:p>
          </table:table-cell>
          <table:table-cell office:value-type="float" office:value="1546148801284.62" calcext:value-type="float">
            <text:p>1546148801284.62</text:p>
          </table:table-cell>
          <table:table-cell office:value-type="float" office:value="1602333366448.94" calcext:value-type="float">
            <text:p>1602333366448.94</text:p>
          </table:table-cell>
          <table:table-cell office:value-type="float" office:value="1745036282236.49" calcext:value-type="float">
            <text:p>1745036282236.49</text:p>
          </table:table-cell>
          <table:table-cell/>
        </table:table-row>
        <table:table-row table:style-name="ro1">
          <table:table-cell office:value-type="string" calcext:value-type="string">
            <text:p>Military expenditure (% of central government expenditure)</text:p>
          </table:table-cell>
          <table:table-cell office:value-type="string" calcext:value-type="string">
            <text:p>MS.MIL.XPND.ZS</text:p>
          </table:table-cell>
          <table:table-cell office:value-type="string" calcext:value-type="string">
            <text:p>MS</text:p>
          </table:table-cell>
          <table:table-cell table:number-columns-repeated="29"/>
          <table:table-cell office:value-type="float" office:value="13.3848924788169" calcext:value-type="float">
            <text:p>13.3848924788169</text:p>
          </table:table-cell>
          <table:table-cell office:value-type="float" office:value="13.9671958514538" calcext:value-type="float">
            <text:p>13.9671958514538</text:p>
          </table:table-cell>
          <table:table-cell office:value-type="float" office:value="14.473597563474" calcext:value-type="float">
            <text:p>14.473597563474</text:p>
          </table:table-cell>
          <table:table-cell office:value-type="float" office:value="17.1101275024606" calcext:value-type="float">
            <text:p>17.1101275024606</text:p>
          </table:table-cell>
          <table:table-cell office:value-type="float" office:value="15.0557981206514" calcext:value-type="float">
            <text:p>15.0557981206514</text:p>
          </table:table-cell>
          <table:table-cell office:value-type="float" office:value="14.3503407534048" calcext:value-type="float">
            <text:p>14.3503407534048</text:p>
          </table:table-cell>
          <table:table-cell office:value-type="float" office:value="15.4285225654042" calcext:value-type="float">
            <text:p>15.4285225654042</text:p>
          </table:table-cell>
          <table:table-cell office:value-type="float" office:value="15.2542537671453" calcext:value-type="float">
            <text:p>15.2542537671453</text:p>
          </table:table-cell>
          <table:table-cell office:value-type="float" office:value="14.458870509952" calcext:value-type="float">
            <text:p>14.458870509952</text:p>
          </table:table-cell>
          <table:table-cell office:value-type="float" office:value="13.4387023555859" calcext:value-type="float">
            <text:p>13.4387023555859</text:p>
          </table:table-cell>
          <table:table-cell office:value-type="float" office:value="12.8591143636694" calcext:value-type="float">
            <text:p>12.8591143636694</text:p>
          </table:table-cell>
          <table:table-cell office:value-type="float" office:value="11.6919131715104" calcext:value-type="float">
            <text:p>11.6919131715104</text:p>
          </table:table-cell>
          <table:table-cell office:value-type="float" office:value="11.9848101726475" calcext:value-type="float">
            <text:p>11.9848101726475</text:p>
          </table:table-cell>
          <table:table-cell office:value-type="float" office:value="11.8739831872498" calcext:value-type="float">
            <text:p>11.8739831872498</text:p>
          </table:table-cell>
          <table:table-cell office:value-type="float" office:value="11.630162260703" calcext:value-type="float">
            <text:p>11.630162260703</text:p>
          </table:table-cell>
          <table:table-cell office:value-type="float" office:value="11.5824875211095" calcext:value-type="float">
            <text:p>11.5824875211095</text:p>
          </table:table-cell>
          <table:table-cell office:value-type="float" office:value="10.9767185886511" calcext:value-type="float">
            <text:p>10.9767185886511</text:p>
          </table:table-cell>
          <table:table-cell office:value-type="float" office:value="10.9563243913445" calcext:value-type="float">
            <text:p>10.9563243913445</text:p>
          </table:table-cell>
          <table:table-cell office:value-type="float" office:value="10.5380323371356" calcext:value-type="float">
            <text:p>10.5380323371356</text:p>
          </table:table-cell>
          <table:table-cell office:value-type="float" office:value="8.37597506273607" calcext:value-type="float">
            <text:p>8.37597506273607</text:p>
          </table:table-cell>
          <table:table-cell office:value-type="float" office:value="8.09191028732168" calcext:value-type="float">
            <text:p>8.09191028732168</text:p>
          </table:table-cell>
          <table:table-cell office:value-type="float" office:value="7.64204482546063" calcext:value-type="float">
            <text:p>7.64204482546063</text:p>
          </table:table-cell>
          <table:table-cell office:value-type="float" office:value="6.79029466526732" calcext:value-type="float">
            <text:p>6.79029466526732</text:p>
          </table:table-cell>
          <table:table-cell office:value-type="float" office:value="6.54536537731643" calcext:value-type="float">
            <text:p>6.54536537731643</text:p>
          </table:table-cell>
          <table:table-cell office:value-type="float" office:value="6.54267979182087" calcext:value-type="float">
            <text:p>6.54267979182087</text:p>
          </table:table-cell>
          <table:table-cell office:value-type="float" office:value="6.57988538472842" calcext:value-type="float">
            <text:p>6.57988538472842</text:p>
          </table:table-cell>
          <table:table-cell office:value-type="float" office:value="6.08881282159957" calcext:value-type="float">
            <text:p>6.08881282159957</text:p>
          </table:table-cell>
          <table:table-cell office:value-type="float" office:value="6.03378485685762" calcext:value-type="float">
            <text:p>6.03378485685762</text:p>
          </table:table-cell>
          <table:table-cell office:value-type="float" office:value="6.10164288464194" calcext:value-type="float">
            <text:p>6.10164288464194</text:p>
          </table:table-cell>
          <table:table-cell/>
        </table:table-row>
        <table:table-row table:style-name="ro1">
          <table:table-cell office:value-type="string" calcext:value-type="string">
            <text:p>Military expenditure (% of GDP)</text:p>
          </table:table-cell>
          <table:table-cell office:value-type="string" calcext:value-type="string">
            <text:p>MS.MIL.XPND.GD.ZS</text:p>
          </table:table-cell>
          <table:table-cell office:value-type="string" calcext:value-type="string">
            <text:p>MS</text:p>
          </table:table-cell>
          <table:table-cell table:number-columns-repeated="29"/>
          <table:table-cell office:value-type="float" office:value="2.4801866410957" calcext:value-type="float">
            <text:p>2.4801866410957</text:p>
          </table:table-cell>
          <table:table-cell office:value-type="float" office:value="2.49325830326962" calcext:value-type="float">
            <text:p>2.49325830326962</text:p>
          </table:table-cell>
          <table:table-cell office:value-type="float" office:value="2.34690960872377" calcext:value-type="float">
            <text:p>2.34690960872377</text:p>
          </table:table-cell>
          <table:table-cell office:value-type="float" office:value="2.48475857240288" calcext:value-type="float">
            <text:p>2.48475857240288</text:p>
          </table:table-cell>
          <table:table-cell office:value-type="float" office:value="1.96190727189541" calcext:value-type="float">
            <text:p>1.96190727189541</text:p>
          </table:table-cell>
          <table:table-cell office:value-type="float" office:value="1.72496768849044" calcext:value-type="float">
            <text:p>1.72496768849044</text:p>
          </table:table-cell>
          <table:table-cell office:value-type="float" office:value="1.7163366422182" calcext:value-type="float">
            <text:p>1.7163366422182</text:p>
          </table:table-cell>
          <table:table-cell office:value-type="float" office:value="1.68605113779847" calcext:value-type="float">
            <text:p>1.68605113779847</text:p>
          </table:table-cell>
          <table:table-cell office:value-type="float" office:value="1.67480208725926" calcext:value-type="float">
            <text:p>1.67480208725926</text:p>
          </table:table-cell>
          <table:table-cell office:value-type="float" office:value="1.70330037386999" calcext:value-type="float">
            <text:p>1.70330037386999</text:p>
          </table:table-cell>
          <table:table-cell office:value-type="float" office:value="1.92205312057776" calcext:value-type="float">
            <text:p>1.92205312057776</text:p>
          </table:table-cell>
          <table:table-cell office:value-type="float" office:value="1.89293844238346" calcext:value-type="float">
            <text:p>1.89293844238346</text:p>
          </table:table-cell>
          <table:table-cell office:value-type="float" office:value="2.08118419765944" calcext:value-type="float">
            <text:p>2.08118419765944</text:p>
          </table:table-cell>
          <table:table-cell office:value-type="float" office:value="2.18541270564642" calcext:value-type="float">
            <text:p>2.18541270564642</text:p>
          </table:table-cell>
          <table:table-cell office:value-type="float" office:value="2.11568631548953" calcext:value-type="float">
            <text:p>2.11568631548953</text:p>
          </table:table-cell>
          <table:table-cell office:value-type="float" office:value="2.06371059900499" calcext:value-type="float">
            <text:p>2.06371059900499</text:p>
          </table:table-cell>
          <table:table-cell office:value-type="float" office:value="2.00873488997414" calcext:value-type="float">
            <text:p>2.00873488997414</text:p>
          </table:table-cell>
          <table:table-cell office:value-type="float" office:value="2.01072344953433" calcext:value-type="float">
            <text:p>2.01072344953433</text:p>
          </table:table-cell>
          <table:table-cell office:value-type="float" office:value="1.91464898903647" calcext:value-type="float">
            <text:p>1.91464898903647</text:p>
          </table:table-cell>
          <table:table-cell office:value-type="float" office:value="1.87815614578948" calcext:value-type="float">
            <text:p>1.87815614578948</text:p>
          </table:table-cell>
          <table:table-cell office:value-type="float" office:value="2.06742610749241" calcext:value-type="float">
            <text:p>2.06742610749241</text:p>
          </table:table-cell>
          <table:table-cell office:value-type="float" office:value="1.89671314671103" calcext:value-type="float">
            <text:p>1.89671314671103</text:p>
          </table:table-cell>
          <table:table-cell office:value-type="float" office:value="1.82192749816085" calcext:value-type="float">
            <text:p>1.82192749816085</text:p>
          </table:table-cell>
          <table:table-cell office:value-type="float" office:value="1.83856391040614" calcext:value-type="float">
            <text:p>1.83856391040614</text:p>
          </table:table-cell>
          <table:table-cell office:value-type="float" office:value="1.87233362515339" calcext:value-type="float">
            <text:p>1.87233362515339</text:p>
          </table:table-cell>
          <table:table-cell office:value-type="float" office:value="1.91534127190954" calcext:value-type="float">
            <text:p>1.91534127190954</text:p>
          </table:table-cell>
          <table:table-cell office:value-type="float" office:value="1.93492242683391" calcext:value-type="float">
            <text:p>1.93492242683391</text:p>
          </table:table-cell>
          <table:table-cell office:value-type="float" office:value="1.93060638113578" calcext:value-type="float">
            <text:p>1.93060638113578</text:p>
          </table:table-cell>
          <table:table-cell office:value-type="float" office:value="1.90884497782157" calcext:value-type="float">
            <text:p>1.90884497782157</text:p>
          </table:table-cell>
          <table:table-cell/>
        </table:table-row>
        <table:table-row table:style-name="ro1">
          <table:table-cell office:value-type="string" calcext:value-type="string">
            <text:p>Military expenditure (current USD)</text:p>
          </table:table-cell>
          <table:table-cell office:value-type="string" calcext:value-type="string">
            <text:p>MS.MIL.XPND.CD</text:p>
          </table:table-cell>
          <table:table-cell office:value-type="string" calcext:value-type="string">
            <text:p>MS</text:p>
          </table:table-cell>
          <table:table-cell table:number-columns-repeated="29"/>
          <table:table-cell office:value-type="float" office:value="11403453019.9649" calcext:value-type="float">
            <text:p>11403453019.9649</text:p>
          </table:table-cell>
          <table:table-cell office:value-type="float" office:value="10085081566.563" calcext:value-type="float">
            <text:p>10085081566.563</text:p>
          </table:table-cell>
          <table:table-cell office:value-type="float" office:value="9953641758.35323" calcext:value-type="float">
            <text:p>9953641758.35323</text:p>
          </table:table-cell>
          <table:table-cell office:value-type="float" office:value="12420300874.589" calcext:value-type="float">
            <text:p>12420300874.589</text:p>
          </table:table-cell>
          <table:table-cell office:value-type="float" office:value="12577165929.6489" calcext:value-type="float">
            <text:p>12577165929.6489</text:p>
          </table:table-cell>
          <table:table-cell office:value-type="float" office:value="10050586559.0562" calcext:value-type="float">
            <text:p>10050586559.0562</text:p>
          </table:table-cell>
          <table:table-cell office:value-type="float" office:value="12606229599.2777" calcext:value-type="float">
            <text:p>12606229599.2777</text:p>
          </table:table-cell>
          <table:table-cell office:value-type="float" office:value="14563240390.4419" calcext:value-type="float">
            <text:p>14563240390.4419</text:p>
          </table:table-cell>
          <table:table-cell office:value-type="float" office:value="16104915231.6784" calcext:value-type="float">
            <text:p>16104915231.6784</text:p>
          </table:table-cell>
          <table:table-cell office:value-type="float" office:value="17527989868.5391" calcext:value-type="float">
            <text:p>17527989868.5391</text:p>
          </table:table-cell>
          <table:table-cell office:value-type="float" office:value="21027341241.5972" calcext:value-type="float">
            <text:p>21027341241.5972</text:p>
          </table:table-cell>
          <table:table-cell office:value-type="float" office:value="22929764606.6386" calcext:value-type="float">
            <text:p>22929764606.6386</text:p>
          </table:table-cell>
          <table:table-cell office:value-type="float" office:value="27875387283.6086" calcext:value-type="float">
            <text:p>27875387283.6086</text:p>
          </table:table-cell>
          <table:table-cell office:value-type="float" office:value="32137735649.1087" calcext:value-type="float">
            <text:p>32137735649.1087</text:p>
          </table:table-cell>
          <table:table-cell office:value-type="float" office:value="35126306608.063" calcext:value-type="float">
            <text:p>35126306608.063</text:p>
          </table:table-cell>
          <table:table-cell office:value-type="float" office:value="40352713136.126" calcext:value-type="float">
            <text:p>40352713136.126</text:p>
          </table:table-cell>
          <table:table-cell office:value-type="float" office:value="45918881613.3098" calcext:value-type="float">
            <text:p>45918881613.3098</text:p>
          </table:table-cell>
          <table:table-cell office:value-type="float" office:value="55337487669.1415" calcext:value-type="float">
            <text:p>55337487669.1415</text:p>
          </table:table-cell>
          <table:table-cell office:value-type="float" office:value="68011562228.4763" calcext:value-type="float">
            <text:p>68011562228.4763</text:p>
          </table:table-cell>
          <table:table-cell office:value-type="float" office:value="86362099112.7773" calcext:value-type="float">
            <text:p>86362099112.7773</text:p>
          </table:table-cell>
          <table:table-cell office:value-type="float" office:value="105644214526.409" calcext:value-type="float">
            <text:p>105644214526.409</text:p>
          </table:table-cell>
          <table:table-cell office:value-type="float" office:value="115711781066.339" calcext:value-type="float">
            <text:p>115711781066.339</text:p>
          </table:table-cell>
          <table:table-cell office:value-type="float" office:value="137967304294.479" calcext:value-type="float">
            <text:p>137967304294.479</text:p>
          </table:table-cell>
          <table:table-cell office:value-type="float" office:value="157390377245.803" calcext:value-type="float">
            <text:p>157390377245.803</text:p>
          </table:table-cell>
          <table:table-cell office:value-type="float" office:value="179880451357.744" calcext:value-type="float">
            <text:p>179880451357.744</text:p>
          </table:table-cell>
          <table:table-cell office:value-type="float" office:value="200772203839.984" calcext:value-type="float">
            <text:p>200772203839.984</text:p>
          </table:table-cell>
          <table:table-cell office:value-type="float" office:value="214093069946.25" calcext:value-type="float">
            <text:p>214093069946.25</text:p>
          </table:table-cell>
          <table:table-cell office:value-type="float" office:value="216031280078.816" calcext:value-type="float">
            <text:p>216031280078.816</text:p>
          </table:table-cell>
          <table:table-cell office:value-type="float" office:value="228230672394.564" calcext:value-type="float">
            <text:p>228230672394.564</text:p>
          </table:table-cell>
          <table:table-cell/>
        </table:table-row>
        <table:table-row table:style-name="ro1">
          <table:table-cell office:value-type="string" calcext:value-type="string">
            <text:p>Imports of goods, services and primary income (BoP, current US$)</text:p>
          </table:table-cell>
          <table:table-cell office:value-type="string" calcext:value-type="string">
            <text:p>BM.GSR.TOTL.CD</text:p>
          </table:table-cell>
          <table:table-cell office:value-type="string" calcext:value-type="string">
            <text:p>BM</text:p>
          </table:table-cell>
          <table:table-cell table:number-columns-repeated="22"/>
          <table:table-cell office:value-type="float" office:value="19541000000" calcext:value-type="float">
            <text:p>19541000000</text:p>
          </table:table-cell>
          <table:table-cell office:value-type="float" office:value="21006000000" calcext:value-type="float">
            <text:p>21006000000</text:p>
          </table:table-cell>
          <table:table-cell office:value-type="float" office:value="27136000000" calcext:value-type="float">
            <text:p>27136000000</text:p>
          </table:table-cell>
          <table:table-cell office:value-type="float" office:value="41301000000" calcext:value-type="float">
            <text:p>41301000000</text:p>
          </table:table-cell>
          <table:table-cell office:value-type="float" office:value="38096000000" calcext:value-type="float">
            <text:p>38096000000</text:p>
          </table:table-cell>
          <table:table-cell office:value-type="float" office:value="40071000000" calcext:value-type="float">
            <text:p>40071000000</text:p>
          </table:table-cell>
          <table:table-cell office:value-type="float" office:value="51602000000" calcext:value-type="float">
            <text:p>51602000000</text:p>
          </table:table-cell>
          <table:table-cell office:value-type="float" office:value="54415000000" calcext:value-type="float">
            <text:p>54415000000</text:p>
          </table:table-cell>
          <table:table-cell office:value-type="float" office:value="48668000000" calcext:value-type="float">
            <text:p>48668000000</text:p>
          </table:table-cell>
          <table:table-cell office:value-type="float" office:value="57176000000" calcext:value-type="float">
            <text:p>57176000000</text:p>
          </table:table-cell>
          <table:table-cell office:value-type="float" office:value="79166000000" calcext:value-type="float">
            <text:p>79166000000</text:p>
          </table:table-cell>
          <table:table-cell office:value-type="float" office:value="104023000000" calcext:value-type="float">
            <text:p>104023000000</text:p>
          </table:table-cell>
          <table:table-cell office:value-type="float" office:value="118345000000" calcext:value-type="float">
            <text:p>118345000000</text:p>
          </table:table-cell>
          <table:table-cell office:value-type="float" office:value="152247500000" calcext:value-type="float">
            <text:p>152247500000</text:p>
          </table:table-cell>
          <table:table-cell office:value-type="float" office:value="173882000000" calcext:value-type="float">
            <text:p>173882000000</text:p>
          </table:table-cell>
          <table:table-cell office:value-type="float" office:value="114424000000" calcext:value-type="float">
            <text:p>114424000000</text:p>
          </table:table-cell>
          <table:table-cell office:value-type="float" office:value="119755000000" calcext:value-type="float">
            <text:p>119755000000</text:p>
          </table:table-cell>
          <table:table-cell office:value-type="float" office:value="142043000000" calcext:value-type="float">
            <text:p>142043000000</text:p>
          </table:table-cell>
          <table:table-cell office:value-type="float" office:value="188382197000" calcext:value-type="float">
            <text:p>188382197000</text:p>
          </table:table-cell>
          <table:table-cell office:value-type="float" office:value="209051000000" calcext:value-type="float">
            <text:p>209051000000</text:p>
          </table:table-cell>
          <table:table-cell office:value-type="float" office:value="233532863434.72" calcext:value-type="float">
            <text:p>233532863434.72</text:p>
          </table:table-cell>
          <table:table-cell office:value-type="float" office:value="436468258441.393" calcext:value-type="float">
            <text:p>436468258441.393</text:p>
          </table:table-cell>
          <table:table-cell office:value-type="float" office:value="579289402965.102" calcext:value-type="float">
            <text:p>579289402965.102</text:p>
          </table:table-cell>
          <table:table-cell office:value-type="float" office:value="704098844539.505" calcext:value-type="float">
            <text:p>704098844539.505</text:p>
          </table:table-cell>
          <table:table-cell office:value-type="float" office:value="842519033924.869" calcext:value-type="float">
            <text:p>842519033924.869</text:p>
          </table:table-cell>
          <table:table-cell office:value-type="float" office:value="1024448405992.31" calcext:value-type="float">
            <text:p>1024448405992.31</text:p>
          </table:table-cell>
          <table:table-cell office:value-type="float" office:value="1229691683987.9" calcext:value-type="float">
            <text:p>1229691683987.9</text:p>
          </table:table-cell>
          <table:table-cell office:value-type="float" office:value="1146376587166.33" calcext:value-type="float">
            <text:p>1146376587166.33</text:p>
          </table:table-cell>
          <table:table-cell office:value-type="float" office:value="1549244113375.84" calcext:value-type="float">
            <text:p>1549244113375.84</text:p>
          </table:table-cell>
          <table:table-cell office:value-type="float" office:value="2041533864905.06" calcext:value-type="float">
            <text:p>2041533864905.06</text:p>
          </table:table-cell>
          <table:table-cell office:value-type="float" office:value="2130171010354.22" calcext:value-type="float">
            <text:p>2130171010354.22</text:p>
          </table:table-cell>
          <table:table-cell office:value-type="float" office:value="2382630464834.76" calcext:value-type="float">
            <text:p>2382630464834.76</text:p>
          </table:table-cell>
          <table:table-cell office:value-type="float" office:value="2467673859884.86" calcext:value-type="float">
            <text:p>2467673859884.86</text:p>
          </table:table-cell>
          <table:table-cell office:value-type="float" office:value="2266538241615.95" calcext:value-type="float">
            <text:p>2266538241615.95</text:p>
          </table:table-cell>
          <table:table-cell office:value-type="float" office:value="2212016746218.64" calcext:value-type="float">
            <text:p>2212016746218.64</text:p>
          </table:table-cell>
          <table:table-cell office:value-type="float" office:value="2503962386243.92" calcext:value-type="float">
            <text:p>2503962386243.92</text:p>
          </table:table-cell>
          <table:table-cell/>
        </table:table-row>
        <table:table-row table:style-name="ro1">
          <table:table-cell office:value-type="string" calcext:value-type="string">
            <text:p>Imports of goods and services (BoP, current US$)</text:p>
          </table:table-cell>
          <table:table-cell office:value-type="string" calcext:value-type="string">
            <text:p>BM.GSR.GNFS.CD</text:p>
          </table:table-cell>
          <table:table-cell office:value-type="string" calcext:value-type="string">
            <text:p>BM</text:p>
          </table:table-cell>
          <table:table-cell table:number-columns-repeated="22"/>
          <table:table-cell office:value-type="float" office:value="18900000000" calcext:value-type="float">
            <text:p>18900000000</text:p>
          </table:table-cell>
          <table:table-cell office:value-type="float" office:value="20711000000" calcext:value-type="float">
            <text:p>20711000000</text:p>
          </table:table-cell>
          <table:table-cell office:value-type="float" office:value="26748000000" calcext:value-type="float">
            <text:p>26748000000</text:p>
          </table:table-cell>
          <table:table-cell office:value-type="float" office:value="40755000000" calcext:value-type="float">
            <text:p>40755000000</text:p>
          </table:table-cell>
          <table:table-cell office:value-type="float" office:value="37172000000" calcext:value-type="float">
            <text:p>37172000000</text:p>
          </table:table-cell>
          <table:table-cell office:value-type="float" office:value="38880000000" calcext:value-type="float">
            <text:p>38880000000</text:p>
          </table:table-cell>
          <table:table-cell office:value-type="float" office:value="49972000000" calcext:value-type="float">
            <text:p>49972000000</text:p>
          </table:table-cell>
          <table:table-cell office:value-type="float" office:value="52750000000" calcext:value-type="float">
            <text:p>52750000000</text:p>
          </table:table-cell>
          <table:table-cell office:value-type="float" office:value="46706000000" calcext:value-type="float">
            <text:p>46706000000</text:p>
          </table:table-cell>
          <table:table-cell office:value-type="float" office:value="54297000000" calcext:value-type="float">
            <text:p>54297000000</text:p>
          </table:table-cell>
          <table:table-cell office:value-type="float" office:value="73819000000" calcext:value-type="float">
            <text:p>73819000000</text:p>
          </table:table-cell>
          <table:table-cell office:value-type="float" office:value="98349000000" calcext:value-type="float">
            <text:p>98349000000</text:p>
          </table:table-cell>
          <table:table-cell office:value-type="float" office:value="111570000000" calcext:value-type="float">
            <text:p>111570000000</text:p>
          </table:table-cell>
          <table:table-cell office:value-type="float" office:value="135282400000" calcext:value-type="float">
            <text:p>135282400000</text:p>
          </table:table-cell>
          <table:table-cell office:value-type="float" office:value="154127000000" calcext:value-type="float">
            <text:p>154127000000</text:p>
          </table:table-cell>
          <table:table-cell office:value-type="float" office:value="97709000000" calcext:value-type="float">
            <text:p>97709000000</text:p>
          </table:table-cell>
          <table:table-cell office:value-type="float" office:value="97527000000" calcext:value-type="float">
            <text:p>97527000000</text:p>
          </table:table-cell>
          <table:table-cell office:value-type="float" office:value="119243000000" calcext:value-type="float">
            <text:p>119243000000</text:p>
          </table:table-cell>
          <table:table-cell office:value-type="float" office:value="161165850000" calcext:value-type="float">
            <text:p>161165850000</text:p>
          </table:table-cell>
          <table:table-cell office:value-type="float" office:value="180488000000" calcext:value-type="float">
            <text:p>180488000000</text:p>
          </table:table-cell>
          <table:table-cell office:value-type="float" office:value="210243368881.429" calcext:value-type="float">
            <text:p>210243368881.429</text:p>
          </table:table-cell>
          <table:table-cell office:value-type="float" office:value="410155077194.32" calcext:value-type="float">
            <text:p>410155077194.32</text:p>
          </table:table-cell>
          <table:table-cell office:value-type="float" office:value="553600330539.767" calcext:value-type="float">
            <text:p>553600330539.767</text:p>
          </table:table-cell>
          <table:table-cell office:value-type="float" office:value="648712207879.776" calcext:value-type="float">
            <text:p>648712207879.776</text:p>
          </table:table-cell>
          <table:table-cell office:value-type="float" office:value="782812463259.899" calcext:value-type="float">
            <text:p>782812463259.899</text:p>
          </table:table-cell>
          <table:table-cell office:value-type="float" office:value="949016596646.332" calcext:value-type="float">
            <text:p>949016596646.332</text:p>
          </table:table-cell>
          <table:table-cell office:value-type="float" office:value="1146484468067.72" calcext:value-type="float">
            <text:p>1146484468067.72</text:p>
          </table:table-cell>
          <table:table-cell office:value-type="float" office:value="1029593130340" calcext:value-type="float">
            <text:p>1029593130340</text:p>
          </table:table-cell>
          <table:table-cell office:value-type="float" office:value="1380920299730.48" calcext:value-type="float">
            <text:p>1380920299730.48</text:p>
          </table:table-cell>
          <table:table-cell office:value-type="float" office:value="1826948709574.79" calcext:value-type="float">
            <text:p>1826948709574.79</text:p>
          </table:table-cell>
          <table:table-cell office:value-type="float" office:value="1943247135628.37" calcext:value-type="float">
            <text:p>1943247135628.37</text:p>
          </table:table-cell>
          <table:table-cell office:value-type="float" office:value="2120215176193.99" calcext:value-type="float">
            <text:p>2120215176193.99</text:p>
          </table:table-cell>
          <table:table-cell office:value-type="float" office:value="2241602783713.84" calcext:value-type="float">
            <text:p>2241602783713.84</text:p>
          </table:table-cell>
          <table:table-cell office:value-type="float" office:value="2002281688027.83" calcext:value-type="float">
            <text:p>2002281688027.83</text:p>
          </table:table-cell>
          <table:table-cell office:value-type="float" office:value="1942185380887.41" calcext:value-type="float">
            <text:p>1942185380887.41</text:p>
          </table:table-cell>
          <table:table-cell office:value-type="float" office:value="2212182564781.26" calcext:value-type="float">
            <text:p>2212182564781.26</text:p>
          </table:table-cell>
          <table:table-cell/>
        </table:table-row>
        <table:table-row table:style-name="ro1">
          <table:table-cell office:value-type="string" calcext:value-type="string">
            <text:p>Trade in services (% of GDP)</text:p>
          </table:table-cell>
          <table:table-cell office:value-type="string" calcext:value-type="string">
            <text:p>BG.GSR.NFSV.GD.ZS</text:p>
          </table:table-cell>
          <table:table-cell office:value-type="string" calcext:value-type="string">
            <text:p>BG</text:p>
          </table:table-cell>
          <table:table-cell table:number-columns-repeated="22"/>
          <table:table-cell office:value-type="float" office:value="2.21171516810616" calcext:value-type="float">
            <text:p>2.21171516810616</text:p>
          </table:table-cell>
          <table:table-cell office:value-type="float" office:value="1.93899305235266" calcext:value-type="float">
            <text:p>1.93899305235266</text:p>
          </table:table-cell>
          <table:table-cell office:value-type="float" office:value="2.18044857733616" calcext:value-type="float">
            <text:p>2.18044857733616</text:p>
          </table:table-cell>
          <table:table-cell office:value-type="float" office:value="1.80265454326677" calcext:value-type="float">
            <text:p>1.80265454326677</text:p>
          </table:table-cell>
          <table:table-cell office:value-type="float" office:value="2.02920553023302" calcext:value-type="float">
            <text:p>2.02920553023302</text:p>
          </table:table-cell>
          <table:table-cell office:value-type="float" office:value="2.53578216157475" calcext:value-type="float">
            <text:p>2.53578216157475</text:p>
          </table:table-cell>
          <table:table-cell office:value-type="float" office:value="2.708788742837" calcext:value-type="float">
            <text:p>2.708788742837</text:p>
          </table:table-cell>
          <table:table-cell office:value-type="float" office:value="2.44789593750488" calcext:value-type="float">
            <text:p>2.44789593750488</text:p>
          </table:table-cell>
          <table:table-cell office:value-type="float" office:value="2.82853711795335" calcext:value-type="float">
            <text:p>2.82853711795335</text:p>
          </table:table-cell>
          <table:table-cell office:value-type="float" office:value="2.89535016559989" calcext:value-type="float">
            <text:p>2.89535016559989</text:p>
          </table:table-cell>
          <table:table-cell office:value-type="float" office:value="4.37627368675489" calcext:value-type="float">
            <text:p>4.37627368675489</text:p>
          </table:table-cell>
          <table:table-cell office:value-type="float" office:value="5.22315405220073" calcext:value-type="float">
            <text:p>5.22315405220073</text:p>
          </table:table-cell>
          <table:table-cell office:value-type="float" office:value="5.83334412788561" calcext:value-type="float">
            <text:p>5.83334412788561</text:p>
          </table:table-cell>
          <table:table-cell office:value-type="float" office:value="6.0381521895915" calcext:value-type="float">
            <text:p>6.0381521895915</text:p>
          </table:table-cell>
          <table:table-cell office:value-type="float" office:value="4.99984533947714" calcext:value-type="float">
            <text:p>4.99984533947714</text:p>
          </table:table-cell>
          <table:table-cell office:value-type="float" office:value="8.92550407436816" calcext:value-type="float">
            <text:p>8.92550407436816</text:p>
          </table:table-cell>
          <table:table-cell office:value-type="float" office:value="8.70546629319302" calcext:value-type="float">
            <text:p>8.70546629319302</text:p>
          </table:table-cell>
          <table:table-cell office:value-type="float" office:value="8.97598220194364" calcext:value-type="float">
            <text:p>8.97598220194364</text:p>
          </table:table-cell>
          <table:table-cell office:value-type="float" office:value="9.49161127047526" calcext:value-type="float">
            <text:p>9.49161127047526</text:p>
          </table:table-cell>
          <table:table-cell office:value-type="float" office:value="9.67346678618359" calcext:value-type="float">
            <text:p>9.67346678618359</text:p>
          </table:table-cell>
          <table:table-cell office:value-type="float" office:value="10.1274348885854" calcext:value-type="float">
            <text:p>10.1274348885854</text:p>
          </table:table-cell>
          <table:table-cell office:value-type="float" office:value="6.81961052712518" calcext:value-type="float">
            <text:p>6.81961052712518</text:p>
          </table:table-cell>
          <table:table-cell office:value-type="float" office:value="7.77560500847322" calcext:value-type="float">
            <text:p>7.77560500847322</text:p>
          </table:table-cell>
          <table:table-cell office:value-type="float" office:value="7.10594215242376" calcext:value-type="float">
            <text:p>7.10594215242376</text:p>
          </table:table-cell>
          <table:table-cell office:value-type="float" office:value="7.08211587485799" calcext:value-type="float">
            <text:p>7.08211587485799</text:p>
          </table:table-cell>
          <table:table-cell office:value-type="float" office:value="7.16664613036165" calcext:value-type="float">
            <text:p>7.16664613036165</text:p>
          </table:table-cell>
          <table:table-cell office:value-type="float" office:value="6.56212867467798" calcext:value-type="float">
            <text:p>6.56212867467798</text:p>
          </table:table-cell>
          <table:table-cell office:value-type="float" office:value="5.25528563124939" calcext:value-type="float">
            <text:p>5.25528563124939</text:p>
          </table:table-cell>
          <table:table-cell office:value-type="float" office:value="4.23671907655853" calcext:value-type="float">
            <text:p>4.23671907655853</text:p>
          </table:table-cell>
          <table:table-cell office:value-type="float" office:value="5.92786837028441" calcext:value-type="float">
            <text:p>5.92786837028441</text:p>
          </table:table-cell>
          <table:table-cell office:value-type="float" office:value="5.64071498889933" calcext:value-type="float">
            <text:p>5.64071498889933</text:p>
          </table:table-cell>
          <table:table-cell office:value-type="float" office:value="5.59592775776736" calcext:value-type="float">
            <text:p>5.59592775776736</text:p>
          </table:table-cell>
          <table:table-cell office:value-type="float" office:value="6.22019397272691" calcext:value-type="float">
            <text:p>6.22019397272691</text:p>
          </table:table-cell>
          <table:table-cell office:value-type="float" office:value="5.90273907152187" calcext:value-type="float">
            <text:p>5.90273907152187</text:p>
          </table:table-cell>
          <table:table-cell office:value-type="float" office:value="5.80782775625" calcext:value-type="float">
            <text:p>5.80782775625</text:p>
          </table:table-cell>
          <table:table-cell office:value-type="float" office:value="5.54290037966293" calcext:value-type="float">
            <text:p>5.54290037966293</text:p>
          </table:table-cell>
          <table:table-cell/>
        </table:table-row>
        <table:table-row table:style-name="ro1">
          <table:table-cell office:value-type="string" calcext:value-type="string">
            <text:p>Trademark applications, total</text:p>
          </table:table-cell>
          <table:table-cell office:value-type="string" calcext:value-type="string">
            <text:p>IP.TMK.TOTL</text:p>
          </table:table-cell>
          <table:table-cell office:value-type="string" calcext:value-type="string">
            <text:p>IP</text:p>
          </table:table-cell>
          <table:table-cell table:number-columns-repeated="20"/>
          <table:table-cell office:value-type="float" office:value="26177" calcext:value-type="float">
            <text:p>26177</text:p>
          </table:table-cell>
          <table:table-cell office:value-type="float" office:value="23004" calcext:value-type="float">
            <text:p>23004</text:p>
          </table:table-cell>
          <table:table-cell office:value-type="float" office:value="18565" calcext:value-type="float">
            <text:p>18565</text:p>
          </table:table-cell>
          <table:table-cell office:value-type="float" office:value="20807" calcext:value-type="float">
            <text:p>20807</text:p>
          </table:table-cell>
          <table:table-cell office:value-type="float" office:value="29564" calcext:value-type="float">
            <text:p>29564</text:p>
          </table:table-cell>
          <table:table-cell office:value-type="float" office:value="49243" calcext:value-type="float">
            <text:p>49243</text:p>
          </table:table-cell>
          <table:table-cell office:value-type="float" office:value="50970" calcext:value-type="float">
            <text:p>50970</text:p>
          </table:table-cell>
          <table:table-cell office:value-type="float" office:value="44069" calcext:value-type="float">
            <text:p>44069</text:p>
          </table:table-cell>
          <table:table-cell office:value-type="float" office:value="47549" calcext:value-type="float">
            <text:p>47549</text:p>
          </table:table-cell>
          <table:table-cell office:value-type="float" office:value="48737" calcext:value-type="float">
            <text:p>48737</text:p>
          </table:table-cell>
          <table:table-cell office:value-type="float" office:value="57464" calcext:value-type="float">
            <text:p>57464</text:p>
          </table:table-cell>
          <table:table-cell office:value-type="float" office:value="67606" calcext:value-type="float">
            <text:p>67606</text:p>
          </table:table-cell>
          <table:table-cell office:value-type="float" office:value="90818" calcext:value-type="float">
            <text:p>90818</text:p>
          </table:table-cell>
          <table:table-cell office:value-type="float" office:value="132222" calcext:value-type="float">
            <text:p>132222</text:p>
          </table:table-cell>
          <table:table-cell office:value-type="float" office:value="141688" calcext:value-type="float">
            <text:p>141688</text:p>
          </table:table-cell>
          <table:table-cell office:value-type="float" office:value="171030" calcext:value-type="float">
            <text:p>171030</text:p>
          </table:table-cell>
          <table:table-cell office:value-type="float" office:value="149410" calcext:value-type="float">
            <text:p>149410</text:p>
          </table:table-cell>
          <table:table-cell office:value-type="float" office:value="145478" calcext:value-type="float">
            <text:p>145478</text:p>
          </table:table-cell>
          <table:table-cell office:value-type="float" office:value="153250" calcext:value-type="float">
            <text:p>153250</text:p>
          </table:table-cell>
          <table:table-cell office:value-type="float" office:value="164697" calcext:value-type="float">
            <text:p>164697</text:p>
          </table:table-cell>
          <table:table-cell office:value-type="float" office:value="212771" calcext:value-type="float">
            <text:p>212771</text:p>
          </table:table-cell>
          <table:table-cell office:value-type="float" office:value="259417" calcext:value-type="float">
            <text:p>259417</text:p>
          </table:table-cell>
          <table:table-cell office:value-type="float" office:value="364336" calcext:value-type="float">
            <text:p>364336</text:p>
          </table:table-cell>
          <table:table-cell office:value-type="float" office:value="446641" calcext:value-type="float">
            <text:p>446641</text:p>
          </table:table-cell>
          <table:table-cell office:value-type="float" office:value="582748" calcext:value-type="float">
            <text:p>582748</text:p>
          </table:table-cell>
          <table:table-cell office:value-type="float" office:value="657603" calcext:value-type="float">
            <text:p>657603</text:p>
          </table:table-cell>
          <table:table-cell office:value-type="float" office:value="739340" calcext:value-type="float">
            <text:p>739340</text:p>
          </table:table-cell>
          <table:table-cell office:value-type="float" office:value="679935" calcext:value-type="float">
            <text:p>679935</text:p>
          </table:table-cell>
          <table:table-cell office:value-type="float" office:value="667025" calcext:value-type="float">
            <text:p>667025</text:p>
          </table:table-cell>
          <table:table-cell office:value-type="float" office:value="806906" calcext:value-type="float">
            <text:p>806906</text:p>
          </table:table-cell>
          <table:table-cell office:value-type="float" office:value="1056563" calcext:value-type="float">
            <text:p>1056563</text:p>
          </table:table-cell>
          <table:table-cell office:value-type="float" office:value="1386776" calcext:value-type="float">
            <text:p>1386776</text:p>
          </table:table-cell>
          <table:table-cell office:value-type="float" office:value="1618431" calcext:value-type="float">
            <text:p>1618431</text:p>
          </table:table-cell>
          <table:table-cell office:value-type="float" office:value="1847936" calcext:value-type="float">
            <text:p>1847936</text:p>
          </table:table-cell>
          <table:table-cell office:value-type="float" office:value="2104409" calcext:value-type="float">
            <text:p>2104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ent applications, residents</text:p>
          </table:table-cell>
          <table:table-cell office:value-type="string" calcext:value-type="string">
            <text:p>IP.PAT.RESD</text:p>
          </table:table-cell>
          <table:table-cell office:value-type="string" calcext:value-type="string">
            <text:p>IP</text:p>
          </table:table-cell>
          <table:table-cell table:number-columns-repeated="25"/>
          <table:table-cell office:value-type="float" office:value="4065" calcext:value-type="float">
            <text:p>4065</text:p>
          </table:table-cell>
          <table:table-cell office:value-type="float" office:value="3494" calcext:value-type="float">
            <text:p>3494</text:p>
          </table:table-cell>
          <table:table-cell office:value-type="float" office:value="3975" calcext:value-type="float">
            <text:p>3975</text:p>
          </table:table-cell>
          <table:table-cell office:value-type="float" office:value="4780" calcext:value-type="float">
            <text:p>4780</text:p>
          </table:table-cell>
          <table:table-cell office:value-type="float" office:value="4749" calcext:value-type="float">
            <text:p>4749</text:p>
          </table:table-cell>
          <table:table-cell office:value-type="float" office:value="5832" calcext:value-type="float">
            <text:p>5832</text:p>
          </table:table-cell>
          <table:table-cell office:value-type="float" office:value="7372" calcext:value-type="float">
            <text:p>7372</text:p>
          </table:table-cell>
          <table:table-cell office:value-type="float" office:value="10022" calcext:value-type="float">
            <text:p>10022</text:p>
          </table:table-cell>
          <table:table-cell office:value-type="float" office:value="12084" calcext:value-type="float">
            <text:p>12084</text:p>
          </table:table-cell>
          <table:table-cell office:value-type="float" office:value="11191" calcext:value-type="float">
            <text:p>11191</text:p>
          </table:table-cell>
          <table:table-cell office:value-type="float" office:value="10011" calcext:value-type="float">
            <text:p>10011</text:p>
          </table:table-cell>
          <table:table-cell office:value-type="float" office:value="11628" calcext:value-type="float">
            <text:p>11628</text:p>
          </table:table-cell>
          <table:table-cell office:value-type="float" office:value="12672" calcext:value-type="float">
            <text:p>12672</text:p>
          </table:table-cell>
          <table:table-cell office:value-type="float" office:value="13751" calcext:value-type="float">
            <text:p>13751</text:p>
          </table:table-cell>
          <table:table-cell office:value-type="float" office:value="15626" calcext:value-type="float">
            <text:p>15626</text:p>
          </table:table-cell>
          <table:table-cell office:value-type="float" office:value="25346" calcext:value-type="float">
            <text:p>25346</text:p>
          </table:table-cell>
          <table:table-cell office:value-type="float" office:value="30038" calcext:value-type="float">
            <text:p>30038</text:p>
          </table:table-cell>
          <table:table-cell office:value-type="float" office:value="39806" calcext:value-type="float">
            <text:p>39806</text:p>
          </table:table-cell>
          <table:table-cell office:value-type="float" office:value="56769" calcext:value-type="float">
            <text:p>56769</text:p>
          </table:table-cell>
          <table:table-cell office:value-type="float" office:value="65786" calcext:value-type="float">
            <text:p>65786</text:p>
          </table:table-cell>
          <table:table-cell office:value-type="float" office:value="93485" calcext:value-type="float">
            <text:p>93485</text:p>
          </table:table-cell>
          <table:table-cell office:value-type="float" office:value="122318" calcext:value-type="float">
            <text:p>122318</text:p>
          </table:table-cell>
          <table:table-cell office:value-type="float" office:value="153060" calcext:value-type="float">
            <text:p>153060</text:p>
          </table:table-cell>
          <table:table-cell office:value-type="float" office:value="194579" calcext:value-type="float">
            <text:p>194579</text:p>
          </table:table-cell>
          <table:table-cell office:value-type="float" office:value="229096" calcext:value-type="float">
            <text:p>229096</text:p>
          </table:table-cell>
          <table:table-cell office:value-type="float" office:value="293066" calcext:value-type="float">
            <text:p>293066</text:p>
          </table:table-cell>
          <table:table-cell office:value-type="float" office:value="415829" calcext:value-type="float">
            <text:p>415829</text:p>
          </table:table-cell>
          <table:table-cell office:value-type="float" office:value="535313" calcext:value-type="float">
            <text:p>535313</text:p>
          </table:table-cell>
          <table:table-cell office:value-type="float" office:value="704936" calcext:value-type="float">
            <text:p>704936</text:p>
          </table:table-cell>
          <table:table-cell office:value-type="float" office:value="801135" calcext:value-type="float">
            <text:p>801135</text:p>
          </table:table-cell>
          <table:table-cell office:value-type="float" office:value="968252" calcext:value-type="float">
            <text:p>968252</text:p>
          </table:table-cell>
          <table:table-cell office:value-type="float" office:value="1204981" calcext:value-type="float">
            <text:p>1204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nt applications, nonresidents</text:p>
          </table:table-cell>
          <table:table-cell office:value-type="string" calcext:value-type="string">
            <text:p>IP.PAT.NRES</text:p>
          </table:table-cell>
          <table:table-cell office:value-type="string" calcext:value-type="string">
            <text:p>IP</text:p>
          </table:table-cell>
          <table:table-cell table:number-columns-repeated="25"/>
          <table:table-cell office:value-type="float" office:value="4493" calcext:value-type="float">
            <text:p>4493</text:p>
          </table:table-cell>
          <table:table-cell office:value-type="float" office:value="4515" calcext:value-type="float">
            <text:p>4515</text:p>
          </table:table-cell>
          <table:table-cell office:value-type="float" office:value="4084" calcext:value-type="float">
            <text:p>4084</text:p>
          </table:table-cell>
          <table:table-cell office:value-type="float" office:value="4872" calcext:value-type="float">
            <text:p>4872</text:p>
          </table:table-cell>
          <table:table-cell office:value-type="float" office:value="4910" calcext:value-type="float">
            <text:p>4910</text:p>
          </table:table-cell>
          <table:table-cell office:value-type="float" office:value="4305" calcext:value-type="float">
            <text:p>4305</text:p>
          </table:table-cell>
          <table:table-cell office:value-type="float" office:value="4051" calcext:value-type="float">
            <text:p>4051</text:p>
          </table:table-cell>
          <table:table-cell office:value-type="float" office:value="4387" calcext:value-type="float">
            <text:p>4387</text:p>
          </table:table-cell>
          <table:table-cell office:value-type="float" office:value="7534" calcext:value-type="float">
            <text:p>7534</text:p>
          </table:table-cell>
          <table:table-cell office:value-type="float" office:value="7876" calcext:value-type="float">
            <text:p>7876</text:p>
          </table:table-cell>
          <table:table-cell office:value-type="float" office:value="8688" calcext:value-type="float">
            <text:p>8688</text:p>
          </table:table-cell>
          <table:table-cell office:value-type="float" office:value="11114" calcext:value-type="float">
            <text:p>11114</text:p>
          </table:table-cell>
          <table:table-cell office:value-type="float" office:value="12102" calcext:value-type="float">
            <text:p>12102</text:p>
          </table:table-cell>
          <table:table-cell office:value-type="float" office:value="33645" calcext:value-type="float">
            <text:p>33645</text:p>
          </table:table-cell>
          <table:table-cell office:value-type="float" office:value="34418" calcext:value-type="float">
            <text:p>34418</text:p>
          </table:table-cell>
          <table:table-cell office:value-type="float" office:value="26560" calcext:value-type="float">
            <text:p>26560</text:p>
          </table:table-cell>
          <table:table-cell office:value-type="float" office:value="33412" calcext:value-type="float">
            <text:p>33412</text:p>
          </table:table-cell>
          <table:table-cell office:value-type="float" office:value="40426" calcext:value-type="float">
            <text:p>40426</text:p>
          </table:table-cell>
          <table:table-cell office:value-type="float" office:value="48548" calcext:value-type="float">
            <text:p>48548</text:p>
          </table:table-cell>
          <table:table-cell office:value-type="float" office:value="64598" calcext:value-type="float">
            <text:p>64598</text:p>
          </table:table-cell>
          <table:table-cell office:value-type="float" office:value="79842" calcext:value-type="float">
            <text:p>79842</text:p>
          </table:table-cell>
          <table:table-cell office:value-type="float" office:value="88183" calcext:value-type="float">
            <text:p>88183</text:p>
          </table:table-cell>
          <table:table-cell office:value-type="float" office:value="92101" calcext:value-type="float">
            <text:p>92101</text:p>
          </table:table-cell>
          <table:table-cell office:value-type="float" office:value="95259" calcext:value-type="float">
            <text:p>95259</text:p>
          </table:table-cell>
          <table:table-cell office:value-type="float" office:value="85508" calcext:value-type="float">
            <text:p>85508</text:p>
          </table:table-cell>
          <table:table-cell office:value-type="float" office:value="98111" calcext:value-type="float">
            <text:p>98111</text:p>
          </table:table-cell>
          <table:table-cell office:value-type="float" office:value="110583" calcext:value-type="float">
            <text:p>110583</text:p>
          </table:table-cell>
          <table:table-cell office:value-type="float" office:value="117464" calcext:value-type="float">
            <text:p>117464</text:p>
          </table:table-cell>
          <table:table-cell office:value-type="float" office:value="120200" calcext:value-type="float">
            <text:p>120200</text:p>
          </table:table-cell>
          <table:table-cell office:value-type="float" office:value="127042" calcext:value-type="float">
            <text:p>127042</text:p>
          </table:table-cell>
          <table:table-cell office:value-type="float" office:value="133612" calcext:value-type="float">
            <text:p>133612</text:p>
          </table:table-cell>
          <table:table-cell office:value-type="float" office:value="133522" calcext:value-type="float">
            <text:p>133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string" calcext:value-type="string">
            <text:p>SP.POP.TOTL</text:p>
          </table:table-cell>
          <table:table-cell office:value-type="string" calcext:value-type="string">
            <text:p>SP</text:p>
          </table:table-cell>
          <table:table-cell office:value-type="float" office:value="667070000" calcext:value-type="float">
            <text:p>667070000</text:p>
          </table:table-cell>
          <table:table-cell office:value-type="float" office:value="660330000" calcext:value-type="float">
            <text:p>660330000</text:p>
          </table:table-cell>
          <table:table-cell office:value-type="float" office:value="665770000" calcext:value-type="float">
            <text:p>665770000</text:p>
          </table:table-cell>
          <table:table-cell office:value-type="float" office:value="682335000" calcext:value-type="float">
            <text:p>682335000</text:p>
          </table:table-cell>
          <table:table-cell office:value-type="float" office:value="698355000" calcext:value-type="float">
            <text:p>698355000</text:p>
          </table:table-cell>
          <table:table-cell office:value-type="float" office:value="715185000" calcext:value-type="float">
            <text:p>715185000</text:p>
          </table:table-cell>
          <table:table-cell office:value-type="float" office:value="735400000" calcext:value-type="float">
            <text:p>735400000</text:p>
          </table:table-cell>
          <table:table-cell office:value-type="float" office:value="754550000" calcext:value-type="float">
            <text:p>754550000</text:p>
          </table:table-cell>
          <table:table-cell office:value-type="float" office:value="774510000" calcext:value-type="float">
            <text:p>774510000</text:p>
          </table:table-cell>
          <table:table-cell office:value-type="float" office:value="796025000" calcext:value-type="float">
            <text:p>796025000</text:p>
          </table:table-cell>
          <table:table-cell office:value-type="float" office:value="818315000" calcext:value-type="float">
            <text:p>818315000</text:p>
          </table:table-cell>
          <table:table-cell office:value-type="float" office:value="841105000" calcext:value-type="float">
            <text:p>841105000</text:p>
          </table:table-cell>
          <table:table-cell office:value-type="float" office:value="862030000" calcext:value-type="float">
            <text:p>862030000</text:p>
          </table:table-cell>
          <table:table-cell office:value-type="float" office:value="881940000" calcext:value-type="float">
            <text:p>881940000</text:p>
          </table:table-cell>
          <table:table-cell office:value-type="float" office:value="900350000" calcext:value-type="float">
            <text:p>900350000</text:p>
          </table:table-cell>
          <table:table-cell office:value-type="float" office:value="916395000" calcext:value-type="float">
            <text:p>916395000</text:p>
          </table:table-cell>
          <table:table-cell office:value-type="float" office:value="930685000" calcext:value-type="float">
            <text:p>930685000</text:p>
          </table:table-cell>
          <table:table-cell office:value-type="float" office:value="943455000" calcext:value-type="float">
            <text:p>943455000</text:p>
          </table:table-cell>
          <table:table-cell office:value-type="float" office:value="956165000" calcext:value-type="float">
            <text:p>956165000</text:p>
          </table:table-cell>
          <table:table-cell office:value-type="float" office:value="969005000" calcext:value-type="float">
            <text:p>969005000</text:p>
          </table:table-cell>
          <table:table-cell office:value-type="float" office:value="981235000" calcext:value-type="float">
            <text:p>981235000</text:p>
          </table:table-cell>
          <table:table-cell office:value-type="float" office:value="993885000" calcext:value-type="float">
            <text:p>993885000</text:p>
          </table:table-cell>
          <table:table-cell office:value-type="float" office:value="1008630000" calcext:value-type="float">
            <text:p>1008630000</text:p>
          </table:table-cell>
          <table:table-cell office:value-type="float" office:value="1023310000" calcext:value-type="float">
            <text:p>1023310000</text:p>
          </table:table-cell>
          <table:table-cell office:value-type="float" office:value="1036825000" calcext:value-type="float">
            <text:p>1036825000</text:p>
          </table:table-cell>
          <table:table-cell office:value-type="float" office:value="1051040000" calcext:value-type="float">
            <text:p>1051040000</text:p>
          </table:table-cell>
          <table:table-cell office:value-type="float" office:value="1066790000" calcext:value-type="float">
            <text:p>1066790000</text:p>
          </table:table-cell>
          <table:table-cell office:value-type="float" office:value="1084035000" calcext:value-type="float">
            <text:p>1084035000</text:p>
          </table:table-cell>
          <table:table-cell office:value-type="float" office:value="1101630000" calcext:value-type="float">
            <text:p>1101630000</text:p>
          </table:table-cell>
          <table:table-cell office:value-type="float" office:value="1118650000" calcext:value-type="float">
            <text:p>1118650000</text:p>
          </table:table-cell>
          <table:table-cell office:value-type="float" office:value="1135185000" calcext:value-type="float">
            <text:p>1135185000</text:p>
          </table:table-cell>
          <table:table-cell office:value-type="float" office:value="1150780000" calcext:value-type="float">
            <text:p>1150780000</text:p>
          </table:table-cell>
          <table:table-cell office:value-type="float" office:value="1164970000" calcext:value-type="float">
            <text:p>1164970000</text:p>
          </table:table-cell>
          <table:table-cell office:value-type="float" office:value="1178440000" calcext:value-type="float">
            <text:p>1178440000</text:p>
          </table:table-cell>
          <table:table-cell office:value-type="float" office:value="1191835000" calcext:value-type="float">
            <text:p>1191835000</text:p>
          </table:table-cell>
          <table:table-cell office:value-type="float" office:value="1204855000" calcext:value-type="float">
            <text:p>1204855000</text:p>
          </table:table-cell>
          <table:table-cell office:value-type="float" office:value="1217550000" calcext:value-type="float">
            <text:p>1217550000</text:p>
          </table:table-cell>
          <table:table-cell office:value-type="float" office:value="1230075000" calcext:value-type="float">
            <text:p>1230075000</text:p>
          </table:table-cell>
          <table:table-cell office:value-type="float" office:value="1241935000" calcext:value-type="float">
            <text:p>1241935000</text:p>
          </table:table-cell>
          <table:table-cell office:value-type="float" office:value="1252735000" calcext:value-type="float">
            <text:p>1252735000</text:p>
          </table:table-cell>
          <table:table-cell office:value-type="float" office:value="1262645000" calcext:value-type="float">
            <text:p>1262645000</text:p>
          </table:table-cell>
          <table:table-cell office:value-type="float" office:value="1271850000" calcext:value-type="float">
            <text:p>1271850000</text:p>
          </table:table-cell>
          <table:table-cell office:value-type="float" office:value="1280400000" calcext:value-type="float">
            <text:p>1280400000</text:p>
          </table:table-cell>
          <table:table-cell office:value-type="float" office:value="1288400000" calcext:value-type="float">
            <text:p>1288400000</text:p>
          </table:table-cell>
          <table:table-cell office:value-type="float" office:value="1296075000" calcext:value-type="float">
            <text:p>1296075000</text:p>
          </table:table-cell>
          <table:table-cell office:value-type="float" office:value="1303720000" calcext:value-type="float">
            <text:p>1303720000</text:p>
          </table:table-cell>
          <table:table-cell office:value-type="float" office:value="1311020000" calcext:value-type="float">
            <text:p>1311020000</text:p>
          </table:table-cell>
          <table:table-cell office:value-type="float" office:value="1317885000" calcext:value-type="float">
            <text:p>1317885000</text:p>
          </table:table-cell>
          <table:table-cell office:value-type="float" office:value="1324655000" calcext:value-type="float">
            <text:p>1324655000</text:p>
          </table:table-cell>
          <table:table-cell office:value-type="float" office:value="1331260000" calcext:value-type="float">
            <text:p>1331260000</text:p>
          </table:table-cell>
          <table:table-cell office:value-type="float" office:value="1337705000" calcext:value-type="float">
            <text:p>1337705000</text:p>
          </table:table-cell>
          <table:table-cell office:value-type="float" office:value="1344130000" calcext:value-type="float">
            <text:p>1344130000</text:p>
          </table:table-cell>
          <table:table-cell office:value-type="float" office:value="1350695000" calcext:value-type="float">
            <text:p>1350695000</text:p>
          </table:table-cell>
          <table:table-cell office:value-type="float" office:value="1357380000" calcext:value-type="float">
            <text:p>1357380000</text:p>
          </table:table-cell>
          <table:table-cell office:value-type="float" office:value="1364270000" calcext:value-type="float">
            <text:p>1364270000</text:p>
          </table:table-cell>
          <table:table-cell office:value-type="float" office:value="1371220000" calcext:value-type="float">
            <text:p>1371220000</text:p>
          </table:table-cell>
          <table:table-cell office:value-type="float" office:value="1378665000" calcext:value-type="float">
            <text:p>1378665000</text:p>
          </table:table-cell>
          <table:table-cell office:value-type="float" office:value="1386395000" calcext:value-type="float">
            <text:p>1386395000</text:p>
          </table:table-cell>
          <table:table-cell/>
        </table:table-row>
        <table:table-row table:style-name="ro1">
          <table:table-cell office:value-type="string" calcext:value-type="string">
            <text:p>Population growth (annual %)</text:p>
          </table:table-cell>
          <table:table-cell office:value-type="string" calcext:value-type="string">
            <text:p>SP.POP.GROW</text:p>
          </table:table-cell>
          <table:table-cell office:value-type="string" calcext:value-type="string">
            <text:p>SP</text:p>
          </table:table-cell>
          <table:table-cell office:value-type="float" office:value="1.83286768126466" calcext:value-type="float">
            <text:p>1.83286768126466</text:p>
          </table:table-cell>
          <table:table-cell office:value-type="float" office:value="-1.01552778731319" calcext:value-type="float">
            <text:p>-1.01552778731319</text:p>
          </table:table-cell>
          <table:table-cell office:value-type="float" office:value="0.820455548748518" calcext:value-type="float">
            <text:p>0.820455548748518</text:p>
          </table:table-cell>
          <table:table-cell office:value-type="float" office:value="2.45764740395145" calcext:value-type="float">
            <text:p>2.45764740395145</text:p>
          </table:table-cell>
          <table:table-cell office:value-type="float" office:value="2.32068298706855" calcext:value-type="float">
            <text:p>2.32068298706855</text:p>
          </table:table-cell>
          <table:table-cell office:value-type="float" office:value="2.38136810251949" calcext:value-type="float">
            <text:p>2.38136810251949</text:p>
          </table:table-cell>
          <table:table-cell office:value-type="float" office:value="2.78733183821693" calcext:value-type="float">
            <text:p>2.78733183821693</text:p>
          </table:table-cell>
          <table:table-cell office:value-type="float" office:value="2.5706976197388" calcext:value-type="float">
            <text:p>2.5706976197388</text:p>
          </table:table-cell>
          <table:table-cell office:value-type="float" office:value="2.61090262648529" calcext:value-type="float">
            <text:p>2.61090262648529</text:p>
          </table:table-cell>
          <table:table-cell office:value-type="float" office:value="2.74000210569558" calcext:value-type="float">
            <text:p>2.74000210569558</text:p>
          </table:table-cell>
          <table:table-cell office:value-type="float" office:value="2.76167556645304" calcext:value-type="float">
            <text:p>2.76167556645304</text:p>
          </table:table-cell>
          <table:table-cell office:value-type="float" office:value="2.74691554961857" calcext:value-type="float">
            <text:p>2.74691554961857</text:p>
          </table:table-cell>
          <table:table-cell office:value-type="float" office:value="2.45735692952286" calcext:value-type="float">
            <text:p>2.45735692952286</text:p>
          </table:table-cell>
          <table:table-cell office:value-type="float" office:value="2.28339536396383" calcext:value-type="float">
            <text:p>2.28339536396383</text:p>
          </table:table-cell>
          <table:table-cell office:value-type="float" office:value="2.06595501335632" calcext:value-type="float">
            <text:p>2.06595501335632</text:p>
          </table:table-cell>
          <table:table-cell office:value-type="float" office:value="1.76639178162482" calcext:value-type="float">
            <text:p>1.76639178162482</text:p>
          </table:table-cell>
          <table:table-cell office:value-type="float" office:value="1.54733797287665" calcext:value-type="float">
            <text:p>1.54733797287665</text:p>
          </table:table-cell>
          <table:table-cell office:value-type="float" office:value="1.36277947570678" calcext:value-type="float">
            <text:p>1.36277947570678</text:p>
          </table:table-cell>
          <table:table-cell office:value-type="float" office:value="1.33818233834084" calcext:value-type="float">
            <text:p>1.33818233834084</text:p>
          </table:table-cell>
          <table:table-cell office:value-type="float" office:value="1.33392795351687" calcext:value-type="float">
            <text:p>1.33392795351687</text:p>
          </table:table-cell>
          <table:table-cell office:value-type="float" office:value="1.25422105193987" calcext:value-type="float">
            <text:p>1.25422105193987</text:p>
          </table:table-cell>
          <table:table-cell office:value-type="float" office:value="1.28095234429252" calcext:value-type="float">
            <text:p>1.28095234429252</text:p>
          </table:table-cell>
          <table:table-cell office:value-type="float" office:value="1.47267476016581" calcext:value-type="float">
            <text:p>1.47267476016581</text:p>
          </table:table-cell>
          <table:table-cell office:value-type="float" office:value="1.4449496950092" calcext:value-type="float">
            <text:p>1.4449496950092</text:p>
          </table:table-cell>
          <table:table-cell office:value-type="float" office:value="1.31206876113779" calcext:value-type="float">
            <text:p>1.31206876113779</text:p>
          </table:table-cell>
          <table:table-cell office:value-type="float" office:value="1.36169911825369" calcext:value-type="float">
            <text:p>1.36169911825369</text:p>
          </table:table-cell>
          <table:table-cell office:value-type="float" office:value="1.48739892914903" calcext:value-type="float">
            <text:p>1.48739892914903</text:p>
          </table:table-cell>
          <table:table-cell office:value-type="float" office:value="1.6036050865576" calcext:value-type="float">
            <text:p>1.6036050865576</text:p>
          </table:table-cell>
          <table:table-cell office:value-type="float" office:value="1.61007108578698" calcext:value-type="float">
            <text:p>1.61007108578698</text:p>
          </table:table-cell>
          <table:table-cell office:value-type="float" office:value="1.53316999599862" calcext:value-type="float">
            <text:p>1.53316999599862</text:p>
          </table:table-cell>
          <table:table-cell office:value-type="float" office:value="1.46730321087928" calcext:value-type="float">
            <text:p>1.46730321087928</text:p>
          </table:table-cell>
          <table:table-cell office:value-type="float" office:value="1.36443400840349" calcext:value-type="float">
            <text:p>1.36443400840349</text:p>
          </table:table-cell>
          <table:table-cell office:value-type="float" office:value="1.2255362283362" calcext:value-type="float">
            <text:p>1.2255362283362</text:p>
          </table:table-cell>
          <table:table-cell office:value-type="float" office:value="1.14961943083465" calcext:value-type="float">
            <text:p>1.14961943083465</text:p>
          </table:table-cell>
          <table:table-cell office:value-type="float" office:value="1.13026063215591" calcext:value-type="float">
            <text:p>1.13026063215591</text:p>
          </table:table-cell>
          <table:table-cell office:value-type="float" office:value="1.08650915088974" calcext:value-type="float">
            <text:p>1.08650915088974</text:p>
          </table:table-cell>
          <table:table-cell office:value-type="float" office:value="1.04814151412165" calcext:value-type="float">
            <text:p>1.04814151412165</text:p>
          </table:table-cell>
          <table:table-cell office:value-type="float" office:value="1.02345002419879" calcext:value-type="float">
            <text:p>1.02345002419879</text:p>
          </table:table-cell>
          <table:table-cell office:value-type="float" office:value="0.959550406298151" calcext:value-type="float">
            <text:p>0.959550406298151</text:p>
          </table:table-cell>
          <table:table-cell office:value-type="float" office:value="0.865851392993279" calcext:value-type="float">
            <text:p>0.865851392993279</text:p>
          </table:table-cell>
          <table:table-cell office:value-type="float" office:value="0.787956592953992" calcext:value-type="float">
            <text:p>0.787956592953992</text:p>
          </table:table-cell>
          <table:table-cell office:value-type="float" office:value="0.726380637838525" calcext:value-type="float">
            <text:p>0.726380637838525</text:p>
          </table:table-cell>
          <table:table-cell office:value-type="float" office:value="0.669999567758626" calcext:value-type="float">
            <text:p>0.669999567758626</text:p>
          </table:table-cell>
          <table:table-cell office:value-type="float" office:value="0.622860936133583" calcext:value-type="float">
            <text:p>0.622860936133583</text:p>
          </table:table-cell>
          <table:table-cell office:value-type="float" office:value="0.593932815112141" calcext:value-type="float">
            <text:p>0.593932815112141</text:p>
          </table:table-cell>
          <table:table-cell office:value-type="float" office:value="0.588124989556992" calcext:value-type="float">
            <text:p>0.588124989556992</text:p>
          </table:table-cell>
          <table:table-cell office:value-type="float" office:value="0.558374367373002" calcext:value-type="float">
            <text:p>0.558374367373002</text:p>
          </table:table-cell>
          <table:table-cell office:value-type="float" office:value="0.522271866392275" calcext:value-type="float">
            <text:p>0.522271866392275</text:p>
          </table:table-cell>
          <table:table-cell office:value-type="float" office:value="0.51238693163744" calcext:value-type="float">
            <text:p>0.51238693163744</text:p>
          </table:table-cell>
          <table:table-cell office:value-type="float" office:value="0.497381400884935" calcext:value-type="float">
            <text:p>0.497381400884935</text:p>
          </table:table-cell>
          <table:table-cell office:value-type="float" office:value="0.482959688678361" calcext:value-type="float">
            <text:p>0.482959688678361</text:p>
          </table:table-cell>
          <table:table-cell office:value-type="float" office:value="0.47915045424996" calcext:value-type="float">
            <text:p>0.47915045424996</text:p>
          </table:table-cell>
          <table:table-cell office:value-type="float" office:value="0.487231117971201" calcext:value-type="float">
            <text:p>0.487231117971201</text:p>
          </table:table-cell>
          <table:table-cell office:value-type="float" office:value="0.49370963351136" calcext:value-type="float">
            <text:p>0.49370963351136</text:p>
          </table:table-cell>
          <table:table-cell office:value-type="float" office:value="0.506311591779847" calcext:value-type="float">
            <text:p>0.506311591779847</text:p>
          </table:table-cell>
          <table:table-cell office:value-type="float" office:value="0.508136747291937" calcext:value-type="float">
            <text:p>0.508136747291937</text:p>
          </table:table-cell>
          <table:table-cell office:value-type="float" office:value="0.541478512050099" calcext:value-type="float">
            <text:p>0.541478512050099</text:p>
          </table:table-cell>
          <table:table-cell office:value-type="float" office:value="0.559121331017265" calcext:value-type="float">
            <text:p>0.559121331017265</text:p>
          </table:table-cell>
          <table:table-cell/>
        </table:table-row>
        <table:table-row table:style-name="ro1">
          <table:table-cell office:value-type="string" calcext:value-type="string">
            <text:p>Population ages 65 and above (% of total)</text:p>
          </table:table-cell>
          <table:table-cell office:value-type="string" calcext:value-type="string">
            <text:p>SP.POP.65UP.TO.ZS</text:p>
          </table:table-cell>
          <table:table-cell office:value-type="string" calcext:value-type="string">
            <text:p>SP</text:p>
          </table:table-cell>
          <table:table-cell office:value-type="float" office:value="3.70386410893258" calcext:value-type="float">
            <text:p>3.70386410893258</text:p>
          </table:table-cell>
          <table:table-cell office:value-type="float" office:value="3.72617322719271" calcext:value-type="float">
            <text:p>3.72617322719271</text:p>
          </table:table-cell>
          <table:table-cell office:value-type="float" office:value="3.68735551435421" calcext:value-type="float">
            <text:p>3.68735551435421</text:p>
          </table:table-cell>
          <table:table-cell office:value-type="float" office:value="3.60975115736686" calcext:value-type="float">
            <text:p>3.60975115736686</text:p>
          </table:table-cell>
          <table:table-cell office:value-type="float" office:value="3.52103989532172" calcext:value-type="float">
            <text:p>3.52103989532172</text:p>
          </table:table-cell>
          <table:table-cell office:value-type="float" office:value="3.43168471633119" calcext:value-type="float">
            <text:p>3.43168471633119</text:p>
          </table:table-cell>
          <table:table-cell office:value-type="float" office:value="3.49753890283434" calcext:value-type="float">
            <text:p>3.49753890283434</text:p>
          </table:table-cell>
          <table:table-cell office:value-type="float" office:value="3.57275195152894" calcext:value-type="float">
            <text:p>3.57275195152894</text:p>
          </table:table-cell>
          <table:table-cell office:value-type="float" office:value="3.64818037728067" calcext:value-type="float">
            <text:p>3.64818037728067</text:p>
          </table:table-cell>
          <table:table-cell office:value-type="float" office:value="3.71171944905093" calcext:value-type="float">
            <text:p>3.71171944905093</text:p>
          </table:table-cell>
          <table:table-cell office:value-type="float" office:value="3.76091478205544" calcext:value-type="float">
            <text:p>3.76091478205544</text:p>
          </table:table-cell>
          <table:table-cell office:value-type="float" office:value="3.83292431712805" calcext:value-type="float">
            <text:p>3.83292431712805</text:p>
          </table:table-cell>
          <table:table-cell office:value-type="float" office:value="3.89977605404118" calcext:value-type="float">
            <text:p>3.89977605404118</text:p>
          </table:table-cell>
          <table:table-cell office:value-type="float" office:value="3.96422450714689" calcext:value-type="float">
            <text:p>3.96422450714689</text:p>
          </table:table-cell>
          <table:table-cell office:value-type="float" office:value="4.03229217665838" calcext:value-type="float">
            <text:p>4.03229217665838</text:p>
          </table:table-cell>
          <table:table-cell office:value-type="float" office:value="4.10814148404547" calcext:value-type="float">
            <text:p>4.10814148404547</text:p>
          </table:table-cell>
          <table:table-cell office:value-type="float" office:value="4.22214667809907" calcext:value-type="float">
            <text:p>4.22214667809907</text:p>
          </table:table-cell>
          <table:table-cell office:value-type="float" office:value="4.33848706225556" calcext:value-type="float">
            <text:p>4.33848706225556</text:p>
          </table:table-cell>
          <table:table-cell office:value-type="float" office:value="4.45826994076027" calcext:value-type="float">
            <text:p>4.45826994076027</text:p>
          </table:table-cell>
          <table:table-cell office:value-type="float" office:value="4.5805895258757" calcext:value-type="float">
            <text:p>4.5805895258757</text:p>
          </table:table-cell>
          <table:table-cell office:value-type="float" office:value="4.70382606883339" calcext:value-type="float">
            <text:p>4.70382606883339</text:p>
          </table:table-cell>
          <table:table-cell office:value-type="float" office:value="4.85408647041553" calcext:value-type="float">
            <text:p>4.85408647041553</text:p>
          </table:table-cell>
          <table:table-cell office:value-type="float" office:value="4.99379519791784" calcext:value-type="float">
            <text:p>4.99379519791784</text:p>
          </table:table-cell>
          <table:table-cell office:value-type="float" office:value="5.12246505753333" calcext:value-type="float">
            <text:p>5.12246505753333</text:p>
          </table:table-cell>
          <table:table-cell office:value-type="float" office:value="5.23666662018974" calcext:value-type="float">
            <text:p>5.23666662018974</text:p>
          </table:table-cell>
          <table:table-cell office:value-type="float" office:value="5.33376802183308" calcext:value-type="float">
            <text:p>5.33376802183308</text:p>
          </table:table-cell>
          <table:table-cell office:value-type="float" office:value="5.41358199110688" calcext:value-type="float">
            <text:p>5.41358199110688</text:p>
          </table:table-cell>
          <table:table-cell office:value-type="float" office:value="5.47428910760999" calcext:value-type="float">
            <text:p>5.47428910760999</text:p>
          </table:table-cell>
          <table:table-cell office:value-type="float" office:value="5.52519115176397" calcext:value-type="float">
            <text:p>5.52519115176397</text:p>
          </table:table-cell>
          <table:table-cell office:value-type="float" office:value="5.5808717416883" calcext:value-type="float">
            <text:p>5.5808717416883</text:p>
          </table:table-cell>
          <table:table-cell office:value-type="float" office:value="5.65204923863392" calcext:value-type="float">
            <text:p>5.65204923863392</text:p>
          </table:table-cell>
          <table:table-cell office:value-type="float" office:value="5.72044404765979" calcext:value-type="float">
            <text:p>5.72044404765979</text:p>
          </table:table-cell>
          <table:table-cell office:value-type="float" office:value="5.81514370026946" calcext:value-type="float">
            <text:p>5.81514370026946</text:p>
          </table:table-cell>
          <table:table-cell office:value-type="float" office:value="5.92761893901688" calcext:value-type="float">
            <text:p>5.92761893901688</text:p>
          </table:table-cell>
          <table:table-cell office:value-type="float" office:value="6.04471388832518" calcext:value-type="float">
            <text:p>6.04471388832518</text:p>
          </table:table-cell>
          <table:table-cell office:value-type="float" office:value="6.16109366207689" calcext:value-type="float">
            <text:p>6.16109366207689</text:p>
          </table:table-cell>
          <table:table-cell office:value-type="float" office:value="6.33147368465609" calcext:value-type="float">
            <text:p>6.33147368465609</text:p>
          </table:table-cell>
          <table:table-cell office:value-type="float" office:value="6.48080814484139" calcext:value-type="float">
            <text:p>6.48080814484139</text:p>
          </table:table-cell>
          <table:table-cell office:value-type="float" office:value="6.61913001913115" calcext:value-type="float">
            <text:p>6.61913001913115</text:p>
          </table:table-cell>
          <table:table-cell office:value-type="float" office:value="6.76015008135064" calcext:value-type="float">
            <text:p>6.76015008135064</text:p>
          </table:table-cell>
          <table:table-cell office:value-type="float" office:value="6.90838740308527" calcext:value-type="float">
            <text:p>6.90838740308527</text:p>
          </table:table-cell>
          <table:table-cell office:value-type="float" office:value="7.06880220517916" calcext:value-type="float">
            <text:p>7.06880220517916</text:p>
          </table:table-cell>
          <table:table-cell office:value-type="float" office:value="7.23355273588035" calcext:value-type="float">
            <text:p>7.23355273588035</text:p>
          </table:table-cell>
          <table:table-cell office:value-type="float" office:value="7.39907142262479" calcext:value-type="float">
            <text:p>7.39907142262479</text:p>
          </table:table-cell>
          <table:table-cell office:value-type="float" office:value="7.55407542665446" calcext:value-type="float">
            <text:p>7.55407542665446</text:p>
          </table:table-cell>
          <table:table-cell office:value-type="float" office:value="7.69477818527575" calcext:value-type="float">
            <text:p>7.69477818527575</text:p>
          </table:table-cell>
          <table:table-cell office:value-type="float" office:value="7.83004114776241" calcext:value-type="float">
            <text:p>7.83004114776241</text:p>
          </table:table-cell>
          <table:table-cell office:value-type="float" office:value="7.95858563207336" calcext:value-type="float">
            <text:p>7.95858563207336</text:p>
          </table:table-cell>
          <table:table-cell office:value-type="float" office:value="8.08861360806352" calcext:value-type="float">
            <text:p>8.08861360806352</text:p>
          </table:table-cell>
          <table:table-cell office:value-type="float" office:value="8.23253893357358" calcext:value-type="float">
            <text:p>8.23253893357358</text:p>
          </table:table-cell>
          <table:table-cell office:value-type="float" office:value="8.4002532391307" calcext:value-type="float">
            <text:p>8.4002532391307</text:p>
          </table:table-cell>
          <table:table-cell office:value-type="float" office:value="8.59206316121283" calcext:value-type="float">
            <text:p>8.59206316121283</text:p>
          </table:table-cell>
          <table:table-cell office:value-type="float" office:value="8.79140717054487" calcext:value-type="float">
            <text:p>8.79140717054487</text:p>
          </table:table-cell>
          <table:table-cell office:value-type="float" office:value="9.02000139410578" calcext:value-type="float">
            <text:p>9.02000139410578</text:p>
          </table:table-cell>
          <table:table-cell office:value-type="float" office:value="9.30929170209179" calcext:value-type="float">
            <text:p>9.30929170209179</text:p>
          </table:table-cell>
          <table:table-cell office:value-type="float" office:value="9.67614467934214" calcext:value-type="float">
            <text:p>9.67614467934214</text:p>
          </table:table-cell>
          <table:table-cell office:value-type="float" office:value="10.1229007517928" calcext:value-type="float">
            <text:p>10.1229007517928</text:p>
          </table:table-cell>
          <table:table-cell office:value-type="float" office:value="10.6414245981811" calcext:value-type="float">
            <text:p>10.6414245981811</text:p>
          </table:table-cell>
          <table:table-cell/>
        </table:table-row>
        <table:table-row table:style-name="ro1">
          <table:table-cell office:value-type="string" calcext:value-type="string">
            <text:p>Population ages 65 and above, total</text:p>
          </table:table-cell>
          <table:table-cell office:value-type="string" calcext:value-type="string">
            <text:p>SP.POP.65UP.TO</text:p>
          </table:table-cell>
          <table:table-cell office:value-type="string" calcext:value-type="string">
            <text:p>SP</text:p>
          </table:table-cell>
          <table:table-cell office:value-type="float" office:value="24707366" calcext:value-type="float">
            <text:p>24707366</text:p>
          </table:table-cell>
          <table:table-cell office:value-type="float" office:value="24605040" calcext:value-type="float">
            <text:p>24605040</text:p>
          </table:table-cell>
          <table:table-cell office:value-type="float" office:value="24549307" calcext:value-type="float">
            <text:p>24549307</text:p>
          </table:table-cell>
          <table:table-cell office:value-type="float" office:value="24630596" calcext:value-type="float">
            <text:p>24630596</text:p>
          </table:table-cell>
          <table:table-cell office:value-type="float" office:value="24589358" calcext:value-type="float">
            <text:p>24589358</text:p>
          </table:table-cell>
          <table:table-cell office:value-type="float" office:value="24542894" calcext:value-type="float">
            <text:p>24542894</text:p>
          </table:table-cell>
          <table:table-cell office:value-type="float" office:value="25720901" calcext:value-type="float">
            <text:p>25720901</text:p>
          </table:table-cell>
          <table:table-cell office:value-type="float" office:value="26958200" calcext:value-type="float">
            <text:p>26958200</text:p>
          </table:table-cell>
          <table:table-cell office:value-type="float" office:value="28255522" calcext:value-type="float">
            <text:p>28255522</text:p>
          </table:table-cell>
          <table:table-cell office:value-type="float" office:value="29546215" calcext:value-type="float">
            <text:p>29546215</text:p>
          </table:table-cell>
          <table:table-cell office:value-type="float" office:value="30776130" calcext:value-type="float">
            <text:p>30776130</text:p>
          </table:table-cell>
          <table:table-cell office:value-type="float" office:value="32238918" calcext:value-type="float">
            <text:p>32238918</text:p>
          </table:table-cell>
          <table:table-cell office:value-type="float" office:value="33617240" calcext:value-type="float">
            <text:p>33617240</text:p>
          </table:table-cell>
          <table:table-cell office:value-type="float" office:value="34962082" calcext:value-type="float">
            <text:p>34962082</text:p>
          </table:table-cell>
          <table:table-cell office:value-type="float" office:value="36304743" calcext:value-type="float">
            <text:p>36304743</text:p>
          </table:table-cell>
          <table:table-cell office:value-type="float" office:value="37646803" calcext:value-type="float">
            <text:p>37646803</text:p>
          </table:table-cell>
          <table:table-cell office:value-type="float" office:value="39294886" calcext:value-type="float">
            <text:p>39294886</text:p>
          </table:table-cell>
          <table:table-cell office:value-type="float" office:value="40931673" calcext:value-type="float">
            <text:p>40931673</text:p>
          </table:table-cell>
          <table:table-cell office:value-type="float" office:value="42628417" calcext:value-type="float">
            <text:p>42628417</text:p>
          </table:table-cell>
          <table:table-cell office:value-type="float" office:value="44386142" calcext:value-type="float">
            <text:p>44386142</text:p>
          </table:table-cell>
          <table:table-cell office:value-type="float" office:value="46155588" calcext:value-type="float">
            <text:p>46155588</text:p>
          </table:table-cell>
          <table:table-cell office:value-type="float" office:value="48244037" calcext:value-type="float">
            <text:p>48244037</text:p>
          </table:table-cell>
          <table:table-cell office:value-type="float" office:value="50368917" calcext:value-type="float">
            <text:p>50368917</text:p>
          </table:table-cell>
          <table:table-cell office:value-type="float" office:value="52418697" calcext:value-type="float">
            <text:p>52418697</text:p>
          </table:table-cell>
          <table:table-cell office:value-type="float" office:value="54295069" calcext:value-type="float">
            <text:p>54295069</text:p>
          </table:table-cell>
          <table:table-cell office:value-type="float" office:value="56060035" calcext:value-type="float">
            <text:p>56060035</text:p>
          </table:table-cell>
          <table:table-cell office:value-type="float" office:value="57751551" calcext:value-type="float">
            <text:p>57751551</text:p>
          </table:table-cell>
          <table:table-cell office:value-type="float" office:value="59343210" calcext:value-type="float">
            <text:p>59343210</text:p>
          </table:table-cell>
          <table:table-cell office:value-type="float" office:value="60867163" calcext:value-type="float">
            <text:p>60867163</text:p>
          </table:table-cell>
          <table:table-cell office:value-type="float" office:value="62430422" calcext:value-type="float">
            <text:p>62430422</text:p>
          </table:table-cell>
          <table:table-cell office:value-type="float" office:value="64161215" calcext:value-type="float">
            <text:p>64161215</text:p>
          </table:table-cell>
          <table:table-cell office:value-type="float" office:value="65829726" calcext:value-type="float">
            <text:p>65829726</text:p>
          </table:table-cell>
          <table:table-cell office:value-type="float" office:value="67744680" calcext:value-type="float">
            <text:p>67744680</text:p>
          </table:table-cell>
          <table:table-cell office:value-type="float" office:value="69853433" calcext:value-type="float">
            <text:p>69853433</text:p>
          </table:table-cell>
          <table:table-cell office:value-type="float" office:value="72043016" calcext:value-type="float">
            <text:p>72043016</text:p>
          </table:table-cell>
          <table:table-cell office:value-type="float" office:value="74232245" calcext:value-type="float">
            <text:p>74232245</text:p>
          </table:table-cell>
          <table:table-cell office:value-type="float" office:value="77088858" calcext:value-type="float">
            <text:p>77088858</text:p>
          </table:table-cell>
          <table:table-cell office:value-type="float" office:value="79718801" calcext:value-type="float">
            <text:p>79718801</text:p>
          </table:table-cell>
          <table:table-cell office:value-type="float" office:value="82205292" calcext:value-type="float">
            <text:p>82205292</text:p>
          </table:table-cell>
          <table:table-cell office:value-type="float" office:value="84686766" calcext:value-type="float">
            <text:p>84686766</text:p>
          </table:table-cell>
          <table:table-cell office:value-type="float" office:value="87228408" calcext:value-type="float">
            <text:p>87228408</text:p>
          </table:table-cell>
          <table:table-cell office:value-type="float" office:value="89904561" calcext:value-type="float">
            <text:p>89904561</text:p>
          </table:table-cell>
          <table:table-cell office:value-type="float" office:value="92618409" calcext:value-type="float">
            <text:p>92618409</text:p>
          </table:table-cell>
          <table:table-cell office:value-type="float" office:value="95329636" calcext:value-type="float">
            <text:p>95329636</text:p>
          </table:table-cell>
          <table:table-cell office:value-type="float" office:value="97906483" calcext:value-type="float">
            <text:p>97906483</text:p>
          </table:table-cell>
          <table:table-cell office:value-type="float" office:value="100318362" calcext:value-type="float">
            <text:p>100318362</text:p>
          </table:table-cell>
          <table:table-cell office:value-type="float" office:value="102653405" calcext:value-type="float">
            <text:p>102653405</text:p>
          </table:table-cell>
          <table:table-cell office:value-type="float" office:value="104885006" calcext:value-type="float">
            <text:p>104885006</text:p>
          </table:table-cell>
          <table:table-cell office:value-type="float" office:value="107146225" calcext:value-type="float">
            <text:p>107146225</text:p>
          </table:table-cell>
          <table:table-cell office:value-type="float" office:value="109596498" calcext:value-type="float">
            <text:p>109596498</text:p>
          </table:table-cell>
          <table:table-cell office:value-type="float" office:value="112370608" calcext:value-type="float">
            <text:p>112370608</text:p>
          </table:table-cell>
          <table:table-cell office:value-type="float" office:value="115488499" calcext:value-type="float">
            <text:p>115488499</text:p>
          </table:table-cell>
          <table:table-cell office:value-type="float" office:value="118745097" calcext:value-type="float">
            <text:p>118745097</text:p>
          </table:table-cell>
          <table:table-cell office:value-type="float" office:value="122435695" calcext:value-type="float">
            <text:p>122435695</text:p>
          </table:table-cell>
          <table:table-cell office:value-type="float" office:value="127003874" calcext:value-type="float">
            <text:p>127003874</text:p>
          </table:table-cell>
          <table:table-cell office:value-type="float" office:value="132681231" calcext:value-type="float">
            <text:p>132681231</text:p>
          </table:table-cell>
          <table:table-cell office:value-type="float" office:value="139560890" calcext:value-type="float">
            <text:p>139560890</text:p>
          </table:table-cell>
          <table:table-cell office:value-type="float" office:value="147532179" calcext:value-type="float">
            <text:p>147532179</text:p>
          </table:table-cell>
          <table:table-cell/>
        </table:table-row>
        <table:table-row table:style-name="ro1">
          <table:table-cell office:value-type="string" calcext:value-type="string">
            <text:p>Interest payments on external debt (% of GNI)</text:p>
          </table:table-cell>
          <table:table-cell office:value-type="string" calcext:value-type="string">
            <text:p>DT.INT.DECT.GN.ZS</text:p>
          </table:table-cell>
          <table:table-cell office:value-type="string" calcext:value-type="string">
            <text:p>DT</text:p>
          </table:table-cell>
          <table:table-cell table:number-columns-repeated="21"/>
          <table:table-cell office:value-type="float" office:value="0.275395372418983" calcext:value-type="float">
            <text:p>0.275395372418983</text:p>
          </table:table-cell>
          <table:table-cell office:value-type="float" office:value="0.400589607590785" calcext:value-type="float">
            <text:p>0.400589607590785</text:p>
          </table:table-cell>
          <table:table-cell office:value-type="float" office:value="0.354535399721207" calcext:value-type="float">
            <text:p>0.354535399721207</text:p>
          </table:table-cell>
          <table:table-cell office:value-type="float" office:value="0.382050622504033" calcext:value-type="float">
            <text:p>0.382050622504033</text:p>
          </table:table-cell>
          <table:table-cell office:value-type="float" office:value="0.380850406151789" calcext:value-type="float">
            <text:p>0.380850406151789</text:p>
          </table:table-cell>
          <table:table-cell office:value-type="float" office:value="0.353752672752348" calcext:value-type="float">
            <text:p>0.353752672752348</text:p>
          </table:table-cell>
          <table:table-cell office:value-type="float" office:value="0.665222567626908" calcext:value-type="float">
            <text:p>0.665222567626908</text:p>
          </table:table-cell>
          <table:table-cell office:value-type="float" office:value="0.703488216182592" calcext:value-type="float">
            <text:p>0.703488216182592</text:p>
          </table:table-cell>
          <table:table-cell office:value-type="float" office:value="0.921506412612655" calcext:value-type="float">
            <text:p>0.921506412612655</text:p>
          </table:table-cell>
          <table:table-cell office:value-type="float" office:value="0.897744387055085" calcext:value-type="float">
            <text:p>0.897744387055085</text:p>
          </table:table-cell>
          <table:table-cell office:value-type="float" office:value="0.971221216418965" calcext:value-type="float">
            <text:p>0.971221216418965</text:p>
          </table:table-cell>
          <table:table-cell office:value-type="float" office:value="0.797157368978674" calcext:value-type="float">
            <text:p>0.797157368978674</text:p>
          </table:table-cell>
          <table:table-cell office:value-type="float" office:value="0.774911234695882" calcext:value-type="float">
            <text:p>0.774911234695882</text:p>
          </table:table-cell>
          <table:table-cell office:value-type="float" office:value="0.850706152628573" calcext:value-type="float">
            <text:p>0.850706152628573</text:p>
          </table:table-cell>
          <table:table-cell office:value-type="float" office:value="0.829614566821989" calcext:value-type="float">
            <text:p>0.829614566821989</text:p>
          </table:table-cell>
          <table:table-cell office:value-type="float" office:value="0.645589401118934" calcext:value-type="float">
            <text:p>0.645589401118934</text:p>
          </table:table-cell>
          <table:table-cell office:value-type="float" office:value="0.727774519088182" calcext:value-type="float">
            <text:p>0.727774519088182</text:p>
          </table:table-cell>
          <table:table-cell office:value-type="float" office:value="0.713730406732473" calcext:value-type="float">
            <text:p>0.713730406732473</text:p>
          </table:table-cell>
          <table:table-cell office:value-type="float" office:value="0.656968629053655" calcext:value-type="float">
            <text:p>0.656968629053655</text:p>
          </table:table-cell>
          <table:table-cell office:value-type="float" office:value="0.605540476848162" calcext:value-type="float">
            <text:p>0.605540476848162</text:p>
          </table:table-cell>
          <table:table-cell office:value-type="float" office:value="0.605219600908787" calcext:value-type="float">
            <text:p>0.605219600908787</text:p>
          </table:table-cell>
          <table:table-cell office:value-type="float" office:value="0.438086758504143" calcext:value-type="float">
            <text:p>0.438086758504143</text:p>
          </table:table-cell>
          <table:table-cell office:value-type="float" office:value="0.439163304423567" calcext:value-type="float">
            <text:p>0.439163304423567</text:p>
          </table:table-cell>
          <table:table-cell office:value-type="float" office:value="0.357634559714439" calcext:value-type="float">
            <text:p>0.357634559714439</text:p>
          </table:table-cell>
          <table:table-cell office:value-type="float" office:value="0.287733646568393" calcext:value-type="float">
            <text:p>0.287733646568393</text:p>
          </table:table-cell>
          <table:table-cell office:value-type="float" office:value="0.341343616893029" calcext:value-type="float">
            <text:p>0.341343616893029</text:p>
          </table:table-cell>
          <table:table-cell office:value-type="float" office:value="0.32072215204686" calcext:value-type="float">
            <text:p>0.32072215204686</text:p>
          </table:table-cell>
          <table:table-cell office:value-type="float" office:value="0.201020625502213" calcext:value-type="float">
            <text:p>0.201020625502213</text:p>
          </table:table-cell>
          <table:table-cell office:value-type="float" office:value="0.124581277353798" calcext:value-type="float">
            <text:p>0.124581277353798</text:p>
          </table:table-cell>
          <table:table-cell office:value-type="float" office:value="0.54699712758112" calcext:value-type="float">
            <text:p>0.54699712758112</text:p>
          </table:table-cell>
          <table:table-cell office:value-type="float" office:value="0.502566124952065" calcext:value-type="float">
            <text:p>0.502566124952065</text:p>
          </table:table-cell>
          <table:table-cell office:value-type="float" office:value="0.494601668171394" calcext:value-type="float">
            <text:p>0.494601668171394</text:p>
          </table:table-cell>
          <table:table-cell office:value-type="float" office:value="0.422660384609928" calcext:value-type="float">
            <text:p>0.422660384609928</text:p>
          </table:table-cell>
          <table:table-cell office:value-type="float" office:value="0.410276777974217" calcext:value-type="float">
            <text:p>0.410276777974217</text:p>
          </table:table-cell>
          <table:table-cell office:value-type="float" office:value="0.385305825791728" calcext:value-type="float">
            <text:p>0.385305825791728</text:p>
          </table:table-cell>
          <table:table-cell office:value-type="float" office:value="0.325651451336485" calcext:value-type="float">
            <text:p>0.325651451336485</text:p>
          </table:table-cell>
          <table:table-cell office:value-type="float" office:value="0.503070322534824" calcext:value-type="float">
            <text:p>0.503070322534824</text:p>
          </table:table-cell>
          <table:table-cell/>
        </table:table-row>
        <table:table-row table:style-name="ro1">
          <table:table-cell office:value-type="string" calcext:value-type="string">
            <text:p>Interest payments on external debt, total (INT, current US$)</text:p>
          </table:table-cell>
          <table:table-cell office:value-type="string" calcext:value-type="string">
            <text:p>DT.INT.DECT.CD</text:p>
          </table:table-cell>
          <table:table-cell office:value-type="string" calcext:value-type="string">
            <text:p>DT</text:p>
          </table:table-cell>
          <table:table-cell table:number-columns-repeated="10"/>
          <table:table-cell table:number-columns-repeated="11" office:value-type="float" office:value="0" calcext:value-type="float">
            <text:p>0</text:p>
          </table:table-cell>
          <table:table-cell office:value-type="float" office:value="539177457.2" calcext:value-type="float">
            <text:p>539177457.2</text:p>
          </table:table-cell>
          <table:table-cell office:value-type="float" office:value="822656006.9" calcext:value-type="float">
            <text:p>822656006.9</text:p>
          </table:table-cell>
          <table:table-cell office:value-type="float" office:value="820973949.6" calcext:value-type="float">
            <text:p>820973949.6</text:p>
          </table:table-cell>
          <table:table-cell office:value-type="float" office:value="997997887.5" calcext:value-type="float">
            <text:p>997997887.5</text:p>
          </table:table-cell>
          <table:table-cell office:value-type="float" office:value="1181885768.9" calcext:value-type="float">
            <text:p>1181885768.9</text:p>
          </table:table-cell>
          <table:table-cell office:value-type="float" office:value="1063858388.5" calcext:value-type="float">
            <text:p>1063858388.5</text:p>
          </table:table-cell>
          <table:table-cell office:value-type="float" office:value="1814684232.2" calcext:value-type="float">
            <text:p>1814684232.2</text:p>
          </table:table-cell>
          <table:table-cell office:value-type="float" office:value="2196503558.3" calcext:value-type="float">
            <text:p>2196503558.3</text:p>
          </table:table-cell>
          <table:table-cell office:value-type="float" office:value="3206313254.4" calcext:value-type="float">
            <text:p>3206313254.4</text:p>
          </table:table-cell>
          <table:table-cell office:value-type="float" office:value="3248243731.7" calcext:value-type="float">
            <text:p>3248243731.7</text:p>
          </table:table-cell>
          <table:table-cell office:value-type="float" office:value="3730969006.1" calcext:value-type="float">
            <text:p>3730969006.1</text:p>
          </table:table-cell>
          <table:table-cell office:value-type="float" office:value="3404901537.3" calcext:value-type="float">
            <text:p>3404901537.3</text:p>
          </table:table-cell>
          <table:table-cell office:value-type="float" office:value="3439125314.8" calcext:value-type="float">
            <text:p>3439125314.8</text:p>
          </table:table-cell>
          <table:table-cell office:value-type="float" office:value="4791931372.8" calcext:value-type="float">
            <text:p>4791931372.8</text:p>
          </table:table-cell>
          <table:table-cell office:value-type="float" office:value="5996234035.7" calcext:value-type="float">
            <text:p>5996234035.7</text:p>
          </table:table-cell>
          <table:table-cell office:value-type="float" office:value="5495965306.9" calcext:value-type="float">
            <text:p>5495965306.9</text:p>
          </table:table-cell>
          <table:table-cell office:value-type="float" office:value="6918226637.7" calcext:value-type="float">
            <text:p>6918226637.7</text:p>
          </table:table-cell>
          <table:table-cell office:value-type="float" office:value="7225802295.1" calcext:value-type="float">
            <text:p>7225802295.1</text:p>
          </table:table-cell>
          <table:table-cell office:value-type="float" office:value="7092153635.4" calcext:value-type="float">
            <text:p>7092153635.4</text:p>
          </table:table-cell>
          <table:table-cell office:value-type="float" office:value="7246389822.4" calcext:value-type="float">
            <text:p>7246389822.4</text:p>
          </table:table-cell>
          <table:table-cell office:value-type="float" office:value="7990246508.3" calcext:value-type="float">
            <text:p>7990246508.3</text:p>
          </table:table-cell>
          <table:table-cell office:value-type="float" office:value="6376812178.3" calcext:value-type="float">
            <text:p>6376812178.3</text:p>
          </table:table-cell>
          <table:table-cell office:value-type="float" office:value="7246499641.2" calcext:value-type="float">
            <text:p>7246499641.2</text:p>
          </table:table-cell>
          <table:table-cell office:value-type="float" office:value="6974644239.6" calcext:value-type="float">
            <text:p>6974644239.6</text:p>
          </table:table-cell>
          <table:table-cell office:value-type="float" office:value="6531142899.4" calcext:value-type="float">
            <text:p>6531142899.4</text:p>
          </table:table-cell>
          <table:table-cell office:value-type="float" office:value="9376673043.7" calcext:value-type="float">
            <text:p>9376673043.7</text:p>
          </table:table-cell>
          <table:table-cell office:value-type="float" office:value="11418423736.1" calcext:value-type="float">
            <text:p>11418423736.1</text:p>
          </table:table-cell>
          <table:table-cell office:value-type="float" office:value="9300764638.1" calcext:value-type="float">
            <text:p>9300764638.1</text:p>
          </table:table-cell>
          <table:table-cell office:value-type="float" office:value="6355416103.2" calcext:value-type="float">
            <text:p>6355416103.2</text:p>
          </table:table-cell>
          <table:table-cell office:value-type="float" office:value="33227606310" calcext:value-type="float">
            <text:p>33227606310</text:p>
          </table:table-cell>
          <table:table-cell office:value-type="float" office:value="37703401288.6" calcext:value-type="float">
            <text:p>37703401288.6</text:p>
          </table:table-cell>
          <table:table-cell office:value-type="float" office:value="42242591697.2" calcext:value-type="float">
            <text:p>42242591697.2</text:p>
          </table:table-cell>
          <table:table-cell office:value-type="float" office:value="40276987153.3" calcext:value-type="float">
            <text:p>40276987153.3</text:p>
          </table:table-cell>
          <table:table-cell office:value-type="float" office:value="43061303701.3" calcext:value-type="float">
            <text:p>43061303701.3</text:p>
          </table:table-cell>
          <table:table-cell office:value-type="float" office:value="42471784261.7" calcext:value-type="float">
            <text:p>42471784261.7</text:p>
          </table:table-cell>
          <table:table-cell office:value-type="float" office:value="36323793649.5" calcext:value-type="float">
            <text:p>36323793649.5</text:p>
          </table:table-cell>
          <table:table-cell office:value-type="float" office:value="61407508021.6" calcext:value-type="float">
            <text:p>61407508021.6</text:p>
          </table:table-cell>
          <table:table-cell/>
        </table:table-row>
        <table:table-row table:style-name="ro1">
          <table:table-cell office:value-type="string" calcext:value-type="string">
            <text:p>External debt stocks, short-term (DOD, current US$)</text:p>
          </table:table-cell>
          <table:table-cell office:value-type="string" calcext:value-type="string">
            <text:p>DT.DOD.DSTC.CD</text:p>
          </table:table-cell>
          <table:table-cell office:value-type="string" calcext:value-type="string">
            <text:p>DT</text:p>
          </table:table-cell>
          <table:table-cell table:number-columns-repeated="10"/>
          <table:table-cell table:number-columns-repeated="12" office:value-type="float" office:value="0" calcext:value-type="float">
            <text:p>0</text:p>
          </table:table-cell>
          <table:table-cell office:value-type="float" office:value="2300000000" calcext:value-type="float">
            <text:p>2300000000</text:p>
          </table:table-cell>
          <table:table-cell office:value-type="float" office:value="3984000000" calcext:value-type="float">
            <text:p>3984000000</text:p>
          </table:table-cell>
          <table:table-cell office:value-type="float" office:value="5600000000" calcext:value-type="float">
            <text:p>5600000000</text:p>
          </table:table-cell>
          <table:table-cell office:value-type="float" office:value="6419000000" calcext:value-type="float">
            <text:p>6419000000</text:p>
          </table:table-cell>
          <table:table-cell office:value-type="float" office:value="6076000000" calcext:value-type="float">
            <text:p>6076000000</text:p>
          </table:table-cell>
          <table:table-cell office:value-type="float" office:value="8221000000" calcext:value-type="float">
            <text:p>8221000000</text:p>
          </table:table-cell>
          <table:table-cell office:value-type="float" office:value="8806000000" calcext:value-type="float">
            <text:p>8806000000</text:p>
          </table:table-cell>
          <table:table-cell office:value-type="float" office:value="6907000000" calcext:value-type="float">
            <text:p>6907000000</text:p>
          </table:table-cell>
          <table:table-cell office:value-type="float" office:value="9317000000" calcext:value-type="float">
            <text:p>9317000000</text:p>
          </table:table-cell>
          <table:table-cell office:value-type="float" office:value="10780000000" calcext:value-type="float">
            <text:p>10780000000</text:p>
          </table:table-cell>
          <table:table-cell office:value-type="float" office:value="13765000000" calcext:value-type="float">
            <text:p>13765000000</text:p>
          </table:table-cell>
          <table:table-cell office:value-type="float" office:value="15296000000" calcext:value-type="float">
            <text:p>15296000000</text:p>
          </table:table-cell>
          <table:table-cell office:value-type="float" office:value="17483000000" calcext:value-type="float">
            <text:p>17483000000</text:p>
          </table:table-cell>
          <table:table-cell office:value-type="float" office:value="22325450000" calcext:value-type="float">
            <text:p>22325450000</text:p>
          </table:table-cell>
          <table:table-cell office:value-type="float" office:value="25407080000" calcext:value-type="float">
            <text:p>25407080000</text:p>
          </table:table-cell>
          <table:table-cell office:value-type="float" office:value="31464000000" calcext:value-type="float">
            <text:p>31464000000</text:p>
          </table:table-cell>
          <table:table-cell office:value-type="float" office:value="17340000000" calcext:value-type="float">
            <text:p>17340000000</text:p>
          </table:table-cell>
          <table:table-cell office:value-type="float" office:value="15180000000" calcext:value-type="float">
            <text:p>15180000000</text:p>
          </table:table-cell>
          <table:table-cell office:value-type="float" office:value="13080000000" calcext:value-type="float">
            <text:p>13080000000</text:p>
          </table:table-cell>
          <table:table-cell office:value-type="float" office:value="56300000000" calcext:value-type="float">
            <text:p>56300000000</text:p>
          </table:table-cell>
          <table:table-cell office:value-type="float" office:value="65680000000" calcext:value-type="float">
            <text:p>65680000000</text:p>
          </table:table-cell>
          <table:table-cell office:value-type="float" office:value="88093000000" calcext:value-type="float">
            <text:p>88093000000</text:p>
          </table:table-cell>
          <table:table-cell office:value-type="float" office:value="115770000000" calcext:value-type="float">
            <text:p>115770000000</text:p>
          </table:table-cell>
          <table:table-cell office:value-type="float" office:value="148267000000" calcext:value-type="float">
            <text:p>148267000000</text:p>
          </table:table-cell>
          <table:table-cell office:value-type="float" office:value="173377000000" calcext:value-type="float">
            <text:p>173377000000</text:p>
          </table:table-cell>
          <table:table-cell office:value-type="float" office:value="203698000000" calcext:value-type="float">
            <text:p>203698000000</text:p>
          </table:table-cell>
          <table:table-cell office:value-type="float" office:value="187188000000" calcext:value-type="float">
            <text:p>187188000000</text:p>
          </table:table-cell>
          <table:table-cell office:value-type="float" office:value="240509000071.4" calcext:value-type="float">
            <text:p>240509000071.4</text:p>
          </table:table-cell>
          <table:table-cell office:value-type="float" office:value="512323000066.2" calcext:value-type="float">
            <text:p>512323000066.2</text:p>
          </table:table-cell>
          <table:table-cell office:value-type="float" office:value="771361000064.1" calcext:value-type="float">
            <text:p>771361000064.1</text:p>
          </table:table-cell>
          <table:table-cell office:value-type="float" office:value="792108000065.4" calcext:value-type="float">
            <text:p>792108000065.4</text:p>
          </table:table-cell>
          <table:table-cell office:value-type="float" office:value="1077031000068.4" calcext:value-type="float">
            <text:p>1077031000068.4</text:p>
          </table:table-cell>
          <table:table-cell office:value-type="float" office:value="1239452085974.1" calcext:value-type="float">
            <text:p>1239452085974.1</text:p>
          </table:table-cell>
          <table:table-cell office:value-type="float" office:value="822244079544.5" calcext:value-type="float">
            <text:p>822244079544.5</text:p>
          </table:table-cell>
          <table:table-cell office:value-type="float" office:value="801396077737.5" calcext:value-type="float">
            <text:p>801396077737.5</text:p>
          </table:table-cell>
          <table:table-cell office:value-type="float" office:value="1030633085053.2" calcext:value-type="float">
            <text:p>1030633085053.2</text:p>
          </table:table-cell>
          <table:table-cell/>
        </table:table-row>
        <table:table-row table:style-name="ro1">
          <table:table-cell office:value-type="string" calcext:value-type="string">
            <text:p>External debt stocks, public and publicly guaranteed (PPG) (DOD, current US$)</text:p>
          </table:table-cell>
          <table:table-cell office:value-type="string" calcext:value-type="string">
            <text:p>DT.DOD.DPPG.CD</text:p>
          </table:table-cell>
          <table:table-cell office:value-type="string" calcext:value-type="string">
            <text:p>DT</text:p>
          </table:table-cell>
          <table:table-cell table:number-columns-repeated="10"/>
          <table:table-cell table:number-columns-repeated="11" office:value-type="float" office:value="0" calcext:value-type="float">
            <text:p>0</text:p>
          </table:table-cell>
          <table:table-cell office:value-type="float" office:value="4913954562.5" calcext:value-type="float">
            <text:p>4913954562.5</text:p>
          </table:table-cell>
          <table:table-cell office:value-type="float" office:value="5222125925.8" calcext:value-type="float">
            <text:p>5222125925.8</text:p>
          </table:table-cell>
          <table:table-cell office:value-type="float" office:value="5303637603.3" calcext:value-type="float">
            <text:p>5303637603.3</text:p>
          </table:table-cell>
          <table:table-cell office:value-type="float" office:value="6185533891.8" calcext:value-type="float">
            <text:p>6185533891.8</text:p>
          </table:table-cell>
          <table:table-cell office:value-type="float" office:value="9940225348.3" calcext:value-type="float">
            <text:p>9940225348.3</text:p>
          </table:table-cell>
          <table:table-cell office:value-type="float" office:value="16571434200.4" calcext:value-type="float">
            <text:p>16571434200.4</text:p>
          </table:table-cell>
          <table:table-cell office:value-type="float" office:value="25963179948.8" calcext:value-type="float">
            <text:p>25963179948.8</text:p>
          </table:table-cell>
          <table:table-cell office:value-type="float" office:value="32620334460.8" calcext:value-type="float">
            <text:p>32620334460.8</text:p>
          </table:table-cell>
          <table:table-cell office:value-type="float" office:value="37117932607.8" calcext:value-type="float">
            <text:p>37117932607.8</text:p>
          </table:table-cell>
          <table:table-cell office:value-type="float" office:value="45515193868.2" calcext:value-type="float">
            <text:p>45515193868.2</text:p>
          </table:table-cell>
          <table:table-cell office:value-type="float" office:value="49479186451.5" calcext:value-type="float">
            <text:p>49479186451.5</text:p>
          </table:table-cell>
          <table:table-cell office:value-type="float" office:value="58462560534.7" calcext:value-type="float">
            <text:p>58462560534.7</text:p>
          </table:table-cell>
          <table:table-cell office:value-type="float" office:value="70076200669.9" calcext:value-type="float">
            <text:p>70076200669.9</text:p>
          </table:table-cell>
          <table:table-cell office:value-type="float" office:value="82391214411.3" calcext:value-type="float">
            <text:p>82391214411.3</text:p>
          </table:table-cell>
          <table:table-cell office:value-type="float" office:value="94674480047" calcext:value-type="float">
            <text:p>94674480047</text:p>
          </table:table-cell>
          <table:table-cell office:value-type="float" office:value="102260180407.6" calcext:value-type="float">
            <text:p>102260180407.6</text:p>
          </table:table-cell>
          <table:table-cell office:value-type="float" office:value="112821357209.9" calcext:value-type="float">
            <text:p>112821357209.9</text:p>
          </table:table-cell>
          <table:table-cell office:value-type="float" office:value="99424136291.8" calcext:value-type="float">
            <text:p>99424136291.8</text:p>
          </table:table-cell>
          <table:table-cell office:value-type="float" office:value="95392014321.3" calcext:value-type="float">
            <text:p>95392014321.3</text:p>
          </table:table-cell>
          <table:table-cell office:value-type="float" office:value="94488927675.7" calcext:value-type="float">
            <text:p>94488927675.7</text:p>
          </table:table-cell>
          <table:table-cell office:value-type="float" office:value="90733695330.2" calcext:value-type="float">
            <text:p>90733695330.2</text:p>
          </table:table-cell>
          <table:table-cell office:value-type="float" office:value="87373407784.1" calcext:value-type="float">
            <text:p>87373407784.1</text:p>
          </table:table-cell>
          <table:table-cell office:value-type="float" office:value="83080793306.3" calcext:value-type="float">
            <text:p>83080793306.3</text:p>
          </table:table-cell>
          <table:table-cell office:value-type="float" office:value="87467487633.9" calcext:value-type="float">
            <text:p>87467487633.9</text:p>
          </table:table-cell>
          <table:table-cell office:value-type="float" office:value="84212366604.6" calcext:value-type="float">
            <text:p>84212366604.6</text:p>
          </table:table-cell>
          <table:table-cell office:value-type="float" office:value="85735408279.8" calcext:value-type="float">
            <text:p>85735408279.8</text:p>
          </table:table-cell>
          <table:table-cell office:value-type="float" office:value="87101170620.2" calcext:value-type="float">
            <text:p>87101170620.2</text:p>
          </table:table-cell>
          <table:table-cell office:value-type="float" office:value="90837899920.9" calcext:value-type="float">
            <text:p>90837899920.9</text:p>
          </table:table-cell>
          <table:table-cell office:value-type="float" office:value="94038378213.6" calcext:value-type="float">
            <text:p>94038378213.6</text:p>
          </table:table-cell>
          <table:table-cell office:value-type="float" office:value="94002773499.8" calcext:value-type="float">
            <text:p>94002773499.8</text:p>
          </table:table-cell>
          <table:table-cell office:value-type="float" office:value="104777949776.7" calcext:value-type="float">
            <text:p>104777949776.7</text:p>
          </table:table-cell>
          <table:table-cell office:value-type="float" office:value="128592796790.6" calcext:value-type="float">
            <text:p>128592796790.6</text:p>
          </table:table-cell>
          <table:table-cell office:value-type="float" office:value="143688828218.4" calcext:value-type="float">
            <text:p>143688828218.4</text:p>
          </table:table-cell>
          <table:table-cell office:value-type="float" office:value="171131806848.5" calcext:value-type="float">
            <text:p>171131806848.5</text:p>
          </table:table-cell>
          <table:table-cell office:value-type="float" office:value="138161422860.4" calcext:value-type="float">
            <text:p>138161422860.4</text:p>
          </table:table-cell>
          <table:table-cell office:value-type="float" office:value="162188481782.4" calcext:value-type="float">
            <text:p>162188481782.4</text:p>
          </table:table-cell>
          <table:table-cell office:value-type="float" office:value="201724109308.7" calcext:value-type="float">
            <text:p>201724109308.7</text:p>
          </table:table-cell>
          <table:table-cell/>
        </table:table-row>
        <table:table-row table:style-name="ro1">
          <table:table-cell office:value-type="string" calcext:value-type="string">
            <text:p>Death rate, crude (per 1,000 people)</text:p>
          </table:table-cell>
          <table:table-cell office:value-type="string" calcext:value-type="string">
            <text:p>SP.DYN.CDRT.IN</text:p>
          </table:table-cell>
          <table:table-cell office:value-type="string" calcext:value-type="string">
            <text:p>SP</text:p>
          </table:table-cell>
          <table:table-cell office:value-type="float" office:value="25.43" calcext:value-type="float">
            <text:p>25.43</text:p>
          </table:table-cell>
          <table:table-cell office:value-type="float" office:value="14.24" calcext:value-type="float">
            <text:p>14.24</text:p>
          </table:table-cell>
          <table:table-cell office:value-type="float" office:value="10.02" calcext:value-type="float">
            <text:p>10.02</text:p>
          </table:table-cell>
          <table:table-cell office:value-type="float" office:value="10.04" calcext:value-type="float">
            <text:p>10.04</text:p>
          </table:table-cell>
          <table:table-cell office:value-type="float" office:value="11.5" calcext:value-type="float">
            <text:p>11.5</text:p>
          </table:table-cell>
          <table:table-cell office:value-type="float" office:value="9.5" calcext:value-type="float">
            <text:p>9.5</text:p>
          </table:table-cell>
          <table:table-cell office:value-type="float" office:value="8.83" calcext:value-type="float">
            <text:p>8.83</text:p>
          </table:table-cell>
          <table:table-cell office:value-type="float" office:value="8.43" calcext:value-type="float">
            <text:p>8.43</text:p>
          </table:table-cell>
          <table:table-cell office:value-type="float" office:value="8.21" calcext:value-type="float">
            <text:p>8.21</text:p>
          </table:table-cell>
          <table:table-cell office:value-type="float" office:value="8.03" calcext:value-type="float">
            <text:p>8.03</text:p>
          </table:table-cell>
          <table:table-cell office:value-type="float" office:value="7.6" calcext:value-type="float">
            <text:p>7.6</text:p>
          </table:table-cell>
          <table:table-cell office:value-type="float" office:value="7.32" calcext:value-type="float">
            <text:p>7.32</text:p>
          </table:table-cell>
          <table:table-cell office:value-type="float" office:value="7.61" calcext:value-type="float">
            <text:p>7.61</text:p>
          </table:table-cell>
          <table:table-cell office:value-type="float" office:value="7.04" calcext:value-type="float">
            <text:p>7.04</text:p>
          </table:table-cell>
          <table:table-cell office:value-type="float" office:value="7.34" calcext:value-type="float">
            <text:p>7.34</text:p>
          </table:table-cell>
          <table:table-cell office:value-type="float" office:value="7.32" calcext:value-type="float">
            <text:p>7.32</text:p>
          </table:table-cell>
          <table:table-cell office:value-type="float" office:value="7.25" calcext:value-type="float">
            <text:p>7.25</text:p>
          </table:table-cell>
          <table:table-cell office:value-type="float" office:value="6.87" calcext:value-type="float">
            <text:p>6.87</text:p>
          </table:table-cell>
          <table:table-cell office:value-type="float" office:value="6.25" calcext:value-type="float">
            <text:p>6.25</text:p>
          </table:table-cell>
          <table:table-cell office:value-type="float" office:value="6.21" calcext:value-type="float">
            <text:p>6.21</text:p>
          </table:table-cell>
          <table:table-cell office:value-type="float" office:value="6.34" calcext:value-type="float">
            <text:p>6.34</text:p>
          </table:table-cell>
          <table:table-cell office:value-type="float" office:value="6.36" calcext:value-type="float">
            <text:p>6.36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6.82" calcext:value-type="float">
            <text:p>6.82</text:p>
          </table:table-cell>
          <table:table-cell office:value-type="float" office:value="6.78" calcext:value-type="float">
            <text:p>6.78</text:p>
          </table:table-cell>
          <table:table-cell office:value-type="float" office:value="6.86" calcext:value-type="float">
            <text:p>6.86</text:p>
          </table:table-cell>
          <table:table-cell office:value-type="float" office:value="6.72" calcext:value-type="float">
            <text:p>6.72</text:p>
          </table:table-cell>
          <table:table-cell office:value-type="float" office:value="6.64" calcext:value-type="float">
            <text:p>6.64</text:p>
          </table:table-cell>
          <table:table-cell office:value-type="float" office:value="6.54" calcext:value-type="float">
            <text:p>6.54</text:p>
          </table:table-cell>
          <table:table-cell office:value-type="float" office:value="6.67" calcext:value-type="float">
            <text:p>6.67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6.64" calcext:value-type="float">
            <text:p>6.64</text:p>
          </table:table-cell>
          <table:table-cell office:value-type="float" office:value="6.49" calcext:value-type="float">
            <text:p>6.49</text:p>
          </table:table-cell>
          <table:table-cell office:value-type="float" office:value="6.57" calcext:value-type="float">
            <text:p>6.57</text:p>
          </table:table-cell>
          <table:table-cell office:value-type="float" office:value="6.56" calcext:value-type="float">
            <text:p>6.56</text:p>
          </table:table-cell>
          <table:table-cell office:value-type="float" office:value="6.51" calcext:value-type="float">
            <text:p>6.51</text:p>
          </table:table-cell>
          <table:table-cell office:value-type="float" office:value="6.5" calcext:value-type="float">
            <text:p>6.5</text:p>
          </table:table-cell>
          <table:table-cell office:value-type="float" office:value="6.46" calcext:value-type="float">
            <text:p>6.46</text:p>
          </table:table-cell>
          <table:table-cell office:value-type="float" office:value="6.45" calcext:value-type="float">
            <text:p>6.45</text:p>
          </table:table-cell>
          <table:table-cell office:value-type="float" office:value="6.43" calcext:value-type="float">
            <text:p>6.43</text:p>
          </table:table-cell>
          <table:table-cell office:value-type="float" office:value="6.41" calcext:value-type="float">
            <text:p>6.41</text:p>
          </table:table-cell>
          <table:table-cell office:value-type="float" office:value="6.4" calcext:value-type="float">
            <text:p>6.4</text:p>
          </table:table-cell>
          <table:table-cell office:value-type="float" office:value="6.42" calcext:value-type="float">
            <text:p>6.42</text:p>
          </table:table-cell>
          <table:table-cell office:value-type="float" office:value="6.51" calcext:value-type="float">
            <text:p>6.51</text:p>
          </table:table-cell>
          <table:table-cell office:value-type="float" office:value="6.81" calcext:value-type="float">
            <text:p>6.81</text:p>
          </table:table-cell>
          <table:table-cell office:value-type="float" office:value="6.93" calcext:value-type="float">
            <text:p>6.93</text:p>
          </table:table-cell>
          <table:table-cell office:value-type="float" office:value="7.06" calcext:value-type="float">
            <text:p>7.06</text:p>
          </table:table-cell>
          <table:table-cell office:value-type="float" office:value="7.08" calcext:value-type="float">
            <text:p>7.08</text:p>
          </table:table-cell>
          <table:table-cell office:value-type="float" office:value="7.11" calcext:value-type="float">
            <text:p>7.11</text:p>
          </table:table-cell>
          <table:table-cell office:value-type="float" office:value="7.14" calcext:value-type="float">
            <text:p>7.14</text:p>
          </table:table-cell>
          <table:table-cell office:value-type="float" office:value="7.15" calcext:value-type="float">
            <text:p>7.15</text:p>
          </table:table-cell>
          <table:table-cell table:number-columns-repeated="2" office:value-type="float" office:value="7.16" calcext:value-type="float">
            <text:p>7.16</text:p>
          </table:table-cell>
          <table:table-cell office:value-type="float" office:value="7.11" calcext:value-type="float">
            <text:p>7.11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 rate, crude (per 1,000 people)</text:p>
          </table:table-cell>
          <table:table-cell office:value-type="string" calcext:value-type="string">
            <text:p>SP.DYN.CBRT.IN</text:p>
          </table:table-cell>
          <table:table-cell office:value-type="string" calcext:value-type="string">
            <text:p>SP</text:p>
          </table:table-cell>
          <table:table-cell office:value-type="float" office:value="20.86" calcext:value-type="float">
            <text:p>20.86</text:p>
          </table:table-cell>
          <table:table-cell office:value-type="float" office:value="18.02" calcext:value-type="float">
            <text:p>18.02</text:p>
          </table:table-cell>
          <table:table-cell office:value-type="float" office:value="37.01" calcext:value-type="float">
            <text:p>37.01</text:p>
          </table:table-cell>
          <table:table-cell office:value-type="float" office:value="43.37" calcext:value-type="float">
            <text:p>43.37</text:p>
          </table:table-cell>
          <table:table-cell office:value-type="float" office:value="39.14" calcext:value-type="float">
            <text:p>39.14</text:p>
          </table:table-cell>
          <table:table-cell office:value-type="float" office:value="37.88" calcext:value-type="float">
            <text:p>37.88</text:p>
          </table:table-cell>
          <table:table-cell office:value-type="float" office:value="35.05" calcext:value-type="float">
            <text:p>35.05</text:p>
          </table:table-cell>
          <table:table-cell office:value-type="float" office:value="33.96" calcext:value-type="float">
            <text:p>33.96</text:p>
          </table:table-cell>
          <table:table-cell office:value-type="float" office:value="35.59" calcext:value-type="float">
            <text:p>35.59</text:p>
          </table:table-cell>
          <table:table-cell office:value-type="float" office:value="34.11" calcext:value-type="float">
            <text:p>34.11</text:p>
          </table:table-cell>
          <table:table-cell office:value-type="float" office:value="33.43" calcext:value-type="float">
            <text:p>33.43</text:p>
          </table:table-cell>
          <table:table-cell office:value-type="float" office:value="30.65" calcext:value-type="float">
            <text:p>30.65</text:p>
          </table:table-cell>
          <table:table-cell office:value-type="float" office:value="29.77" calcext:value-type="float">
            <text:p>29.77</text:p>
          </table:table-cell>
          <table:table-cell office:value-type="float" office:value="27.93" calcext:value-type="float">
            <text:p>27.93</text:p>
          </table:table-cell>
          <table:table-cell office:value-type="float" office:value="24.82" calcext:value-type="float">
            <text:p>24.82</text:p>
          </table:table-cell>
          <table:table-cell office:value-type="float" office:value="23.01" calcext:value-type="float">
            <text:p>23.01</text:p>
          </table:table-cell>
          <table:table-cell office:value-type="float" office:value="19.91" calcext:value-type="float">
            <text:p>19.91</text:p>
          </table:table-cell>
          <table:table-cell office:value-type="float" office:value="18.93" calcext:value-type="float">
            <text:p>18.93</text:p>
          </table:table-cell>
          <table:table-cell office:value-type="float" office:value="18.25" calcext:value-type="float">
            <text:p>18.25</text:p>
          </table:table-cell>
          <table:table-cell office:value-type="float" office:value="17.82" calcext:value-type="float">
            <text:p>17.82</text:p>
          </table:table-cell>
          <table:table-cell office:value-type="float" office:value="18.21" calcext:value-type="float">
            <text:p>18.21</text:p>
          </table:table-cell>
          <table:table-cell office:value-type="float" office:value="20.91" calcext:value-type="float">
            <text:p>20.91</text:p>
          </table:table-cell>
          <table:table-cell office:value-type="float" office:value="22.28" calcext:value-type="float">
            <text:p>22.28</text:p>
          </table:table-cell>
          <table:table-cell office:value-type="float" office:value="20.19" calcext:value-type="float">
            <text:p>20.19</text:p>
          </table:table-cell>
          <table:table-cell office:value-type="float" office:value="19.9" calcext:value-type="float">
            <text:p>19.9</text:p>
          </table:table-cell>
          <table:table-cell office:value-type="float" office:value="21.04" calcext:value-type="float">
            <text:p>21.04</text:p>
          </table:table-cell>
          <table:table-cell office:value-type="float" office:value="22.43" calcext:value-type="float">
            <text:p>22.43</text:p>
          </table:table-cell>
          <table:table-cell office:value-type="float" office:value="23.33" calcext:value-type="float">
            <text:p>23.33</text:p>
          </table:table-cell>
          <table:table-cell office:value-type="float" office:value="22.37" calcext:value-type="float">
            <text:p>22.37</text:p>
          </table:table-cell>
          <table:table-cell office:value-type="float" office:value="21.58" calcext:value-type="float">
            <text:p>21.58</text:p>
          </table:table-cell>
          <table:table-cell office:value-type="float" office:value="21.06" calcext:value-type="float">
            <text:p>21.06</text:p>
          </table:table-cell>
          <table:table-cell office:value-type="float" office:value="19.68" calcext:value-type="float">
            <text:p>19.68</text:p>
          </table:table-cell>
          <table:table-cell office:value-type="float" office:value="18.27" calcext:value-type="float">
            <text:p>18.27</text:p>
          </table:table-cell>
          <table:table-cell office:value-type="float" office:value="18.09" calcext:value-type="float">
            <text:p>18.09</text:p>
          </table:table-cell>
          <table:table-cell office:value-type="float" office:value="17.7" calcext:value-type="float">
            <text:p>17.7</text:p>
          </table:table-cell>
          <table:table-cell office:value-type="float" office:value="17.12" calcext:value-type="float">
            <text:p>17.12</text:p>
          </table:table-cell>
          <table:table-cell office:value-type="float" office:value="16.98" calcext:value-type="float">
            <text:p>16.98</text:p>
          </table:table-cell>
          <table:table-cell office:value-type="float" office:value="16.57" calcext:value-type="float">
            <text:p>16.57</text:p>
          </table:table-cell>
          <table:table-cell office:value-type="float" office:value="15.64" calcext:value-type="float">
            <text:p>15.6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03" calcext:value-type="float">
            <text:p>14.03</text:p>
          </table:table-cell>
          <table:table-cell office:value-type="float" office:value="13.38" calcext:value-type="float">
            <text:p>13.38</text:p>
          </table:table-cell>
          <table:table-cell office:value-type="float" office:value="12.86" calcext:value-type="float">
            <text:p>12.86</text:p>
          </table:table-cell>
          <table:table-cell office:value-type="float" office:value="12.41" calcext:value-type="float">
            <text:p>12.41</text:p>
          </table:table-cell>
          <table:table-cell office:value-type="float" office:value="12.29" calcext:value-type="float">
            <text:p>12.29</text:p>
          </table:table-cell>
          <table:table-cell office:value-type="float" office:value="12.4" calcext:value-type="float">
            <text:p>12.4</text:p>
          </table:table-cell>
          <table:table-cell office:value-type="float" office:value="12.09" calcext:value-type="float">
            <text:p>12.09</text:p>
          </table:table-cell>
          <table:table-cell office:value-type="float" office:value="12.1" calcext:value-type="float">
            <text:p>12.1</text:p>
          </table:table-cell>
          <table:table-cell office:value-type="float" office:value="12.14" calcext:value-type="float">
            <text:p>12.14</text:p>
          </table:table-cell>
          <table:table-cell office:value-type="float" office:value="12.13" calcext:value-type="float">
            <text:p>12.13</text:p>
          </table:table-cell>
          <table:table-cell office:value-type="float" office:value="11.9" calcext:value-type="float">
            <text:p>11.9</text:p>
          </table:table-cell>
          <table:table-cell office:value-type="float" office:value="11.93" calcext:value-type="float">
            <text:p>11.93</text:p>
          </table:table-cell>
          <table:table-cell office:value-type="float" office:value="12.1" calcext:value-type="float">
            <text:p>12.1</text:p>
          </table:table-cell>
          <table:table-cell office:value-type="float" office:value="12.08" calcext:value-type="float">
            <text:p>12.08</text:p>
          </table:table-cell>
          <table:table-cell office:value-type="float" office:value="12.37" calcext:value-type="float">
            <text:p>12.37</text:p>
          </table:table-cell>
          <table:table-cell office:value-type="float" office:value="12.07" calcext:value-type="float">
            <text:p>12.0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ality rate, adult, male (per 1,000 male adults)</text:p>
          </table:table-cell>
          <table:table-cell office:value-type="string" calcext:value-type="string">
            <text:p>SP.DYN.AMRT.MA</text:p>
          </table:table-cell>
          <table:table-cell office:value-type="string" calcext:value-type="string">
            <text:p>SP</text:p>
          </table:table-cell>
          <table:table-cell office:value-type="float" office:value="499.659" calcext:value-type="float">
            <text:p>499.659</text:p>
          </table:table-cell>
          <table:table-cell office:value-type="float" office:value="497.798" calcext:value-type="float">
            <text:p>497.798</text:p>
          </table:table-cell>
          <table:table-cell office:value-type="float" office:value="495.937" calcext:value-type="float">
            <text:p>495.937</text:p>
          </table:table-cell>
          <table:table-cell office:value-type="float" office:value="459.408" calcext:value-type="float">
            <text:p>459.408</text:p>
          </table:table-cell>
          <table:table-cell office:value-type="float" office:value="422.879" calcext:value-type="float">
            <text:p>422.879</text:p>
          </table:table-cell>
          <table:table-cell office:value-type="float" office:value="386.349" calcext:value-type="float">
            <text:p>386.349</text:p>
          </table:table-cell>
          <table:table-cell office:value-type="float" office:value="349.82" calcext:value-type="float">
            <text:p>349.82</text:p>
          </table:table-cell>
          <table:table-cell office:value-type="float" office:value="313.291" calcext:value-type="float">
            <text:p>313.291</text:p>
          </table:table-cell>
          <table:table-cell office:value-type="float" office:value="297.064" calcext:value-type="float">
            <text:p>297.064</text:p>
          </table:table-cell>
          <table:table-cell office:value-type="float" office:value="280.838" calcext:value-type="float">
            <text:p>280.838</text:p>
          </table:table-cell>
          <table:table-cell office:value-type="float" office:value="264.612" calcext:value-type="float">
            <text:p>264.612</text:p>
          </table:table-cell>
          <table:table-cell office:value-type="float" office:value="248.386" calcext:value-type="float">
            <text:p>248.386</text:p>
          </table:table-cell>
          <table:table-cell office:value-type="float" office:value="232.16" calcext:value-type="float">
            <text:p>232.16</text:p>
          </table:table-cell>
          <table:table-cell office:value-type="float" office:value="221.847" calcext:value-type="float">
            <text:p>221.847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01.221" calcext:value-type="float">
            <text:p>201.221</text:p>
          </table:table-cell>
          <table:table-cell office:value-type="float" office:value="190.908" calcext:value-type="float">
            <text:p>190.908</text:p>
          </table:table-cell>
          <table:table-cell office:value-type="float" office:value="180.596" calcext:value-type="float">
            <text:p>180.596</text:p>
          </table:table-cell>
          <table:table-cell office:value-type="float" office:value="177.449" calcext:value-type="float">
            <text:p>177.449</text:p>
          </table:table-cell>
          <table:table-cell office:value-type="float" office:value="174.302" calcext:value-type="float">
            <text:p>174.302</text:p>
          </table:table-cell>
          <table:table-cell office:value-type="float" office:value="171.155" calcext:value-type="float">
            <text:p>171.155</text:p>
          </table:table-cell>
          <table:table-cell office:value-type="float" office:value="168.008" calcext:value-type="float">
            <text:p>168.008</text:p>
          </table:table-cell>
          <table:table-cell office:value-type="float" office:value="164.861" calcext:value-type="float">
            <text:p>164.861</text:p>
          </table:table-cell>
          <table:table-cell office:value-type="float" office:value="161.681" calcext:value-type="float">
            <text:p>161.681</text:p>
          </table:table-cell>
          <table:table-cell office:value-type="float" office:value="158.501" calcext:value-type="float">
            <text:p>158.501</text:p>
          </table:table-cell>
          <table:table-cell office:value-type="float" office:value="155.321" calcext:value-type="float">
            <text:p>155.321</text:p>
          </table:table-cell>
          <table:table-cell office:value-type="float" office:value="152.141" calcext:value-type="float">
            <text:p>152.141</text:p>
          </table:table-cell>
          <table:table-cell office:value-type="float" office:value="148.961" calcext:value-type="float">
            <text:p>148.961</text:p>
          </table:table-cell>
          <table:table-cell office:value-type="float" office:value="148.383" calcext:value-type="float">
            <text:p>148.383</text:p>
          </table:table-cell>
          <table:table-cell office:value-type="float" office:value="147.805" calcext:value-type="float">
            <text:p>147.805</text:p>
          </table:table-cell>
          <table:table-cell office:value-type="float" office:value="147.228" calcext:value-type="float">
            <text:p>147.228</text:p>
          </table:table-cell>
          <table:table-cell office:value-type="float" office:value="146.65" calcext:value-type="float">
            <text:p>146.65</text:p>
          </table:table-cell>
          <table:table-cell office:value-type="float" office:value="146.073" calcext:value-type="float">
            <text:p>146.073</text:p>
          </table:table-cell>
          <table:table-cell office:value-type="float" office:value="144.644" calcext:value-type="float">
            <text:p>144.644</text:p>
          </table:table-cell>
          <table:table-cell office:value-type="float" office:value="143.216" calcext:value-type="float">
            <text:p>143.216</text:p>
          </table:table-cell>
          <table:table-cell office:value-type="float" office:value="141.788" calcext:value-type="float">
            <text:p>141.788</text:p>
          </table:table-cell>
          <table:table-cell office:value-type="float" office:value="140.36" calcext:value-type="float">
            <text:p>140.36</text:p>
          </table:table-cell>
          <table:table-cell office:value-type="float" office:value="138.932" calcext:value-type="float">
            <text:p>138.932</text:p>
          </table:table-cell>
          <table:table-cell office:value-type="float" office:value="133.831" calcext:value-type="float">
            <text:p>133.831</text:p>
          </table:table-cell>
          <table:table-cell office:value-type="float" office:value="128.73" calcext:value-type="float">
            <text:p>128.73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118.528" calcext:value-type="float">
            <text:p>118.528</text:p>
          </table:table-cell>
          <table:table-cell office:value-type="float" office:value="113.427" calcext:value-type="float">
            <text:p>113.427</text:p>
          </table:table-cell>
          <table:table-cell office:value-type="float" office:value="111.762" calcext:value-type="float">
            <text:p>111.762</text:p>
          </table:table-cell>
          <table:table-cell office:value-type="float" office:value="110.097" calcext:value-type="float">
            <text:p>110.097</text:p>
          </table:table-cell>
          <table:table-cell office:value-type="float" office:value="108.432" calcext:value-type="float">
            <text:p>108.432</text:p>
          </table:table-cell>
          <table:table-cell office:value-type="float" office:value="106.767" calcext:value-type="float">
            <text:p>106.767</text:p>
          </table:table-cell>
          <table:table-cell office:value-type="float" office:value="105.102" calcext:value-type="float">
            <text:p>105.102</text:p>
          </table:table-cell>
          <table:table-cell office:value-type="float" office:value="103.557" calcext:value-type="float">
            <text:p>103.557</text:p>
          </table:table-cell>
          <table:table-cell office:value-type="float" office:value="102.013" calcext:value-type="float">
            <text:p>102.013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98.924" calcext:value-type="float">
            <text:p>98.924</text:p>
          </table:table-cell>
          <table:table-cell office:value-type="float" office:value="97.379" calcext:value-type="float">
            <text:p>97.379</text:p>
          </table:table-cell>
          <table:table-cell office:value-type="float" office:value="96.063" calcext:value-type="float">
            <text:p>96.063</text:p>
          </table:table-cell>
          <table:table-cell office:value-type="float" office:value="94.746" calcext:value-type="float">
            <text:p>94.746</text:p>
          </table:table-cell>
          <table:table-cell office:value-type="float" office:value="93.429" calcext:value-type="float">
            <text:p>93.429</text:p>
          </table:table-cell>
          <table:table-cell office:value-type="float" office:value="92.112" calcext:value-type="float">
            <text:p>92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ality rate, adult, female (per 1,000 female adults)</text:p>
          </table:table-cell>
          <table:table-cell office:value-type="string" calcext:value-type="string">
            <text:p>SP.DYN.AMRT.FE</text:p>
          </table:table-cell>
          <table:table-cell office:value-type="string" calcext:value-type="string">
            <text:p>SP</text:p>
          </table:table-cell>
          <table:table-cell office:value-type="float" office:value="397.316" calcext:value-type="float">
            <text:p>397.316</text:p>
          </table:table-cell>
          <table:table-cell office:value-type="float" office:value="396.271" calcext:value-type="float">
            <text:p>396.271</text:p>
          </table:table-cell>
          <table:table-cell office:value-type="float" office:value="395.226" calcext:value-type="float">
            <text:p>395.226</text:p>
          </table:table-cell>
          <table:table-cell office:value-type="float" office:value="371.219" calcext:value-type="float">
            <text:p>371.219</text:p>
          </table:table-cell>
          <table:table-cell office:value-type="float" office:value="347.213" calcext:value-type="float">
            <text:p>347.213</text:p>
          </table:table-cell>
          <table:table-cell office:value-type="float" office:value="323.206" calcext:value-type="float">
            <text:p>323.206</text:p>
          </table:table-cell>
          <table:table-cell office:value-type="float" office:value="299.2" calcext:value-type="float">
            <text:p>299.2</text:p>
          </table:table-cell>
          <table:table-cell office:value-type="float" office:value="275.193" calcext:value-type="float">
            <text:p>275.193</text:p>
          </table:table-cell>
          <table:table-cell office:value-type="float" office:value="257.75" calcext:value-type="float">
            <text:p>257.75</text:p>
          </table:table-cell>
          <table:table-cell office:value-type="float" office:value="240.308" calcext:value-type="float">
            <text:p>240.308</text:p>
          </table:table-cell>
          <table:table-cell office:value-type="float" office:value="222.865" calcext:value-type="float">
            <text:p>222.865</text:p>
          </table:table-cell>
          <table:table-cell office:value-type="float" office:value="205.422" calcext:value-type="float">
            <text:p>205.422</text:p>
          </table:table-cell>
          <table:table-cell office:value-type="float" office:value="187.979" calcext:value-type="float">
            <text:p>187.979</text:p>
          </table:table-cell>
          <table:table-cell office:value-type="float" office:value="179.878" calcext:value-type="float">
            <text:p>179.878</text:p>
          </table:table-cell>
          <table:table-cell office:value-type="float" office:value="171.778" calcext:value-type="float">
            <text:p>171.778</text:p>
          </table:table-cell>
          <table:table-cell office:value-type="float" office:value="163.677" calcext:value-type="float">
            <text:p>163.677</text:p>
          </table:table-cell>
          <table:table-cell office:value-type="float" office:value="155.577" calcext:value-type="float">
            <text:p>155.577</text:p>
          </table:table-cell>
          <table:table-cell office:value-type="float" office:value="147.476" calcext:value-type="float">
            <text:p>147.476</text:p>
          </table:table-cell>
          <table:table-cell office:value-type="float" office:value="144.034" calcext:value-type="float">
            <text:p>144.034</text:p>
          </table:table-cell>
          <table:table-cell office:value-type="float" office:value="140.592" calcext:value-type="float">
            <text:p>140.592</text:p>
          </table:table-cell>
          <table:table-cell office:value-type="float" office:value="137.15" calcext:value-type="float">
            <text:p>137.15</text:p>
          </table:table-cell>
          <table:table-cell office:value-type="float" office:value="133.709" calcext:value-type="float">
            <text:p>133.709</text:p>
          </table:table-cell>
          <table:table-cell office:value-type="float" office:value="130.267" calcext:value-type="float">
            <text:p>130.267</text:p>
          </table:table-cell>
          <table:table-cell office:value-type="float" office:value="127.03" calcext:value-type="float">
            <text:p>127.03</text:p>
          </table:table-cell>
          <table:table-cell office:value-type="float" office:value="123.793" calcext:value-type="float">
            <text:p>123.793</text:p>
          </table:table-cell>
          <table:table-cell office:value-type="float" office:value="120.556" calcext:value-type="float">
            <text:p>120.556</text:p>
          </table:table-cell>
          <table:table-cell office:value-type="float" office:value="117.319" calcext:value-type="float">
            <text:p>117.319</text:p>
          </table:table-cell>
          <table:table-cell office:value-type="float" office:value="114.083" calcext:value-type="float">
            <text:p>114.083</text:p>
          </table:table-cell>
          <table:table-cell office:value-type="float" office:value="112.916" calcext:value-type="float">
            <text:p>112.916</text:p>
          </table:table-cell>
          <table:table-cell office:value-type="float" office:value="111.749" calcext:value-type="float">
            <text:p>111.749</text:p>
          </table:table-cell>
          <table:table-cell office:value-type="float" office:value="110.583" calcext:value-type="float">
            <text:p>110.583</text:p>
          </table:table-cell>
          <table:table-cell office:value-type="float" office:value="109.416" calcext:value-type="float">
            <text:p>109.416</text:p>
          </table:table-cell>
          <table:table-cell office:value-type="float" office:value="108.249" calcext:value-type="float">
            <text:p>108.249</text:p>
          </table:table-cell>
          <table:table-cell office:value-type="float" office:value="106.486" calcext:value-type="float">
            <text:p>106.486</text:p>
          </table:table-cell>
          <table:table-cell office:value-type="float" office:value="104.722" calcext:value-type="float">
            <text:p>104.722</text:p>
          </table:table-cell>
          <table:table-cell office:value-type="float" office:value="102.958" calcext:value-type="float">
            <text:p>102.958</text:p>
          </table:table-cell>
          <table:table-cell office:value-type="float" office:value="101.194" calcext:value-type="float">
            <text:p>101.194</text:p>
          </table:table-cell>
          <table:table-cell office:value-type="float" office:value="99.431" calcext:value-type="float">
            <text:p>99.431</text:p>
          </table:table-cell>
          <table:table-cell office:value-type="float" office:value="96.886" calcext:value-type="float">
            <text:p>96.886</text:p>
          </table:table-cell>
          <table:table-cell office:value-type="float" office:value="94.342" calcext:value-type="float">
            <text:p>94.342</text:p>
          </table:table-cell>
          <table:table-cell office:value-type="float" office:value="91.798" calcext:value-type="float">
            <text:p>91.798</text:p>
          </table:table-cell>
          <table:table-cell office:value-type="float" office:value="89.254" calcext:value-type="float">
            <text:p>89.254</text:p>
          </table:table-cell>
          <table:table-cell office:value-type="float" office:value="86.71" calcext:value-type="float">
            <text:p>86.71</text:p>
          </table:table-cell>
          <table:table-cell office:value-type="float" office:value="84.895" calcext:value-type="float">
            <text:p>84.895</text:p>
          </table:table-cell>
          <table:table-cell office:value-type="float" office:value="83.081" calcext:value-type="float">
            <text:p>83.081</text:p>
          </table:table-cell>
          <table:table-cell office:value-type="float" office:value="81.267" calcext:value-type="float">
            <text:p>81.267</text:p>
          </table:table-cell>
          <table:table-cell office:value-type="float" office:value="79.453" calcext:value-type="float">
            <text:p>79.453</text:p>
          </table:table-cell>
          <table:table-cell office:value-type="float" office:value="77.639" calcext:value-type="float">
            <text:p>77.639</text:p>
          </table:table-cell>
          <table:table-cell office:value-type="float" office:value="76.302" calcext:value-type="float">
            <text:p>76.302</text:p>
          </table:table-cell>
          <table:table-cell office:value-type="float" office:value="74.965" calcext:value-type="float">
            <text:p>74.965</text:p>
          </table:table-cell>
          <table:table-cell office:value-type="float" office:value="73.627" calcext:value-type="float">
            <text:p>73.627</text:p>
          </table:table-cell>
          <table:table-cell office:value-type="float" office:value="72.29" calcext:value-type="float">
            <text:p>72.29</text:p>
          </table:table-cell>
          <table:table-cell office:value-type="float" office:value="70.953" calcext:value-type="float">
            <text:p>70.953</text:p>
          </table:table-cell>
          <table:table-cell office:value-type="float" office:value="69.986" calcext:value-type="float">
            <text:p>69.986</text:p>
          </table:table-cell>
          <table:table-cell office:value-type="float" office:value="69.019" calcext:value-type="float">
            <text:p>69.019</text:p>
          </table:table-cell>
          <table:table-cell office:value-type="float" office:value="68.052" calcext:value-type="float">
            <text:p>68.052</text:p>
          </table:table-cell>
          <table:table-cell office:value-type="float" office:value="67.085" calcext:value-type="float">
            <text:p>67.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 savings (% of GDP)</text:p>
          </table:table-cell>
          <table:table-cell office:value-type="string" calcext:value-type="string">
            <text:p>NY.GNS.ICTR.ZS</text:p>
          </table:table-cell>
          <table:table-cell office:value-type="string" calcext:value-type="string">
            <text:p>NY</text:p>
          </table:table-cell>
          <table:table-cell table:number-columns-repeated="22"/>
          <table:table-cell office:value-type="float" office:value="33.8263740961347" calcext:value-type="float">
            <text:p>33.8263740961347</text:p>
          </table:table-cell>
          <table:table-cell office:value-type="float" office:value="33.1769424691429" calcext:value-type="float">
            <text:p>33.1769424691429</text:p>
          </table:table-cell>
          <table:table-cell office:value-type="float" office:value="34.9267086131852" calcext:value-type="float">
            <text:p>34.9267086131852</text:p>
          </table:table-cell>
          <table:table-cell office:value-type="float" office:value="35.3100974214927" calcext:value-type="float">
            <text:p>35.3100974214927</text:p>
          </table:table-cell>
          <table:table-cell office:value-type="float" office:value="35.2872767125625" calcext:value-type="float">
            <text:p>35.2872767125625</text:p>
          </table:table-cell>
          <table:table-cell office:value-type="float" office:value="37.273654760801" calcext:value-type="float">
            <text:p>37.273654760801</text:p>
          </table:table-cell>
          <table:table-cell office:value-type="float" office:value="38.0208362063697" calcext:value-type="float">
            <text:p>38.0208362063697</text:p>
          </table:table-cell>
          <table:table-cell office:value-type="float" office:value="35.9369032329162" calcext:value-type="float">
            <text:p>35.9369032329162</text:p>
          </table:table-cell>
          <table:table-cell office:value-type="float" office:value="36.7523539839548" calcext:value-type="float">
            <text:p>36.7523539839548</text:p>
          </table:table-cell>
          <table:table-cell office:value-type="float" office:value="38.5532825267516" calcext:value-type="float">
            <text:p>38.5532825267516</text:p>
          </table:table-cell>
          <table:table-cell office:value-type="float" office:value="40.6578463654322" calcext:value-type="float">
            <text:p>40.6578463654322</text:p>
          </table:table-cell>
          <table:table-cell office:value-type="float" office:value="41.758432678967" calcext:value-type="float">
            <text:p>41.758432678967</text:p>
          </table:table-cell>
          <table:table-cell office:value-type="float" office:value="41.747186980707" calcext:value-type="float">
            <text:p>41.747186980707</text:p>
          </table:table-cell>
          <table:table-cell office:value-type="float" office:value="39.5803183708185" calcext:value-type="float">
            <text:p>39.5803183708185</text:p>
          </table:table-cell>
          <table:table-cell office:value-type="float" office:value="38.80856874913" calcext:value-type="float">
            <text:p>38.80856874913</text:p>
          </table:table-cell>
          <table:table-cell office:value-type="float" office:value="39.7925442566403" calcext:value-type="float">
            <text:p>39.7925442566403</text:p>
          </table:table-cell>
          <table:table-cell office:value-type="float" office:value="38.395724620428" calcext:value-type="float">
            <text:p>38.395724620428</text:p>
          </table:table-cell>
          <table:table-cell office:value-type="float" office:value="36.6083260756079" calcext:value-type="float">
            <text:p>36.6083260756079</text:p>
          </table:table-cell>
          <table:table-cell office:value-type="float" office:value="35.8204790129847" calcext:value-type="float">
            <text:p>35.8204790129847</text:p>
          </table:table-cell>
          <table:table-cell office:value-type="float" office:value="37.3725610856496" calcext:value-type="float">
            <text:p>37.3725610856496</text:p>
          </table:table-cell>
          <table:table-cell office:value-type="float" office:value="39.0141199833487" calcext:value-type="float">
            <text:p>39.0141199833487</text:p>
          </table:table-cell>
          <table:table-cell office:value-type="float" office:value="42.5749988129874" calcext:value-type="float">
            <text:p>42.5749988129874</text:p>
          </table:table-cell>
          <table:table-cell office:value-type="float" office:value="45.8629410928371" calcext:value-type="float">
            <text:p>45.8629410928371</text:p>
          </table:table-cell>
          <table:table-cell office:value-type="float" office:value="46.1815373000182" calcext:value-type="float">
            <text:p>46.1815373000182</text:p>
          </table:table-cell>
          <table:table-cell office:value-type="float" office:value="48.5502069562185" calcext:value-type="float">
            <text:p>48.5502069562185</text:p>
          </table:table-cell>
          <table:table-cell office:value-type="float" office:value="50.858866730667" calcext:value-type="float">
            <text:p>50.858866730667</text:p>
          </table:table-cell>
          <table:table-cell office:value-type="float" office:value="52.2769397674589" calcext:value-type="float">
            <text:p>52.2769397674589</text:p>
          </table:table-cell>
          <table:table-cell office:value-type="float" office:value="50.9717716075457" calcext:value-type="float">
            <text:p>50.9717716075457</text:p>
          </table:table-cell>
          <table:table-cell office:value-type="float" office:value="52.0595350326313" calcext:value-type="float">
            <text:p>52.0595350326313</text:p>
          </table:table-cell>
          <table:table-cell office:value-type="float" office:value="50.1358200995785" calcext:value-type="float">
            <text:p>50.1358200995785</text:p>
          </table:table-cell>
          <table:table-cell office:value-type="float" office:value="49.6366682520511" calcext:value-type="float">
            <text:p>49.6366682520511</text:p>
          </table:table-cell>
          <table:table-cell office:value-type="float" office:value="48.6427882483563" calcext:value-type="float">
            <text:p>48.6427882483563</text:p>
          </table:table-cell>
          <table:table-cell office:value-type="float" office:value="49.1583975294434" calcext:value-type="float">
            <text:p>49.1583975294434</text:p>
          </table:table-cell>
          <table:table-cell office:value-type="float" office:value="46.9333696445567" calcext:value-type="float">
            <text:p>46.9333696445567</text:p>
          </table:table-cell>
          <table:table-cell office:value-type="float" office:value="45.804783633323" calcext:value-type="float">
            <text:p>45.804783633323</text:p>
          </table:table-cell>
          <table:table-cell office:value-type="float" office:value="47.0054693359345" calcext:value-type="float">
            <text:p>47.0054693359345</text:p>
          </table:table-cell>
          <table:table-cell/>
        </table:table-row>
        <table:table-row table:style-name="ro1">
          <table:table-cell office:value-type="string" calcext:value-type="string">
            <text:p>Gross savings (% of GNI)</text:p>
          </table:table-cell>
          <table:table-cell office:value-type="string" calcext:value-type="string">
            <text:p>NY.GNS.ICTR.GN.ZS</text:p>
          </table:table-cell>
          <table:table-cell office:value-type="string" calcext:value-type="string">
            <text:p>NY</text:p>
          </table:table-cell>
          <table:table-cell table:number-columns-repeated="22"/>
          <table:table-cell office:value-type="float" office:value="33.781637875212" calcext:value-type="float">
            <text:p>33.781637875212</text:p>
          </table:table-cell>
          <table:table-cell office:value-type="float" office:value="33.0513523015164" calcext:value-type="float">
            <text:p>33.0513523015164</text:p>
          </table:table-cell>
          <table:table-cell office:value-type="float" office:value="34.7562524682346" calcext:value-type="float">
            <text:p>34.7562524682346</text:p>
          </table:table-cell>
          <table:table-cell office:value-type="float" office:value="35.2145132271035" calcext:value-type="float">
            <text:p>35.2145132271035</text:p>
          </table:table-cell>
          <table:table-cell office:value-type="float" office:value="35.2899776480714" calcext:value-type="float">
            <text:p>35.2899776480714</text:p>
          </table:table-cell>
          <table:table-cell office:value-type="float" office:value="37.2981713203617" calcext:value-type="float">
            <text:p>37.2981713203617</text:p>
          </table:table-cell>
          <table:table-cell office:value-type="float" office:value="38.0358511679043" calcext:value-type="float">
            <text:p>38.0358511679043</text:p>
          </table:table-cell>
          <table:table-cell office:value-type="float" office:value="35.9188764549142" calcext:value-type="float">
            <text:p>35.9188764549142</text:p>
          </table:table-cell>
          <table:table-cell office:value-type="float" office:value="36.6543466531642" calcext:value-type="float">
            <text:p>36.6543466531642</text:p>
          </table:table-cell>
          <table:table-cell office:value-type="float" office:value="38.47510062752" calcext:value-type="float">
            <text:p>38.47510062752</text:p>
          </table:table-cell>
          <table:table-cell office:value-type="float" office:value="40.6374096949259" calcext:value-type="float">
            <text:p>40.6374096949259</text:p>
          </table:table-cell>
          <table:table-cell office:value-type="float" office:value="41.8452170788349" calcext:value-type="float">
            <text:p>41.8452170788349</text:p>
          </table:table-cell>
          <table:table-cell office:value-type="float" office:value="41.8239683683241" calcext:value-type="float">
            <text:p>41.8239683683241</text:p>
          </table:table-cell>
          <table:table-cell office:value-type="float" office:value="40.2251060204023" calcext:value-type="float">
            <text:p>40.2251060204023</text:p>
          </table:table-cell>
          <table:table-cell office:value-type="float" office:value="39.375532992118" calcext:value-type="float">
            <text:p>39.375532992118</text:p>
          </table:table-cell>
          <table:table-cell office:value-type="float" office:value="40.2531627030395" calcext:value-type="float">
            <text:p>40.2531627030395</text:p>
          </table:table-cell>
          <table:table-cell office:value-type="float" office:value="39.0269450237085" calcext:value-type="float">
            <text:p>39.0269450237085</text:p>
          </table:table-cell>
          <table:table-cell office:value-type="float" office:value="37.0990343293959" calcext:value-type="float">
            <text:p>37.0990343293959</text:p>
          </table:table-cell>
          <table:table-cell office:value-type="float" office:value="36.259465314657" calcext:value-type="float">
            <text:p>36.259465314657</text:p>
          </table:table-cell>
          <table:table-cell office:value-type="float" office:value="37.915306728383" calcext:value-type="float">
            <text:p>37.915306728383</text:p>
          </table:table-cell>
          <table:table-cell office:value-type="float" office:value="39.4146900935211" calcext:value-type="float">
            <text:p>39.4146900935211</text:p>
          </table:table-cell>
          <table:table-cell office:value-type="float" office:value="42.8386556721101" calcext:value-type="float">
            <text:p>42.8386556721101</text:p>
          </table:table-cell>
          <table:table-cell office:value-type="float" office:value="45.9836204542524" calcext:value-type="float">
            <text:p>45.9836204542524</text:p>
          </table:table-cell>
          <table:table-cell office:value-type="float" office:value="46.5092777768251" calcext:value-type="float">
            <text:p>46.5092777768251</text:p>
          </table:table-cell>
          <table:table-cell office:value-type="float" office:value="48.6410927427171" calcext:value-type="float">
            <text:p>48.6410927427171</text:p>
          </table:table-cell>
          <table:table-cell office:value-type="float" office:value="50.7440034431928" calcext:value-type="float">
            <text:p>50.7440034431928</text:p>
          </table:table-cell>
          <table:table-cell office:value-type="float" office:value="51.9541871661066" calcext:value-type="float">
            <text:p>51.9541871661066</text:p>
          </table:table-cell>
          <table:table-cell office:value-type="float" office:value="51.0570214301194" calcext:value-type="float">
            <text:p>51.0570214301194</text:p>
          </table:table-cell>
          <table:table-cell office:value-type="float" office:value="52.2829739967952" calcext:value-type="float">
            <text:p>52.2829739967952</text:p>
          </table:table-cell>
          <table:table-cell office:value-type="float" office:value="50.6061355604108" calcext:value-type="float">
            <text:p>50.6061355604108</text:p>
          </table:table-cell>
          <table:table-cell office:value-type="float" office:value="49.7518433158387" calcext:value-type="float">
            <text:p>49.7518433158387</text:p>
          </table:table-cell>
          <table:table-cell office:value-type="float" office:value="49.0400570842251" calcext:value-type="float">
            <text:p>49.0400570842251</text:p>
          </table:table-cell>
          <table:table-cell office:value-type="float" office:value="49.096106440562" calcext:value-type="float">
            <text:p>49.096106440562</text:p>
          </table:table-cell>
          <table:table-cell office:value-type="float" office:value="47.1113039893768" calcext:value-type="float">
            <text:p>47.1113039893768</text:p>
          </table:table-cell>
          <table:table-cell office:value-type="float" office:value="45.9558984240723" calcext:value-type="float">
            <text:p>45.9558984240723</text:p>
          </table:table-cell>
          <table:table-cell office:value-type="float" office:value="47.125442059834" calcext:value-type="float">
            <text:p>47.125442059834</text:p>
          </table:table-cell>
          <table:table-cell/>
        </table:table-row>
        <table:table-row table:style-name="ro1">
          <table:table-cell office:value-type="string" calcext:value-type="string">
            <text:p>Gross savings (current US$)</text:p>
          </table:table-cell>
          <table:table-cell office:value-type="string" calcext:value-type="string">
            <text:p>NY.GNS.ICTR.CD</text:p>
          </table:table-cell>
          <table:table-cell office:value-type="string" calcext:value-type="string">
            <text:p>NY</text:p>
          </table:table-cell>
          <table:table-cell table:number-columns-repeated="22"/>
          <table:table-cell office:value-type="float" office:value="69374409106.8703" calcext:value-type="float">
            <text:p>69374409106.8703</text:p>
          </table:table-cell>
          <table:table-cell office:value-type="float" office:value="76534809386.9732" calcext:value-type="float">
            <text:p>76534809386.9732</text:p>
          </table:table-cell>
          <table:table-cell office:value-type="float" office:value="90790760432.1429" calcext:value-type="float">
            <text:p>90790760432.1429</text:p>
          </table:table-cell>
          <table:table-cell office:value-type="float" office:value="109280524241.497" calcext:value-type="float">
            <text:p>109280524241.497</text:p>
          </table:table-cell>
          <table:table-cell office:value-type="float" office:value="106129343020.29" calcext:value-type="float">
            <text:p>106129343020.29</text:p>
          </table:table-cell>
          <table:table-cell office:value-type="float" office:value="101747004204.036" calcext:value-type="float">
            <text:p>101747004204.036</text:p>
          </table:table-cell>
          <table:table-cell office:value-type="float" office:value="118759462506.173" calcext:value-type="float">
            <text:p>118759462506.173</text:p>
          </table:table-cell>
          <table:table-cell office:value-type="float" office:value="124977068074.899" calcext:value-type="float">
            <text:p>124977068074.899</text:p>
          </table:table-cell>
          <table:table-cell office:value-type="float" office:value="132623777405.354" calcext:value-type="float">
            <text:p>132623777405.354</text:p>
          </table:table-cell>
          <table:table-cell office:value-type="float" office:value="147802998452.962" calcext:value-type="float">
            <text:p>147802998452.962</text:p>
          </table:table-cell>
          <table:table-cell office:value-type="float" office:value="173574734583.987" calcext:value-type="float">
            <text:p>173574734583.987</text:p>
          </table:table-cell>
          <table:table-cell office:value-type="float" office:value="185712813178.662" calcext:value-type="float">
            <text:p>185712813178.662</text:p>
          </table:table-cell>
          <table:table-cell office:value-type="float" office:value="235589675165.628" calcext:value-type="float">
            <text:p>235589675165.628</text:p>
          </table:table-cell>
          <table:table-cell office:value-type="float" office:value="290736396701.833" calcext:value-type="float">
            <text:p>290736396701.833</text:p>
          </table:table-cell>
          <table:table-cell office:value-type="float" office:value="335207738680.811" calcext:value-type="float">
            <text:p>335207738680.811</text:p>
          </table:table-cell>
          <table:table-cell office:value-type="float" office:value="382646678551.955" calcext:value-type="float">
            <text:p>382646678551.955</text:p>
          </table:table-cell>
          <table:table-cell office:value-type="float" office:value="395108553962.387" calcext:value-type="float">
            <text:p>395108553962.387</text:p>
          </table:table-cell>
          <table:table-cell office:value-type="float" office:value="400494086860.829" calcext:value-type="float">
            <text:p>400494086860.829</text:p>
          </table:table-cell>
          <table:table-cell office:value-type="float" office:value="433910251201.392" calcext:value-type="float">
            <text:p>433910251201.392</text:p>
          </table:table-cell>
          <table:table-cell office:value-type="float" office:value="500566483211.511" calcext:value-type="float">
            <text:p>500566483211.511</text:p>
          </table:table-cell>
          <table:table-cell office:value-type="float" office:value="573722147299.069" calcext:value-type="float">
            <text:p>573722147299.069</text:p>
          </table:table-cell>
          <table:table-cell office:value-type="float" office:value="706867581673.059" calcext:value-type="float">
            <text:p>706867581673.059</text:p>
          </table:table-cell>
          <table:table-cell office:value-type="float" office:value="896779645046.859" calcext:value-type="float">
            <text:p>896779645046.859</text:p>
          </table:table-cell>
          <table:table-cell office:value-type="float" office:value="1055694191246.18" calcext:value-type="float">
            <text:p>1055694191246.18</text:p>
          </table:table-cell>
          <table:table-cell office:value-type="float" office:value="1336165671671.78" calcext:value-type="float">
            <text:p>1336165671671.78</text:p>
          </table:table-cell>
          <table:table-cell office:value-type="float" office:value="1806599667913.91" calcext:value-type="float">
            <text:p>1806599667913.91</text:p>
          </table:table-cell>
          <table:table-cell office:value-type="float" office:value="2403801428776.44" calcext:value-type="float">
            <text:p>2403801428776.44</text:p>
          </table:table-cell>
          <table:table-cell office:value-type="float" office:value="2604633882962.15" calcext:value-type="float">
            <text:p>2604633882962.15</text:p>
          </table:table-cell>
          <table:table-cell office:value-type="float" office:value="3175954660609.89" calcext:value-type="float">
            <text:p>3175954660609.89</text:p>
          </table:table-cell>
          <table:table-cell office:value-type="float" office:value="3796561968599.55" calcext:value-type="float">
            <text:p>3796561968599.55</text:p>
          </table:table-cell>
          <table:table-cell office:value-type="float" office:value="4249170471147.22" calcext:value-type="float">
            <text:p>4249170471147.22</text:p>
          </table:table-cell>
          <table:table-cell office:value-type="float" office:value="4673221861096.17" calcext:value-type="float">
            <text:p>4673221861096.17</text:p>
          </table:table-cell>
          <table:table-cell office:value-type="float" office:value="5152966152330.58" calcext:value-type="float">
            <text:p>5152966152330.58</text:p>
          </table:table-cell>
          <table:table-cell office:value-type="float" office:value="5193020726361.24" calcext:value-type="float">
            <text:p>5193020726361.24</text:p>
          </table:table-cell>
          <table:table-cell office:value-type="float" office:value="5126009924053.92" calcext:value-type="float">
            <text:p>5126009924053.92</text:p>
          </table:table-cell>
          <table:table-cell office:value-type="float" office:value="5752388546256.14" calcext:value-type="float">
            <text:p>5752388546256.14</text:p>
          </table:table-cell>
          <table:table-cell/>
        </table:table-row>
        <table:table-row table:style-name="ro1">
          <table:table-cell office:value-type="string" calcext:value-type="string">
            <text:p>Real interest rate (%)</text:p>
          </table:table-cell>
          <table:table-cell office:value-type="string" calcext:value-type="string">
            <text:p>FR.INR.RINR</text:p>
          </table:table-cell>
          <table:table-cell office:value-type="string" calcext:value-type="string">
            <text:p>FR</text:p>
          </table:table-cell>
          <table:table-cell table:number-columns-repeated="20"/>
          <table:table-cell office:value-type="float" office:value="1.21586422442079" calcext:value-type="float">
            <text:p>1.21586422442079</text:p>
          </table:table-cell>
          <table:table-cell office:value-type="float" office:value="2.67858245733444" calcext:value-type="float">
            <text:p>2.67858245733444</text:p>
          </table:table-cell>
          <table:table-cell office:value-type="float" office:value="7.26924841537991" calcext:value-type="float">
            <text:p>7.26924841537991</text:p>
          </table:table-cell>
          <table:table-cell office:value-type="float" office:value="6.03629373610229" calcext:value-type="float">
            <text:p>6.03629373610229</text:p>
          </table:table-cell>
          <table:table-cell office:value-type="float" office:value="2.10312043091599" calcext:value-type="float">
            <text:p>2.10312043091599</text:p>
          </table:table-cell>
          <table:table-cell office:value-type="float" office:value="-2.0663375880327" calcext:value-type="float">
            <text:p>-2.0663375880327</text:p>
          </table:table-cell>
          <table:table-cell office:value-type="float" office:value="3.09625835677073" calcext:value-type="float">
            <text:p>3.09625835677073</text:p>
          </table:table-cell>
          <table:table-cell office:value-type="float" office:value="2.72921951191435" calcext:value-type="float">
            <text:p>2.72921951191435</text:p>
          </table:table-cell>
          <table:table-cell office:value-type="float" office:value="-2.76161279278114" calcext:value-type="float">
            <text:p>-2.76161279278114</text:p>
          </table:table-cell>
          <table:table-cell office:value-type="float" office:value="2.50055772498113" calcext:value-type="float">
            <text:p>2.50055772498113</text:p>
          </table:table-cell>
          <table:table-cell office:value-type="float" office:value="3.43856643586264" calcext:value-type="float">
            <text:p>3.43856643586264</text:p>
          </table:table-cell>
          <table:table-cell office:value-type="float" office:value="1.83346578349214" calcext:value-type="float">
            <text:p>1.83346578349214</text:p>
          </table:table-cell>
          <table:table-cell office:value-type="float" office:value="0.408280499531104" calcext:value-type="float">
            <text:p>0.408280499531104</text:p>
          </table:table-cell>
          <table:table-cell office:value-type="float" office:value="-3.66503819624625" calcext:value-type="float">
            <text:p>-3.66503819624625</text:p>
          </table:table-cell>
          <table:table-cell office:value-type="float" office:value="-7.97724778364842" calcext:value-type="float">
            <text:p>-7.97724778364842</text:p>
          </table:table-cell>
          <table:table-cell office:value-type="float" office:value="-1.41684830233164" calcext:value-type="float">
            <text:p>-1.41684830233164</text:p>
          </table:table-cell>
          <table:table-cell office:value-type="float" office:value="3.36043870975333" calcext:value-type="float">
            <text:p>3.36043870975333</text:p>
          </table:table-cell>
          <table:table-cell office:value-type="float" office:value="6.90581616839646" calcext:value-type="float">
            <text:p>6.90581616839646</text:p>
          </table:table-cell>
          <table:table-cell office:value-type="float" office:value="7.34817842026667" calcext:value-type="float">
            <text:p>7.34817842026667</text:p>
          </table:table-cell>
          <table:table-cell office:value-type="float" office:value="7.20986021161505" calcext:value-type="float">
            <text:p>7.20986021161505</text:p>
          </table:table-cell>
          <table:table-cell office:value-type="float" office:value="3.71201682621677" calcext:value-type="float">
            <text:p>3.71201682621677</text:p>
          </table:table-cell>
          <table:table-cell office:value-type="float" office:value="3.73066325103919" calcext:value-type="float">
            <text:p>3.73066325103919</text:p>
          </table:table-cell>
          <table:table-cell office:value-type="float" office:value="4.67686131548757" calcext:value-type="float">
            <text:p>4.67686131548757</text:p>
          </table:table-cell>
          <table:table-cell office:value-type="float" office:value="2.6358824236141" calcext:value-type="float">
            <text:p>2.6358824236141</text:p>
          </table:table-cell>
          <table:table-cell office:value-type="float" office:value="-1.28496144699747" calcext:value-type="float">
            <text:p>-1.28496144699747</text:p>
          </table:table-cell>
          <table:table-cell office:value-type="float" office:value="1.61435765826233" calcext:value-type="float">
            <text:p>1.61435765826233</text:p>
          </table:table-cell>
          <table:table-cell office:value-type="float" office:value="2.10924007781444" calcext:value-type="float">
            <text:p>2.10924007781444</text:p>
          </table:table-cell>
          <table:table-cell office:value-type="float" office:value="-0.310763330808952" calcext:value-type="float">
            <text:p>-0.310763330808952</text:p>
          </table:table-cell>
          <table:table-cell office:value-type="float" office:value="-2.33466335089468" calcext:value-type="float">
            <text:p>-2.33466335089468</text:p>
          </table:table-cell>
          <table:table-cell office:value-type="float" office:value="5.45119721887502" calcext:value-type="float">
            <text:p>5.45119721887502</text:p>
          </table:table-cell>
          <table:table-cell office:value-type="float" office:value="-1.06078004740461" calcext:value-type="float">
            <text:p>-1.06078004740461</text:p>
          </table:table-cell>
          <table:table-cell office:value-type="float" office:value="-1.472140107992" calcext:value-type="float">
            <text:p>-1.472140107992</text:p>
          </table:table-cell>
          <table:table-cell office:value-type="float" office:value="3.52322328997498" calcext:value-type="float">
            <text:p>3.52322328997498</text:p>
          </table:table-cell>
          <table:table-cell office:value-type="float" office:value="3.69259692477446" calcext:value-type="float">
            <text:p>3.69259692477446</text:p>
          </table:table-cell>
          <table:table-cell office:value-type="float" office:value="4.73242418191319" calcext:value-type="float">
            <text:p>4.73242418191319</text:p>
          </table:table-cell>
          <table:table-cell office:value-type="float" office:value="4.25269738403826" calcext:value-type="float">
            <text:p>4.25269738403826</text:p>
          </table:table-cell>
          <table:table-cell office:value-type="float" office:value="3.17584075049218" calcext:value-type="float">
            <text:p>3.17584075049218</text:p>
          </table:table-cell>
          <table:table-cell office:value-type="float" office:value="0.284001813548221" calcext:value-type="float">
            <text:p>0.284001813548221</text:p>
          </table:table-cell>
          <table:table-cell/>
        </table:table-row>
        <table:table-row table:style-name="ro1">
          <table:table-cell office:value-type="string" calcext:value-type="string">
            <text:p>Inflation, consumer prices (annual %)</text:p>
          </table:table-cell>
          <table:table-cell office:value-type="string" calcext:value-type="string">
            <text:p>FP.CPI.TOTL.ZG</text:p>
          </table:table-cell>
          <table:table-cell office:value-type="string" calcext:value-type="string">
            <text:p>FP</text:p>
          </table:table-cell>
          <table:table-cell table:number-columns-repeated="27"/>
          <table:table-cell office:value-type="float" office:value="7.23383553065603" calcext:value-type="float">
            <text:p>7.23383553065603</text:p>
          </table:table-cell>
          <table:table-cell office:value-type="float" office:value="18.8118179448753" calcext:value-type="float">
            <text:p>18.8118179448753</text:p>
          </table:table-cell>
          <table:table-cell office:value-type="float" office:value="18.2456383621648" calcext:value-type="float">
            <text:p>18.2456383621648</text:p>
          </table:table-cell>
          <table:table-cell office:value-type="float" office:value="3.05229012075233" calcext:value-type="float">
            <text:p>3.05229012075233</text:p>
          </table:table-cell>
          <table:table-cell office:value-type="float" office:value="3.55668565220451" calcext:value-type="float">
            <text:p>3.55668565220451</text:p>
          </table:table-cell>
          <table:table-cell office:value-type="float" office:value="6.3539813402487" calcext:value-type="float">
            <text:p>6.3539813402487</text:p>
          </table:table-cell>
          <table:table-cell office:value-type="float" office:value="14.6100786356603" calcext:value-type="float">
            <text:p>14.6100786356603</text:p>
          </table:table-cell>
          <table:table-cell office:value-type="float" office:value="24.2569843505754" calcext:value-type="float">
            <text:p>24.2569843505754</text:p>
          </table:table-cell>
          <table:table-cell office:value-type="float" office:value="16.7912270168851" calcext:value-type="float">
            <text:p>16.7912270168851</text:p>
          </table:table-cell>
          <table:table-cell office:value-type="float" office:value="8.31315334383153" calcext:value-type="float">
            <text:p>8.31315334383153</text:p>
          </table:table-cell>
          <table:table-cell office:value-type="float" office:value="2.78646849655587" calcext:value-type="float">
            <text:p>2.78646849655587</text:p>
          </table:table-cell>
          <table:table-cell office:value-type="float" office:value="-0.773182345961248" calcext:value-type="float">
            <text:p>-0.773182345961248</text:p>
          </table:table-cell>
          <table:table-cell office:value-type="float" office:value="-1.40147380776612" calcext:value-type="float">
            <text:p>-1.40147380776612</text:p>
          </table:table-cell>
          <table:table-cell office:value-type="float" office:value="0.347806256807194" calcext:value-type="float">
            <text:p>0.347806256807194</text:p>
          </table:table-cell>
          <table:table-cell office:value-type="float" office:value="0.719132436811498" calcext:value-type="float">
            <text:p>0.719132436811498</text:p>
          </table:table-cell>
          <table:table-cell office:value-type="float" office:value="-0.731975500083577" calcext:value-type="float">
            <text:p>-0.731975500083577</text:p>
          </table:table-cell>
          <table:table-cell office:value-type="float" office:value="1.12760196090496" calcext:value-type="float">
            <text:p>1.12760196090496</text:p>
          </table:table-cell>
          <table:table-cell office:value-type="float" office:value="3.82463762400933" calcext:value-type="float">
            <text:p>3.82463762400933</text:p>
          </table:table-cell>
          <table:table-cell office:value-type="float" office:value="1.77641616843146" calcext:value-type="float">
            <text:p>1.77641616843146</text:p>
          </table:table-cell>
          <table:table-cell office:value-type="float" office:value="1.6494331013998" calcext:value-type="float">
            <text:p>1.6494331013998</text:p>
          </table:table-cell>
          <table:table-cell office:value-type="float" office:value="4.81676531343752" calcext:value-type="float">
            <text:p>4.81676531343752</text:p>
          </table:table-cell>
          <table:table-cell office:value-type="float" office:value="5.9252552887092" calcext:value-type="float">
            <text:p>5.9252552887092</text:p>
          </table:table-cell>
          <table:table-cell office:value-type="float" office:value="-0.728171334173071" calcext:value-type="float">
            <text:p>-0.728171334173071</text:p>
          </table:table-cell>
          <table:table-cell office:value-type="float" office:value="3.17532798075574" calcext:value-type="float">
            <text:p>3.17532798075574</text:p>
          </table:table-cell>
          <table:table-cell office:value-type="float" office:value="5.55389705904324" calcext:value-type="float">
            <text:p>5.55389705904324</text:p>
          </table:table-cell>
          <table:table-cell office:value-type="float" office:value="2.61952616488542" calcext:value-type="float">
            <text:p>2.61952616488542</text:p>
          </table:table-cell>
          <table:table-cell office:value-type="float" office:value="2.62104902701091" calcext:value-type="float">
            <text:p>2.62104902701091</text:p>
          </table:table-cell>
          <table:table-cell office:value-type="float" office:value="1.92164341593894" calcext:value-type="float">
            <text:p>1.92164341593894</text:p>
          </table:table-cell>
          <table:table-cell office:value-type="float" office:value="1.4370245139476" calcext:value-type="float">
            <text:p>1.4370245139476</text:p>
          </table:table-cell>
          <table:table-cell office:value-type="float" office:value="2.00000000000002" calcext:value-type="float">
            <text:p>2.00000000000002</text:p>
          </table:table-cell>
          <table:table-cell office:value-type="float" office:value="1.59313725490194" calcext:value-type="float">
            <text:p>1.59313725490194</text:p>
          </table:table-cell>
          <table:table-cell/>
        </table:table-row>
        <table:table-row table:style-name="ro1">
          <table:table-cell office:value-type="string" calcext:value-type="string">
            <text:p>Consumer price index (2010 = 100)</text:p>
          </table:table-cell>
          <table:table-cell office:value-type="string" calcext:value-type="string">
            <text:p>FP.CPI.TOTL</text:p>
          </table:table-cell>
          <table:table-cell office:value-type="string" calcext:value-type="string">
            <text:p>FP</text:p>
          </table:table-cell>
          <table:table-cell table:number-columns-repeated="26"/>
          <table:table-cell office:value-type="float" office:value="26.0483210361187" calcext:value-type="float">
            <text:p>26.0483210361187</text:p>
          </table:table-cell>
          <table:table-cell office:value-type="float" office:value="27.9326137383688" calcext:value-type="float">
            <text:p>27.9326137383688</text:p>
          </table:table-cell>
          <table:table-cell office:value-type="float" office:value="33.1872461820759" calcext:value-type="float">
            <text:p>33.1872461820759</text:p>
          </table:table-cell>
          <table:table-cell office:value-type="float" office:value="39.2424711028188" calcext:value-type="float">
            <text:p>39.2424711028188</text:p>
          </table:table-cell>
          <table:table-cell office:value-type="float" office:value="40.4402651714292" calcext:value-type="float">
            <text:p>40.4402651714292</text:p>
          </table:table-cell>
          <table:table-cell office:value-type="float" office:value="41.8785982804949" calcext:value-type="float">
            <text:p>41.8785982804949</text:p>
          </table:table-cell>
          <table:table-cell office:value-type="float" office:value="44.5395566007953" calcext:value-type="float">
            <text:p>44.5395566007953</text:p>
          </table:table-cell>
          <table:table-cell office:value-type="float" office:value="51.0468208441459" calcext:value-type="float">
            <text:p>51.0468208441459</text:p>
          </table:table-cell>
          <table:table-cell office:value-type="float" office:value="63.4292401877766" calcext:value-type="float">
            <text:p>63.4292401877766</text:p>
          </table:table-cell>
          <table:table-cell office:value-type="float" office:value="74.0797879027915" calcext:value-type="float">
            <text:p>74.0797879027915</text:p>
          </table:table-cell>
          <table:table-cell office:value-type="float" office:value="80.2381542679357" calcext:value-type="float">
            <text:p>80.2381542679357</text:p>
          </table:table-cell>
          <table:table-cell office:value-type="float" office:value="82.4739651588297" calcext:value-type="float">
            <text:p>82.4739651588297</text:p>
          </table:table-cell>
          <table:table-cell office:value-type="float" office:value="81.8362910202074" calcext:value-type="float">
            <text:p>81.8362910202074</text:p>
          </table:table-cell>
          <table:table-cell office:value-type="float" office:value="80.6893768363119" calcext:value-type="float">
            <text:p>80.6893768363119</text:p>
          </table:table-cell>
          <table:table-cell office:value-type="float" office:value="80.9700195375273" calcext:value-type="float">
            <text:p>80.9700195375273</text:p>
          </table:table-cell>
          <table:table-cell office:value-type="float" office:value="81.5523012121143" calcext:value-type="float">
            <text:p>81.5523012121143</text:p>
          </table:table-cell>
          <table:table-cell office:value-type="float" office:value="80.9553583474872" calcext:value-type="float">
            <text:p>80.9553583474872</text:p>
          </table:table-cell>
          <table:table-cell office:value-type="float" office:value="81.8682125556712" calcext:value-type="float">
            <text:p>81.8682125556712</text:p>
          </table:table-cell>
          <table:table-cell office:value-type="float" office:value="84.9993750151793" calcext:value-type="float">
            <text:p>84.9993750151793</text:p>
          </table:table-cell>
          <table:table-cell office:value-type="float" office:value="86.5093176560146" calcext:value-type="float">
            <text:p>86.5093176560146</text:p>
          </table:table-cell>
          <table:table-cell office:value-type="float" office:value="87.936230977228" calcext:value-type="float">
            <text:p>87.936230977228</text:p>
          </table:table-cell>
          <table:table-cell office:value-type="float" office:value="92.1719128488834" calcext:value-type="float">
            <text:p>92.1719128488834</text:p>
          </table:table-cell>
          <table:table-cell office:value-type="float" office:value="97.6333339896663" calcext:value-type="float">
            <text:p>97.6333339896663</text:p>
          </table:table-cell>
          <table:table-cell office:value-type="float" office:value="96.9223960389561" calcext:value-type="float">
            <text:p>96.9223960389561</text:p>
          </table:table-cell>
          <table:table-cell office:value-type="float" office:value="100" calcext:value-type="float">
            <text:p>100</text:p>
          </table:table-cell>
          <table:table-cell office:value-type="float" office:value="105.553897059043" calcext:value-type="float">
            <text:p>105.553897059043</text:p>
          </table:table-cell>
          <table:table-cell office:value-type="float" office:value="108.318909010561" calcext:value-type="float">
            <text:p>108.318909010561</text:p>
          </table:table-cell>
          <table:table-cell office:value-type="float" office:value="111.158000721251" calcext:value-type="float">
            <text:p>111.158000721251</text:p>
          </table:table-cell>
          <table:table-cell office:value-type="float" office:value="113.294061123401" calcext:value-type="float">
            <text:p>113.294061123401</text:p>
          </table:table-cell>
          <table:table-cell office:value-type="float" office:value="114.922124554591" calcext:value-type="float">
            <text:p>114.922124554591</text:p>
          </table:table-cell>
          <table:table-cell office:value-type="float" office:value="117.220567045682" calcext:value-type="float">
            <text:p>117.220567045682</text:p>
          </table:table-cell>
          <table:table-cell office:value-type="float" office:value="119.088051569694" calcext:value-type="float">
            <text:p>119.088051569694</text:p>
          </table:table-cell>
          <table:table-cell/>
        </table:table-row>
        <table:table-row table:style-name="ro1">
          <table:table-cell office:value-type="string" calcext:value-type="string">
            <text:p>Use of IMF credit (DOD, current US$)</text:p>
          </table:table-cell>
          <table:table-cell office:value-type="string" calcext:value-type="string">
            <text:p>DT.DOD.DIMF.CD</text:p>
          </table:table-cell>
          <table:table-cell office:value-type="string" calcext:value-type="string">
            <text:p>DT</text:p>
          </table:table-cell>
          <table:table-cell table:number-columns-repeated="10"/>
          <table:table-cell table:number-columns-repeated="11" office:value-type="float" office:value="0" calcext:value-type="float">
            <text:p>0</text:p>
          </table:table-cell>
          <table:table-cell office:value-type="float" office:value="884059046.9" calcext:value-type="float">
            <text:p>884059046.9</text:p>
          </table:table-cell>
          <table:table-cell office:value-type="float" office:value="837842329" calcext:value-type="float">
            <text:p>837842329</text:p>
          </table:table-cell>
          <table:table-cell office:value-type="float" office:value="324059292.7" calcext:value-type="float">
            <text:p>324059292.7</text:p>
          </table:table-cell>
          <table:table-cell office:value-type="float" office:value="303401460.7" calcext:value-type="float">
            <text:p>303401460.7</text:p>
          </table:table-cell>
          <table:table-cell office:value-type="float" office:value="339990647.3" calcext:value-type="float">
            <text:p>339990647.3</text:p>
          </table:table-cell>
          <table:table-cell office:value-type="float" office:value="1071881716.8" calcext:value-type="float">
            <text:p>1071881716.8</text:p>
          </table:table-cell>
          <table:table-cell office:value-type="float" office:value="1155346773.4" calcext:value-type="float">
            <text:p>1155346773.4</text:p>
          </table:table-cell>
          <table:table-cell office:value-type="float" office:value="1012623101.6" calcext:value-type="float">
            <text:p>1012623101.6</text:p>
          </table:table-cell>
          <table:table-cell office:value-type="float" office:value="907536555.3" calcext:value-type="float">
            <text:p>907536555.3</text:p>
          </table:table-cell>
          <table:table-cell office:value-type="float" office:value="469216030.6" calcext:value-type="float">
            <text:p>46921603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5010365.9" calcext:value-type="float">
            <text:p>325010365.9</text:p>
          </table:table-cell>
          <table:table-cell office:value-type="float" office:value="308529088" calcext:value-type="float">
            <text:p>308529088</text:p>
          </table:table-cell>
          <table:table-cell office:value-type="float" office:value="297593664" calcext:value-type="float">
            <text:p>297593664</text:p>
          </table:table-cell>
          <table:table-cell office:value-type="float" office:value="321934336" calcext:value-type="float">
            <text:p>321934336</text:p>
          </table:table-cell>
          <table:table-cell office:value-type="float" office:value="351877696" calcext:value-type="float">
            <text:p>351877696</text:p>
          </table:table-cell>
          <table:table-cell office:value-type="float" office:value="367752768" calcext:value-type="float">
            <text:p>367752768</text:p>
          </table:table-cell>
          <table:table-cell office:value-type="float" office:value="338451136" calcext:value-type="float">
            <text:p>338451136</text:p>
          </table:table-cell>
          <table:table-cell office:value-type="float" office:value="356241920" calcext:value-type="float">
            <text:p>356241920</text:p>
          </table:table-cell>
          <table:table-cell office:value-type="float" office:value="374203200" calcext:value-type="float">
            <text:p>374203200</text:p>
          </table:table-cell>
          <table:table-cell office:value-type="float" office:value="364735936" calcext:value-type="float">
            <text:p>364735936</text:p>
          </table:table-cell>
          <table:table-cell office:value-type="float" office:value="10957633395.1" calcext:value-type="float">
            <text:p>10957633395.1</text:p>
          </table:table-cell>
          <table:table-cell office:value-type="float" office:value="10764299164.7" calcext:value-type="float">
            <text:p>10764299164.7</text:p>
          </table:table-cell>
          <table:table-cell office:value-type="float" office:value="10731028342.6" calcext:value-type="float">
            <text:p>10731028342.6</text:p>
          </table:table-cell>
          <table:table-cell office:value-type="float" office:value="10742561295.7" calcext:value-type="float">
            <text:p>10742561295.7</text:p>
          </table:table-cell>
          <table:table-cell office:value-type="float" office:value="10764089474.6" calcext:value-type="float">
            <text:p>10764089474.6</text:p>
          </table:table-cell>
          <table:table-cell office:value-type="float" office:value="10126700895.1" calcext:value-type="float">
            <text:p>10126700895.1</text:p>
          </table:table-cell>
          <table:table-cell office:value-type="float" office:value="9685792637.6" calcext:value-type="float">
            <text:p>9685792637.6</text:p>
          </table:table-cell>
          <table:table-cell office:value-type="float" office:value="9396420382.4" calcext:value-type="float">
            <text:p>9396420382.4</text:p>
          </table:table-cell>
          <table:table-cell office:value-type="float" office:value="9954225477.5" calcext:value-type="float">
            <text:p>9954225477.5</text:p>
          </table:table-cell>
          <table:table-cell/>
        </table:table-row>
        <table:table-row table:style-name="ro1">
          <table:table-cell office:value-type="string" calcext:value-type="string">
            <text:p>External debt stocks (% of GNI)</text:p>
          </table:table-cell>
          <table:table-cell office:value-type="string" calcext:value-type="string">
            <text:p>DT.DOD.DECT.GN.ZS</text:p>
          </table:table-cell>
          <table:table-cell office:value-type="string" calcext:value-type="string">
            <text:p>DT</text:p>
          </table:table-cell>
          <table:table-cell table:number-columns-repeated="21"/>
          <table:table-cell office:value-type="float" office:value="2.96144821325265" calcext:value-type="float">
            <text:p>2.96144821325265</text:p>
          </table:table-cell>
          <table:table-cell office:value-type="float" office:value="4.07085874845965" calcext:value-type="float">
            <text:p>4.07085874845965</text:p>
          </table:table-cell>
          <table:table-cell office:value-type="float" office:value="4.15078554280896" calcext:value-type="float">
            <text:p>4.15078554280896</text:p>
          </table:table-cell>
          <table:table-cell office:value-type="float" office:value="4.62785075467772" calcext:value-type="float">
            <text:p>4.62785075467772</text:p>
          </table:table-cell>
          <table:table-cell office:value-type="float" office:value="5.38114880616591" calcext:value-type="float">
            <text:p>5.38114880616591</text:p>
          </table:table-cell>
          <table:table-cell office:value-type="float" office:value="7.88711307093933" calcext:value-type="float">
            <text:p>7.88711307093933</text:p>
          </table:table-cell>
          <table:table-cell office:value-type="float" office:value="12.9546784436217" calcext:value-type="float">
            <text:p>12.9546784436217</text:p>
          </table:table-cell>
          <table:table-cell office:value-type="float" office:value="13.5921958511773" calcext:value-type="float">
            <text:p>13.5921958511773</text:p>
          </table:table-cell>
          <table:table-cell office:value-type="float" office:value="12.9137595684066" calcext:value-type="float">
            <text:p>12.9137595684066</text:p>
          </table:table-cell>
          <table:table-cell office:value-type="float" office:value="15.2841148736389" calcext:value-type="float">
            <text:p>15.2841148736389</text:p>
          </table:table-cell>
          <table:table-cell office:value-type="float" office:value="15.6862735311274" calcext:value-type="float">
            <text:p>15.6862735311274</text:p>
          </table:table-cell>
          <table:table-cell office:value-type="float" office:value="16.9568730916294" calcext:value-type="float">
            <text:p>16.9568730916294</text:p>
          </table:table-cell>
          <table:table-cell office:value-type="float" office:value="19.3614205283241" calcext:value-type="float">
            <text:p>19.3614205283241</text:p>
          </table:table-cell>
          <table:table-cell office:value-type="float" office:value="17.8339937869236" calcext:value-type="float">
            <text:p>17.8339937869236</text:p>
          </table:table-cell>
          <table:table-cell office:value-type="float" office:value="16.3384237375498" calcext:value-type="float">
            <text:p>16.3384237375498</text:p>
          </table:table-cell>
          <table:table-cell office:value-type="float" office:value="15.1316360848456" calcext:value-type="float">
            <text:p>15.1316360848456</text:p>
          </table:table-cell>
          <table:table-cell office:value-type="float" office:value="15.4320329838793" calcext:value-type="float">
            <text:p>15.4320329838793</text:p>
          </table:table-cell>
          <table:table-cell office:value-type="float" office:value="14.2243032239148" calcext:value-type="float">
            <text:p>14.2243032239148</text:p>
          </table:table-cell>
          <table:table-cell office:value-type="float" office:value="13.7639009227622" calcext:value-type="float">
            <text:p>13.7639009227622</text:p>
          </table:table-cell>
          <table:table-cell office:value-type="float" office:value="12.1725352694673" calcext:value-type="float">
            <text:p>12.1725352694673</text:p>
          </table:table-cell>
          <table:table-cell office:value-type="float" office:value="13.9427454242512" calcext:value-type="float">
            <text:p>13.9427454242512</text:p>
          </table:table-cell>
          <table:table-cell office:value-type="float" office:value="12.7242183867337" calcext:value-type="float">
            <text:p>12.7242183867337</text:p>
          </table:table-cell>
          <table:table-cell office:value-type="float" office:value="12.5179984152701" calcext:value-type="float">
            <text:p>12.5179984152701</text:p>
          </table:table-cell>
          <table:table-cell office:value-type="float" office:value="12.6018511132215" calcext:value-type="float">
            <text:p>12.6018511132215</text:p>
          </table:table-cell>
          <table:table-cell office:value-type="float" office:value="12.4813938728271" calcext:value-type="float">
            <text:p>12.4813938728271</text:p>
          </table:table-cell>
          <table:table-cell office:value-type="float" office:value="11.7632287836646" calcext:value-type="float">
            <text:p>11.7632287836646</text:p>
          </table:table-cell>
          <table:table-cell office:value-type="float" office:value="10.4897186684975" calcext:value-type="float">
            <text:p>10.4897186684975</text:p>
          </table:table-cell>
          <table:table-cell office:value-type="float" office:value="8.21663330580204" calcext:value-type="float">
            <text:p>8.21663330580204</text:p>
          </table:table-cell>
          <table:table-cell office:value-type="float" office:value="8.7752446684465" calcext:value-type="float">
            <text:p>8.7752446684465</text:p>
          </table:table-cell>
          <table:table-cell office:value-type="float" office:value="12.0908645086296" calcext:value-type="float">
            <text:p>12.0908645086296</text:p>
          </table:table-cell>
          <table:table-cell office:value-type="float" office:value="13.9206928339024" calcext:value-type="float">
            <text:p>13.9206928339024</text:p>
          </table:table-cell>
          <table:table-cell office:value-type="float" office:value="13.3272851467233" calcext:value-type="float">
            <text:p>13.3272851467233</text:p>
          </table:table-cell>
          <table:table-cell office:value-type="float" office:value="15.4429079199061" calcext:value-type="float">
            <text:p>15.4429079199061</text:p>
          </table:table-cell>
          <table:table-cell office:value-type="float" office:value="16.8684616701535" calcext:value-type="float">
            <text:p>16.8684616701535</text:p>
          </table:table-cell>
          <table:table-cell office:value-type="float" office:value="12.028335028658" calcext:value-type="float">
            <text:p>12.028335028658</text:p>
          </table:table-cell>
          <table:table-cell office:value-type="float" office:value="12.6929935177442" calcext:value-type="float">
            <text:p>12.6929935177442</text:p>
          </table:table-cell>
          <table:table-cell office:value-type="float" office:value="14.0108032710198" calcext:value-type="float">
            <text:p>14.0108032710198</text:p>
          </table:table-cell>
          <table:table-cell/>
        </table:table-row>
        <table:table-row table:style-name="ro1">
          <table:table-cell office:value-type="string" calcext:value-type="string">
            <text:p>External debt stocks (% of exports of goods, services and primary income)</text:p>
          </table:table-cell>
          <table:table-cell office:value-type="string" calcext:value-type="string">
            <text:p>DT.DOD.DECT.EX.ZS</text:p>
          </table:table-cell>
          <table:table-cell office:value-type="string" calcext:value-type="string">
            <text:p>DT</text:p>
          </table:table-cell>
          <table:table-cell table:number-columns-repeated="22"/>
          <table:table-cell office:value-type="float" office:value="33.8063336762506" calcext:value-type="float">
            <text:p>33.8063336762506</text:p>
          </table:table-cell>
          <table:table-cell office:value-type="float" office:value="38.8586896947645" calcext:value-type="float">
            <text:p>38.8586896947645</text:p>
          </table:table-cell>
          <table:table-cell office:value-type="float" office:value="42.0865316547138" calcext:value-type="float">
            <text:p>42.0865316547138</text:p>
          </table:table-cell>
          <table:table-cell office:value-type="float" office:value="56.3382341877804" calcext:value-type="float">
            <text:p>56.3382341877804</text:p>
          </table:table-cell>
          <table:table-cell office:value-type="float" office:value="77.3044223746048" calcext:value-type="float">
            <text:p>77.3044223746048</text:p>
          </table:table-cell>
          <table:table-cell office:value-type="float" office:value="88.0253237407527" calcext:value-type="float">
            <text:p>88.0253237407527</text:p>
          </table:table-cell>
          <table:table-cell office:value-type="float" office:value="89.5695691572571" calcext:value-type="float">
            <text:p>89.5695691572571</text:p>
          </table:table-cell>
          <table:table-cell office:value-type="float" office:value="90.3764691415411" calcext:value-type="float">
            <text:p>90.3764691415411</text:p>
          </table:table-cell>
          <table:table-cell office:value-type="float" office:value="91.5722705350135" calcext:value-type="float">
            <text:p>91.5722705350135</text:p>
          </table:table-cell>
          <table:table-cell office:value-type="float" office:value="86.5581488020167" calcext:value-type="float">
            <text:p>86.5581488020167</text:p>
          </table:table-cell>
          <table:table-cell office:value-type="float" office:value="85.80292083436" calcext:value-type="float">
            <text:p>85.80292083436</text:p>
          </table:table-cell>
          <table:table-cell office:value-type="float" office:value="94.1756150346332" calcext:value-type="float">
            <text:p>94.1756150346332</text:p>
          </table:table-cell>
          <table:table-cell office:value-type="float" office:value="80.4182474993996" calcext:value-type="float">
            <text:p>80.4182474993996</text:p>
          </table:table-cell>
          <table:table-cell office:value-type="float" office:value="77.4708552524499" calcext:value-type="float">
            <text:p>77.4708552524499</text:p>
          </table:table-cell>
          <table:table-cell office:value-type="float" office:value="71.9664620480905" calcext:value-type="float">
            <text:p>71.9664620480905</text:p>
          </table:table-cell>
          <table:table-cell office:value-type="float" office:value="100.310407479264" calcext:value-type="float">
            <text:p>100.310407479264</text:p>
          </table:table-cell>
          <table:table-cell office:value-type="float" office:value="97.9984479487982" calcext:value-type="float">
            <text:p>97.9984479487982</text:p>
          </table:table-cell>
          <table:table-cell office:value-type="float" office:value="93.9139549516478" calcext:value-type="float">
            <text:p>93.9139549516478</text:p>
          </table:table-cell>
          <table:table-cell office:value-type="float" office:value="71.9023553240011" calcext:value-type="float">
            <text:p>71.9023553240011</text:p>
          </table:table-cell>
          <table:table-cell office:value-type="float" office:value="84.453702052762" calcext:value-type="float">
            <text:p>84.453702052762</text:p>
          </table:table-cell>
          <table:table-cell office:value-type="float" office:value="72.3577141316693" calcext:value-type="float">
            <text:p>72.3577141316693</text:p>
          </table:table-cell>
          <table:table-cell office:value-type="float" office:value="44.702159656764" calcext:value-type="float">
            <text:p>44.702159656764</text:p>
          </table:table-cell>
          <table:table-cell office:value-type="float" office:value="39.3012306436978" calcext:value-type="float">
            <text:p>39.3012306436978</text:p>
          </table:table-cell>
          <table:table-cell office:value-type="float" office:value="34.8641016730998" calcext:value-type="float">
            <text:p>34.8641016730998</text:p>
          </table:table-cell>
          <table:table-cell office:value-type="float" office:value="30.8837165352094" calcext:value-type="float">
            <text:p>30.8837165352094</text:p>
          </table:table-cell>
          <table:table-cell office:value-type="float" office:value="27.8589594400926" calcext:value-type="float">
            <text:p>27.8589594400926</text:p>
          </table:table-cell>
          <table:table-cell office:value-type="float" office:value="23.6552689980065" calcext:value-type="float">
            <text:p>23.6552689980065</text:p>
          </table:table-cell>
          <table:table-cell office:value-type="float" office:value="32.9654386741464" calcext:value-type="float">
            <text:p>32.9654386741464</text:p>
          </table:table-cell>
          <table:table-cell office:value-type="float" office:value="42.0567239002894" calcext:value-type="float">
            <text:p>42.0567239002894</text:p>
          </table:table-cell>
          <table:table-cell office:value-type="float" office:value="48.504264847671" calcext:value-type="float">
            <text:p>48.504264847671</text:p>
          </table:table-cell>
          <table:table-cell office:value-type="float" office:value="48.5988336700861" calcext:value-type="float">
            <text:p>48.5988336700861</text:p>
          </table:table-cell>
          <table:table-cell office:value-type="float" office:value="57.9474975745662" calcext:value-type="float">
            <text:p>57.9474975745662</text:p>
          </table:table-cell>
          <table:table-cell office:value-type="float" office:value="65.5173438487225" calcext:value-type="float">
            <text:p>65.5173438487225</text:p>
          </table:table-cell>
          <table:table-cell office:value-type="float" office:value="51.32357007426" calcext:value-type="float">
            <text:p>51.32357007426</text:p>
          </table:table-cell>
          <table:table-cell office:value-type="float" office:value="58.4138905155542" calcext:value-type="float">
            <text:p>58.4138905155542</text:p>
          </table:table-cell>
          <table:table-cell office:value-type="float" office:value="63.808872003867" calcext:value-type="float">
            <text:p>63.808872003867</text:p>
          </table:table-cell>
          <table:table-cell/>
        </table:table-row>
        <table:table-row table:style-name="ro1">
          <table:table-cell office:value-type="string" calcext:value-type="string">
            <text:p>Total change in external debt stocks (current US$)</text:p>
          </table:table-cell>
          <table:table-cell office:value-type="string" calcext:value-type="string">
            <text:p>DT.DOD.DECT.CD.CG</text:p>
          </table:table-cell>
          <table:table-cell office:value-type="string" calcext:value-type="string">
            <text:p>DT</text:p>
          </table:table-cell>
          <table:table-cell table:number-columns-repeated="10"/>
          <table:table-cell table:number-columns-repeated="19" office:value-type="float" office:value="0" calcext:value-type="float">
            <text:p>0</text:p>
          </table:table-cell>
          <table:table-cell office:value-type="float" office:value="2493511600.7" calcext:value-type="float">
            <text:p>2493511600.7</text:p>
          </table:table-cell>
          <table:table-cell office:value-type="float" office:value="10368940735.7" calcext:value-type="float">
            <text:p>10368940735.7</text:p>
          </table:table-cell>
          <table:table-cell office:value-type="float" office:value="4957776552.7" calcext:value-type="float">
            <text:p>4957776552.7</text:p>
          </table:table-cell>
          <table:table-cell office:value-type="float" office:value="12168775083.2" calcext:value-type="float">
            <text:p>12168775083.2</text:p>
          </table:table-cell>
          <table:table-cell office:value-type="float" office:value="13499753135.2" calcext:value-type="float">
            <text:p>13499753135.2</text:p>
          </table:table-cell>
          <table:table-cell office:value-type="float" office:value="14529151741.4" calcext:value-type="float">
            <text:p>14529151741.4</text:p>
          </table:table-cell>
          <table:table-cell office:value-type="float" office:value="17632926635.7" calcext:value-type="float">
            <text:p>17632926635.7</text:p>
          </table:table-cell>
          <table:table-cell office:value-type="float" office:value="10727295360.6" calcext:value-type="float">
            <text:p>10727295360.6</text:p>
          </table:table-cell>
          <table:table-cell office:value-type="float" office:value="17879860802.3" calcext:value-type="float">
            <text:p>17879860802.3</text:p>
          </table:table-cell>
          <table:table-cell office:value-type="float" office:value="-2690189918.1" calcext:value-type="float">
            <text:p>-2690189918.1</text:p>
          </table:table-cell>
          <table:table-cell office:value-type="float" office:value="4578265395.4" calcext:value-type="float">
            <text:p>4578265395.4</text:p>
          </table:table-cell>
          <table:table-cell office:value-type="float" office:value="-2918567923.5" calcext:value-type="float">
            <text:p>-2918567923.5</text:p>
          </table:table-cell>
          <table:table-cell office:value-type="float" office:value="38408832230.5" calcext:value-type="float">
            <text:p>38408832230.5</text:p>
          </table:table-cell>
          <table:table-cell office:value-type="float" office:value="1139053125.9" calcext:value-type="float">
            <text:p>1139053125.9</text:p>
          </table:table-cell>
          <table:table-cell office:value-type="float" office:value="21341328882.2" calcext:value-type="float">
            <text:p>21341328882.2</text:p>
          </table:table-cell>
          <table:table-cell office:value-type="float" office:value="39207569399.6" calcext:value-type="float">
            <text:p>39207569399.6</text:p>
          </table:table-cell>
          <table:table-cell office:value-type="float" office:value="37546577338.7" calcext:value-type="float">
            <text:p>37546577338.7</text:p>
          </table:table-cell>
          <table:table-cell office:value-type="float" office:value="39824832459.2" calcext:value-type="float">
            <text:p>39824832459.2</text:p>
          </table:table-cell>
          <table:table-cell office:value-type="float" office:value="50322723620.4" calcext:value-type="float">
            <text:p>50322723620.4</text:p>
          </table:table-cell>
          <table:table-cell office:value-type="float" office:value="6707459036.7" calcext:value-type="float">
            <text:p>6707459036.7</text:p>
          </table:table-cell>
          <table:table-cell office:value-type="float" office:value="67497387823.2" calcext:value-type="float">
            <text:p>67497387823.2</text:p>
          </table:table-cell>
          <table:table-cell office:value-type="float" office:value="286803219050.6" calcext:value-type="float">
            <text:p>286803219050.6</text:p>
          </table:table-cell>
          <table:table-cell office:value-type="float" office:value="309889605452.7" calcext:value-type="float">
            <text:p>309889605452.7</text:p>
          </table:table-cell>
          <table:table-cell office:value-type="float" office:value="93892358968.3" calcext:value-type="float">
            <text:p>93892358968.3</text:p>
          </table:table-cell>
          <table:table-cell office:value-type="float" office:value="333368641609.7" calcext:value-type="float">
            <text:p>333368641609.7</text:p>
          </table:table-cell>
          <table:table-cell office:value-type="float" office:value="298842312956.3" calcext:value-type="float">
            <text:p>298842312956.3</text:p>
          </table:table-cell>
          <table:table-cell office:value-type="float" office:value="-444589876675.2" calcext:value-type="float">
            <text:p>-444589876675.2</text:p>
          </table:table-cell>
          <table:table-cell office:value-type="float" office:value="89932600497.7" calcext:value-type="float">
            <text:p>89932600497.7</text:p>
          </table:table-cell>
          <table:table-cell office:value-type="float" office:value="294433999344.7" calcext:value-type="float">
            <text:p>294433999344.7</text:p>
          </table:table-cell>
          <table:table-cell/>
        </table:table-row>
        <table:table-row table:style-name="ro1">
          <table:table-cell office:value-type="string" calcext:value-type="string">
            <text:p>External debt stocks, total (DOD, current US$)</text:p>
          </table:table-cell>
          <table:table-cell office:value-type="string" calcext:value-type="string">
            <text:p>DT.DOD.DECT.CD</text:p>
          </table:table-cell>
          <table:table-cell office:value-type="string" calcext:value-type="string">
            <text:p>DT</text:p>
          </table:table-cell>
          <table:table-cell table:number-columns-repeated="10"/>
          <table:table-cell table:number-columns-repeated="11" office:value-type="float" office:value="0" calcext:value-type="float">
            <text:p>0</text:p>
          </table:table-cell>
          <table:table-cell office:value-type="float" office:value="5798013609.4" calcext:value-type="float">
            <text:p>5798013609.4</text:p>
          </table:table-cell>
          <table:table-cell office:value-type="float" office:value="8359968254.8" calcext:value-type="float">
            <text:p>8359968254.8</text:p>
          </table:table-cell>
          <table:table-cell office:value-type="float" office:value="9611696896" calcext:value-type="float">
            <text:p>9611696896</text:p>
          </table:table-cell>
          <table:table-cell office:value-type="float" office:value="12088935352.5" calcext:value-type="float">
            <text:p>12088935352.5</text:p>
          </table:table-cell>
          <table:table-cell office:value-type="float" office:value="16699215995.6" calcext:value-type="float">
            <text:p>16699215995.6</text:p>
          </table:table-cell>
          <table:table-cell office:value-type="float" office:value="23719315917.2" calcext:value-type="float">
            <text:p>23719315917.2</text:p>
          </table:table-cell>
          <table:table-cell office:value-type="float" office:value="35339526722.2" calcext:value-type="float">
            <text:p>35339526722.2</text:p>
          </table:table-cell>
          <table:table-cell office:value-type="float" office:value="42438957562.4" calcext:value-type="float">
            <text:p>42438957562.4</text:p>
          </table:table-cell>
          <table:table-cell office:value-type="float" office:value="44932469163.1" calcext:value-type="float">
            <text:p>44932469163.1</text:p>
          </table:table-cell>
          <table:table-cell office:value-type="float" office:value="55301409898.8" calcext:value-type="float">
            <text:p>55301409898.8</text:p>
          </table:table-cell>
          <table:table-cell office:value-type="float" office:value="60259186451.5" calcext:value-type="float">
            <text:p>60259186451.5</text:p>
          </table:table-cell>
          <table:table-cell office:value-type="float" office:value="72427961534.7" calcext:value-type="float">
            <text:p>72427961534.7</text:p>
          </table:table-cell>
          <table:table-cell office:value-type="float" office:value="85927714669.9" calcext:value-type="float">
            <text:p>85927714669.9</text:p>
          </table:table-cell>
          <table:table-cell office:value-type="float" office:value="100456866411.3" calcext:value-type="float">
            <text:p>100456866411.3</text:p>
          </table:table-cell>
          <table:table-cell office:value-type="float" office:value="118089793047" calcext:value-type="float">
            <text:p>118089793047</text:p>
          </table:table-cell>
          <table:table-cell office:value-type="float" office:value="128817088407.6" calcext:value-type="float">
            <text:p>128817088407.6</text:p>
          </table:table-cell>
          <table:table-cell office:value-type="float" office:value="146696949209.9" calcext:value-type="float">
            <text:p>146696949209.9</text:p>
          </table:table-cell>
          <table:table-cell office:value-type="float" office:value="144006759291.8" calcext:value-type="float">
            <text:p>144006759291.8</text:p>
          </table:table-cell>
          <table:table-cell office:value-type="float" office:value="148585024687.2" calcext:value-type="float">
            <text:p>148585024687.2</text:p>
          </table:table-cell>
          <table:table-cell office:value-type="float" office:value="145666456763.7" calcext:value-type="float">
            <text:p>145666456763.7</text:p>
          </table:table-cell>
          <table:table-cell office:value-type="float" office:value="184075288994.2" calcext:value-type="float">
            <text:p>184075288994.2</text:p>
          </table:table-cell>
          <table:table-cell office:value-type="float" office:value="185214342120.1" calcext:value-type="float">
            <text:p>185214342120.1</text:p>
          </table:table-cell>
          <table:table-cell office:value-type="float" office:value="206555671002.3" calcext:value-type="float">
            <text:p>206555671002.3</text:p>
          </table:table-cell>
          <table:table-cell office:value-type="float" office:value="245763240401.9" calcext:value-type="float">
            <text:p>245763240401.9</text:p>
          </table:table-cell>
          <table:table-cell office:value-type="float" office:value="283309817740.6" calcext:value-type="float">
            <text:p>283309817740.6</text:p>
          </table:table-cell>
          <table:table-cell office:value-type="float" office:value="323134650199.8" calcext:value-type="float">
            <text:p>323134650199.8</text:p>
          </table:table-cell>
          <table:table-cell office:value-type="float" office:value="373457373820.2" calcext:value-type="float">
            <text:p>373457373820.2</text:p>
          </table:table-cell>
          <table:table-cell office:value-type="float" office:value="380164832856.9" calcext:value-type="float">
            <text:p>380164832856.9</text:p>
          </table:table-cell>
          <table:table-cell office:value-type="float" office:value="447662220680.1" calcext:value-type="float">
            <text:p>447662220680.1</text:p>
          </table:table-cell>
          <table:table-cell office:value-type="float" office:value="734465439730.7" calcext:value-type="float">
            <text:p>734465439730.7</text:p>
          </table:table-cell>
          <table:table-cell office:value-type="float" office:value="1044355045183.4" calcext:value-type="float">
            <text:p>1044355045183.4</text:p>
          </table:table-cell>
          <table:table-cell office:value-type="float" office:value="1138247404151.7" calcext:value-type="float">
            <text:p>1138247404151.7</text:p>
          </table:table-cell>
          <table:table-cell office:value-type="float" office:value="1471616045761.4" calcext:value-type="float">
            <text:p>1471616045761.4</text:p>
          </table:table-cell>
          <table:table-cell office:value-type="float" office:value="1770458358717.7" calcext:value-type="float">
            <text:p>1770458358717.7</text:p>
          </table:table-cell>
          <table:table-cell office:value-type="float" office:value="1325868482042.5" calcext:value-type="float">
            <text:p>1325868482042.5</text:p>
          </table:table-cell>
          <table:table-cell office:value-type="float" office:value="1415801082540.2" calcext:value-type="float">
            <text:p>1415801082540.2</text:p>
          </table:table-cell>
          <table:table-cell office:value-type="float" office:value="1710235081884.9" calcext:value-type="float">
            <text:p>1710235081884.9</text:p>
          </table:table-cell>
          <table:table-cell/>
        </table:table-row>
        <table:table-row table:style-name="ro1">
          <table:table-cell office:value-type="string" calcext:value-type="string">
            <text:p>Unemployment, total (% of total labor force) (national estimate)</text:p>
          </table:table-cell>
          <table:table-cell office:value-type="string" calcext:value-type="string">
            <text:p>SL.UEM.TOTL.NE.ZS</text:p>
          </table:table-cell>
          <table:table-cell office:value-type="string" calcext:value-type="string">
            <text:p>SL</text:p>
          </table:table-cell>
          <table:table-cell table:number-columns-repeated="18"/>
          <table:table-cell office:value-type="float" office:value="5.30000019073486" calcext:value-type="float">
            <text:p>5.30000019073486</text:p>
          </table:table-cell>
          <table:table-cell office:value-type="float" office:value="5.40000009536743" calcext:value-type="float">
            <text:p>5.40000009536743</text:p>
          </table:table-cell>
          <table:table-cell office:value-type="float" office:value="4.90000009536743" calcext:value-type="float">
            <text:p>4.90000009536743</text:p>
          </table:table-cell>
          <table:table-cell office:value-type="float" office:value="3.79999995231628" calcext:value-type="float">
            <text:p>3.79999995231628</text:p>
          </table:table-cell>
          <table:table-cell office:value-type="float" office:value="3.20000004768372" calcext:value-type="float">
            <text:p>3.20000004768372</text:p>
          </table:table-cell>
          <table:table-cell office:value-type="float" office:value="2.29999995231628" calcext:value-type="float">
            <text:p>2.29999995231628</text:p>
          </table:table-cell>
          <table:table-cell office:value-type="float" office:value="1.89999997615814" calcext:value-type="float">
            <text:p>1.89999997615814</text:p>
          </table:table-cell>
          <table:table-cell office:value-type="float" office:value="1.79999995231628" calcext:value-type="float">
            <text:p>1.799999952316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59999990463257" calcext:value-type="float">
            <text:p>2.5999999046325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29999995231628" calcext:value-type="float">
            <text:p>2.29999995231628</text:p>
          </table:table-cell>
          <table:table-cell office:value-type="float" office:value="2.59999990463257" calcext:value-type="float">
            <text:p>2.59999990463257</text:p>
          </table:table-cell>
          <table:table-cell office:value-type="float" office:value="2.79999995231628" calcext:value-type="float">
            <text:p>2.79999995231628</text:p>
          </table:table-cell>
          <table:table-cell office:value-type="float" office:value="2.90000009536743" calcext:value-type="float">
            <text:p>2.900000095367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.09999990463257" calcext:value-type="float">
            <text:p>3.09999990463257</text:p>
          </table:table-cell>
          <table:table-cell office:value-type="float" office:value="3.59999990463257" calcext:value-type="float">
            <text:p>3.59999990463257</text:p>
          </table:table-cell>
          <table:table-cell office:value-type="float" office:value="4" calcext:value-type="float">
            <text:p>4</text:p>
          </table:table-cell>
          <table:table-cell office:value-type="float" office:value="4.30000019073486" calcext:value-type="float">
            <text:p>4.30000019073486</text:p>
          </table:table-cell>
          <table:table-cell table:number-columns-repeated="2" office:value-type="float" office:value="4.19999980926514" calcext:value-type="float">
            <text:p>4.19999980926514</text:p>
          </table:table-cell>
          <table:table-cell office:value-type="float" office:value="4.09999990463257" calcext:value-type="float">
            <text:p>4.09999990463257</text:p>
          </table:table-cell>
          <table:table-cell office:value-type="float" office:value="4" calcext:value-type="float">
            <text:p>4</text:p>
          </table:table-cell>
          <table:table-cell office:value-type="float" office:value="4.19999980926514" calcext:value-type="float">
            <text:p>4.19999980926514</text:p>
          </table:table-cell>
          <table:table-cell office:value-type="float" office:value="4.30000019073486" calcext:value-type="float">
            <text:p>4.30000019073486</text:p>
          </table:table-cell>
          <table:table-cell table:number-columns-repeated="3" office:value-type="float" office:value="4.09999990463257" calcext:value-type="float">
            <text:p>4.09999990463257</text:p>
          </table:table-cell>
          <table:table-cell office:value-type="float" office:value="4.05000019073486" calcext:value-type="float">
            <text:p>4.05000019073486</text:p>
          </table:table-cell>
          <table:table-cell office:value-type="float" office:value="4.09999990463257" calcext:value-type="float">
            <text:p>4.09999990463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I per capita, Atlas method (current US$)</text:p>
          </table:table-cell>
          <table:table-cell office:value-type="string" calcext:value-type="string">
            <text:p>NY.GNP.PCAP.CD</text:p>
          </table:table-cell>
          <table:table-cell office:value-type="string" calcext:value-type="string">
            <text:p>NY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table:number-columns-repeated="4"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office:value-type="float" office:value="390" calcext:value-type="float">
            <text:p>390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office:value-type="float" office:value="540" calcext:value-type="float">
            <text:p>540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  <table:table-cell office:value-type="float" office:value="940" calcext:value-type="float">
            <text:p>940</text:p>
          </table:table-cell>
          <table:table-cell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office:value-type="float" office:value="1280" calcext:value-type="float">
            <text:p>1280</text:p>
          </table:table-cell>
          <table:table-cell office:value-type="float" office:value="1510" calcext:value-type="float">
            <text:p>1510</text:p>
          </table:table-cell>
          <table:table-cell office:value-type="float" office:value="1760" calcext:value-type="float">
            <text:p>1760</text:p>
          </table:table-cell>
          <table:table-cell office:value-type="float" office:value="2060" calcext:value-type="float">
            <text:p>2060</text:p>
          </table:table-cell>
          <table:table-cell office:value-type="float" office:value="2510" calcext:value-type="float">
            <text:p>2510</text:p>
          </table:table-cell>
          <table:table-cell office:value-type="float" office:value="3100" calcext:value-type="float">
            <text:p>3100</text:p>
          </table:table-cell>
          <table:table-cell office:value-type="float" office:value="3690" calcext:value-type="float">
            <text:p>3690</text:p>
          </table:table-cell>
          <table:table-cell office:value-type="float" office:value="4340" calcext:value-type="float">
            <text:p>4340</text:p>
          </table:table-cell>
          <table:table-cell office:value-type="float" office:value="5060" calcext:value-type="float">
            <text:p>5060</text:p>
          </table:table-cell>
          <table:table-cell office:value-type="float" office:value="5940" calcext:value-type="float">
            <text:p>5940</text:p>
          </table:table-cell>
          <table:table-cell office:value-type="float" office:value="6800" calcext:value-type="float">
            <text:p>6800</text:p>
          </table:table-cell>
          <table:table-cell office:value-type="float" office:value="7520" calcext:value-type="float">
            <text:p>7520</text:p>
          </table:table-cell>
          <table:table-cell office:value-type="float" office:value="7950" calcext:value-type="float">
            <text:p>7950</text:p>
          </table:table-cell>
          <table:table-cell office:value-type="float" office:value="8250" calcext:value-type="float">
            <text:p>8250</text:p>
          </table:table-cell>
          <table:table-cell office:value-type="float" office:value="8690" calcext:value-type="float">
            <text:p>8690</text:p>
          </table:table-cell>
          <table:table-cell/>
        </table:table-row>
        <table:table-row table:style-name="ro1">
          <table:table-cell office:value-type="string" calcext:value-type="string">
            <text:p>GNI (current US$)</text:p>
          </table:table-cell>
          <table:table-cell office:value-type="string" calcext:value-type="string">
            <text:p>NY.GNP.MKTP.CD</text:p>
          </table:table-cell>
          <table:table-cell office:value-type="string" calcext:value-type="string">
            <text:p>NY</text:p>
          </table:table-cell>
          <table:table-cell office:value-type="float" office:value="59716467625.3148" calcext:value-type="float">
            <text:p>59716467625.3148</text:p>
          </table:table-cell>
          <table:table-cell office:value-type="float" office:value="50056868957.6732" calcext:value-type="float">
            <text:p>50056868957.6732</text:p>
          </table:table-cell>
          <table:table-cell office:value-type="float" office:value="47209359005.6056" calcext:value-type="float">
            <text:p>47209359005.6056</text:p>
          </table:table-cell>
          <table:table-cell office:value-type="float" office:value="50706799902.5103" calcext:value-type="float">
            <text:p>50706799902.5103</text:p>
          </table:table-cell>
          <table:table-cell office:value-type="float" office:value="59708343488.5043" calcext:value-type="float">
            <text:p>59708343488.5043</text:p>
          </table:table-cell>
          <table:table-cell office:value-type="float" office:value="70436266146.7219" calcext:value-type="float">
            <text:p>70436266146.7219</text:p>
          </table:table-cell>
          <table:table-cell office:value-type="float" office:value="76720285969.6157" calcext:value-type="float">
            <text:p>76720285969.6157</text:p>
          </table:table-cell>
          <table:table-cell office:value-type="float" office:value="72881631326.6715" calcext:value-type="float">
            <text:p>72881631326.6715</text:p>
          </table:table-cell>
          <table:table-cell office:value-type="float" office:value="70846535055.6503" calcext:value-type="float">
            <text:p>70846535055.6503</text:p>
          </table:table-cell>
          <table:table-cell office:value-type="float" office:value="79705906247.4612" calcext:value-type="float">
            <text:p>79705906247.4612</text:p>
          </table:table-cell>
          <table:table-cell office:value-type="float" office:value="92602973434.0726" calcext:value-type="float">
            <text:p>92602973434.0726</text:p>
          </table:table-cell>
          <table:table-cell office:value-type="float" office:value="99800958648.1436" calcext:value-type="float">
            <text:p>99800958648.1436</text:p>
          </table:table-cell>
          <table:table-cell office:value-type="float" office:value="113687586299.051" calcext:value-type="float">
            <text:p>113687586299.051</text:p>
          </table:table-cell>
          <table:table-cell office:value-type="float" office:value="138544284708.957" calcext:value-type="float">
            <text:p>138544284708.957</text:p>
          </table:table-cell>
          <table:table-cell office:value-type="float" office:value="144182133387.722" calcext:value-type="float">
            <text:p>144182133387.722</text:p>
          </table:table-cell>
          <table:table-cell office:value-type="float" office:value="163431551779.761" calcext:value-type="float">
            <text:p>163431551779.761</text:p>
          </table:table-cell>
          <table:table-cell office:value-type="float" office:value="153940455341.506" calcext:value-type="float">
            <text:p>153940455341.506</text:p>
          </table:table-cell>
          <table:table-cell office:value-type="float" office:value="174938098826.569" calcext:value-type="float">
            <text:p>174938098826.569</text:p>
          </table:table-cell>
          <table:table-cell office:value-type="float" office:value="149540752829.268" calcext:value-type="float">
            <text:p>149540752829.268</text:p>
          </table:table-cell>
          <table:table-cell office:value-type="float" office:value="178280594413.043" calcext:value-type="float">
            <text:p>178280594413.043</text:p>
          </table:table-cell>
          <table:table-cell office:value-type="float" office:value="191149211575" calcext:value-type="float">
            <text:p>191149211575</text:p>
          </table:table-cell>
          <table:table-cell office:value-type="float" office:value="195783049099.206" calcext:value-type="float">
            <text:p>195783049099.206</text:p>
          </table:table-cell>
          <table:table-cell office:value-type="float" office:value="205361295278.626" calcext:value-type="float">
            <text:p>205361295278.626</text:p>
          </table:table-cell>
          <table:table-cell office:value-type="float" office:value="231563322095.785" calcext:value-type="float">
            <text:p>231563322095.785</text:p>
          </table:table-cell>
          <table:table-cell office:value-type="float" office:value="261221374528.571" calcext:value-type="float">
            <text:p>261221374528.571</text:p>
          </table:table-cell>
          <table:table-cell office:value-type="float" office:value="310328084153.061" calcext:value-type="float">
            <text:p>310328084153.061</text:p>
          </table:table-cell>
          <table:table-cell office:value-type="float" office:value="300735081440.58" calcext:value-type="float">
            <text:p>300735081440.58</text:p>
          </table:table-cell>
          <table:table-cell office:value-type="float" office:value="272793546177.13" calcext:value-type="float">
            <text:p>272793546177.13</text:p>
          </table:table-cell>
          <table:table-cell office:value-type="float" office:value="312230327072.016" calcext:value-type="float">
            <text:p>312230327072.016</text:p>
          </table:table-cell>
          <table:table-cell office:value-type="float" office:value="347942587323.887" calcext:value-type="float">
            <text:p>347942587323.887</text:p>
          </table:table-cell>
          <table:table-cell office:value-type="float" office:value="361822783694.073" calcext:value-type="float">
            <text:p>361822783694.073</text:p>
          </table:table-cell>
          <table:table-cell office:value-type="float" office:value="384152337595.819" calcext:value-type="float">
            <text:p>384152337595.819</text:p>
          </table:table-cell>
          <table:table-cell office:value-type="float" office:value="427130409854.003" calcext:value-type="float">
            <text:p>427130409854.003</text:p>
          </table:table-cell>
          <table:table-cell office:value-type="float" office:value="443808937181.006" calcext:value-type="float">
            <text:p>443808937181.006</text:p>
          </table:table-cell>
          <table:table-cell office:value-type="float" office:value="563288670005.917" calcext:value-type="float">
            <text:p>563288670005.917</text:p>
          </table:table-cell>
          <table:table-cell office:value-type="float" office:value="722773475238.004" calcext:value-type="float">
            <text:p>722773475238.004</text:p>
          </table:table-cell>
          <table:table-cell office:value-type="float" office:value="851309717503.789" calcext:value-type="float">
            <text:p>851309717503.789</text:p>
          </table:table-cell>
          <table:table-cell office:value-type="float" office:value="950600282951.338" calcext:value-type="float">
            <text:p>950600282951.338</text:p>
          </table:table-cell>
          <table:table-cell office:value-type="float" office:value="1012399391554.64" calcext:value-type="float">
            <text:p>1012399391554.64</text:p>
          </table:table-cell>
          <table:table-cell office:value-type="float" office:value="1079526985271.13" calcext:value-type="float">
            <text:p>1079526985271.13</text:p>
          </table:table-cell>
          <table:table-cell office:value-type="float" office:value="1196681328408.87" calcext:value-type="float">
            <text:p>1196681328408.87</text:p>
          </table:table-cell>
          <table:table-cell office:value-type="float" office:value="1320222692110.76" calcext:value-type="float">
            <text:p>1320222692110.76</text:p>
          </table:table-cell>
          <table:table-cell office:value-type="float" office:value="1455604866961.46" calcext:value-type="float">
            <text:p>1455604866961.46</text:p>
          </table:table-cell>
          <table:table-cell office:value-type="float" office:value="1650069477164.43" calcext:value-type="float">
            <text:p>1650069477164.43</text:p>
          </table:table-cell>
          <table:table-cell office:value-type="float" office:value="1950215394499.08" calcext:value-type="float">
            <text:p>1950215394499.08</text:p>
          </table:table-cell>
          <table:table-cell office:value-type="float" office:value="2269857202066.07" calcext:value-type="float">
            <text:p>2269857202066.07</text:p>
          </table:table-cell>
          <table:table-cell office:value-type="float" office:value="2746989420528.26" calcext:value-type="float">
            <text:p>2746989420528.26</text:p>
          </table:table-cell>
          <table:table-cell office:value-type="float" office:value="3560222972821.56" calcext:value-type="float">
            <text:p>3560222972821.56</text:p>
          </table:table-cell>
          <table:table-cell office:value-type="float" office:value="4626771315064.69" calcext:value-type="float">
            <text:p>4626771315064.69</text:p>
          </table:table-cell>
          <table:table-cell office:value-type="float" office:value="5101421528333.87" calcext:value-type="float">
            <text:p>5101421528333.87</text:p>
          </table:table-cell>
          <table:table-cell office:value-type="float" office:value="6074548591678.36" calcext:value-type="float">
            <text:p>6074548591678.36</text:p>
          </table:table-cell>
          <table:table-cell office:value-type="float" office:value="7502177209456.01" calcext:value-type="float">
            <text:p>7502177209456.01</text:p>
          </table:table-cell>
          <table:table-cell office:value-type="float" office:value="8540729725675.27" calcext:value-type="float">
            <text:p>8540729725675.27</text:p>
          </table:table-cell>
          <table:table-cell office:value-type="float" office:value="9529397270215.31" calcext:value-type="float">
            <text:p>9529397270215.31</text:p>
          </table:table-cell>
          <table:table-cell office:value-type="float" office:value="10495671705798.1" calcext:value-type="float">
            <text:p>10495671705798.1</text:p>
          </table:table-cell>
          <table:table-cell office:value-type="float" office:value="11022876224212" calcext:value-type="float">
            <text:p>11022876224212</text:p>
          </table:table-cell>
          <table:table-cell office:value-type="float" office:value="11154193694032.7" calcext:value-type="float">
            <text:p>11154193694032.7</text:p>
          </table:table-cell>
          <table:table-cell office:value-type="float" office:value="12206545540628.5" calcext:value-type="float">
            <text:p>12206545540628.5</text:p>
          </table:table-cell>
          <table:table-cell/>
        </table:table-row>
        <table:table-row table:style-name="ro1">
          <table:table-cell office:value-type="string" calcext:value-type="string">
            <text:p>GNI, Atlas method (current US$)</text:p>
          </table:table-cell>
          <table:table-cell office:value-type="string" calcext:value-type="string">
            <text:p>NY.GNP.ATLS.CD</text:p>
          </table:table-cell>
          <table:table-cell office:value-type="string" calcext:value-type="string">
            <text:p>NY</text:p>
          </table:table-cell>
          <table:table-cell table:number-columns-repeated="2"/>
          <table:table-cell office:value-type="float" office:value="45785721837.9479" calcext:value-type="float">
            <text:p>45785721837.9479</text:p>
          </table:table-cell>
          <table:table-cell office:value-type="float" office:value="52458957992.8711" calcext:value-type="float">
            <text:p>52458957992.8711</text:p>
          </table:table-cell>
          <table:table-cell office:value-type="float" office:value="61334480059.395" calcext:value-type="float">
            <text:p>61334480059.395</text:p>
          </table:table-cell>
          <table:table-cell office:value-type="float" office:value="71765163909.7662" calcext:value-type="float">
            <text:p>71765163909.7662</text:p>
          </table:table-cell>
          <table:table-cell office:value-type="float" office:value="79658878356.1032" calcext:value-type="float">
            <text:p>79658878356.1032</text:p>
          </table:table-cell>
          <table:table-cell office:value-type="float" office:value="75176193055.92" calcext:value-type="float">
            <text:p>75176193055.92</text:p>
          </table:table-cell>
          <table:table-cell office:value-type="float" office:value="73036609316.1847" calcext:value-type="float">
            <text:p>73036609316.1847</text:p>
          </table:table-cell>
          <table:table-cell office:value-type="float" office:value="85347647220.1954" calcext:value-type="float">
            <text:p>85347647220.1954</text:p>
          </table:table-cell>
          <table:table-cell office:value-type="float" office:value="100211444556.65" calcext:value-type="float">
            <text:p>100211444556.65</text:p>
          </table:table-cell>
          <table:table-cell office:value-type="float" office:value="105767767755.274" calcext:value-type="float">
            <text:p>105767767755.274</text:p>
          </table:table-cell>
          <table:table-cell office:value-type="float" office:value="114722051027.908" calcext:value-type="float">
            <text:p>114722051027.908</text:p>
          </table:table-cell>
          <table:table-cell office:value-type="float" office:value="140517018667.205" calcext:value-type="float">
            <text:p>140517018667.205</text:p>
          </table:table-cell>
          <table:table-cell office:value-type="float" office:value="162063302545.973" calcext:value-type="float">
            <text:p>162063302545.973</text:p>
          </table:table-cell>
          <table:table-cell office:value-type="float" office:value="187352698228.468" calcext:value-type="float">
            <text:p>187352698228.468</text:p>
          </table:table-cell>
          <table:table-cell office:value-type="float" office:value="173660731274.618" calcext:value-type="float">
            <text:p>173660731274.618</text:p>
          </table:table-cell>
          <table:table-cell office:value-type="float" office:value="183675112500.134" calcext:value-type="float">
            <text:p>183675112500.134</text:p>
          </table:table-cell>
          <table:table-cell office:value-type="float" office:value="188044354379.593" calcext:value-type="float">
            <text:p>188044354379.593</text:p>
          </table:table-cell>
          <table:table-cell office:value-type="float" office:value="203198526532.919" calcext:value-type="float">
            <text:p>203198526532.919</text:p>
          </table:table-cell>
          <table:table-cell office:value-type="float" office:value="214942958228.867" calcext:value-type="float">
            <text:p>214942958228.867</text:p>
          </table:table-cell>
          <table:table-cell office:value-type="float" office:value="223173149674.185" calcext:value-type="float">
            <text:p>223173149674.185</text:p>
          </table:table-cell>
          <table:table-cell office:value-type="float" office:value="222244989139.507" calcext:value-type="float">
            <text:p>222244989139.507</text:p>
          </table:table-cell>
          <table:table-cell office:value-type="float" office:value="229305429127.706" calcext:value-type="float">
            <text:p>229305429127.706</text:p>
          </table:table-cell>
          <table:table-cell office:value-type="float" office:value="259438144171.881" calcext:value-type="float">
            <text:p>259438144171.881</text:p>
          </table:table-cell>
          <table:table-cell office:value-type="float" office:value="301493272301.297" calcext:value-type="float">
            <text:p>301493272301.297</text:p>
          </table:table-cell>
          <table:table-cell office:value-type="float" office:value="331331017118.306" calcext:value-type="float">
            <text:p>331331017118.306</text:p>
          </table:table-cell>
          <table:table-cell office:value-type="float" office:value="350371073902.918" calcext:value-type="float">
            <text:p>350371073902.918</text:p>
          </table:table-cell>
          <table:table-cell office:value-type="float" office:value="365535074736.855" calcext:value-type="float">
            <text:p>365535074736.855</text:p>
          </table:table-cell>
          <table:table-cell office:value-type="float" office:value="358707278877.96" calcext:value-type="float">
            <text:p>358707278877.96</text:p>
          </table:table-cell>
          <table:table-cell office:value-type="float" office:value="374114476760.07" calcext:value-type="float">
            <text:p>374114476760.07</text:p>
          </table:table-cell>
          <table:table-cell office:value-type="float" office:value="407837101602.396" calcext:value-type="float">
            <text:p>407837101602.396</text:p>
          </table:table-cell>
          <table:table-cell office:value-type="float" office:value="459969835154.324" calcext:value-type="float">
            <text:p>459969835154.324</text:p>
          </table:table-cell>
          <table:table-cell office:value-type="float" office:value="493366126021.288" calcext:value-type="float">
            <text:p>493366126021.288</text:p>
          </table:table-cell>
          <table:table-cell office:value-type="float" office:value="556606018294.526" calcext:value-type="float">
            <text:p>556606018294.526</text:p>
          </table:table-cell>
          <table:table-cell office:value-type="float" office:value="649708982237.542" calcext:value-type="float">
            <text:p>649708982237.542</text:p>
          </table:table-cell>
          <table:table-cell office:value-type="float" office:value="795429943352.7" calcext:value-type="float">
            <text:p>795429943352.7</text:p>
          </table:table-cell>
          <table:table-cell office:value-type="float" office:value="926902817755.587" calcext:value-type="float">
            <text:p>926902817755.587</text:p>
          </table:table-cell>
          <table:table-cell office:value-type="float" office:value="991096043369.344" calcext:value-type="float">
            <text:p>991096043369.344</text:p>
          </table:table-cell>
          <table:table-cell office:value-type="float" office:value="1072776189305.84" calcext:value-type="float">
            <text:p>1072776189305.84</text:p>
          </table:table-cell>
          <table:table-cell office:value-type="float" office:value="1181545268968.97" calcext:value-type="float">
            <text:p>1181545268968.97</text:p>
          </table:table-cell>
          <table:table-cell office:value-type="float" office:value="1287525564211.01" calcext:value-type="float">
            <text:p>1287525564211.01</text:p>
          </table:table-cell>
          <table:table-cell office:value-type="float" office:value="1423131569873.26" calcext:value-type="float">
            <text:p>1423131569873.26</text:p>
          </table:table-cell>
          <table:table-cell office:value-type="float" office:value="1648275876486.48" calcext:value-type="float">
            <text:p>1648275876486.48</text:p>
          </table:table-cell>
          <table:table-cell office:value-type="float" office:value="1959579219658.51" calcext:value-type="float">
            <text:p>1959579219658.51</text:p>
          </table:table-cell>
          <table:table-cell office:value-type="float" office:value="2295108727607.9" calcext:value-type="float">
            <text:p>2295108727607.9</text:p>
          </table:table-cell>
          <table:table-cell office:value-type="float" office:value="2706545225091.67" calcext:value-type="float">
            <text:p>2706545225091.67</text:p>
          </table:table-cell>
          <table:table-cell office:value-type="float" office:value="3310849593447.07" calcext:value-type="float">
            <text:p>3310849593447.07</text:p>
          </table:table-cell>
          <table:table-cell office:value-type="float" office:value="4106005860085.48" calcext:value-type="float">
            <text:p>4106005860085.48</text:p>
          </table:table-cell>
          <table:table-cell office:value-type="float" office:value="4906167803930.67" calcext:value-type="float">
            <text:p>4906167803930.67</text:p>
          </table:table-cell>
          <table:table-cell office:value-type="float" office:value="5810912041729.88" calcext:value-type="float">
            <text:p>5810912041729.88</text:p>
          </table:table-cell>
          <table:table-cell office:value-type="float" office:value="6798155266064.74" calcext:value-type="float">
            <text:p>6798155266064.74</text:p>
          </table:table-cell>
          <table:table-cell office:value-type="float" office:value="8027337163774.01" calcext:value-type="float">
            <text:p>8027337163774.01</text:p>
          </table:table-cell>
          <table:table-cell office:value-type="float" office:value="9223788349188.01" calcext:value-type="float">
            <text:p>9223788349188.01</text:p>
          </table:table-cell>
          <table:table-cell office:value-type="float" office:value="10264903104174.9" calcext:value-type="float">
            <text:p>10264903104174.9</text:p>
          </table:table-cell>
          <table:table-cell office:value-type="float" office:value="10897469726624.5" calcext:value-type="float">
            <text:p>10897469726624.5</text:p>
          </table:table-cell>
          <table:table-cell office:value-type="float" office:value="11380444692237.1" calcext:value-type="float">
            <text:p>11380444692237.1</text:p>
          </table:table-cell>
          <table:table-cell office:value-type="float" office:value="12042905971235.1" calcext:value-type="float">
            <text:p>12042905971235.1</text:p>
          </table:table-cell>
          <table:table-cell/>
        </table:table-row>
        <table:table-row table:style-name="ro1">
          <table:table-cell office:value-type="string" calcext:value-type="string">
            <text:p>Gross domestic savings (% of GDP)</text:p>
          </table:table-cell>
          <table:table-cell office:value-type="string" calcext:value-type="string">
            <text:p>NY.GDS.TOTL.ZS</text:p>
          </table:table-cell>
          <table:table-cell office:value-type="string" calcext:value-type="string">
            <text:p>NY</text:p>
          </table:table-cell>
          <table:table-cell office:value-type="float" office:value="36.5621386300252" calcext:value-type="float">
            <text:p>36.5621386300252</text:p>
          </table:table-cell>
          <table:table-cell office:value-type="float" office:value="19.2485596039925" calcext:value-type="float">
            <text:p>19.2485596039925</text:p>
          </table:table-cell>
          <table:table-cell office:value-type="float" office:value="15.1867148511444" calcext:value-type="float">
            <text:p>15.1867148511444</text:p>
          </table:table-cell>
          <table:table-cell office:value-type="float" office:value="18.7454938716655" calcext:value-type="float">
            <text:p>18.7454938716655</text:p>
          </table:table-cell>
          <table:table-cell office:value-type="float" office:value="26.6208585618069" calcext:value-type="float">
            <text:p>26.6208585618069</text:p>
          </table:table-cell>
          <table:table-cell office:value-type="float" office:value="33.1833910034602" calcext:value-type="float">
            <text:p>33.1833910034602</text:p>
          </table:table-cell>
          <table:table-cell office:value-type="float" office:value="33.748080690422" calcext:value-type="float">
            <text:p>33.748080690422</text:p>
          </table:table-cell>
          <table:table-cell office:value-type="float" office:value="28.8986735035113" calcext:value-type="float">
            <text:p>28.8986735035113</text:p>
          </table:table-cell>
          <table:table-cell office:value-type="float" office:value="27.2346769107276" calcext:value-type="float">
            <text:p>27.2346769107276</text:p>
          </table:table-cell>
          <table:table-cell office:value-type="float" office:value="30.7206197125675" calcext:value-type="float">
            <text:p>30.7206197125675</text:p>
          </table:table-cell>
          <table:table-cell office:value-type="float" office:value="35.969645128745" calcext:value-type="float">
            <text:p>35.969645128745</text:p>
          </table:table-cell>
          <table:table-cell office:value-type="float" office:value="36.5908258374374" calcext:value-type="float">
            <text:p>36.5908258374374</text:p>
          </table:table-cell>
          <table:table-cell office:value-type="float" office:value="35.5782792665726" calcext:value-type="float">
            <text:p>35.5782792665726</text:p>
          </table:table-cell>
          <table:table-cell office:value-type="float" office:value="36.4596183150715" calcext:value-type="float">
            <text:p>36.4596183150715</text:p>
          </table:table-cell>
          <table:table-cell office:value-type="float" office:value="36.0045266470984" calcext:value-type="float">
            <text:p>36.0045266470984</text:p>
          </table:table-cell>
          <table:table-cell office:value-type="float" office:value="37.9042605691726" calcext:value-type="float">
            <text:p>37.9042605691726</text:p>
          </table:table-cell>
          <table:table-cell office:value-type="float" office:value="34.0995783979121" calcext:value-type="float">
            <text:p>34.0995783979121</text:p>
          </table:table-cell>
          <table:table-cell office:value-type="float" office:value="36.6830769230769" calcext:value-type="float">
            <text:p>36.6830769230769</text:p>
          </table:table-cell>
          <table:table-cell office:value-type="float" office:value="39.3024051305244" calcext:value-type="float">
            <text:p>39.3024051305244</text:p>
          </table:table-cell>
          <table:table-cell office:value-type="float" office:value="37.1226709127324" calcext:value-type="float">
            <text:p>37.1226709127324</text:p>
          </table:table-cell>
          <table:table-cell office:value-type="float" office:value="35.3285671929144" calcext:value-type="float">
            <text:p>35.3285671929144</text:p>
          </table:table-cell>
          <table:table-cell office:value-type="float" office:value="33.6014650894709" calcext:value-type="float">
            <text:p>33.6014650894709</text:p>
          </table:table-cell>
          <table:table-cell office:value-type="float" office:value="33.4569769882502" calcext:value-type="float">
            <text:p>33.4569769882502</text:p>
          </table:table-cell>
          <table:table-cell office:value-type="float" office:value="32.5754450014072" calcext:value-type="float">
            <text:p>32.5754450014072</text:p>
          </table:table-cell>
          <table:table-cell office:value-type="float" office:value="34.2662405941659" calcext:value-type="float">
            <text:p>34.2662405941659</text:p>
          </table:table-cell>
          <table:table-cell office:value-type="float" office:value="34.9601465600837" calcext:value-type="float">
            <text:p>34.9601465600837</text:p>
          </table:table-cell>
          <table:table-cell office:value-type="float" office:value="35.1689153672799" calcext:value-type="float">
            <text:p>35.1689153672799</text:p>
          </table:table-cell>
          <table:table-cell office:value-type="float" office:value="37.2573266196748" calcext:value-type="float">
            <text:p>37.2573266196748</text:p>
          </table:table-cell>
          <table:table-cell office:value-type="float" office:value="37.9261691896764" calcext:value-type="float">
            <text:p>37.9261691896764</text:p>
          </table:table-cell>
          <table:table-cell office:value-type="float" office:value="35.7771599758659" calcext:value-type="float">
            <text:p>35.7771599758659</text:p>
          </table:table-cell>
          <table:table-cell office:value-type="float" office:value="36.409041260313" calcext:value-type="float">
            <text:p>36.409041260313</text:p>
          </table:table-cell>
          <table:table-cell office:value-type="float" office:value="38.1333212419541" calcext:value-type="float">
            <text:p>38.1333212419541</text:p>
          </table:table-cell>
          <table:table-cell office:value-type="float" office:value="40.3370108697886" calcext:value-type="float">
            <text:p>40.3370108697886</text:p>
          </table:table-cell>
          <table:table-cell office:value-type="float" office:value="41.7022965909285" calcext:value-type="float">
            <text:p>41.7022965909285</text:p>
          </table:table-cell>
          <table:table-cell office:value-type="float" office:value="41.8714062532745" calcext:value-type="float">
            <text:p>41.8714062532745</text:p>
          </table:table-cell>
          <table:table-cell office:value-type="float" office:value="40.9879574107713" calcext:value-type="float">
            <text:p>40.9879574107713</text:p>
          </table:table-cell>
          <table:table-cell office:value-type="float" office:value="40.0019741527175" calcext:value-type="float">
            <text:p>40.0019741527175</text:p>
          </table:table-cell>
          <table:table-cell office:value-type="float" office:value="40.4019084322445" calcext:value-type="float">
            <text:p>40.4019084322445</text:p>
          </table:table-cell>
          <table:table-cell office:value-type="float" office:value="39.5972978129244" calcext:value-type="float">
            <text:p>39.5972978129244</text:p>
          </table:table-cell>
          <table:table-cell office:value-type="float" office:value="37.4791035706643" calcext:value-type="float">
            <text:p>37.4791035706643</text:p>
          </table:table-cell>
          <table:table-cell office:value-type="float" office:value="36.5101437494849" calcext:value-type="float">
            <text:p>36.5101437494849</text:p>
          </table:table-cell>
          <table:table-cell office:value-type="float" office:value="38.1700122499394" calcext:value-type="float">
            <text:p>38.1700122499394</text:p>
          </table:table-cell>
          <table:table-cell office:value-type="float" office:value="39.1474512560006" calcext:value-type="float">
            <text:p>39.1474512560006</text:p>
          </table:table-cell>
          <table:table-cell office:value-type="float" office:value="42.139504853786" calcext:value-type="float">
            <text:p>42.139504853786</text:p>
          </table:table-cell>
          <table:table-cell office:value-type="float" office:value="44.9543259926054" calcext:value-type="float">
            <text:p>44.9543259926054</text:p>
          </table:table-cell>
          <table:table-cell office:value-type="float" office:value="45.8422142557304" calcext:value-type="float">
            <text:p>45.8422142557304</text:p>
          </table:table-cell>
          <table:table-cell office:value-type="float" office:value="47.7172109167573" calcext:value-type="float">
            <text:p>47.7172109167573</text:p>
          </table:table-cell>
          <table:table-cell office:value-type="float" office:value="49.5880156451926" calcext:value-type="float">
            <text:p>49.5880156451926</text:p>
          </table:table-cell>
          <table:table-cell office:value-type="float" office:value="50.7171754865663" calcext:value-type="float">
            <text:p>50.7171754865663</text:p>
          </table:table-cell>
          <table:table-cell office:value-type="float" office:value="50.5191908616093" calcext:value-type="float">
            <text:p>50.5191908616093</text:p>
          </table:table-cell>
          <table:table-cell office:value-type="float" office:value="51.8199862880688" calcext:value-type="float">
            <text:p>51.8199862880688</text:p>
          </table:table-cell>
          <table:table-cell office:value-type="float" office:value="50.7415079404163" calcext:value-type="float">
            <text:p>50.7415079404163</text:p>
          </table:table-cell>
          <table:table-cell office:value-type="float" office:value="49.8280565634127" calcext:value-type="float">
            <text:p>49.8280565634127</text:p>
          </table:table-cell>
          <table:table-cell office:value-type="float" office:value="49.5437840998449" calcext:value-type="float">
            <text:p>49.5437840998449</text:p>
          </table:table-cell>
          <table:table-cell office:value-type="float" office:value="49.0177260068247" calcext:value-type="float">
            <text:p>49.0177260068247</text:p>
          </table:table-cell>
          <table:table-cell office:value-type="float" office:value="47.4253807496709" calcext:value-type="float">
            <text:p>47.4253807496709</text:p>
          </table:table-cell>
          <table:table-cell office:value-type="float" office:value="46.2186800616607" calcext:value-type="float">
            <text:p>46.2186800616607</text:p>
          </table:table-cell>
          <table:table-cell office:value-type="float" office:value="47.3531853277819" calcext:value-type="float">
            <text:p>47.3531853277819</text:p>
          </table:table-cell>
          <table:table-cell/>
        </table:table-row>
        <table:table-row table:style-name="ro1">
          <table:table-cell office:value-type="string" calcext:value-type="string">
            <text:p>Gross domestic savings (current US$)</text:p>
          </table:table-cell>
          <table:table-cell office:value-type="string" calcext:value-type="string">
            <text:p>NY.GDS.TOTL.CD</text:p>
          </table:table-cell>
          <table:table-cell office:value-type="string" calcext:value-type="string">
            <text:p>NY</text:p>
          </table:table-cell>
          <table:table-cell office:value-type="float" office:value="21833617678.1217" calcext:value-type="float">
            <text:p>21833617678.1217</text:p>
          </table:table-cell>
          <table:table-cell office:value-type="float" office:value="9635226257.21017" calcext:value-type="float">
            <text:p>9635226257.21017</text:p>
          </table:table-cell>
          <table:table-cell office:value-type="float" office:value="7169550735.23438" calcext:value-type="float">
            <text:p>7169550735.23438</text:p>
          </table:table-cell>
          <table:table-cell office:value-type="float" office:value="9505240068.24274" calcext:value-type="float">
            <text:p>9505240068.24274</text:p>
          </table:table-cell>
          <table:table-cell office:value-type="float" office:value="15894873669.6726" calcext:value-type="float">
            <text:p>15894873669.6726</text:p>
          </table:table-cell>
          <table:table-cell office:value-type="float" office:value="23373141603.7046" calcext:value-type="float">
            <text:p>23373141603.7046</text:p>
          </table:table-cell>
          <table:table-cell office:value-type="float" office:value="25891624014.9484" calcext:value-type="float">
            <text:p>25891624014.9484</text:p>
          </table:table-cell>
          <table:table-cell office:value-type="float" office:value="21061824681.1276" calcext:value-type="float">
            <text:p>21061824681.1276</text:p>
          </table:table-cell>
          <table:table-cell office:value-type="float" office:value="19294824924.8517" calcext:value-type="float">
            <text:p>19294824924.8517</text:p>
          </table:table-cell>
          <table:table-cell office:value-type="float" office:value="24486148346.7382" calcext:value-type="float">
            <text:p>24486148346.7382</text:p>
          </table:table-cell>
          <table:table-cell office:value-type="float" office:value="33308960922.9019" calcext:value-type="float">
            <text:p>33308960922.9019</text:p>
          </table:table-cell>
          <table:table-cell office:value-type="float" office:value="36517994963.0352" calcext:value-type="float">
            <text:p>36517994963.0352</text:p>
          </table:table-cell>
          <table:table-cell office:value-type="float" office:value="40448086944.9022" calcext:value-type="float">
            <text:p>40448086944.9022</text:p>
          </table:table-cell>
          <table:table-cell office:value-type="float" office:value="50512717402.2318" calcext:value-type="float">
            <text:p>50512717402.2318</text:p>
          </table:table-cell>
          <table:table-cell office:value-type="float" office:value="51912094635.9372" calcext:value-type="float">
            <text:p>51912094635.9372</text:p>
          </table:table-cell>
          <table:table-cell office:value-type="float" office:value="61947521238.8429" calcext:value-type="float">
            <text:p>61947521238.8429</text:p>
          </table:table-cell>
          <table:table-cell office:value-type="float" office:value="52493046255.2797" calcext:value-type="float">
            <text:p>52493046255.2797</text:p>
          </table:table-cell>
          <table:table-cell office:value-type="float" office:value="64172677360.3187" calcext:value-type="float">
            <text:p>64172677360.3187</text:p>
          </table:table-cell>
          <table:table-cell office:value-type="float" office:value="58773112512.1951" calcext:value-type="float">
            <text:p>58773112512.1951</text:p>
          </table:table-cell>
          <table:table-cell office:value-type="float" office:value="66182518365.2174" calcext:value-type="float">
            <text:p>66182518365.2174</text:p>
          </table:table-cell>
          <table:table-cell office:value-type="float" office:value="67530277650" calcext:value-type="float">
            <text:p>67530277650</text:p>
          </table:table-cell>
          <table:table-cell office:value-type="float" office:value="65813974115.0794" calcext:value-type="float">
            <text:p>65813974115.0794</text:p>
          </table:table-cell>
          <table:table-cell office:value-type="float" office:value="68616813687.0229" calcext:value-type="float">
            <text:p>68616813687.0229</text:p>
          </table:table-cell>
          <table:table-cell office:value-type="float" office:value="75147234444.4444" calcext:value-type="float">
            <text:p>75147234444.4444</text:p>
          </table:table-cell>
          <table:table-cell office:value-type="float" office:value="89073896860.7143" calcext:value-type="float">
            <text:p>89073896860.7143</text:p>
          </table:table-cell>
          <table:table-cell office:value-type="float" office:value="108197468221.088" calcext:value-type="float">
            <text:p>108197468221.088</text:p>
          </table:table-cell>
          <table:table-cell office:value-type="float" office:value="105773361686.957" calcext:value-type="float">
            <text:p>105773361686.957</text:p>
          </table:table-cell>
          <table:table-cell office:value-type="float" office:value="101702432791.48" calcext:value-type="float">
            <text:p>101702432791.48</text:p>
          </table:table-cell>
          <table:table-cell office:value-type="float" office:value="118463766641.975" calcext:value-type="float">
            <text:p>118463766641.975</text:p>
          </table:table-cell>
          <table:table-cell office:value-type="float" office:value="124421532062.753" calcext:value-type="float">
            <text:p>124421532062.753</text:p>
          </table:table-cell>
          <table:table-cell office:value-type="float" office:value="131384906277.247" calcext:value-type="float">
            <text:p>131384906277.247</text:p>
          </table:table-cell>
          <table:table-cell office:value-type="float" office:value="146192978940.767" calcext:value-type="float">
            <text:p>146192978940.767</text:p>
          </table:table-cell>
          <table:table-cell office:value-type="float" office:value="172205037441.13" calcext:value-type="float">
            <text:p>172205037441.13</text:p>
          </table:table-cell>
          <table:table-cell office:value-type="float" office:value="185463158434.418" calcext:value-type="float">
            <text:p>185463158434.418</text:p>
          </table:table-cell>
          <table:table-cell office:value-type="float" office:value="236290675165.628" calcext:value-type="float">
            <text:p>236290675165.628</text:p>
          </table:table-cell>
          <table:table-cell office:value-type="float" office:value="301076179684.338" calcext:value-type="float">
            <text:p>301076179684.338</text:p>
          </table:table-cell>
          <table:table-cell office:value-type="float" office:value="345515738680.811" calcext:value-type="float">
            <text:p>345515738680.811</text:p>
          </table:table-cell>
          <table:table-cell office:value-type="float" office:value="388506348552.438" calcext:value-type="float">
            <text:p>388506348552.438</text:p>
          </table:table-cell>
          <table:table-cell office:value-type="float" office:value="407473259961.832" calcext:value-type="float">
            <text:p>407473259961.832</text:p>
          </table:table-cell>
          <table:table-cell office:value-type="float" office:value="410020368860.756" calcext:value-type="float">
            <text:p>410020368860.756</text:p>
          </table:table-cell>
          <table:table-cell office:value-type="float" office:value="442264483397.758" calcext:value-type="float">
            <text:p>442264483397.758</text:p>
          </table:table-cell>
          <table:table-cell office:value-type="float" office:value="511247509966.051" calcext:value-type="float">
            <text:p>511247509966.051</text:p>
          </table:table-cell>
          <table:table-cell office:value-type="float" office:value="575682850349.16" calcext:value-type="float">
            <text:p>575682850349.16</text:p>
          </table:table-cell>
          <table:table-cell office:value-type="float" office:value="699637127877.25" calcext:value-type="float">
            <text:p>699637127877.25</text:p>
          </table:table-cell>
          <table:table-cell office:value-type="float" office:value="879013066897.835" calcext:value-type="float">
            <text:p>879013066897.835</text:p>
          </table:table-cell>
          <table:table-cell office:value-type="float" office:value="1047937382188.84" calcext:value-type="float">
            <text:p>1047937382188.84</text:p>
          </table:table-cell>
          <table:table-cell office:value-type="float" office:value="1313240522998.97" calcext:value-type="float">
            <text:p>1313240522998.97</text:p>
          </table:table-cell>
          <table:table-cell office:value-type="float" office:value="1761456720448.24" calcext:value-type="float">
            <text:p>1761456720448.24</text:p>
          </table:table-cell>
          <table:table-cell office:value-type="float" office:value="2332080252601.21" calcext:value-type="float">
            <text:p>2332080252601.21</text:p>
          </table:table-cell>
          <table:table-cell office:value-type="float" office:value="2581507216800.36" calcext:value-type="float">
            <text:p>2581507216800.36</text:p>
          </table:table-cell>
          <table:table-cell office:value-type="float" office:value="3161340700818.28" calcext:value-type="float">
            <text:p>3161340700818.28</text:p>
          </table:table-cell>
          <table:table-cell office:value-type="float" office:value="3842428006430.4" calcext:value-type="float">
            <text:p>3842428006430.4</text:p>
          </table:table-cell>
          <table:table-cell office:value-type="float" office:value="4265554358096.1" calcext:value-type="float">
            <text:p>4265554358096.1</text:p>
          </table:table-cell>
          <table:table-cell office:value-type="float" office:value="4759782555117.98" calcext:value-type="float">
            <text:p>4759782555117.98</text:p>
          </table:table-cell>
          <table:table-cell office:value-type="float" office:value="5138220439876.94" calcext:value-type="float">
            <text:p>5138220439876.94</text:p>
          </table:table-cell>
          <table:table-cell office:value-type="float" office:value="5247460113215.58" calcext:value-type="float">
            <text:p>5247460113215.58</text:p>
          </table:table-cell>
          <table:table-cell office:value-type="float" office:value="5172329042514.86" calcext:value-type="float">
            <text:p>5172329042514.86</text:p>
          </table:table-cell>
          <table:table-cell office:value-type="float" office:value="5794940987857.31" calcext:value-type="float">
            <text:p>5794940987857.31</text:p>
          </table:table-cell>
          <table:table-cell/>
        </table:table-row>
        <table:table-row table:style-name="ro1">
          <table:table-cell office:value-type="string" calcext:value-type="string">
            <text:p>GDP per capita growth (annual %)</text:p>
          </table:table-cell>
          <table:table-cell office:value-type="string" calcext:value-type="string">
            <text:p>NY.GDP.PCAP.KD.ZG</text:p>
          </table:table-cell>
          <table:table-cell office:value-type="string" calcext:value-type="string">
            <text:p>NY</text:p>
          </table:table-cell>
          <table:table-cell/>
          <table:table-cell office:value-type="float" office:value="-26.5276436064275" calcext:value-type="float">
            <text:p>-26.5276436064275</text:p>
          </table:table-cell>
          <table:table-cell office:value-type="float" office:value="-6.35150486427221" calcext:value-type="float">
            <text:p>-6.35150486427221</text:p>
          </table:table-cell>
          <table:table-cell office:value-type="float" office:value="7.62225445983979" calcext:value-type="float">
            <text:p>7.62225445983979</text:p>
          </table:table-cell>
          <table:table-cell office:value-type="float" office:value="15.4689954192979" calcext:value-type="float">
            <text:p>15.4689954192979</text:p>
          </table:table-cell>
          <table:table-cell office:value-type="float" office:value="14.1978890101766" calcext:value-type="float">
            <text:p>14.1978890101766</text:p>
          </table:table-cell>
          <table:table-cell office:value-type="float" office:value="7.60840393389294" calcext:value-type="float">
            <text:p>7.60840393389294</text:p>
          </table:table-cell>
          <table:table-cell office:value-type="float" office:value="-8.16149758545772" calcext:value-type="float">
            <text:p>-8.16149758545772</text:p>
          </table:table-cell>
          <table:table-cell office:value-type="float" office:value="-6.57145161982454" calcext:value-type="float">
            <text:p>-6.57145161982454</text:p>
          </table:table-cell>
          <table:table-cell office:value-type="float" office:value="13.7793403435653" calcext:value-type="float">
            <text:p>13.7793403435653</text:p>
          </table:table-cell>
          <table:table-cell office:value-type="float" office:value="16.0503992924726" calcext:value-type="float">
            <text:p>16.0503992924726</text:p>
          </table:table-cell>
          <table:table-cell office:value-type="float" office:value="4.15917620599429" calcext:value-type="float">
            <text:p>4.15917620599429</text:p>
          </table:table-cell>
          <table:table-cell office:value-type="float" office:value="1.2901059690867" calcext:value-type="float">
            <text:p>1.2901059690867</text:p>
          </table:table-cell>
          <table:table-cell office:value-type="float" office:value="5.32729301473751" calcext:value-type="float">
            <text:p>5.32729301473751</text:p>
          </table:table-cell>
          <table:table-cell office:value-type="float" office:value="0.218005664944926" calcext:value-type="float">
            <text:p>0.218005664944926</text:p>
          </table:table-cell>
          <table:table-cell office:value-type="float" office:value="6.81644050919941" calcext:value-type="float">
            <text:p>6.81644050919941</text:p>
          </table:table-cell>
          <table:table-cell office:value-type="float" office:value="-3.08132198597882" calcext:value-type="float">
            <text:p>-3.08132198597882</text:p>
          </table:table-cell>
          <table:table-cell office:value-type="float" office:value="6.11400167387856" calcext:value-type="float">
            <text:p>6.11400167387856</text:p>
          </table:table-cell>
          <table:table-cell office:value-type="float" office:value="10.1822944974176" calcext:value-type="float">
            <text:p>10.1822944974176</text:p>
          </table:table-cell>
          <table:table-cell office:value-type="float" office:value="6.17422407521151" calcext:value-type="float">
            <text:p>6.17422407521151</text:p>
          </table:table-cell>
          <table:table-cell office:value-type="float" office:value="6.46300126710422" calcext:value-type="float">
            <text:p>6.46300126710422</text:p>
          </table:table-cell>
          <table:table-cell office:value-type="float" office:value="3.83379711765024" calcext:value-type="float">
            <text:p>3.83379711765024</text:p>
          </table:table-cell>
          <table:table-cell office:value-type="float" office:value="7.34193134560242" calcext:value-type="float">
            <text:p>7.34193134560242</text:p>
          </table:table-cell>
          <table:table-cell office:value-type="float" office:value="9.24521635440838" calcext:value-type="float">
            <text:p>9.24521635440838</text:p>
          </table:table-cell>
          <table:table-cell office:value-type="float" office:value="13.6383341952623" calcext:value-type="float">
            <text:p>13.6383341952623</text:p>
          </table:table-cell>
          <table:table-cell office:value-type="float" office:value="11.9091083997306" calcext:value-type="float">
            <text:p>11.9091083997306</text:p>
          </table:table-cell>
          <table:table-cell office:value-type="float" office:value="7.33133201847743" calcext:value-type="float">
            <text:p>7.33133201847743</text:p>
          </table:table-cell>
          <table:table-cell office:value-type="float" office:value="9.9121661377022" calcext:value-type="float">
            <text:p>9.9121661377022</text:p>
          </table:table-cell>
          <table:table-cell office:value-type="float" office:value="9.4579011522063" calcext:value-type="float">
            <text:p>9.4579011522063</text:p>
          </table:table-cell>
          <table:table-cell office:value-type="float" office:value="2.6007041074237" calcext:value-type="float">
            <text:p>2.6007041074237</text:p>
          </table:table-cell>
          <table:table-cell office:value-type="float" office:value="2.39361245948737" calcext:value-type="float">
            <text:p>2.39361245948737</text:p>
          </table:table-cell>
          <table:table-cell office:value-type="float" office:value="7.8129577901975" calcext:value-type="float">
            <text:p>7.8129577901975</text:p>
          </table:table-cell>
          <table:table-cell office:value-type="float" office:value="12.8249454735615" calcext:value-type="float">
            <text:p>12.8249454735615</text:p>
          </table:table-cell>
          <table:table-cell office:value-type="float" office:value="12.5660279957053" calcext:value-type="float">
            <text:p>12.5660279957053</text:p>
          </table:table-cell>
          <table:table-cell office:value-type="float" office:value="11.7815686941837" calcext:value-type="float">
            <text:p>11.7815686941837</text:p>
          </table:table-cell>
          <table:table-cell office:value-type="float" office:value="9.75027900135782" calcext:value-type="float">
            <text:p>9.75027900135782</text:p>
          </table:table-cell>
          <table:table-cell office:value-type="float" office:value="8.78218488286973" calcext:value-type="float">
            <text:p>8.78218488286973</text:p>
          </table:table-cell>
          <table:table-cell office:value-type="float" office:value="8.11854811854799" calcext:value-type="float">
            <text:p>8.11854811854799</text:p>
          </table:table-cell>
          <table:table-cell office:value-type="float" office:value="6.8078063193137" calcext:value-type="float">
            <text:p>6.8078063193137</text:p>
          </table:table-cell>
          <table:table-cell office:value-type="float" office:value="6.73927002727228" calcext:value-type="float">
            <text:p>6.73927002727228</text:p>
          </table:table-cell>
          <table:table-cell office:value-type="float" office:value="7.6400016553423" calcext:value-type="float">
            <text:p>7.6400016553423</text:p>
          </table:table-cell>
          <table:table-cell office:value-type="float" office:value="7.55580167175572" calcext:value-type="float">
            <text:p>7.55580167175572</text:p>
          </table:table-cell>
          <table:table-cell office:value-type="float" office:value="8.40191506145106" calcext:value-type="float">
            <text:p>8.40191506145106</text:p>
          </table:table-cell>
          <table:table-cell office:value-type="float" office:value="9.35236426173485" calcext:value-type="float">
            <text:p>9.35236426173485</text:p>
          </table:table-cell>
          <table:table-cell office:value-type="float" office:value="9.45917505031505" calcext:value-type="float">
            <text:p>9.45917505031505</text:p>
          </table:table-cell>
          <table:table-cell office:value-type="float" office:value="10.7425523141703" calcext:value-type="float">
            <text:p>10.7425523141703</text:p>
          </table:table-cell>
          <table:table-cell office:value-type="float" office:value="12.0918362716473" calcext:value-type="float">
            <text:p>12.0918362716473</text:p>
          </table:table-cell>
          <table:table-cell office:value-type="float" office:value="13.6363448575162" calcext:value-type="float">
            <text:p>13.6363448575162</text:p>
          </table:table-cell>
          <table:table-cell office:value-type="float" office:value="9.09387210240251" calcext:value-type="float">
            <text:p>9.09387210240251</text:p>
          </table:table-cell>
          <table:table-cell office:value-type="float" office:value="8.85702981880416" calcext:value-type="float">
            <text:p>8.85702981880416</text:p>
          </table:table-cell>
          <table:table-cell office:value-type="float" office:value="10.1031007233129" calcext:value-type="float">
            <text:p>10.1031007233129</text:p>
          </table:table-cell>
          <table:table-cell office:value-type="float" office:value="9.01285403501959" calcext:value-type="float">
            <text:p>9.01285403501959</text:p>
          </table:table-cell>
          <table:table-cell office:value-type="float" office:value="7.33203098425375" calcext:value-type="float">
            <text:p>7.33203098425375</text:p>
          </table:table-cell>
          <table:table-cell office:value-type="float" office:value="7.22693645387173" calcext:value-type="float">
            <text:p>7.22693645387173</text:p>
          </table:table-cell>
          <table:table-cell office:value-type="float" office:value="6.75577841625581" calcext:value-type="float">
            <text:p>6.75577841625581</text:p>
          </table:table-cell>
          <table:table-cell office:value-type="float" office:value="6.3583833559258" calcext:value-type="float">
            <text:p>6.3583833559258</text:p>
          </table:table-cell>
          <table:table-cell office:value-type="float" office:value="6.1238038247144" calcext:value-type="float">
            <text:p>6.1238038247144</text:p>
          </table:table-cell>
          <table:table-cell office:value-type="float" office:value="6.30396712336683" calcext:value-type="float">
            <text:p>6.30396712336683</text:p>
          </table:table-cell>
          <table:table-cell/>
        </table:table-row>
        <table:table-row table:style-name="ro1">
          <table:table-cell office:value-type="string" calcext:value-type="string">
            <text:p>GDP per capita (current US$)</text:p>
          </table:table-cell>
          <table:table-cell office:value-type="string" calcext:value-type="string">
            <text:p>NY.GDP.PCAP.CD</text:p>
          </table:table-cell>
          <table:table-cell office:value-type="string" calcext:value-type="string">
            <text:p>NY</text:p>
          </table:table-cell>
          <table:table-cell office:value-type="float" office:value="89.5205415103584" calcext:value-type="float">
            <text:p>89.5205415103584</text:p>
          </table:table-cell>
          <table:table-cell office:value-type="float" office:value="75.8058379259965" calcext:value-type="float">
            <text:p>75.8058379259965</text:p>
          </table:table-cell>
          <table:table-cell office:value-type="float" office:value="70.9094116671007" calcext:value-type="float">
            <text:p>70.9094116671007</text:p>
          </table:table-cell>
          <table:table-cell office:value-type="float" office:value="74.3136434486145" calcext:value-type="float">
            <text:p>74.3136434486145</text:p>
          </table:table-cell>
          <table:table-cell office:value-type="float" office:value="85.4985551596313" calcext:value-type="float">
            <text:p>85.4985551596313</text:p>
          </table:table-cell>
          <table:table-cell office:value-type="float" office:value="98.4867777522206" calcext:value-type="float">
            <text:p>98.4867777522206</text:p>
          </table:table-cell>
          <table:table-cell office:value-type="float" office:value="104.324566181147" calcext:value-type="float">
            <text:p>104.324566181147</text:p>
          </table:table-cell>
          <table:table-cell office:value-type="float" office:value="96.5895319417819" calcext:value-type="float">
            <text:p>96.5895319417819</text:p>
          </table:table-cell>
          <table:table-cell office:value-type="float" office:value="91.4727183066072" calcext:value-type="float">
            <text:p>91.4727183066072</text:p>
          </table:table-cell>
          <table:table-cell office:value-type="float" office:value="100.12990326618" calcext:value-type="float">
            <text:p>100.12990326618</text:p>
          </table:table-cell>
          <table:table-cell office:value-type="float" office:value="113.162991554686" calcext:value-type="float">
            <text:p>113.162991554686</text:p>
          </table:table-cell>
          <table:table-cell office:value-type="float" office:value="118.654577785346" calcext:value-type="float">
            <text:p>118.654577785346</text:p>
          </table:table-cell>
          <table:table-cell office:value-type="float" office:value="131.883561243868" calcext:value-type="float">
            <text:p>131.883561243868</text:p>
          </table:table-cell>
          <table:table-cell office:value-type="float" office:value="157.090374298657" calcext:value-type="float">
            <text:p>157.090374298657</text:p>
          </table:table-cell>
          <table:table-cell office:value-type="float" office:value="160.140093727686" calcext:value-type="float">
            <text:p>160.140093727686</text:p>
          </table:table-cell>
          <table:table-cell office:value-type="float" office:value="178.341819608096" calcext:value-type="float">
            <text:p>178.341819608096</text:p>
          </table:table-cell>
          <table:table-cell office:value-type="float" office:value="165.40554037242" calcext:value-type="float">
            <text:p>165.40554037242</text:p>
          </table:table-cell>
          <table:table-cell office:value-type="float" office:value="185.422832913673" calcext:value-type="float">
            <text:p>185.422832913673</text:p>
          </table:table-cell>
          <table:table-cell office:value-type="float" office:value="156.396388520044" calcext:value-type="float">
            <text:p>156.396388520044</text:p>
          </table:table-cell>
          <table:table-cell office:value-type="float" office:value="183.983152215978" calcext:value-type="float">
            <text:p>183.983152215978</text:p>
          </table:table-cell>
          <table:table-cell office:value-type="float" office:value="194.804722186836" calcext:value-type="float">
            <text:p>194.804722186836</text:p>
          </table:table-cell>
          <table:table-cell office:value-type="float" office:value="197.071474499102" calcext:value-type="float">
            <text:p>197.071474499102</text:p>
          </table:table-cell>
          <table:table-cell office:value-type="float" office:value="203.334919503464" calcext:value-type="float">
            <text:p>203.334919503464</text:p>
          </table:table-cell>
          <table:table-cell office:value-type="float" office:value="225.431928890812" calcext:value-type="float">
            <text:p>225.431928890812</text:p>
          </table:table-cell>
          <table:table-cell office:value-type="float" office:value="250.713969046988" calcext:value-type="float">
            <text:p>250.713969046988</text:p>
          </table:table-cell>
          <table:table-cell office:value-type="float" office:value="294.45884850496" calcext:value-type="float">
            <text:p>294.45884850496</text:p>
          </table:table-cell>
          <table:table-cell office:value-type="float" office:value="281.928120911563" calcext:value-type="float">
            <text:p>281.928120911563</text:p>
          </table:table-cell>
          <table:table-cell office:value-type="float" office:value="251.811956961329" calcext:value-type="float">
            <text:p>251.811956961329</text:p>
          </table:table-cell>
          <table:table-cell office:value-type="float" office:value="283.537695240524" calcext:value-type="float">
            <text:p>283.537695240524</text:p>
          </table:table-cell>
          <table:table-cell office:value-type="float" office:value="310.8819124049" calcext:value-type="float">
            <text:p>310.8819124049</text:p>
          </table:table-cell>
          <table:table-cell office:value-type="float" office:value="317.884673040928" calcext:value-type="float">
            <text:p>317.884673040928</text:p>
          </table:table-cell>
          <table:table-cell office:value-type="float" office:value="333.142145400184" calcext:value-type="float">
            <text:p>333.142145400184</text:p>
          </table:table-cell>
          <table:table-cell office:value-type="float" office:value="366.460692302073" calcext:value-type="float">
            <text:p>366.460692302073</text:p>
          </table:table-cell>
          <table:table-cell office:value-type="float" office:value="377.389839479958" calcext:value-type="float">
            <text:p>377.389839479958</text:p>
          </table:table-cell>
          <table:table-cell office:value-type="float" office:value="473.492278718042" calcext:value-type="float">
            <text:p>473.492278718042</text:p>
          </table:table-cell>
          <table:table-cell office:value-type="float" office:value="609.656679202484" calcext:value-type="float">
            <text:p>609.656679202484</text:p>
          </table:table-cell>
          <table:table-cell office:value-type="float" office:value="709.413755085039" calcext:value-type="float">
            <text:p>709.413755085039</text:p>
          </table:table-cell>
          <table:table-cell office:value-type="float" office:value="781.744164341053" calcext:value-type="float">
            <text:p>781.744164341053</text:p>
          </table:table-cell>
          <table:table-cell office:value-type="float" office:value="828.580479295681" calcext:value-type="float">
            <text:p>828.580479295681</text:p>
          </table:table-cell>
          <table:table-cell office:value-type="float" office:value="873.28706172579" calcext:value-type="float">
            <text:p>873.28706172579</text:p>
          </table:table-cell>
          <table:table-cell office:value-type="float" office:value="959.372483639691" calcext:value-type="float">
            <text:p>959.372483639691</text:p>
          </table:table-cell>
          <table:table-cell office:value-type="float" office:value="1053.10824300452" calcext:value-type="float">
            <text:p>1053.10824300452</text:p>
          </table:table-cell>
          <table:table-cell office:value-type="float" office:value="1148.5082904417" calcext:value-type="float">
            <text:p>1148.5082904417</text:p>
          </table:table-cell>
          <table:table-cell office:value-type="float" office:value="1288.64325183381" calcext:value-type="float">
            <text:p>1288.64325183381</text:p>
          </table:table-cell>
          <table:table-cell office:value-type="float" office:value="1508.66809788266" calcext:value-type="float">
            <text:p>1508.66809788266</text:p>
          </table:table-cell>
          <table:table-cell office:value-type="float" office:value="1753.41782925823" calcext:value-type="float">
            <text:p>1753.41782925823</text:p>
          </table:table-cell>
          <table:table-cell office:value-type="float" office:value="2099.22943460447" calcext:value-type="float">
            <text:p>2099.22943460447</text:p>
          </table:table-cell>
          <table:table-cell office:value-type="float" office:value="2695.36591709669" calcext:value-type="float">
            <text:p>2695.36591709669</text:p>
          </table:table-cell>
          <table:table-cell office:value-type="float" office:value="3471.2480543115" calcext:value-type="float">
            <text:p>3471.2480543115</text:p>
          </table:table-cell>
          <table:table-cell office:value-type="float" office:value="3838.43397176904" calcext:value-type="float">
            <text:p>3838.43397176904</text:p>
          </table:table-cell>
          <table:table-cell office:value-type="float" office:value="4560.51258600929" calcext:value-type="float">
            <text:p>4560.51258600929</text:p>
          </table:table-cell>
          <table:table-cell office:value-type="float" office:value="5633.7957168394" calcext:value-type="float">
            <text:p>5633.7957168394</text:p>
          </table:table-cell>
          <table:table-cell office:value-type="float" office:value="6337.88332279255" calcext:value-type="float">
            <text:p>6337.88332279255</text:p>
          </table:table-cell>
          <table:table-cell office:value-type="float" office:value="7077.77076539558" calcext:value-type="float">
            <text:p>7077.77076539558</text:p>
          </table:table-cell>
          <table:table-cell office:value-type="float" office:value="7683.50261309118" calcext:value-type="float">
            <text:p>7683.50261309118</text:p>
          </table:table-cell>
          <table:table-cell office:value-type="float" office:value="8069.21302389511" calcext:value-type="float">
            <text:p>8069.21302389511</text:p>
          </table:table-cell>
          <table:table-cell office:value-type="float" office:value="8117.26746543179" calcext:value-type="float">
            <text:p>8117.26746543179</text:p>
          </table:table-cell>
          <table:table-cell office:value-type="float" office:value="8826.99409574835" calcext:value-type="float">
            <text:p>8826.99409574835</text:p>
          </table:table-cell>
          <table:table-cell/>
        </table:table-row>
        <table:table-row table:style-name="ro1">
          <table:table-cell office:value-type="string" calcext:value-type="string">
            <text:p>GDP growth (annual %)</text:p>
          </table:table-cell>
          <table:table-cell office:value-type="string" calcext:value-type="string">
            <text:p>NY.GDP.MKTP.KD.ZG</text:p>
          </table:table-cell>
          <table:table-cell office:value-type="string" calcext:value-type="string">
            <text:p>NY</text:p>
          </table:table-cell>
          <table:table-cell/>
          <table:table-cell office:value-type="float" office:value="-27.2700000039461" calcext:value-type="float">
            <text:p>-27.2700000039461</text:p>
          </table:table-cell>
          <table:table-cell office:value-type="float" office:value="-5.579999990136" calcext:value-type="float">
            <text:p>-5.579999990136</text:p>
          </table:table-cell>
          <table:table-cell office:value-type="float" office:value="10.2999999952758" calcext:value-type="float">
            <text:p>10.2999999952758</text:p>
          </table:table-cell>
          <table:table-cell office:value-type="float" office:value="18.179999994202" calcext:value-type="float">
            <text:p>18.179999994202</text:p>
          </table:table-cell>
          <table:table-cell office:value-type="float" office:value="16.950000002496" calcext:value-type="float">
            <text:p>16.950000002496</text:p>
          </table:table-cell>
          <table:table-cell office:value-type="float" office:value="10.6500000041736" calcext:value-type="float">
            <text:p>10.6500000041736</text:p>
          </table:table-cell>
          <table:table-cell office:value-type="float" office:value="-5.77000000422507" calcext:value-type="float">
            <text:p>-5.77000000422507</text:p>
          </table:table-cell>
          <table:table-cell office:value-type="float" office:value="-4.09999999214143" calcext:value-type="float">
            <text:p>-4.09999999214143</text:p>
          </table:table-cell>
          <table:table-cell office:value-type="float" office:value="16.9399999961092" calcext:value-type="float">
            <text:p>16.9399999961092</text:p>
          </table:table-cell>
          <table:table-cell office:value-type="float" office:value="19.299999996256" calcext:value-type="float">
            <text:p>19.299999996256</text:p>
          </table:table-cell>
          <table:table-cell office:value-type="float" office:value="7.0600000033518" calcext:value-type="float">
            <text:p>7.0600000033518</text:p>
          </table:table-cell>
          <table:table-cell office:value-type="float" office:value="3.80999999825444" calcext:value-type="float">
            <text:p>3.80999999825444</text:p>
          </table:table-cell>
          <table:table-cell office:value-type="float" office:value="7.7600000016445" calcext:value-type="float">
            <text:p>7.7600000016445</text:p>
          </table:table-cell>
          <table:table-cell office:value-type="float" office:value="2.31000000049113" calcext:value-type="float">
            <text:p>2.31000000049113</text:p>
          </table:table-cell>
          <table:table-cell office:value-type="float" office:value="8.72000000047512" calcext:value-type="float">
            <text:p>8.72000000047512</text:p>
          </table:table-cell>
          <table:table-cell office:value-type="float" office:value="-1.57000000275067" calcext:value-type="float">
            <text:p>-1.57000000275067</text:p>
          </table:table-cell>
          <table:table-cell office:value-type="float" office:value="7.56999999917167" calcext:value-type="float">
            <text:p>7.56999999917167</text:p>
          </table:table-cell>
          <table:table-cell office:value-type="float" office:value="11.6666440032893" calcext:value-type="float">
            <text:p>11.6666440032893</text:p>
          </table:table-cell>
          <table:table-cell office:value-type="float" office:value="7.60000000000034" calcext:value-type="float">
            <text:p>7.60000000000034</text:p>
          </table:table-cell>
          <table:table-cell office:value-type="float" office:value="7.80669144981401" calcext:value-type="float">
            <text:p>7.80669144981401</text:p>
          </table:table-cell>
          <table:table-cell office:value-type="float" office:value="5.17241379310337" calcext:value-type="float">
            <text:p>5.17241379310337</text:p>
          </table:table-cell>
          <table:table-cell office:value-type="float" office:value="8.9344262295084" calcext:value-type="float">
            <text:p>8.9344262295084</text:p>
          </table:table-cell>
          <table:table-cell office:value-type="float" office:value="10.8352144469524" calcext:value-type="float">
            <text:p>10.8352144469524</text:p>
          </table:table-cell>
          <table:table-cell office:value-type="float" office:value="15.1391717583164" calcext:value-type="float">
            <text:p>15.1391717583164</text:p>
          </table:table-cell>
          <table:table-cell office:value-type="float" office:value="13.4433962264152" calcext:value-type="float">
            <text:p>13.4433962264152</text:p>
          </table:table-cell>
          <table:table-cell office:value-type="float" office:value="8.93970893970877" calcext:value-type="float">
            <text:p>8.93970893970877</text:p>
          </table:table-cell>
          <table:table-cell office:value-type="float" office:value="11.68893129771" calcext:value-type="float">
            <text:p>11.68893129771</text:p>
          </table:table-cell>
          <table:table-cell office:value-type="float" office:value="11.2345151644596" calcext:value-type="float">
            <text:p>11.2345151644596</text:p>
          </table:table-cell>
          <table:table-cell office:value-type="float" office:value="4.18586789554524" calcext:value-type="float">
            <text:p>4.18586789554524</text:p>
          </table:table-cell>
          <table:table-cell office:value-type="float" office:value="3.90711389605613" calcext:value-type="float">
            <text:p>3.90711389605613</text:p>
          </table:table-cell>
          <table:table-cell office:value-type="float" office:value="9.29407591344449" calcext:value-type="float">
            <text:p>9.29407591344449</text:p>
          </table:table-cell>
          <table:table-cell office:value-type="float" office:value="14.2161635832521" calcext:value-type="float">
            <text:p>14.2161635832521</text:p>
          </table:table-cell>
          <table:table-cell office:value-type="float" office:value="13.8675760159137" calcext:value-type="float">
            <text:p>13.8675760159137</text:p>
          </table:table-cell>
          <table:table-cell office:value-type="float" office:value="13.0521587222365" calcext:value-type="float">
            <text:p>13.0521587222365</text:p>
          </table:table-cell>
          <table:table-cell office:value-type="float" office:value="10.9492273730684" calcext:value-type="float">
            <text:p>10.9492273730684</text:p>
          </table:table-cell>
          <table:table-cell office:value-type="float" office:value="9.92837246319102" calcext:value-type="float">
            <text:p>9.92837246319102</text:p>
          </table:table-cell>
          <table:table-cell office:value-type="float" office:value="9.23076923076908" calcext:value-type="float">
            <text:p>9.23076923076908</text:p>
          </table:table-cell>
          <table:table-cell office:value-type="float" office:value="7.83761391880728" calcext:value-type="float">
            <text:p>7.83761391880728</text:p>
          </table:table-cell>
          <table:table-cell office:value-type="float" office:value="7.66748617086637" calcext:value-type="float">
            <text:p>7.66748617086637</text:p>
          </table:table-cell>
          <table:table-cell office:value-type="float" office:value="8.49150849150834" calcext:value-type="float">
            <text:p>8.49150849150834</text:p>
          </table:table-cell>
          <table:table-cell office:value-type="float" office:value="8.33991054985566" calcext:value-type="float">
            <text:p>8.33991054985566</text:p>
          </table:table-cell>
          <table:table-cell office:value-type="float" office:value="9.13064594463337" calcext:value-type="float">
            <text:p>9.13064594463337</text:p>
          </table:table-cell>
          <table:table-cell office:value-type="float" office:value="10.0356030262568" calcext:value-type="float">
            <text:p>10.0356030262568</text:p>
          </table:table-cell>
          <table:table-cell office:value-type="float" office:value="10.1112234580387" calcext:value-type="float">
            <text:p>10.1112234580387</text:p>
          </table:table-cell>
          <table:table-cell office:value-type="float" office:value="11.3957759412304" calcext:value-type="float">
            <text:p>11.3957759412304</text:p>
          </table:table-cell>
          <table:table-cell office:value-type="float" office:value="12.7194790206908" calcext:value-type="float">
            <text:p>12.7194790206908</text:p>
          </table:table-cell>
          <table:table-cell office:value-type="float" office:value="14.231388035688" calcext:value-type="float">
            <text:p>14.231388035688</text:p>
          </table:table-cell>
          <table:table-cell office:value-type="float" office:value="9.65428937259927" calcext:value-type="float">
            <text:p>9.65428937259927</text:p>
          </table:table-cell>
          <table:table-cell office:value-type="float" office:value="9.39981317141536" calcext:value-type="float">
            <text:p>9.39981317141536</text:p>
          </table:table-cell>
          <table:table-cell office:value-type="float" office:value="10.6361404632298" calcext:value-type="float">
            <text:p>10.6361404632298</text:p>
          </table:table-cell>
          <table:table-cell office:value-type="float" office:value="9.5364430080555" calcext:value-type="float">
            <text:p>9.5364430080555</text:p>
          </table:table-cell>
          <table:table-cell office:value-type="float" office:value="7.85626211026953" calcext:value-type="float">
            <text:p>7.85626211026953</text:p>
          </table:table-cell>
          <table:table-cell office:value-type="float" office:value="7.75763514617024" calcext:value-type="float">
            <text:p>7.75763514617024</text:p>
          </table:table-cell>
          <table:table-cell office:value-type="float" office:value="7.29766595938155" calcext:value-type="float">
            <text:p>7.29766595938155</text:p>
          </table:table-cell>
          <table:table-cell office:value-type="float" office:value="6.90020481672437" calcext:value-type="float">
            <text:p>6.90020481672437</text:p>
          </table:table-cell>
          <table:table-cell office:value-type="float" office:value="6.69999999999993" calcext:value-type="float">
            <text:p>6.69999999999993</text:p>
          </table:table-cell>
          <table:table-cell office:value-type="float" office:value="6.90000000000013" calcext:value-type="float">
            <text:p>6.90000000000013</text:p>
          </table:table-cell>
          <table:table-cell/>
        </table:table-row>
        <table:table-row table:style-name="ro1">
          <table:table-cell office:value-type="string" calcext:value-type="string">
            <text:p>GDP (current US$)</text:p>
          </table:table-cell>
          <table:table-cell office:value-type="string" calcext:value-type="string">
            <text:p>NY.GDP.MKTP.CD</text:p>
          </table:table-cell>
          <table:table-cell office:value-type="string" calcext:value-type="string">
            <text:p>NY</text:p>
          </table:table-cell>
          <table:table-cell office:value-type="float" office:value="59716467625.3148" calcext:value-type="float">
            <text:p>59716467625.3148</text:p>
          </table:table-cell>
          <table:table-cell office:value-type="float" office:value="50056868957.6732" calcext:value-type="float">
            <text:p>50056868957.6732</text:p>
          </table:table-cell>
          <table:table-cell office:value-type="float" office:value="47209359005.6056" calcext:value-type="float">
            <text:p>47209359005.6056</text:p>
          </table:table-cell>
          <table:table-cell office:value-type="float" office:value="50706799902.5103" calcext:value-type="float">
            <text:p>50706799902.5103</text:p>
          </table:table-cell>
          <table:table-cell office:value-type="float" office:value="59708343488.5043" calcext:value-type="float">
            <text:p>59708343488.5043</text:p>
          </table:table-cell>
          <table:table-cell office:value-type="float" office:value="70436266146.7219" calcext:value-type="float">
            <text:p>70436266146.7219</text:p>
          </table:table-cell>
          <table:table-cell office:value-type="float" office:value="76720285969.6157" calcext:value-type="float">
            <text:p>76720285969.6157</text:p>
          </table:table-cell>
          <table:table-cell office:value-type="float" office:value="72881631326.6715" calcext:value-type="float">
            <text:p>72881631326.6715</text:p>
          </table:table-cell>
          <table:table-cell office:value-type="float" office:value="70846535055.6503" calcext:value-type="float">
            <text:p>70846535055.6503</text:p>
          </table:table-cell>
          <table:table-cell office:value-type="float" office:value="79705906247.4612" calcext:value-type="float">
            <text:p>79705906247.4612</text:p>
          </table:table-cell>
          <table:table-cell office:value-type="float" office:value="92602973434.0726" calcext:value-type="float">
            <text:p>92602973434.0726</text:p>
          </table:table-cell>
          <table:table-cell office:value-type="float" office:value="99800958648.1436" calcext:value-type="float">
            <text:p>99800958648.1436</text:p>
          </table:table-cell>
          <table:table-cell office:value-type="float" office:value="113687586299.051" calcext:value-type="float">
            <text:p>113687586299.051</text:p>
          </table:table-cell>
          <table:table-cell office:value-type="float" office:value="138544284708.957" calcext:value-type="float">
            <text:p>138544284708.957</text:p>
          </table:table-cell>
          <table:table-cell office:value-type="float" office:value="144182133387.722" calcext:value-type="float">
            <text:p>144182133387.722</text:p>
          </table:table-cell>
          <table:table-cell office:value-type="float" office:value="163431551779.761" calcext:value-type="float">
            <text:p>163431551779.761</text:p>
          </table:table-cell>
          <table:table-cell office:value-type="float" office:value="153940455341.506" calcext:value-type="float">
            <text:p>153940455341.506</text:p>
          </table:table-cell>
          <table:table-cell office:value-type="float" office:value="174938098826.569" calcext:value-type="float">
            <text:p>174938098826.569</text:p>
          </table:table-cell>
          <table:table-cell office:value-type="float" office:value="149540752829.268" calcext:value-type="float">
            <text:p>149540752829.268</text:p>
          </table:table-cell>
          <table:table-cell office:value-type="float" office:value="178280594413.043" calcext:value-type="float">
            <text:p>178280594413.043</text:p>
          </table:table-cell>
          <table:table-cell office:value-type="float" office:value="191149211575" calcext:value-type="float">
            <text:p>191149211575</text:p>
          </table:table-cell>
          <table:table-cell office:value-type="float" office:value="195866382432.54" calcext:value-type="float">
            <text:p>195866382432.54</text:p>
          </table:table-cell>
          <table:table-cell office:value-type="float" office:value="205089699858.779" calcext:value-type="float">
            <text:p>205089699858.779</text:p>
          </table:table-cell>
          <table:table-cell office:value-type="float" office:value="230686747153.257" calcext:value-type="float">
            <text:p>230686747153.257</text:p>
          </table:table-cell>
          <table:table-cell office:value-type="float" office:value="259946510957.143" calcext:value-type="float">
            <text:p>259946510957.143</text:p>
          </table:table-cell>
          <table:table-cell office:value-type="float" office:value="309488028132.653" calcext:value-type="float">
            <text:p>309488028132.653</text:p>
          </table:table-cell>
          <table:table-cell office:value-type="float" office:value="300758100107.246" calcext:value-type="float">
            <text:p>300758100107.246</text:p>
          </table:table-cell>
          <table:table-cell office:value-type="float" office:value="272972974764.574" calcext:value-type="float">
            <text:p>272972974764.574</text:p>
          </table:table-cell>
          <table:table-cell office:value-type="float" office:value="312353631207.819" calcext:value-type="float">
            <text:p>312353631207.819</text:p>
          </table:table-cell>
          <table:table-cell office:value-type="float" office:value="347768051311.741" calcext:value-type="float">
            <text:p>347768051311.741</text:p>
          </table:table-cell>
          <table:table-cell office:value-type="float" office:value="360857912565.966" calcext:value-type="float">
            <text:p>360857912565.966</text:p>
          </table:table-cell>
          <table:table-cell office:value-type="float" office:value="383373318083.624" calcext:value-type="float">
            <text:p>383373318083.624</text:p>
          </table:table-cell>
          <table:table-cell office:value-type="float" office:value="426915712711.146" calcext:value-type="float">
            <text:p>426915712711.146</text:p>
          </table:table-cell>
          <table:table-cell office:value-type="float" office:value="444731282436.762" calcext:value-type="float">
            <text:p>444731282436.762</text:p>
          </table:table-cell>
          <table:table-cell office:value-type="float" office:value="564324670005.917" calcext:value-type="float">
            <text:p>564324670005.917</text:p>
          </table:table-cell>
          <table:table-cell office:value-type="float" office:value="734547898220.508" calcext:value-type="float">
            <text:p>734547898220.508</text:p>
          </table:table-cell>
          <table:table-cell office:value-type="float" office:value="863746717503.789" calcext:value-type="float">
            <text:p>863746717503.789</text:p>
          </table:table-cell>
          <table:table-cell office:value-type="float" office:value="961603952951.82" calcext:value-type="float">
            <text:p>961603952951.82</text:p>
          </table:table-cell>
          <table:table-cell office:value-type="float" office:value="1029043097554.08" calcext:value-type="float">
            <text:p>1029043097554.08</text:p>
          </table:table-cell>
          <table:table-cell office:value-type="float" office:value="1093997267271.06" calcext:value-type="float">
            <text:p>1093997267271.06</text:p>
          </table:table-cell>
          <table:table-cell office:value-type="float" office:value="1211346869605.24" calcext:value-type="float">
            <text:p>1211346869605.24</text:p>
          </table:table-cell>
          <table:table-cell office:value-type="float" office:value="1339395718865.3" calcext:value-type="float">
            <text:p>1339395718865.3</text:p>
          </table:table-cell>
          <table:table-cell office:value-type="float" office:value="1470550015081.55" calcext:value-type="float">
            <text:p>1470550015081.55</text:p>
          </table:table-cell>
          <table:table-cell office:value-type="float" office:value="1660287965662.68" calcext:value-type="float">
            <text:p>1660287965662.68</text:p>
          </table:table-cell>
          <table:table-cell office:value-type="float" office:value="1955347004963.27" calcext:value-type="float">
            <text:p>1955347004963.27</text:p>
          </table:table-cell>
          <table:table-cell office:value-type="float" office:value="2285965892360.54" calcext:value-type="float">
            <text:p>2285965892360.54</text:p>
          </table:table-cell>
          <table:table-cell office:value-type="float" office:value="2752131773355.16" calcext:value-type="float">
            <text:p>2752131773355.16</text:p>
          </table:table-cell>
          <table:table-cell office:value-type="float" office:value="3552182311652.97" calcext:value-type="float">
            <text:p>3552182311652.97</text:p>
          </table:table-cell>
          <table:table-cell office:value-type="float" office:value="4598206091384" calcext:value-type="float">
            <text:p>4598206091384</text:p>
          </table:table-cell>
          <table:table-cell office:value-type="float" office:value="5109953609257.25" calcext:value-type="float">
            <text:p>5109953609257.25</text:p>
          </table:table-cell>
          <table:table-cell office:value-type="float" office:value="6100620488867.55" calcext:value-type="float">
            <text:p>6100620488867.55</text:p>
          </table:table-cell>
          <table:table-cell office:value-type="float" office:value="7572553836875.34" calcext:value-type="float">
            <text:p>7572553836875.34</text:p>
          </table:table-cell>
          <table:table-cell office:value-type="float" office:value="8560547314679.28" calcext:value-type="float">
            <text:p>8560547314679.28</text:p>
          </table:table-cell>
          <table:table-cell office:value-type="float" office:value="9607224481532.65" calcext:value-type="float">
            <text:p>9607224481532.65</text:p>
          </table:table-cell>
          <table:table-cell office:value-type="float" office:value="10482372109961.9" calcext:value-type="float">
            <text:p>10482372109961.9</text:p>
          </table:table-cell>
          <table:table-cell office:value-type="float" office:value="11064666282625.5" calcext:value-type="float">
            <text:p>11064666282625.5</text:p>
          </table:table-cell>
          <table:table-cell office:value-type="float" office:value="11190992550229.5" calcext:value-type="float">
            <text:p>11190992550229.5</text:p>
          </table:table-cell>
          <table:table-cell office:value-type="float" office:value="12237700479375" calcext:value-type="float">
            <text:p>12237700479375</text:p>
          </table:table-cell>
          <table:table-cell/>
        </table:table-row>
        <table:table-row table:style-name="ro1">
          <table:table-cell office:value-type="string" calcext:value-type="string">
            <text:p>Trade (% of GDP)</text:p>
          </table:table-cell>
          <table:table-cell office:value-type="string" calcext:value-type="string">
            <text:p>NE.TRD.GNFS.ZS</text:p>
          </table:table-cell>
          <table:table-cell office:value-type="string" calcext:value-type="string">
            <text:p>NE</text:p>
          </table:table-cell>
          <table:table-cell office:value-type="float" office:value="8.73409972110741" calcext:value-type="float">
            <text:p>8.73409972110741</text:p>
          </table:table-cell>
          <table:table-cell office:value-type="float" office:value="7.36022072547269" calcext:value-type="float">
            <text:p>7.36022072547269</text:p>
          </table:table-cell>
          <table:table-cell office:value-type="float" office:value="6.96093615556703" calcext:value-type="float">
            <text:p>6.96093615556703</text:p>
          </table:table-cell>
          <table:table-cell office:value-type="float" office:value="6.86533685812705" calcext:value-type="float">
            <text:p>6.86533685812705</text:p>
          </table:table-cell>
          <table:table-cell office:value-type="float" office:value="6.63310429280904" calcext:value-type="float">
            <text:p>6.63310429280904</text:p>
          </table:table-cell>
          <table:table-cell office:value-type="float" office:value="6.82814302191465" calcext:value-type="float">
            <text:p>6.82814302191465</text:p>
          </table:table-cell>
          <table:table-cell office:value-type="float" office:value="6.72949647905967" calcext:value-type="float">
            <text:p>6.72949647905967</text:p>
          </table:table-cell>
          <table:table-cell office:value-type="float" office:value="6.25348344666146" calcext:value-type="float">
            <text:p>6.25348344666146</text:p>
          </table:table-cell>
          <table:table-cell office:value-type="float" office:value="6.22097356802936" calcext:value-type="float">
            <text:p>6.22097356802936</text:p>
          </table:table-cell>
          <table:table-cell office:value-type="float" office:value="5.45306288859444" calcext:value-type="float">
            <text:p>5.45306288859444</text:p>
          </table:table-cell>
          <table:table-cell office:value-type="float" office:value="4.95240601833575" calcext:value-type="float">
            <text:p>4.95240601833575</text:p>
          </table:table-cell>
          <table:table-cell office:value-type="float" office:value="4.92083519882779" calcext:value-type="float">
            <text:p>4.92083519882779</text:p>
          </table:table-cell>
          <table:table-cell office:value-type="float" office:value="5.75536749725748" calcext:value-type="float">
            <text:p>5.75536749725748</text:p>
          </table:table-cell>
          <table:table-cell office:value-type="float" office:value="8.00014512734925" calcext:value-type="float">
            <text:p>8.00014512734925</text:p>
          </table:table-cell>
          <table:table-cell office:value-type="float" office:value="10.3334865791986" calcext:value-type="float">
            <text:p>10.3334865791986</text:p>
          </table:table-cell>
          <table:table-cell office:value-type="float" office:value="9.55420299391347" calcext:value-type="float">
            <text:p>9.55420299391347</text:p>
          </table:table-cell>
          <table:table-cell office:value-type="float" office:value="8.83691360503246" calcext:value-type="float">
            <text:p>8.83691360503246</text:p>
          </table:table-cell>
          <table:table-cell office:value-type="float" office:value="8.38461538461539" calcext:value-type="float">
            <text:p>8.38461538461539</text:p>
          </table:table-cell>
          <table:table-cell office:value-type="float" office:value="9.65014154062668" calcext:value-type="float">
            <text:p>9.65014154062668</text:p>
          </table:table-cell>
          <table:table-cell office:value-type="float" office:value="11.0865781306023" calcext:value-type="float">
            <text:p>11.0865781306023</text:p>
          </table:table-cell>
          <table:table-cell office:value-type="float" office:value="12.4248485276547" calcext:value-type="float">
            <text:p>12.4248485276547</text:p>
          </table:table-cell>
          <table:table-cell office:value-type="float" office:value="14.8971819799761" calcext:value-type="float">
            <text:p>14.8971819799761</text:p>
          </table:table-cell>
          <table:table-cell office:value-type="float" office:value="19.6929683051809" calcext:value-type="float">
            <text:p>19.6929683051809</text:p>
          </table:table-cell>
          <table:table-cell office:value-type="float" office:value="17.9211027113208" calcext:value-type="float">
            <text:p>17.9211027113208</text:p>
          </table:table-cell>
          <table:table-cell office:value-type="float" office:value="19.0326117398578" calcext:value-type="float">
            <text:p>19.0326117398578</text:p>
          </table:table-cell>
          <table:table-cell office:value-type="float" office:value="20.7128550124155" calcext:value-type="float">
            <text:p>20.7128550124155</text:p>
          </table:table-cell>
          <table:table-cell office:value-type="float" office:value="19.8814799533638" calcext:value-type="float">
            <text:p>19.8814799533638</text:p>
          </table:table-cell>
          <table:table-cell office:value-type="float" office:value="24.857665077842" calcext:value-type="float">
            <text:p>24.857665077842</text:p>
          </table:table-cell>
          <table:table-cell office:value-type="float" office:value="30.0647705925082" calcext:value-type="float">
            <text:p>30.0647705925082</text:p>
          </table:table-cell>
          <table:table-cell office:value-type="float" office:value="25.1056952042254" calcext:value-type="float">
            <text:p>25.1056952042254</text:p>
          </table:table-cell>
          <table:table-cell office:value-type="float" office:value="24.2731321081918" calcext:value-type="float">
            <text:p>24.2731321081918</text:p>
          </table:table-cell>
          <table:table-cell office:value-type="float" office:value="25.9497241063344" calcext:value-type="float">
            <text:p>25.9497241063344</text:p>
          </table:table-cell>
          <table:table-cell office:value-type="float" office:value="30.1457164555283" calcext:value-type="float">
            <text:p>30.1457164555283</text:p>
          </table:table-cell>
          <table:table-cell office:value-type="float" office:value="36.0560778682802" calcext:value-type="float">
            <text:p>36.0560778682802</text:p>
          </table:table-cell>
          <table:table-cell office:value-type="float" office:value="35.7698149885745" calcext:value-type="float">
            <text:p>35.7698149885745</text:p>
          </table:table-cell>
          <table:table-cell office:value-type="float" office:value="34.2740960269445" calcext:value-type="float">
            <text:p>34.2740960269445</text:p>
          </table:table-cell>
          <table:table-cell office:value-type="float" office:value="33.8147454665978" calcext:value-type="float">
            <text:p>33.8147454665978</text:p>
          </table:table-cell>
          <table:table-cell office:value-type="float" office:value="34.533017359241" calcext:value-type="float">
            <text:p>34.533017359241</text:p>
          </table:table-cell>
          <table:table-cell office:value-type="float" office:value="32.4246962702613" calcext:value-type="float">
            <text:p>32.4246962702613</text:p>
          </table:table-cell>
          <table:table-cell office:value-type="float" office:value="33.5245667311661" calcext:value-type="float">
            <text:p>33.5245667311661</text:p>
          </table:table-cell>
          <table:table-cell office:value-type="float" office:value="39.4105387873795" calcext:value-type="float">
            <text:p>39.4105387873795</text:p>
          </table:table-cell>
          <table:table-cell office:value-type="float" office:value="38.5273592759292" calcext:value-type="float">
            <text:p>38.5273592759292</text:p>
          </table:table-cell>
          <table:table-cell office:value-type="float" office:value="42.7474036337363" calcext:value-type="float">
            <text:p>42.7474036337363</text:p>
          </table:table-cell>
          <table:table-cell office:value-type="float" office:value="51.8039879999754" calcext:value-type="float">
            <text:p>51.8039879999754</text:p>
          </table:table-cell>
          <table:table-cell office:value-type="float" office:value="59.505524224399" calcext:value-type="float">
            <text:p>59.505524224399</text:p>
          </table:table-cell>
          <table:table-cell office:value-type="float" office:value="62.2078928661667" calcext:value-type="float">
            <text:p>62.2078928661667</text:p>
          </table:table-cell>
          <table:table-cell office:value-type="float" office:value="64.4788839037683" calcext:value-type="float">
            <text:p>64.4788839037683</text:p>
          </table:table-cell>
          <table:table-cell office:value-type="float" office:value="62.1046170642477" calcext:value-type="float">
            <text:p>62.1046170642477</text:p>
          </table:table-cell>
          <table:table-cell office:value-type="float" office:value="57.4528722024775" calcext:value-type="float">
            <text:p>57.4528722024775</text:p>
          </table:table-cell>
          <table:table-cell office:value-type="float" office:value="44.6054276875928" calcext:value-type="float">
            <text:p>44.6054276875928</text:p>
          </table:table-cell>
          <table:table-cell office:value-type="float" office:value="48.8892993735797" calcext:value-type="float">
            <text:p>48.8892993735797</text:p>
          </table:table-cell>
          <table:table-cell office:value-type="float" office:value="50.5998313834225" calcext:value-type="float">
            <text:p>50.5998313834225</text:p>
          </table:table-cell>
          <table:table-cell office:value-type="float" office:value="48.107858832025" calcext:value-type="float">
            <text:p>48.107858832025</text:p>
          </table:table-cell>
          <table:table-cell office:value-type="float" office:value="46.5652347738386" calcext:value-type="float">
            <text:p>46.5652347738386</text:p>
          </table:table-cell>
          <table:table-cell office:value-type="float" office:value="44.8765602750999" calcext:value-type="float">
            <text:p>44.8765602750999</text:p>
          </table:table-cell>
          <table:table-cell office:value-type="float" office:value="39.45306552453" calcext:value-type="float">
            <text:p>39.45306552453</text:p>
          </table:table-cell>
          <table:table-cell office:value-type="float" office:value="37.03381667784" calcext:value-type="float">
            <text:p>37.03381667784</text:p>
          </table:table-cell>
          <table:table-cell office:value-type="float" office:value="37.8033995957306" calcext:value-type="float">
            <text:p>37.8033995957306</text:p>
          </table:table-cell>
          <table:table-cell/>
        </table:table-row>
        <table:table-row table:style-name="ro1">
          <table:table-cell office:value-type="string" calcext:value-type="string">
            <text:p>External balance on goods and services (% of GDP)</text:p>
          </table:table-cell>
          <table:table-cell office:value-type="string" calcext:value-type="string">
            <text:p>NE.RSB.GNFS.ZS</text:p>
          </table:table-cell>
          <table:table-cell office:value-type="string" calcext:value-type="string">
            <text:p>NE</text:p>
          </table:table-cell>
          <table:table-cell office:value-type="float" office:value="-0.122440650295898" calcext:value-type="float">
            <text:p>-0.122440650295898</text:p>
          </table:table-cell>
          <table:table-cell office:value-type="float" office:value="0.381400632962753" calcext:value-type="float">
            <text:p>0.381400632962753</text:p>
          </table:table-cell>
          <table:table-cell office:value-type="float" office:value="1.14438134572363" calcext:value-type="float">
            <text:p>1.14438134572363</text:p>
          </table:table-cell>
          <table:table-cell office:value-type="float" office:value="1.145557958824" calcext:value-type="float">
            <text:p>1.145557958824</text:p>
          </table:table-cell>
          <table:table-cell office:value-type="float" office:value="0.904823457378052" calcext:value-type="float">
            <text:p>0.904823457378052</text:p>
          </table:table-cell>
          <table:table-cell office:value-type="float" office:value="0.449826989619377" calcext:value-type="float">
            <text:p>0.449826989619377</text:p>
          </table:table-cell>
          <table:table-cell office:value-type="float" office:value="0.25943770847673" calcext:value-type="float">
            <text:p>0.25943770847673</text:p>
          </table:table-cell>
          <table:table-cell office:value-type="float" office:value="0.300969791550552" calcext:value-type="float">
            <text:p>0.300969791550552</text:p>
          </table:table-cell>
          <table:table-cell office:value-type="float" office:value="0.384152284846052" calcext:value-type="float">
            <text:p>0.384152284846052</text:p>
          </table:table-cell>
          <table:table-cell office:value-type="float" office:value="0.642136377535419" calcext:value-type="float">
            <text:p>0.642136377535419</text:p>
          </table:table-cell>
          <table:table-cell office:value-type="float" office:value="0.030705794622099" calcext:value-type="float">
            <text:p>0.030705794622099</text:p>
          </table:table-cell>
          <table:table-cell office:value-type="float" office:value="0.65529732589849" calcext:value-type="float">
            <text:p>0.65529732589849</text:p>
          </table:table-cell>
          <table:table-cell office:value-type="float" office:value="0.740479548660085" calcext:value-type="float">
            <text:p>0.740479548660085</text:p>
          </table:table-cell>
          <table:table-cell office:value-type="float" office:value="0.482548436252813" calcext:value-type="float">
            <text:p>0.482548436252813</text:p>
          </table:table-cell>
          <table:table-cell office:value-type="float" office:value="-0.473883368108357" calcext:value-type="float">
            <text:p>-0.473883368108357</text:p>
          </table:table-cell>
          <table:table-cell office:value-type="float" office:value="-0.144760651422931" calcext:value-type="float">
            <text:p>-0.144760651422931</text:p>
          </table:table-cell>
          <table:table-cell office:value-type="float" office:value="0.184032657431573" calcext:value-type="float">
            <text:p>0.184032657431573</text:p>
          </table:table-cell>
          <table:table-cell office:value-type="float" office:value="0.212307692307693" calcext:value-type="float">
            <text:p>0.212307692307693</text:p>
          </table:table-cell>
          <table:table-cell office:value-type="float" office:value="-0.538233246491291" calcext:value-type="float">
            <text:p>-0.538233246491291</text:p>
          </table:table-cell>
          <table:table-cell office:value-type="float" office:value="-0.760891415914635" calcext:value-type="float">
            <text:p>-0.760891415914635</text:p>
          </table:table-cell>
          <table:table-cell office:value-type="float" office:value="-0.601624244496966" calcext:value-type="float">
            <text:p>-0.601624244496966</text:p>
          </table:table-cell>
          <table:table-cell office:value-type="float" office:value="-0.002026000541272" calcext:value-type="float">
            <text:p>-0.002026000541272</text:p>
          </table:table-cell>
          <table:table-cell office:value-type="float" office:value="2.34629042965759" calcext:value-type="float">
            <text:p>2.34629042965759</text:p>
          </table:table-cell>
          <table:table-cell office:value-type="float" office:value="1.11449835403503" calcext:value-type="float">
            <text:p>1.11449835403503</text:p>
          </table:table-cell>
          <table:table-cell office:value-type="float" office:value="0.020773504441805" calcext:value-type="float">
            <text:p>0.020773504441805</text:p>
          </table:table-cell>
          <table:table-cell office:value-type="float" office:value="-4.03925155859076" calcext:value-type="float">
            <text:p>-4.03925155859076</text:p>
          </table:table-cell>
          <table:table-cell office:value-type="float" office:value="-2.457124179653" calcext:value-type="float">
            <text:p>-2.457124179653</text:p>
          </table:table-cell>
          <table:table-cell office:value-type="float" office:value="0.106603959696367" calcext:value-type="float">
            <text:p>0.106603959696367</text:p>
          </table:table-cell>
          <table:table-cell office:value-type="float" office:value="-1.30012895457524" calcext:value-type="float">
            <text:p>-1.30012895457524</text:p>
          </table:table-cell>
          <table:table-cell office:value-type="float" office:value="-1.41703643604183" calcext:value-type="float">
            <text:p>-1.41703643604183</text:p>
          </table:table-cell>
          <table:table-cell office:value-type="float" office:value="2.95628823104991" calcext:value-type="float">
            <text:p>2.95628823104991</text:p>
          </table:table-cell>
          <table:table-cell office:value-type="float" office:value="3.02603218658778" calcext:value-type="float">
            <text:p>3.02603218658778</text:p>
          </table:table-cell>
          <table:table-cell office:value-type="float" office:value="1.17072289709367" calcext:value-type="float">
            <text:p>1.17072289709367</text:p>
          </table:table-cell>
          <table:table-cell office:value-type="float" office:value="-2.65148876764178" calcext:value-type="float">
            <text:p>-2.65148876764178</text:p>
          </table:table-cell>
          <table:table-cell office:value-type="float" office:value="1.30368215161015" calcext:value-type="float">
            <text:p>1.30368215161015</text:p>
          </table:table-cell>
          <table:table-cell office:value-type="float" office:value="1.62794012874709" calcext:value-type="float">
            <text:p>1.62794012874709</text:p>
          </table:table-cell>
          <table:table-cell office:value-type="float" office:value="2.03184563765628" calcext:value-type="float">
            <text:p>2.03184563765628</text:p>
          </table:table-cell>
          <table:table-cell office:value-type="float" office:value="4.45331156018506" calcext:value-type="float">
            <text:p>4.45331156018506</text:p>
          </table:table-cell>
          <table:table-cell office:value-type="float" office:value="4.25994689476029" calcext:value-type="float">
            <text:p>4.25994689476029</text:p>
          </table:table-cell>
          <table:table-cell office:value-type="float" office:value="2.80082558551659" calcext:value-type="float">
            <text:p>2.80082558551659</text:p>
          </table:table-cell>
          <table:table-cell office:value-type="float" office:value="2.37635084555929" calcext:value-type="float">
            <text:p>2.37635084555929</text:p>
          </table:table-cell>
          <table:table-cell office:value-type="float" office:value="2.09693221372424" calcext:value-type="float">
            <text:p>2.09693221372424</text:p>
          </table:table-cell>
          <table:table-cell office:value-type="float" office:value="2.54208771416371" calcext:value-type="float">
            <text:p>2.54208771416371</text:p>
          </table:table-cell>
          <table:table-cell office:value-type="float" office:value="2.1575250683693" calcext:value-type="float">
            <text:p>2.1575250683693</text:p>
          </table:table-cell>
          <table:table-cell office:value-type="float" office:value="2.61715094098712" calcext:value-type="float">
            <text:p>2.61715094098712</text:p>
          </table:table-cell>
          <table:table-cell office:value-type="float" office:value="5.45182226618907" calcext:value-type="float">
            <text:p>5.45182226618907</text:p>
          </table:table-cell>
          <table:table-cell office:value-type="float" office:value="7.59116720075849" calcext:value-type="float">
            <text:p>7.59116720075849</text:p>
          </table:table-cell>
          <table:table-cell office:value-type="float" office:value="8.67174040512629" calcext:value-type="float">
            <text:p>8.67174040512629</text:p>
          </table:table-cell>
          <table:table-cell office:value-type="float" office:value="7.5862744344486" calcext:value-type="float">
            <text:p>7.5862744344486</text:p>
          </table:table-cell>
          <table:table-cell office:value-type="float" office:value="4.30787475189578" calcext:value-type="float">
            <text:p>4.30787475189578</text:p>
          </table:table-cell>
          <table:table-cell office:value-type="float" office:value="3.64552877438794" calcext:value-type="float">
            <text:p>3.64552877438794</text:p>
          </table:table-cell>
          <table:table-cell office:value-type="float" office:value="2.38881404889815" calcext:value-type="float">
            <text:p>2.38881404889815</text:p>
          </table:table-cell>
          <table:table-cell office:value-type="float" office:value="2.70853282409283" calcext:value-type="float">
            <text:p>2.70853282409283</text:p>
          </table:table-cell>
          <table:table-cell office:value-type="float" office:value="2.44472819892198" calcext:value-type="float">
            <text:p>2.44472819892198</text:p>
          </table:table-cell>
          <table:table-cell office:value-type="float" office:value="2.1135562608419" calcext:value-type="float">
            <text:p>2.1135562608419</text:p>
          </table:table-cell>
          <table:table-cell office:value-type="float" office:value="3.24307768717445" calcext:value-type="float">
            <text:p>3.24307768717445</text:p>
          </table:table-cell>
          <table:table-cell office:value-type="float" office:value="2.28293846356606" calcext:value-type="float">
            <text:p>2.28293846356606</text:p>
          </table:table-cell>
          <table:table-cell office:value-type="float" office:value="1.71136060775578" calcext:value-type="float">
            <text:p>1.71136060775578</text:p>
          </table:table-cell>
          <table:table-cell/>
        </table:table-row>
        <table:table-row table:style-name="ro1">
          <table:table-cell office:value-type="string" calcext:value-type="string">
            <text:p>External balance on goods and services (current LCU)</text:p>
          </table:table-cell>
          <table:table-cell office:value-type="string" calcext:value-type="string">
            <text:p>NE.RSB.GNFS.CN</text:p>
          </table:table-cell>
          <table:table-cell office:value-type="string" calcext:value-type="string">
            <text:p>NE</text:p>
          </table:table-cell>
          <table:table-cell office:value-type="float" office:value="-180000000" calcext:value-type="float">
            <text:p>-180000000</text:p>
          </table:table-cell>
          <table:table-cell office:value-type="float" office:value="470000000" calcext:value-type="float">
            <text:p>470000000</text:p>
          </table:table-cell>
          <table:table-cell office:value-type="float" office:value="1330000000" calcext:value-type="float">
            <text:p>1330000000</text:p>
          </table:table-cell>
          <table:table-cell office:value-type="float" office:value="1430000000" calcext:value-type="float">
            <text:p>1430000000</text:p>
          </table:table-cell>
          <table:table-cell office:value-type="float" office:value="1330000000" calcext:value-type="float">
            <text:p>1330000000</text:p>
          </table:table-cell>
          <table:table-cell office:value-type="float" office:value="780000000" calcext:value-type="float">
            <text:p>780000000</text:p>
          </table:table-cell>
          <table:table-cell office:value-type="float" office:value="489999999.999999" calcext:value-type="float">
            <text:p>489999999.999999</text:p>
          </table:table-cell>
          <table:table-cell office:value-type="float" office:value="540000000" calcext:value-type="float">
            <text:p>540000000</text:p>
          </table:table-cell>
          <table:table-cell office:value-type="float" office:value="670000000" calcext:value-type="float">
            <text:p>670000000</text:p>
          </table:table-cell>
          <table:table-cell office:value-type="float" office:value="1260000000" calcext:value-type="float">
            <text:p>126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1610000000" calcext:value-type="float">
            <text:p>1610000000</text:p>
          </table:table-cell>
          <table:table-cell office:value-type="float" office:value="1890000000" calcext:value-type="float">
            <text:p>1890000000</text:p>
          </table:table-cell>
          <table:table-cell office:value-type="float" office:value="1330000000" calcext:value-type="float">
            <text:p>1330000000</text:p>
          </table:table-cell>
          <table:table-cell office:value-type="float" office:value="-1340000000" calcext:value-type="float">
            <text:p>-1340000000</text:p>
          </table:table-cell>
          <table:table-cell office:value-type="float" office:value="-440000000" calcext:value-type="float">
            <text:p>-440000000</text:p>
          </table:table-cell>
          <table:table-cell office:value-type="float" office:value="550000000" calcext:value-type="float">
            <text:p>550000000</text:p>
          </table:table-cell>
          <table:table-cell office:value-type="float" office:value="690000000.000002" calcext:value-type="float">
            <text:p>690000000.000002</text:p>
          </table:table-cell>
          <table:table-cell office:value-type="float" office:value="-1980000000" calcext:value-type="float">
            <text:p>-1980000000</text:p>
          </table:table-cell>
          <table:table-cell office:value-type="float" office:value="-3120000000" calcext:value-type="float">
            <text:p>-3120000000</text:p>
          </table:table-cell>
          <table:table-cell office:value-type="float" office:value="-2760000000" calcext:value-type="float">
            <text:p>-2760000000</text:p>
          </table:table-cell>
          <table:table-cell office:value-type="float" office:value="-10000000" calcext:value-type="float">
            <text:p>-10000000</text:p>
          </table:table-cell>
          <table:table-cell office:value-type="float" office:value="12607440000" calcext:value-type="float">
            <text:p>12607440000</text:p>
          </table:table-cell>
          <table:table-cell office:value-type="float" office:value="6710310000" calcext:value-type="float">
            <text:p>6710310000</text:p>
          </table:table-cell>
          <table:table-cell office:value-type="float" office:value="151200000" calcext:value-type="float">
            <text:p>151200000</text:p>
          </table:table-cell>
          <table:table-cell office:value-type="float" office:value="-36752940000" calcext:value-type="float">
            <text:p>-36752940000</text:p>
          </table:table-cell>
          <table:table-cell office:value-type="float" office:value="-25495500000.0005" calcext:value-type="float">
            <text:p>-25495500000.0005</text:p>
          </table:table-cell>
          <table:table-cell office:value-type="float" office:value="1297860000" calcext:value-type="float">
            <text:p>1297860000</text:p>
          </table:table-cell>
          <table:table-cell office:value-type="float" office:value="-19736460000" calcext:value-type="float">
            <text:p>-19736460000</text:p>
          </table:table-cell>
          <table:table-cell office:value-type="float" office:value="-24344320000" calcext:value-type="float">
            <text:p>-24344320000</text:p>
          </table:table-cell>
          <table:table-cell office:value-type="float" office:value="55793640000" calcext:value-type="float">
            <text:p>55793640000</text:p>
          </table:table-cell>
          <table:table-cell office:value-type="float" office:value="66589740000" calcext:value-type="float">
            <text:p>66589740000</text:p>
          </table:table-cell>
          <table:table-cell office:value-type="float" office:value="31837260000" calcext:value-type="float">
            <text:p>31837260000</text:p>
          </table:table-cell>
          <table:table-cell office:value-type="float" office:value="-94587169600" calcext:value-type="float">
            <text:p>-94587169600</text:p>
          </table:table-cell>
          <table:table-cell office:value-type="float" office:value="63407775900" calcext:value-type="float">
            <text:p>63407775900</text:p>
          </table:table-cell>
          <table:table-cell office:value-type="float" office:value="99857670599.9999" calcext:value-type="float">
            <text:p>99857670599.9999</text:p>
          </table:table-cell>
          <table:table-cell office:value-type="float" office:value="145914210000" calcext:value-type="float">
            <text:p>145914210000</text:p>
          </table:table-cell>
          <table:table-cell office:value-type="float" office:value="354995929156" calcext:value-type="float">
            <text:p>354995929156</text:p>
          </table:table-cell>
          <table:table-cell office:value-type="float" office:value="362928335873.87" calcext:value-type="float">
            <text:p>362928335873.87</text:p>
          </table:table-cell>
          <table:table-cell office:value-type="float" office:value="253655020811.16" calcext:value-type="float">
            <text:p>253655020811.16</text:p>
          </table:table-cell>
          <table:table-cell office:value-type="float" office:value="238300793707.62" calcext:value-type="float">
            <text:p>238300793707.62</text:p>
          </table:table-cell>
          <table:table-cell office:value-type="float" office:value="232472454029.65" calcext:value-type="float">
            <text:p>232472454029.65</text:p>
          </table:table-cell>
          <table:table-cell office:value-type="float" office:value="309416370052.3" calcext:value-type="float">
            <text:p>309416370052.3</text:p>
          </table:table-cell>
          <table:table-cell office:value-type="float" office:value="296491485281.69" calcext:value-type="float">
            <text:p>296491485281.69</text:p>
          </table:table-cell>
          <table:table-cell office:value-type="float" office:value="423560129406.739" calcext:value-type="float">
            <text:p>423560129406.739</text:p>
          </table:table-cell>
          <table:table-cell office:value-type="float" office:value="1021229366895.19" calcext:value-type="float">
            <text:p>1021229366895.19</text:p>
          </table:table-cell>
          <table:table-cell office:value-type="float" office:value="1665794152613" calcext:value-type="float">
            <text:p>1665794152613</text:p>
          </table:table-cell>
          <table:table-cell office:value-type="float" office:value="2343384088969.41" calcext:value-type="float">
            <text:p>2343384088969.41</text:p>
          </table:table-cell>
          <table:table-cell office:value-type="float" office:value="2423932623126.66" calcext:value-type="float">
            <text:p>2423932623126.66</text:p>
          </table:table-cell>
          <table:table-cell office:value-type="float" office:value="1503798823897.02" calcext:value-type="float">
            <text:p>1503798823897.02</text:p>
          </table:table-cell>
          <table:table-cell office:value-type="float" office:value="1505713876000" calcext:value-type="float">
            <text:p>1505713876000</text:p>
          </table:table-cell>
          <table:table-cell office:value-type="float" office:value="1168848066600" calcext:value-type="float">
            <text:p>1168848066600</text:p>
          </table:table-cell>
          <table:table-cell office:value-type="float" office:value="1463602916200" calcext:value-type="float">
            <text:p>1463602916200</text:p>
          </table:table-cell>
          <table:table-cell office:value-type="float" office:value="1455210805200" calcext:value-type="float">
            <text:p>1455210805200</text:p>
          </table:table-cell>
          <table:table-cell office:value-type="float" office:value="1361075381400" calcext:value-type="float">
            <text:p>1361075381400</text:p>
          </table:table-cell>
          <table:table-cell office:value-type="float" office:value="2234649467300" calcext:value-type="float">
            <text:p>2234649467300</text:p>
          </table:table-cell>
          <table:table-cell office:value-type="float" office:value="1697559938900" calcext:value-type="float">
            <text:p>1697559938900</text:p>
          </table:table-cell>
          <table:table-cell office:value-type="float" office:value="1415503495200" calcext:value-type="float">
            <text:p>1415503495200</text:p>
          </table:table-cell>
          <table:table-cell/>
        </table:table-row>
        <table:table-row table:style-name="ro1">
          <table:table-cell office:value-type="string" calcext:value-type="string">
            <text:p>External balance on goods and services (current US$)</text:p>
          </table:table-cell>
          <table:table-cell office:value-type="string" calcext:value-type="string">
            <text:p>NE.RSB.GNFS.CD</text:p>
          </table:table-cell>
          <table:table-cell office:value-type="string" calcext:value-type="string">
            <text:p>NE</text:p>
          </table:table-cell>
          <table:table-cell office:value-type="float" office:value="-73117231.294175" calcext:value-type="float">
            <text:p>-73117231.294175</text:p>
          </table:table-cell>
          <table:table-cell office:value-type="float" office:value="190917215.045901" calcext:value-type="float">
            <text:p>190917215.045901</text:p>
          </table:table-cell>
          <table:table-cell office:value-type="float" office:value="540255097.895849" calcext:value-type="float">
            <text:p>540255097.895849</text:p>
          </table:table-cell>
          <table:table-cell office:value-type="float" office:value="580875781.948168" calcext:value-type="float">
            <text:p>580875781.948168</text:p>
          </table:table-cell>
          <table:table-cell office:value-type="float" office:value="540255097.895848" calcext:value-type="float">
            <text:p>540255097.895848</text:p>
          </table:table-cell>
          <table:table-cell office:value-type="float" office:value="316841335.608092" calcext:value-type="float">
            <text:p>316841335.608092</text:p>
          </table:table-cell>
          <table:table-cell office:value-type="float" office:value="199041351.856365" calcext:value-type="float">
            <text:p>199041351.856365</text:p>
          </table:table-cell>
          <table:table-cell office:value-type="float" office:value="219351693.882525" calcext:value-type="float">
            <text:p>219351693.882525</text:p>
          </table:table-cell>
          <table:table-cell office:value-type="float" office:value="272158583.15054" calcext:value-type="float">
            <text:p>272158583.15054</text:p>
          </table:table-cell>
          <table:table-cell office:value-type="float" office:value="511820619.059225" calcext:value-type="float">
            <text:p>511820619.059225</text:p>
          </table:table-cell>
          <table:table-cell office:value-type="float" office:value="28434478.8366236" calcext:value-type="float">
            <text:p>28434478.8366236</text:p>
          </table:table-cell>
          <table:table-cell office:value-type="float" office:value="653993013.242343" calcext:value-type="float">
            <text:p>653993013.242343</text:p>
          </table:table-cell>
          <table:table-cell office:value-type="float" office:value="841833325.909759" calcext:value-type="float">
            <text:p>841833325.909759</text:p>
          </table:table-cell>
          <table:table-cell office:value-type="float" office:value="668543279.380719" calcext:value-type="float">
            <text:p>668543279.380719</text:p>
          </table:table-cell>
          <table:table-cell office:value-type="float" office:value="-683255149.908219" calcext:value-type="float">
            <text:p>-683255149.908219</text:p>
          </table:table-cell>
          <table:table-cell office:value-type="float" office:value="-236584578.986988" calcext:value-type="float">
            <text:p>-236584578.986988</text:p>
          </table:table-cell>
          <table:table-cell office:value-type="float" office:value="283300710.827238" calcext:value-type="float">
            <text:p>283300710.827238</text:p>
          </table:table-cell>
          <table:table-cell office:value-type="float" office:value="371407040.58564" calcext:value-type="float">
            <text:p>371407040.58564</text:p>
          </table:table-cell>
          <table:table-cell office:value-type="float" office:value="-804878048.780488" calcext:value-type="float">
            <text:p>-804878048.780488</text:p>
          </table:table-cell>
          <table:table-cell office:value-type="float" office:value="-1356521739.13044" calcext:value-type="float">
            <text:p>-1356521739.13044</text:p>
          </table:table-cell>
          <table:table-cell office:value-type="float" office:value="-1150000000" calcext:value-type="float">
            <text:p>-1150000000</text:p>
          </table:table-cell>
          <table:table-cell office:value-type="float" office:value="-3968253.96825397" calcext:value-type="float">
            <text:p>-3968253.96825397</text:p>
          </table:table-cell>
          <table:table-cell office:value-type="float" office:value="4812000000" calcext:value-type="float">
            <text:p>4812000000</text:p>
          </table:table-cell>
          <table:table-cell office:value-type="float" office:value="2571000000" calcext:value-type="float">
            <text:p>2571000000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-12501000000" calcext:value-type="float">
            <text:p>-12501000000</text:p>
          </table:table-cell>
          <table:table-cell office:value-type="float" office:value="-7390000000.00014" calcext:value-type="float">
            <text:p>-7390000000.00014</text:p>
          </table:table-cell>
          <table:table-cell office:value-type="float" office:value="291000000" calcext:value-type="float">
            <text:p>291000000</text:p>
          </table:table-cell>
          <table:table-cell office:value-type="float" office:value="-4061000000.00001" calcext:value-type="float">
            <text:p>-4061000000.00001</text:p>
          </table:table-cell>
          <table:table-cell office:value-type="float" office:value="-4928000000" calcext:value-type="float">
            <text:p>-4928000000</text:p>
          </table:table-cell>
          <table:table-cell office:value-type="float" office:value="10668000000" calcext:value-type="float">
            <text:p>10668000000</text:p>
          </table:table-cell>
          <table:table-cell office:value-type="float" office:value="11601000000" calcext:value-type="float">
            <text:p>11601000000</text:p>
          </table:table-cell>
          <table:table-cell office:value-type="float" office:value="4998000000" calcext:value-type="float">
            <text:p>4998000000</text:p>
          </table:table-cell>
          <table:table-cell office:value-type="float" office:value="-11792000000" calcext:value-type="float">
            <text:p>-11792000000</text:p>
          </table:table-cell>
          <table:table-cell office:value-type="float" office:value="7357000000" calcext:value-type="float">
            <text:p>7357000000</text:p>
          </table:table-cell>
          <table:table-cell office:value-type="float" office:value="11958000000" calcext:value-type="float">
            <text:p>11958000000</text:p>
          </table:table-cell>
          <table:table-cell office:value-type="float" office:value="17550000000" calcext:value-type="float">
            <text:p>17550000000</text:p>
          </table:table-cell>
          <table:table-cell office:value-type="float" office:value="42823220000" calcext:value-type="float">
            <text:p>42823220000</text:p>
          </table:table-cell>
          <table:table-cell office:value-type="float" office:value="43836689480.0003" calcext:value-type="float">
            <text:p>43836689480.0003</text:p>
          </table:table-cell>
          <table:table-cell office:value-type="float" office:value="30640955366.5801" calcext:value-type="float">
            <text:p>30640955366.5801</text:p>
          </table:table-cell>
          <table:table-cell office:value-type="float" office:value="28785851578.52" calcext:value-type="float">
            <text:p>28785851578.52</text:p>
          </table:table-cell>
          <table:table-cell office:value-type="float" office:value="28086220298.1298" calcext:value-type="float">
            <text:p>28086220298.1298</text:p>
          </table:table-cell>
          <table:table-cell office:value-type="float" office:value="37382671264.0208" calcext:value-type="float">
            <text:p>37382671264.0208</text:p>
          </table:table-cell>
          <table:table-cell office:value-type="float" office:value="35821129066.291" calcext:value-type="float">
            <text:p>35821129066.291</text:p>
          </table:table-cell>
          <table:table-cell office:value-type="float" office:value="51174382539.9598" calcext:value-type="float">
            <text:p>51174382539.9598</text:p>
          </table:table-cell>
          <table:table-cell office:value-type="float" office:value="124626797517.2" calcext:value-type="float">
            <text:p>124626797517.2</text:p>
          </table:table-cell>
          <table:table-cell office:value-type="float" office:value="208918924500.59" calcext:value-type="float">
            <text:p>208918924500.59</text:p>
          </table:table-cell>
          <table:table-cell office:value-type="float" office:value="308036028783.36" calcext:value-type="float">
            <text:p>308036028783.36</text:p>
          </table:table-cell>
          <table:table-cell office:value-type="float" office:value="348832533153.922" calcext:value-type="float">
            <text:p>348832533153.922</text:p>
          </table:table-cell>
          <table:table-cell office:value-type="float" office:value="220130401366.78" calcext:value-type="float">
            <text:p>220130401366.78</text:p>
          </table:table-cell>
          <table:table-cell office:value-type="float" office:value="222399875337.873" calcext:value-type="float">
            <text:p>222399875337.873</text:p>
          </table:table-cell>
          <table:table-cell office:value-type="float" office:value="180894229915.654" calcext:value-type="float">
            <text:p>180894229915.654</text:p>
          </table:table-cell>
          <table:table-cell office:value-type="float" office:value="231865233940.085" calcext:value-type="float">
            <text:p>231865233940.085</text:p>
          </table:table-cell>
          <table:table-cell office:value-type="float" office:value="234870526033.765" calcext:value-type="float">
            <text:p>234870526033.765</text:p>
          </table:table-cell>
          <table:table-cell office:value-type="float" office:value="221550832014.845" calcext:value-type="float">
            <text:p>221550832014.845</text:p>
          </table:table-cell>
          <table:table-cell office:value-type="float" office:value="358835723372.14" calcext:value-type="float">
            <text:p>358835723372.14</text:p>
          </table:table-cell>
          <table:table-cell office:value-type="float" office:value="255483473384.002" calcext:value-type="float">
            <text:p>255483473384.002</text:p>
          </table:table-cell>
          <table:table-cell office:value-type="float" office:value="209431185299.165" calcext:value-type="float">
            <text:p>209431185299.165</text:p>
          </table:table-cell>
          <table:table-cell/>
        </table:table-row>
        <table:table-row table:style-name="ro1">
          <table:table-cell office:value-type="string" calcext:value-type="string">
            <text:p>Imports of goods and services (% of GDP)</text:p>
          </table:table-cell>
          <table:table-cell office:value-type="string" calcext:value-type="string">
            <text:p>NE.IMP.GNFS.ZS</text:p>
          </table:table-cell>
          <table:table-cell office:value-type="string" calcext:value-type="string">
            <text:p>NE</text:p>
          </table:table-cell>
          <table:table-cell office:value-type="float" office:value="4.42827018570165" calcext:value-type="float">
            <text:p>4.42827018570165</text:p>
          </table:table-cell>
          <table:table-cell office:value-type="float" office:value="3.48941004625497" calcext:value-type="float">
            <text:p>3.48941004625497</text:p>
          </table:table-cell>
          <table:table-cell office:value-type="float" office:value="2.9082774049217" calcext:value-type="float">
            <text:p>2.9082774049217</text:p>
          </table:table-cell>
          <table:table-cell office:value-type="float" office:value="2.85988944965153" calcext:value-type="float">
            <text:p>2.85988944965153</text:p>
          </table:table-cell>
          <table:table-cell office:value-type="float" office:value="2.86414041771549" calcext:value-type="float">
            <text:p>2.86414041771549</text:p>
          </table:table-cell>
          <table:table-cell office:value-type="float" office:value="3.18915801614764" calcext:value-type="float">
            <text:p>3.18915801614764</text:p>
          </table:table-cell>
          <table:table-cell office:value-type="float" office:value="3.23502938529147" calcext:value-type="float">
            <text:p>3.23502938529147</text:p>
          </table:table-cell>
          <table:table-cell office:value-type="float" office:value="2.97625682755546" calcext:value-type="float">
            <text:p>2.97625682755546</text:p>
          </table:table-cell>
          <table:table-cell office:value-type="float" office:value="2.91841064159165" calcext:value-type="float">
            <text:p>2.91841064159165</text:p>
          </table:table-cell>
          <table:table-cell office:value-type="float" office:value="2.40546325552951" calcext:value-type="float">
            <text:p>2.40546325552951</text:p>
          </table:table-cell>
          <table:table-cell office:value-type="float" office:value="2.46085011185682" calcext:value-type="float">
            <text:p>2.46085011185682</text:p>
          </table:table-cell>
          <table:table-cell office:value-type="float" office:value="2.13276893646465" calcext:value-type="float">
            <text:p>2.13276893646465</text:p>
          </table:table-cell>
          <table:table-cell office:value-type="float" office:value="2.5074439742987" calcext:value-type="float">
            <text:p>2.5074439742987</text:p>
          </table:table-cell>
          <table:table-cell office:value-type="float" office:value="3.75879834554822" calcext:value-type="float">
            <text:p>3.75879834554822</text:p>
          </table:table-cell>
          <table:table-cell office:value-type="float" office:value="5.4036849736535" calcext:value-type="float">
            <text:p>5.4036849736535</text:p>
          </table:table-cell>
          <table:table-cell office:value-type="float" office:value="4.8494818226682" calcext:value-type="float">
            <text:p>4.8494818226682</text:p>
          </table:table-cell>
          <table:table-cell office:value-type="float" office:value="4.32644047380044" calcext:value-type="float">
            <text:p>4.32644047380044</text:p>
          </table:table-cell>
          <table:table-cell office:value-type="float" office:value="4.08615384615385" calcext:value-type="float">
            <text:p>4.08615384615385</text:p>
          </table:table-cell>
          <table:table-cell office:value-type="float" office:value="5.09418739355899" calcext:value-type="float">
            <text:p>5.09418739355899</text:p>
          </table:table-cell>
          <table:table-cell office:value-type="float" office:value="5.92373477325849" calcext:value-type="float">
            <text:p>5.92373477325849</text:p>
          </table:table-cell>
          <table:table-cell office:value-type="float" office:value="6.51323638607585" calcext:value-type="float">
            <text:p>6.51323638607585</text:p>
          </table:table-cell>
          <table:table-cell office:value-type="float" office:value="7.4496039902587" calcext:value-type="float">
            <text:p>7.4496039902587</text:p>
          </table:table-cell>
          <table:table-cell office:value-type="float" office:value="8.67333893776168" calcext:value-type="float">
            <text:p>8.67333893776168</text:p>
          </table:table-cell>
          <table:table-cell office:value-type="float" office:value="8.40330217864287" calcext:value-type="float">
            <text:p>8.40330217864287</text:p>
          </table:table-cell>
          <table:table-cell office:value-type="float" office:value="9.50591911770801" calcext:value-type="float">
            <text:p>9.50591911770801</text:p>
          </table:table-cell>
          <table:table-cell office:value-type="float" office:value="12.3760532855031" calcext:value-type="float">
            <text:p>12.3760532855031</text:p>
          </table:table-cell>
          <table:table-cell office:value-type="float" office:value="11.1693020665084" calcext:value-type="float">
            <text:p>11.1693020665084</text:p>
          </table:table-cell>
          <table:table-cell office:value-type="float" office:value="12.3755305590728" calcext:value-type="float">
            <text:p>12.3755305590728</text:p>
          </table:table-cell>
          <table:table-cell office:value-type="float" office:value="15.6824497735417" calcext:value-type="float">
            <text:p>15.6824497735417</text:p>
          </table:table-cell>
          <table:table-cell office:value-type="float" office:value="13.2613658201336" calcext:value-type="float">
            <text:p>13.2613658201336</text:p>
          </table:table-cell>
          <table:table-cell office:value-type="float" office:value="10.6584219385709" calcext:value-type="float">
            <text:p>10.6584219385709</text:p>
          </table:table-cell>
          <table:table-cell office:value-type="float" office:value="11.4618459598733" calcext:value-type="float">
            <text:p>11.4618459598733</text:p>
          </table:table-cell>
          <table:table-cell office:value-type="float" office:value="14.4874967792173" calcext:value-type="float">
            <text:p>14.4874967792173</text:p>
          </table:table-cell>
          <table:table-cell office:value-type="float" office:value="19.353783317961" calcext:value-type="float">
            <text:p>19.353783317961</text:p>
          </table:table-cell>
          <table:table-cell office:value-type="float" office:value="17.2330664184822" calcext:value-type="float">
            <text:p>17.2330664184822</text:p>
          </table:table-cell>
          <table:table-cell office:value-type="float" office:value="16.3230779490987" calcext:value-type="float">
            <text:p>16.3230779490987</text:p>
          </table:table-cell>
          <table:table-cell office:value-type="float" office:value="15.8914499144708" calcext:value-type="float">
            <text:p>15.8914499144708</text:p>
          </table:table-cell>
          <table:table-cell office:value-type="float" office:value="15.039852899528" calcext:value-type="float">
            <text:p>15.039852899528</text:p>
          </table:table-cell>
          <table:table-cell office:value-type="float" office:value="14.0823746877505" calcext:value-type="float">
            <text:p>14.0823746877505</text:p>
          </table:table-cell>
          <table:table-cell office:value-type="float" office:value="15.3618705728248" calcext:value-type="float">
            <text:p>15.3618705728248</text:p>
          </table:table-cell>
          <table:table-cell office:value-type="float" office:value="18.5170939709101" calcext:value-type="float">
            <text:p>18.5170939709101</text:p>
          </table:table-cell>
          <table:table-cell office:value-type="float" office:value="18.2152135311025" calcext:value-type="float">
            <text:p>18.2152135311025</text:p>
          </table:table-cell>
          <table:table-cell office:value-type="float" office:value="20.1026579597863" calcext:value-type="float">
            <text:p>20.1026579597863</text:p>
          </table:table-cell>
          <table:table-cell office:value-type="float" office:value="24.823231465803" calcext:value-type="float">
            <text:p>24.823231465803</text:p>
          </table:table-cell>
          <table:table-cell office:value-type="float" office:value="28.4441866417059" calcext:value-type="float">
            <text:p>28.4441866417059</text:p>
          </table:table-cell>
          <table:table-cell office:value-type="float" office:value="28.3780352999888" calcext:value-type="float">
            <text:p>28.3780352999888</text:p>
          </table:table-cell>
          <table:table-cell office:value-type="float" office:value="28.4438583515049" calcext:value-type="float">
            <text:p>28.4438583515049</text:p>
          </table:table-cell>
          <table:table-cell office:value-type="float" office:value="26.7164383295607" calcext:value-type="float">
            <text:p>26.7164383295607</text:p>
          </table:table-cell>
          <table:table-cell office:value-type="float" office:value="24.9332988840144" calcext:value-type="float">
            <text:p>24.9332988840144</text:p>
          </table:table-cell>
          <table:table-cell office:value-type="float" office:value="20.1487764678485" calcext:value-type="float">
            <text:p>20.1487764678485</text:p>
          </table:table-cell>
          <table:table-cell office:value-type="float" office:value="22.6218852995959" calcext:value-type="float">
            <text:p>22.6218852995959</text:p>
          </table:table-cell>
          <table:table-cell office:value-type="float" office:value="24.1055086672622" calcext:value-type="float">
            <text:p>24.1055086672622</text:p>
          </table:table-cell>
          <table:table-cell office:value-type="float" office:value="22.6996630039661" calcext:value-type="float">
            <text:p>22.6996630039661</text:p>
          </table:table-cell>
          <table:table-cell office:value-type="float" office:value="22.0602532874583" calcext:value-type="float">
            <text:p>22.0602532874583</text:p>
          </table:table-cell>
          <table:table-cell office:value-type="float" office:value="21.381502007129" calcext:value-type="float">
            <text:p>21.381502007129</text:p>
          </table:table-cell>
          <table:table-cell office:value-type="float" office:value="18.1049939186778" calcext:value-type="float">
            <text:p>18.1049939186778</text:p>
          </table:table-cell>
          <table:table-cell office:value-type="float" office:value="17.375439107137" calcext:value-type="float">
            <text:p>17.375439107137</text:p>
          </table:table-cell>
          <table:table-cell office:value-type="float" office:value="18.0460194939874" calcext:value-type="float">
            <text:p>18.0460194939874</text:p>
          </table:table-cell>
          <table:table-cell/>
        </table:table-row>
        <table:table-row table:style-name="ro1">
          <table:table-cell office:value-type="string" calcext:value-type="string">
            <text:p>Imports of goods and services (current LCU)</text:p>
          </table:table-cell>
          <table:table-cell office:value-type="string" calcext:value-type="string">
            <text:p>NE.IMP.GNFS.CN</text:p>
          </table:table-cell>
          <table:table-cell office:value-type="string" calcext:value-type="string">
            <text:p>NE</text:p>
          </table:table-cell>
          <table:table-cell office:value-type="float" office:value="6510000000" calcext:value-type="float">
            <text:p>6510000000</text:p>
          </table:table-cell>
          <table:table-cell office:value-type="float" office:value="4300000000" calcext:value-type="float">
            <text:p>4300000000</text:p>
          </table:table-cell>
          <table:table-cell office:value-type="float" office:value="3380000000" calcext:value-type="float">
            <text:p>3380000000</text:p>
          </table:table-cell>
          <table:table-cell office:value-type="float" office:value="3570000000" calcext:value-type="float">
            <text:p>3570000000</text:p>
          </table:table-cell>
          <table:table-cell office:value-type="float" office:value="4210000000" calcext:value-type="float">
            <text:p>4210000000</text:p>
          </table:table-cell>
          <table:table-cell office:value-type="float" office:value="5530000000" calcext:value-type="float">
            <text:p>5530000000</text:p>
          </table:table-cell>
          <table:table-cell office:value-type="float" office:value="6110000000" calcext:value-type="float">
            <text:p>6110000000</text:p>
          </table:table-cell>
          <table:table-cell office:value-type="float" office:value="5340000000" calcext:value-type="float">
            <text:p>5340000000</text:p>
          </table:table-cell>
          <table:table-cell office:value-type="float" office:value="5090000000" calcext:value-type="float">
            <text:p>5090000000</text:p>
          </table:table-cell>
          <table:table-cell office:value-type="float" office:value="4720000000" calcext:value-type="float">
            <text:p>4720000000</text:p>
          </table:table-cell>
          <table:table-cell office:value-type="float" office:value="5610000000" calcext:value-type="float">
            <text:p>5610000000</text:p>
          </table:table-cell>
          <table:table-cell office:value-type="float" office:value="5240000000" calcext:value-type="float">
            <text:p>5240000000</text:p>
          </table:table-cell>
          <table:table-cell office:value-type="float" office:value="6400000000" calcext:value-type="float">
            <text:p>6400000000</text:p>
          </table:table-cell>
          <table:table-cell office:value-type="float" office:value="10360000000" calcext:value-type="float">
            <text:p>10360000000</text:p>
          </table:table-cell>
          <table:table-cell office:value-type="float" office:value="15280000000" calcext:value-type="float">
            <text:p>15280000000</text:p>
          </table:table-cell>
          <table:table-cell office:value-type="float" office:value="14740000000" calcext:value-type="float">
            <text:p>14740000000</text:p>
          </table:table-cell>
          <table:table-cell office:value-type="float" office:value="12930000000" calcext:value-type="float">
            <text:p>12930000000</text:p>
          </table:table-cell>
          <table:table-cell office:value-type="float" office:value="13280000000" calcext:value-type="float">
            <text:p>13280000000</text:p>
          </table:table-cell>
          <table:table-cell office:value-type="float" office:value="18740000000" calcext:value-type="float">
            <text:p>18740000000</text:p>
          </table:table-cell>
          <table:table-cell office:value-type="float" office:value="24290000000" calcext:value-type="float">
            <text:p>24290000000</text:p>
          </table:table-cell>
          <table:table-cell office:value-type="float" office:value="29880000000" calcext:value-type="float">
            <text:p>29880000000</text:p>
          </table:table-cell>
          <table:table-cell office:value-type="float" office:value="36770000000" calcext:value-type="float">
            <text:p>36770000000</text:p>
          </table:table-cell>
          <table:table-cell office:value-type="float" office:value="46604886963.3978" calcext:value-type="float">
            <text:p>46604886963.3978</text:p>
          </table:table-cell>
          <table:table-cell office:value-type="float" office:value="50595644612.8557" calcext:value-type="float">
            <text:p>50595644612.8557</text:p>
          </table:table-cell>
          <table:table-cell office:value-type="float" office:value="69188854226.492" calcext:value-type="float">
            <text:p>69188854226.492</text:p>
          </table:table-cell>
          <table:table-cell office:value-type="float" office:value="112609065625.413" calcext:value-type="float">
            <text:p>112609065625.413</text:p>
          </table:table-cell>
          <table:table-cell office:value-type="float" office:value="115894403382.122" calcext:value-type="float">
            <text:p>115894403382.122</text:p>
          </table:table-cell>
          <table:table-cell office:value-type="float" office:value="150667068438.6" calcext:value-type="float">
            <text:p>150667068438.6</text:p>
          </table:table-cell>
          <table:table-cell office:value-type="float" office:value="238065648463.8" calcext:value-type="float">
            <text:p>238065648463.8</text:p>
          </table:table-cell>
          <table:table-cell office:value-type="float" office:value="227826839840.6" calcext:value-type="float">
            <text:p>227826839840.6</text:p>
          </table:table-cell>
          <table:table-cell office:value-type="float" office:value="201154999151.6" calcext:value-type="float">
            <text:p>201154999151.6</text:p>
          </table:table-cell>
          <table:table-cell office:value-type="float" office:value="252225123635.8" calcext:value-type="float">
            <text:p>252225123635.8</text:p>
          </table:table-cell>
          <table:table-cell office:value-type="float" office:value="393980678821.73" calcext:value-type="float">
            <text:p>393980678821.73</text:p>
          </table:table-cell>
          <table:table-cell office:value-type="float" office:value="690411970602.375" calcext:value-type="float">
            <text:p>690411970602.375</text:p>
          </table:table-cell>
          <table:table-cell office:value-type="float" office:value="838172412028.003" calcext:value-type="float">
            <text:p>838172412028.003</text:p>
          </table:table-cell>
          <table:table-cell office:value-type="float" office:value="1001255827678.2" calcext:value-type="float">
            <text:p>1001255827678.2</text:p>
          </table:table-cell>
          <table:table-cell office:value-type="float" office:value="1141222697753.4" calcext:value-type="float">
            <text:p>1141222697753.4</text:p>
          </table:table-cell>
          <table:table-cell office:value-type="float" office:value="1198902543036" calcext:value-type="float">
            <text:p>1198902543036</text:p>
          </table:table-cell>
          <table:table-cell office:value-type="float" office:value="1199755052548.65" calcext:value-type="float">
            <text:p>1199755052548.65</text:p>
          </table:table-cell>
          <table:table-cell office:value-type="float" office:value="1391238219187.26" calcext:value-type="float">
            <text:p>1391238219187.26</text:p>
          </table:table-cell>
          <table:table-cell office:value-type="float" office:value="1856896761971.16" calcext:value-type="float">
            <text:p>1856896761971.16</text:p>
          </table:table-cell>
          <table:table-cell office:value-type="float" office:value="2019395459011.42" calcext:value-type="float">
            <text:p>2019395459011.42</text:p>
          </table:table-cell>
          <table:table-cell office:value-type="float" office:value="2446843757461.1" calcext:value-type="float">
            <text:p>2446843757461.1</text:p>
          </table:table-cell>
          <table:table-cell office:value-type="float" office:value="3411258981268.7" calcext:value-type="float">
            <text:p>3411258981268.7</text:p>
          </table:table-cell>
          <table:table-cell office:value-type="float" office:value="4603411742956.74" calcext:value-type="float">
            <text:p>4603411742956.74</text:p>
          </table:table-cell>
          <table:table-cell office:value-type="float" office:value="5315742445029.28" calcext:value-type="float">
            <text:p>5315742445029.28</text:p>
          </table:table-cell>
          <table:table-cell office:value-type="float" office:value="6241676894556.49" calcext:value-type="float">
            <text:p>6241676894556.49</text:p>
          </table:table-cell>
          <table:table-cell office:value-type="float" office:value="7219643758986.96" calcext:value-type="float">
            <text:p>7219643758986.96</text:p>
          </table:table-cell>
          <table:table-cell office:value-type="float" office:value="7966576623262.24" calcext:value-type="float">
            <text:p>7966576623262.24</text:p>
          </table:table-cell>
          <table:table-cell office:value-type="float" office:value="7033562510604.68" calcext:value-type="float">
            <text:p>7033562510604.68</text:p>
          </table:table-cell>
          <table:table-cell office:value-type="float" office:value="9343524274500" calcext:value-type="float">
            <text:p>9343524274500</text:p>
          </table:table-cell>
          <table:table-cell office:value-type="float" office:value="11794839038700" calcext:value-type="float">
            <text:p>11794839038700</text:p>
          </table:table-cell>
          <table:table-cell office:value-type="float" office:value="12266158517200" calcext:value-type="float">
            <text:p>12266158517200</text:p>
          </table:table-cell>
          <table:table-cell office:value-type="float" office:value="13131242550200" calcext:value-type="float">
            <text:p>13131242550200</text:p>
          </table:table-cell>
          <table:table-cell office:value-type="float" office:value="13769132404200" calcext:value-type="float">
            <text:p>13769132404200</text:p>
          </table:table-cell>
          <table:table-cell office:value-type="float" office:value="12475283948900" calcext:value-type="float">
            <text:p>12475283948900</text:p>
          </table:table-cell>
          <table:table-cell office:value-type="float" office:value="12920124576200" calcext:value-type="float">
            <text:p>12920124576200</text:p>
          </table:table-cell>
          <table:table-cell office:value-type="float" office:value="14926254322100" calcext:value-type="float">
            <text:p>14926254322100</text:p>
          </table:table-cell>
          <table:table-cell/>
        </table:table-row>
        <table:table-row table:style-name="ro1">
          <table:table-cell office:value-type="string" calcext:value-type="string">
            <text:p>Imports of goods and services (current US$)</text:p>
          </table:table-cell>
          <table:table-cell office:value-type="string" calcext:value-type="string">
            <text:p>NE.IMP.GNFS.CD</text:p>
          </table:table-cell>
          <table:table-cell office:value-type="string" calcext:value-type="string">
            <text:p>NE</text:p>
          </table:table-cell>
          <table:table-cell office:value-type="float" office:value="2644406531.806" calcext:value-type="float">
            <text:p>2644406531.806</text:p>
          </table:table-cell>
          <table:table-cell office:value-type="float" office:value="1746689414.24974" calcext:value-type="float">
            <text:p>1746689414.24974</text:p>
          </table:table-cell>
          <table:table-cell office:value-type="float" office:value="1372979120.9684" calcext:value-type="float">
            <text:p>1372979120.9684</text:p>
          </table:table-cell>
          <table:table-cell office:value-type="float" office:value="1450158420.6678" calcext:value-type="float">
            <text:p>1450158420.6678</text:p>
          </table:table-cell>
          <table:table-cell office:value-type="float" office:value="1710130798.60265" calcext:value-type="float">
            <text:p>1710130798.60265</text:p>
          </table:table-cell>
          <table:table-cell office:value-type="float" office:value="2246323828.09327" calcext:value-type="float">
            <text:p>2246323828.09327</text:p>
          </table:table-cell>
          <table:table-cell office:value-type="float" office:value="2481923795.59672" calcext:value-type="float">
            <text:p>2481923795.59672</text:p>
          </table:table-cell>
          <table:table-cell office:value-type="float" office:value="2169144528.39386" calcext:value-type="float">
            <text:p>2169144528.39386</text:p>
          </table:table-cell>
          <table:table-cell office:value-type="float" office:value="2067592818.26306" calcext:value-type="float">
            <text:p>2067592818.26306</text:p>
          </table:table-cell>
          <table:table-cell office:value-type="float" office:value="1917296287.26948" calcext:value-type="float">
            <text:p>1917296287.26948</text:p>
          </table:table-cell>
          <table:table-cell office:value-type="float" office:value="2278820375.33512" calcext:value-type="float">
            <text:p>2278820375.33512</text:p>
          </table:table-cell>
          <table:table-cell office:value-type="float" office:value="2128523844.34154" calcext:value-type="float">
            <text:p>2128523844.34154</text:p>
          </table:table-cell>
          <table:table-cell office:value-type="float" office:value="2850652532.18119" calcext:value-type="float">
            <text:p>2850652532.18119</text:p>
          </table:table-cell>
          <table:table-cell office:value-type="float" office:value="5207600281.49191" calcext:value-type="float">
            <text:p>5207600281.49191</text:p>
          </table:table-cell>
          <table:table-cell office:value-type="float" office:value="7791148276.56537" calcext:value-type="float">
            <text:p>7791148276.56537</text:p>
          </table:table-cell>
          <table:table-cell office:value-type="float" office:value="7925583396.06409" calcext:value-type="float">
            <text:p>7925583396.06409</text:p>
          </table:table-cell>
          <table:table-cell office:value-type="float" office:value="6660142165.44761" calcext:value-type="float">
            <text:p>6660142165.44761</text:p>
          </table:table-cell>
          <table:table-cell office:value-type="float" office:value="7148239853.59027" calcext:value-type="float">
            <text:p>7148239853.59027</text:p>
          </table:table-cell>
          <table:table-cell office:value-type="float" office:value="7617886178.86179" calcext:value-type="float">
            <text:p>7617886178.86179</text:p>
          </table:table-cell>
          <table:table-cell office:value-type="float" office:value="10560869565.2174" calcext:value-type="float">
            <text:p>10560869565.2174</text:p>
          </table:table-cell>
          <table:table-cell office:value-type="float" office:value="12450000000" calcext:value-type="float">
            <text:p>12450000000</text:p>
          </table:table-cell>
          <table:table-cell office:value-type="float" office:value="14591269841.2698" calcext:value-type="float">
            <text:p>14591269841.2698</text:p>
          </table:table-cell>
          <table:table-cell office:value-type="float" office:value="17788124795.19" calcext:value-type="float">
            <text:p>17788124795.19</text:p>
          </table:table-cell>
          <table:table-cell office:value-type="float" office:value="19385304449.37" calcext:value-type="float">
            <text:p>19385304449.37</text:p>
          </table:table-cell>
          <table:table-cell office:value-type="float" office:value="24710305080.89" calcext:value-type="float">
            <text:p>24710305080.89</text:p>
          </table:table-cell>
          <table:table-cell office:value-type="float" office:value="38302403273.95" calcext:value-type="float">
            <text:p>38302403273.95</text:p>
          </table:table-cell>
          <table:table-cell office:value-type="float" office:value="33592580690.4701" calcext:value-type="float">
            <text:p>33592580690.4701</text:p>
          </table:table-cell>
          <table:table-cell office:value-type="float" office:value="33781853910" calcext:value-type="float">
            <text:p>33781853910</text:p>
          </table:table-cell>
          <table:table-cell office:value-type="float" office:value="48984701330" calcext:value-type="float">
            <text:p>48984701330</text:p>
          </table:table-cell>
          <table:table-cell office:value-type="float" office:value="46118793490" calcext:value-type="float">
            <text:p>46118793490</text:p>
          </table:table-cell>
          <table:table-cell office:value-type="float" office:value="38461758920" calcext:value-type="float">
            <text:p>38461758920</text:p>
          </table:table-cell>
          <table:table-cell office:value-type="float" office:value="43941659170" calcext:value-type="float">
            <text:p>43941659170</text:p>
          </table:table-cell>
          <table:table-cell office:value-type="float" office:value="61849400129" calcext:value-type="float">
            <text:p>61849400129</text:p>
          </table:table-cell>
          <table:table-cell office:value-type="float" office:value="86072328750" calcext:value-type="float">
            <text:p>86072328750</text:p>
          </table:table-cell>
          <table:table-cell office:value-type="float" office:value="97250445198" calcext:value-type="float">
            <text:p>97250445198</text:p>
          </table:table-cell>
          <table:table-cell office:value-type="float" office:value="119900826000" calcext:value-type="float">
            <text:p>119900826000</text:p>
          </table:table-cell>
          <table:table-cell office:value-type="float" office:value="137261877000" calcext:value-type="float">
            <text:p>137261877000</text:p>
          </table:table-cell>
          <table:table-cell office:value-type="float" office:value="144623820000" calcext:value-type="float">
            <text:p>144623820000</text:p>
          </table:table-cell>
          <table:table-cell office:value-type="float" office:value="144913704696" calcext:value-type="float">
            <text:p>144913704696</text:p>
          </table:table-cell>
          <table:table-cell office:value-type="float" office:value="168058444268.42" calcext:value-type="float">
            <text:p>168058444268.42</text:p>
          </table:table-cell>
          <table:table-cell office:value-type="float" office:value="224306238158.48" calcext:value-type="float">
            <text:p>224306238158.48</text:p>
          </table:table-cell>
          <table:table-cell office:value-type="float" office:value="243973790217.76" calcext:value-type="float">
            <text:p>243973790217.76</text:p>
          </table:table-cell>
          <table:table-cell office:value-type="float" office:value="295619639659.43" calcext:value-type="float">
            <text:p>295619639659.43</text:p>
          </table:table-cell>
          <table:table-cell office:value-type="float" office:value="412137124715.32" calcext:value-type="float">
            <text:p>412137124715.32</text:p>
          </table:table-cell>
          <table:table-cell office:value-type="float" office:value="556182551584.76" calcext:value-type="float">
            <text:p>556182551584.76</text:p>
          </table:table-cell>
          <table:table-cell office:value-type="float" office:value="648712207879.78" calcext:value-type="float">
            <text:p>648712207879.78</text:p>
          </table:table-cell>
          <table:table-cell office:value-type="float" office:value="782812463259.9" calcext:value-type="float">
            <text:p>782812463259.9</text:p>
          </table:table-cell>
          <table:table-cell office:value-type="float" office:value="949016596646.331" calcext:value-type="float">
            <text:p>949016596646.331</text:p>
          </table:table-cell>
          <table:table-cell office:value-type="float" office:value="1146484468067.73" calcext:value-type="float">
            <text:p>1146484468067.73</text:p>
          </table:table-cell>
          <table:table-cell office:value-type="float" office:value="1029593130340" calcext:value-type="float">
            <text:p>1029593130340</text:p>
          </table:table-cell>
          <table:table-cell office:value-type="float" office:value="1380075369555.26" calcext:value-type="float">
            <text:p>1380075369555.26</text:p>
          </table:table-cell>
          <table:table-cell office:value-type="float" office:value="1825402621481.08" calcext:value-type="float">
            <text:p>1825402621481.08</text:p>
          </table:table-cell>
          <table:table-cell office:value-type="float" office:value="1943215391727.26" calcext:value-type="float">
            <text:p>1943215391727.26</text:p>
          </table:table-cell>
          <table:table-cell office:value-type="float" office:value="2119378054520.8" calcext:value-type="float">
            <text:p>2119378054520.8</text:p>
          </table:table-cell>
          <table:table-cell office:value-type="float" office:value="2241288603086.24" calcext:value-type="float">
            <text:p>2241288603086.24</text:p>
          </table:table-cell>
          <table:table-cell office:value-type="float" office:value="2003257157591.33" calcext:value-type="float">
            <text:p>2003257157591.33</text:p>
          </table:table-cell>
          <table:table-cell office:value-type="float" office:value="1944484096049.36" calcext:value-type="float">
            <text:p>1944484096049.36</text:p>
          </table:table-cell>
          <table:table-cell office:value-type="float" office:value="2208417814123.81" calcext:value-type="float">
            <text:p>2208417814123.81</text:p>
          </table:table-cell>
          <table:table-cell/>
        </table:table-row>
        <table:table-row table:style-name="ro1">
          <table:table-cell office:value-type="string" calcext:value-type="string">
            <text:p>Gross capital formation (% of GDP)</text:p>
          </table:table-cell>
          <table:table-cell office:value-type="string" calcext:value-type="string">
            <text:p>NE.GDI.TOTL.ZS</text:p>
          </table:table-cell>
          <table:table-cell office:value-type="string" calcext:value-type="string">
            <text:p>NE</text:p>
          </table:table-cell>
          <table:table-cell office:value-type="float" office:value="39.1129855111897" calcext:value-type="float">
            <text:p>39.1129855111897</text:p>
          </table:table-cell>
          <table:table-cell office:value-type="float" office:value="22.2835348535259" calcext:value-type="float">
            <text:p>22.2835348535259</text:p>
          </table:table-cell>
          <table:table-cell office:value-type="float" office:value="15.324384787472" calcext:value-type="float">
            <text:p>15.324384787472</text:p>
          </table:table-cell>
          <table:table-cell office:value-type="float" office:value="21.2529039493711" calcext:value-type="float">
            <text:p>21.2529039493711</text:p>
          </table:table-cell>
          <table:table-cell office:value-type="float" office:value="23.8315531668821" calcext:value-type="float">
            <text:p>23.8315531668821</text:p>
          </table:table-cell>
          <table:table-cell office:value-type="float" office:value="26.6493656286044" calcext:value-type="float">
            <text:p>26.6493656286044</text:p>
          </table:table-cell>
          <table:table-cell office:value-type="float" office:value="30.1688992428655" calcext:value-type="float">
            <text:p>30.1688992428655</text:p>
          </table:table-cell>
          <table:table-cell office:value-type="float" office:value="23.7264519005685" calcext:value-type="float">
            <text:p>23.7264519005685</text:p>
          </table:table-cell>
          <table:table-cell office:value-type="float" office:value="24.7806891806662" calcext:value-type="float">
            <text:p>24.7806891806662</text:p>
          </table:table-cell>
          <table:table-cell office:value-type="float" office:value="24.7630210987667" calcext:value-type="float">
            <text:p>24.7630210987667</text:p>
          </table:table-cell>
          <table:table-cell office:value-type="float" office:value="32.6753520200026" calcext:value-type="float">
            <text:p>32.6753520200026</text:p>
          </table:table-cell>
          <table:table-cell office:value-type="float" office:value="33.3346900565754" calcext:value-type="float">
            <text:p>33.3346900565754</text:p>
          </table:table-cell>
          <table:table-cell office:value-type="float" office:value="30.9943582510578" calcext:value-type="float">
            <text:p>30.9943582510578</text:p>
          </table:table-cell>
          <table:table-cell office:value-type="float" office:value="32.7806400116102" calcext:value-type="float">
            <text:p>32.7806400116102</text:p>
          </table:table-cell>
          <table:table-cell office:value-type="float" office:value="33.1046433497189" calcext:value-type="float">
            <text:p>33.1046433497189</text:p>
          </table:table-cell>
          <table:table-cell office:value-type="float" office:value="34.9498272742227" calcext:value-type="float">
            <text:p>34.9498272742227</text:p>
          </table:table-cell>
          <table:table-cell office:value-type="float" office:value="33.1292243860001" calcext:value-type="float">
            <text:p>33.1292243860001</text:p>
          </table:table-cell>
          <table:table-cell office:value-type="float" office:value="33.7876923076923" calcext:value-type="float">
            <text:p>33.7876923076923</text:p>
          </table:table-cell>
          <table:table-cell office:value-type="float" office:value="38.4007689524622" calcext:value-type="float">
            <text:p>38.4007689524622</text:p>
          </table:table-cell>
          <table:table-cell office:value-type="float" office:value="37.0670055599969" calcext:value-type="float">
            <text:p>37.0670055599969</text:p>
          </table:table-cell>
          <table:table-cell office:value-type="float" office:value="35.3809772050586" calcext:value-type="float">
            <text:p>35.3809772050586</text:p>
          </table:table-cell>
          <table:table-cell office:value-type="float" office:value="33.6891433971173" calcext:value-type="float">
            <text:p>33.6891433971173</text:p>
          </table:table-cell>
          <table:table-cell office:value-type="float" office:value="32.7471620509667" calcext:value-type="float">
            <text:p>32.7471620509667</text:p>
          </table:table-cell>
          <table:table-cell office:value-type="float" office:value="32.6912343367883" calcext:value-type="float">
            <text:p>32.6912343367883</text:p>
          </table:table-cell>
          <table:table-cell office:value-type="float" office:value="35.1748457345148" calcext:value-type="float">
            <text:p>35.1748457345148</text:p>
          </table:table-cell>
          <table:table-cell office:value-type="float" office:value="39.8907023667969" calcext:value-type="float">
            <text:p>39.8907023667969</text:p>
          </table:table-cell>
          <table:table-cell office:value-type="float" office:value="38.5679478014419" calcext:value-type="float">
            <text:p>38.5679478014419</text:p>
          </table:table-cell>
          <table:table-cell office:value-type="float" office:value="38.1509302459858" calcext:value-type="float">
            <text:p>38.1509302459858</text:p>
          </table:table-cell>
          <table:table-cell office:value-type="float" office:value="39.9217887041399" calcext:value-type="float">
            <text:p>39.9217887041399</text:p>
          </table:table-cell>
          <table:table-cell office:value-type="float" office:value="37.9042173964078" calcext:value-type="float">
            <text:p>37.9042173964078</text:p>
          </table:table-cell>
          <table:table-cell office:value-type="float" office:value="34.7337642931763" calcext:value-type="float">
            <text:p>34.7337642931763</text:p>
          </table:table-cell>
          <table:table-cell office:value-type="float" office:value="35.8658255966815" calcext:value-type="float">
            <text:p>35.8658255966815</text:p>
          </table:table-cell>
          <table:table-cell office:value-type="float" office:value="39.8372218125649" calcext:value-type="float">
            <text:p>39.8372218125649</text:p>
          </table:table-cell>
          <table:table-cell office:value-type="float" office:value="44.2429289460642" calcext:value-type="float">
            <text:p>44.2429289460642</text:p>
          </table:table-cell>
          <table:table-cell office:value-type="float" office:value="40.948505248145" calcext:value-type="float">
            <text:p>40.948505248145</text:p>
          </table:table-cell>
          <table:table-cell office:value-type="float" office:value="39.6846386630877" calcext:value-type="float">
            <text:p>39.6846386630877</text:p>
          </table:table-cell>
          <table:table-cell office:value-type="float" office:value="38.3723553413091" calcext:value-type="float">
            <text:p>38.3723553413091</text:p>
          </table:table-cell>
          <table:table-cell office:value-type="float" office:value="36.3371557299697" calcext:value-type="float">
            <text:p>36.3371557299697</text:p>
          </table:table-cell>
          <table:table-cell office:value-type="float" office:value="35.6786862720729" calcext:value-type="float">
            <text:p>35.6786862720729</text:p>
          </table:table-cell>
          <table:table-cell office:value-type="float" office:value="34.9647798108235" calcext:value-type="float">
            <text:p>34.9647798108235</text:p>
          </table:table-cell>
          <table:table-cell office:value-type="float" office:value="34.4296525400262" calcext:value-type="float">
            <text:p>34.4296525400262</text:p>
          </table:table-cell>
          <table:table-cell office:value-type="float" office:value="36.4222547149181" calcext:value-type="float">
            <text:p>36.4222547149181</text:p>
          </table:table-cell>
          <table:table-cell office:value-type="float" office:value="37.0775418127061" calcext:value-type="float">
            <text:p>37.0775418127061</text:p>
          </table:table-cell>
          <table:table-cell office:value-type="float" office:value="40.631549518575" calcext:value-type="float">
            <text:p>40.631549518575</text:p>
          </table:table-cell>
          <table:table-cell office:value-type="float" office:value="42.8944901278723" calcext:value-type="float">
            <text:p>42.8944901278723</text:p>
          </table:table-cell>
          <table:table-cell office:value-type="float" office:value="41.3912114020241" calcext:value-type="float">
            <text:p>41.3912114020241</text:p>
          </table:table-cell>
          <table:table-cell office:value-type="float" office:value="40.9332726928269" calcext:value-type="float">
            <text:p>40.9332726928269</text:p>
          </table:table-cell>
          <table:table-cell office:value-type="float" office:value="41.4631515507303" calcext:value-type="float">
            <text:p>41.4631515507303</text:p>
          </table:table-cell>
          <table:table-cell office:value-type="float" office:value="43.2663744586155" calcext:value-type="float">
            <text:p>43.2663744586155</text:p>
          </table:table-cell>
          <table:table-cell office:value-type="float" office:value="46.4413040840892" calcext:value-type="float">
            <text:p>46.4413040840892</text:p>
          </table:table-cell>
          <table:table-cell office:value-type="float" office:value="47.61226022892" calcext:value-type="float">
            <text:p>47.61226022892</text:p>
          </table:table-cell>
          <table:table-cell office:value-type="float" office:value="47.6858675391308" calcext:value-type="float">
            <text:p>47.6858675391308</text:p>
          </table:table-cell>
          <table:table-cell office:value-type="float" office:value="47.2345311103108" calcext:value-type="float">
            <text:p>47.2345311103108</text:p>
          </table:table-cell>
          <table:table-cell office:value-type="float" office:value="47.3877519865393" calcext:value-type="float">
            <text:p>47.3877519865393</text:p>
          </table:table-cell>
          <table:table-cell office:value-type="float" office:value="47.0077166222056" calcext:value-type="float">
            <text:p>47.0077166222056</text:p>
          </table:table-cell>
          <table:table-cell office:value-type="float" office:value="45.4008804111238" calcext:value-type="float">
            <text:p>45.4008804111238</text:p>
          </table:table-cell>
          <table:table-cell office:value-type="float" office:value="44.2635808837988" calcext:value-type="float">
            <text:p>44.2635808837988</text:p>
          </table:table-cell>
          <table:table-cell office:value-type="float" office:value="43.6002144073962" calcext:value-type="float">
            <text:p>43.6002144073962</text:p>
          </table:table-cell>
          <table:table-cell/>
        </table:table-row>
        <table:table-row table:style-name="ro1">
          <table:table-cell office:value-type="string" calcext:value-type="string">
            <text:p>Gross fixed capital formation (% of GDP)</text:p>
          </table:table-cell>
          <table:table-cell office:value-type="string" calcext:value-type="string">
            <text:p>NE.GDI.FTOT.ZS</text:p>
          </table:table-cell>
          <table:table-cell office:value-type="string" calcext:value-type="string">
            <text:p>NE</text:p>
          </table:table-cell>
          <table:table-cell office:value-type="float" office:value="32.1746819944222" calcext:value-type="float">
            <text:p>32.1746819944222</text:p>
          </table:table-cell>
          <table:table-cell office:value-type="float" office:value="18.4695285238984" calcext:value-type="float">
            <text:p>18.4695285238984</text:p>
          </table:table-cell>
          <table:table-cell office:value-type="float" office:value="15.0662536568577" calcext:value-type="float">
            <text:p>15.0662536568577</text:p>
          </table:table-cell>
          <table:table-cell office:value-type="float" office:value="17.2474565408956" calcext:value-type="float">
            <text:p>17.2474565408956</text:p>
          </table:table-cell>
          <table:table-cell office:value-type="float" office:value="19.7496428328458" calcext:value-type="float">
            <text:p>19.7496428328458</text:p>
          </table:table-cell>
          <table:table-cell office:value-type="float" office:value="20.1903114186851" calcext:value-type="float">
            <text:p>20.1903114186851</text:p>
          </table:table-cell>
          <table:table-cell office:value-type="float" office:value="21.5386244506804" calcext:value-type="float">
            <text:p>21.5386244506804</text:p>
          </table:table-cell>
          <table:table-cell office:value-type="float" office:value="18.0414669490581" calcext:value-type="float">
            <text:p>18.0414669490581</text:p>
          </table:table-cell>
          <table:table-cell office:value-type="float" office:value="17.2123158075798" calcext:value-type="float">
            <text:p>17.2123158075798</text:p>
          </table:table-cell>
          <table:table-cell office:value-type="float" office:value="20.7369279380287" calcext:value-type="float">
            <text:p>20.7369279380287</text:p>
          </table:table-cell>
          <table:table-cell office:value-type="float" office:value="23.9461332631487" calcext:value-type="float">
            <text:p>23.9461332631487</text:p>
          </table:table-cell>
          <table:table-cell office:value-type="float" office:value="24.5431234482478" calcext:value-type="float">
            <text:p>24.5431234482478</text:p>
          </table:table-cell>
          <table:table-cell office:value-type="float" office:value="24.3692211252155" calcext:value-type="float">
            <text:p>24.3692211252155</text:p>
          </table:table-cell>
          <table:table-cell office:value-type="float" office:value="24.1092808939845" calcext:value-type="float">
            <text:p>24.1092808939845</text:p>
          </table:table-cell>
          <table:table-cell office:value-type="float" office:value="26.4561304240195" calcext:value-type="float">
            <text:p>26.4561304240195</text:p>
          </table:table-cell>
          <table:table-cell office:value-type="float" office:value="28.9620003290015" calcext:value-type="float">
            <text:p>28.9620003290015</text:p>
          </table:table-cell>
          <table:table-cell office:value-type="float" office:value="28.946663989828" calcext:value-type="float">
            <text:p>28.946663989828</text:p>
          </table:table-cell>
          <table:table-cell office:value-type="float" office:value="28.0338461538462" calcext:value-type="float">
            <text:p>28.0338461538462</text:p>
          </table:table-cell>
          <table:table-cell office:value-type="float" office:value="30.13698577401" calcext:value-type="float">
            <text:p>30.13698577401</text:p>
          </table:table-cell>
          <table:table-cell office:value-type="float" office:value="29.1215432745806" calcext:value-type="float">
            <text:p>29.1215432745806</text:p>
          </table:table-cell>
          <table:table-cell office:value-type="float" office:value="29.336397386254" calcext:value-type="float">
            <text:p>29.336397386254</text:p>
          </table:table-cell>
          <table:table-cell office:value-type="float" office:value="27.9981078766831" calcext:value-type="float">
            <text:p>27.9981078766831</text:p>
          </table:table-cell>
          <table:table-cell office:value-type="float" office:value="29.006478959386" calcext:value-type="float">
            <text:p>29.006478959386</text:p>
          </table:table-cell>
          <table:table-cell office:value-type="float" office:value="28.942640329869" calcext:value-type="float">
            <text:p>28.942640329869</text:p>
          </table:table-cell>
          <table:table-cell office:value-type="float" office:value="30.1174866174324" calcext:value-type="float">
            <text:p>30.1174866174324</text:p>
          </table:table-cell>
          <table:table-cell office:value-type="float" office:value="31.2578362633694" calcext:value-type="float">
            <text:p>31.2578362633694</text:p>
          </table:table-cell>
          <table:table-cell office:value-type="float" office:value="31.8005080612826" calcext:value-type="float">
            <text:p>31.8005080612826</text:p>
          </table:table-cell>
          <table:table-cell office:value-type="float" office:value="31.3884874541578" calcext:value-type="float">
            <text:p>31.3884874541578</text:p>
          </table:table-cell>
          <table:table-cell office:value-type="float" office:value="31.8963013302187" calcext:value-type="float">
            <text:p>31.8963013302187</text:p>
          </table:table-cell>
          <table:table-cell office:value-type="float" office:value="26.3015982722665" calcext:value-type="float">
            <text:p>26.3015982722665</text:p>
          </table:table-cell>
          <table:table-cell office:value-type="float" office:value="24.5646690826273" calcext:value-type="float">
            <text:p>24.5646690826273</text:p>
          </table:table-cell>
          <table:table-cell office:value-type="float" office:value="26.3332643976061" calcext:value-type="float">
            <text:p>26.3332643976061</text:p>
          </table:table-cell>
          <table:table-cell office:value-type="float" office:value="31.1126734511656" calcext:value-type="float">
            <text:p>31.1126734511656</text:p>
          </table:table-cell>
          <table:table-cell office:value-type="float" office:value="38.0520121778593" calcext:value-type="float">
            <text:p>38.0520121778593</text:p>
          </table:table-cell>
          <table:table-cell office:value-type="float" office:value="35.3388361942062" calcext:value-type="float">
            <text:p>35.3388361942062</text:p>
          </table:table-cell>
          <table:table-cell office:value-type="float" office:value="33.1878876693087" calcext:value-type="float">
            <text:p>33.1878876693087</text:p>
          </table:table-cell>
          <table:table-cell office:value-type="float" office:value="32.4726396127162" calcext:value-type="float">
            <text:p>32.4726396127162</text:p>
          </table:table-cell>
          <table:table-cell office:value-type="float" office:value="31.8173062800072" calcext:value-type="float">
            <text:p>31.8173062800072</text:p>
          </table:table-cell>
          <table:table-cell office:value-type="float" office:value="33.7475985231969" calcext:value-type="float">
            <text:p>33.7475985231969</text:p>
          </table:table-cell>
          <table:table-cell office:value-type="float" office:value="33.3921967859985" calcext:value-type="float">
            <text:p>33.3921967859985</text:p>
          </table:table-cell>
          <table:table-cell office:value-type="float" office:value="33.4340416369767" calcext:value-type="float">
            <text:p>33.4340416369767</text:p>
          </table:table-cell>
          <table:table-cell office:value-type="float" office:value="34.3341843661915" calcext:value-type="float">
            <text:p>34.3341843661915</text:p>
          </table:table-cell>
          <table:table-cell office:value-type="float" office:value="35.9824644211524" calcext:value-type="float">
            <text:p>35.9824644211524</text:p>
          </table:table-cell>
          <table:table-cell office:value-type="float" office:value="39.269104259255" calcext:value-type="float">
            <text:p>39.269104259255</text:p>
          </table:table-cell>
          <table:table-cell office:value-type="float" office:value="40.576956594178" calcext:value-type="float">
            <text:p>40.576956594178</text:p>
          </table:table-cell>
          <table:table-cell office:value-type="float" office:value="40.4708774229079" calcext:value-type="float">
            <text:p>40.4708774229079</text:p>
          </table:table-cell>
          <table:table-cell office:value-type="float" office:value="39.7484220998432" calcext:value-type="float">
            <text:p>39.7484220998432</text:p>
          </table:table-cell>
          <table:table-cell office:value-type="float" office:value="38.8747708629644" calcext:value-type="float">
            <text:p>38.8747708629644</text:p>
          </table:table-cell>
          <table:table-cell office:value-type="float" office:value="40.0612458342758" calcext:value-type="float">
            <text:p>40.0612458342758</text:p>
          </table:table-cell>
          <table:table-cell office:value-type="float" office:value="44.8991332902441" calcext:value-type="float">
            <text:p>44.8991332902441</text:p>
          </table:table-cell>
          <table:table-cell office:value-type="float" office:value="44.9912045402427" calcext:value-type="float">
            <text:p>44.9912045402427</text:p>
          </table:table-cell>
          <table:table-cell office:value-type="float" office:value="44.894889202236" calcext:value-type="float">
            <text:p>44.894889202236</text:p>
          </table:table-cell>
          <table:table-cell office:value-type="float" office:value="45.2656320163123" calcext:value-type="float">
            <text:p>45.2656320163123</text:p>
          </table:table-cell>
          <table:table-cell office:value-type="float" office:value="45.5147737228397" calcext:value-type="float">
            <text:p>45.5147737228397</text:p>
          </table:table-cell>
          <table:table-cell office:value-type="float" office:value="45.0411133351117" calcext:value-type="float">
            <text:p>45.0411133351117</text:p>
          </table:table-cell>
          <table:table-cell office:value-type="float" office:value="43.7561985185308" calcext:value-type="float">
            <text:p>43.7561985185308</text:p>
          </table:table-cell>
          <table:table-cell office:value-type="float" office:value="42.7770061704" calcext:value-type="float">
            <text:p>42.7770061704</text:p>
          </table:table-cell>
          <table:table-cell office:value-type="float" office:value="41.8851116916531" calcext:value-type="float">
            <text:p>41.8851116916531</text:p>
          </table:table-cell>
          <table:table-cell/>
        </table:table-row>
        <table:table-row table:style-name="ro1">
          <table:table-cell office:value-type="string" calcext:value-type="string">
            <text:p>Gross fixed capital formation (current US$)</text:p>
          </table:table-cell>
          <table:table-cell office:value-type="string" calcext:value-type="string">
            <text:p>NE.GDI.FTOT.CD</text:p>
          </table:table-cell>
          <table:table-cell office:value-type="string" calcext:value-type="string">
            <text:p>NE</text:p>
          </table:table-cell>
          <table:table-cell office:value-type="float" office:value="19213583556.7471" calcext:value-type="float">
            <text:p>19213583556.7471</text:p>
          </table:table-cell>
          <table:table-cell office:value-type="float" office:value="9245267690.3079" calcext:value-type="float">
            <text:p>9245267690.3079</text:p>
          </table:table-cell>
          <table:table-cell office:value-type="float" office:value="7112681777.56113" calcext:value-type="float">
            <text:p>7112681777.56113</text:p>
          </table:table-cell>
          <table:table-cell office:value-type="float" office:value="8745633276.46437" calcext:value-type="float">
            <text:p>8745633276.46437</text:p>
          </table:table-cell>
          <table:table-cell office:value-type="float" office:value="11792184580.3883" calcext:value-type="float">
            <text:p>11792184580.3883</text:p>
          </table:table-cell>
          <table:table-cell office:value-type="float" office:value="14221301486.717" calcext:value-type="float">
            <text:p>14221301486.717</text:p>
          </table:table-cell>
          <table:table-cell office:value-type="float" office:value="16524494272.4835" calcext:value-type="float">
            <text:p>16524494272.4835</text:p>
          </table:table-cell>
          <table:table-cell office:value-type="float" office:value="13148915427.7358" calcext:value-type="float">
            <text:p>13148915427.7358</text:p>
          </table:table-cell>
          <table:table-cell office:value-type="float" office:value="12194329352.5063" calcext:value-type="float">
            <text:p>12194329352.5063</text:p>
          </table:table-cell>
          <table:table-cell office:value-type="float" office:value="16528556340.8888" calcext:value-type="float">
            <text:p>16528556340.8888</text:p>
          </table:table-cell>
          <table:table-cell office:value-type="float" office:value="22174831424.1612" calcext:value-type="float">
            <text:p>22174831424.1612</text:p>
          </table:table-cell>
          <table:table-cell office:value-type="float" office:value="24494272483.5486" calcext:value-type="float">
            <text:p>24494272483.5486</text:p>
          </table:table-cell>
          <table:table-cell office:value-type="float" office:value="27704779297.136" calcext:value-type="float">
            <text:p>27704779297.136</text:p>
          </table:table-cell>
          <table:table-cell office:value-type="float" office:value="33402030763.0441" calcext:value-type="float">
            <text:p>33402030763.0441</text:p>
          </table:table-cell>
          <table:table-cell office:value-type="float" office:value="38145013257.1895" calcext:value-type="float">
            <text:p>38145013257.1895</text:p>
          </table:table-cell>
          <table:table-cell office:value-type="float" office:value="47333046564.1467" calcext:value-type="float">
            <text:p>47333046564.1467</text:p>
          </table:table-cell>
          <table:table-cell office:value-type="float" office:value="44560626352.117" calcext:value-type="float">
            <text:p>44560626352.117</text:p>
          </table:table-cell>
          <table:table-cell office:value-type="float" office:value="49041877489.5037" calcext:value-type="float">
            <text:p>49041877489.5037</text:p>
          </table:table-cell>
          <table:table-cell office:value-type="float" office:value="45067075406.5041" calcext:value-type="float">
            <text:p>45067075406.5041</text:p>
          </table:table-cell>
          <table:table-cell office:value-type="float" office:value="51918060452.1739" calcext:value-type="float">
            <text:p>51918060452.1739</text:p>
          </table:table-cell>
          <table:table-cell office:value-type="float" office:value="56076292308.3333" calcext:value-type="float">
            <text:p>56076292308.3333</text:p>
          </table:table-cell>
          <table:table-cell office:value-type="float" office:value="54838881047.619" calcext:value-type="float">
            <text:p>54838881047.619</text:p>
          </table:table-cell>
          <table:table-cell office:value-type="float" office:value="59489300637.4046" calcext:value-type="float">
            <text:p>59489300637.4046</text:p>
          </table:table-cell>
          <table:table-cell office:value-type="float" office:value="66766835517.2414" calcext:value-type="float">
            <text:p>66766835517.2414</text:p>
          </table:table-cell>
          <table:table-cell office:value-type="float" office:value="78289355650" calcext:value-type="float">
            <text:p>78289355650</text:p>
          </table:table-cell>
          <table:table-cell office:value-type="float" office:value="96739261088.4354" calcext:value-type="float">
            <text:p>96739261088.4354</text:p>
          </table:table-cell>
          <table:table-cell office:value-type="float" office:value="95642603869.5652" calcext:value-type="float">
            <text:p>95642603869.5652</text:p>
          </table:table-cell>
          <table:table-cell office:value-type="float" office:value="85682087937.2197" calcext:value-type="float">
            <text:p>85682087937.2197</text:p>
          </table:table-cell>
          <table:table-cell office:value-type="float" office:value="99629255425.9259" calcext:value-type="float">
            <text:p>99629255425.9259</text:p>
          </table:table-cell>
          <table:table-cell office:value-type="float" office:value="91468555775.3036" calcext:value-type="float">
            <text:p>91468555775.3036</text:p>
          </table:table-cell>
          <table:table-cell office:value-type="float" office:value="88643552080.3059" calcext:value-type="float">
            <text:p>88643552080.3059</text:p>
          </table:table-cell>
          <table:table-cell office:value-type="float" office:value="100954709480.836" calcext:value-type="float">
            <text:p>100954709480.836</text:p>
          </table:table-cell>
          <table:table-cell office:value-type="float" office:value="132824891607.535" calcext:value-type="float">
            <text:p>132824891607.535</text:p>
          </table:table-cell>
          <table:table-cell office:value-type="float" office:value="169229201751.586" calcext:value-type="float">
            <text:p>169229201751.586</text:p>
          </table:table-cell>
          <table:table-cell office:value-type="float" office:value="199425770736.886" calcext:value-type="float">
            <text:p>199425770736.886</text:p>
          </table:table-cell>
          <table:table-cell office:value-type="float" office:value="243780931338.69" calcext:value-type="float">
            <text:p>243780931338.69</text:p>
          </table:table-cell>
          <table:table-cell office:value-type="float" office:value="280481358741.671" calcext:value-type="float">
            <text:p>280481358741.671</text:p>
          </table:table-cell>
          <table:table-cell office:value-type="float" office:value="305956474911.337" calcext:value-type="float">
            <text:p>305956474911.337</text:p>
          </table:table-cell>
          <table:table-cell office:value-type="float" office:value="347277333193.221" calcext:value-type="float">
            <text:p>347277333193.221</text:p>
          </table:table-cell>
          <table:table-cell office:value-type="float" office:value="365309720320.597" calcext:value-type="float">
            <text:p>365309720320.597</text:p>
          </table:table-cell>
          <table:table-cell office:value-type="float" office:value="405002216752.029" calcext:value-type="float">
            <text:p>405002216752.029</text:p>
          </table:table-cell>
          <table:table-cell office:value-type="float" office:value="459870595508.089" calcext:value-type="float">
            <text:p>459870595508.089</text:p>
          </table:table-cell>
          <table:table-cell office:value-type="float" office:value="529140135971.971" calcext:value-type="float">
            <text:p>529140135971.971</text:p>
          </table:table-cell>
          <table:table-cell office:value-type="float" office:value="651980212239.942" calcext:value-type="float">
            <text:p>651980212239.942</text:p>
          </table:table-cell>
          <table:table-cell office:value-type="float" office:value="793420305469.505" calcext:value-type="float">
            <text:p>793420305469.505</text:p>
          </table:table-cell>
          <table:table-cell office:value-type="float" office:value="925150454226.719" calcext:value-type="float">
            <text:p>925150454226.719</text:p>
          </table:table-cell>
          <table:table-cell office:value-type="float" office:value="1093928954017.11" calcext:value-type="float">
            <text:p>1093928954017.11</text:p>
          </table:table-cell>
          <table:table-cell office:value-type="float" office:value="1380902734289.85" calcext:value-type="float">
            <text:p>1380902734289.85</text:p>
          </table:table-cell>
          <table:table-cell office:value-type="float" office:value="1842098646235.99" calcext:value-type="float">
            <text:p>1842098646235.99</text:p>
          </table:table-cell>
          <table:table-cell office:value-type="float" office:value="2294324882090.05" calcext:value-type="float">
            <text:p>2294324882090.05</text:p>
          </table:table-cell>
          <table:table-cell office:value-type="float" office:value="2744742642370.35" calcext:value-type="float">
            <text:p>2744742642370.35</text:p>
          </table:table-cell>
          <table:table-cell office:value-type="float" office:value="3399689654844.85" calcext:value-type="float">
            <text:p>3399689654844.85</text:p>
          </table:table-cell>
          <table:table-cell office:value-type="float" office:value="3874985846045.02" calcext:value-type="float">
            <text:p>3874985846045.02</text:p>
          </table:table-cell>
          <table:table-cell office:value-type="float" office:value="4372706483814.84" calcext:value-type="float">
            <text:p>4372706483814.84</text:p>
          </table:table-cell>
          <table:table-cell office:value-type="float" office:value="4721377102256.08" calcext:value-type="float">
            <text:p>4721377102256.08</text:p>
          </table:table-cell>
          <table:table-cell office:value-type="float" office:value="4841477344038.54" calcext:value-type="float">
            <text:p>4841477344038.54</text:p>
          </table:table-cell>
          <table:table-cell office:value-type="float" office:value="4787171573740.69" calcext:value-type="float">
            <text:p>4787171573740.69</text:p>
          </table:table-cell>
          <table:table-cell office:value-type="float" office:value="5125774514276.2" calcext:value-type="float">
            <text:p>5125774514276.2</text:p>
          </table:table-cell>
          <table:table-cell/>
        </table:table-row>
        <table:table-row table:style-name="ro1">
          <table:table-cell office:value-type="string" calcext:value-type="string">
            <text:p>Exports of goods and services (% of GDP)</text:p>
          </table:table-cell>
          <table:table-cell office:value-type="string" calcext:value-type="string">
            <text:p>NE.EXP.GNFS.ZS</text:p>
          </table:table-cell>
          <table:table-cell office:value-type="string" calcext:value-type="string">
            <text:p>NE</text:p>
          </table:table-cell>
          <table:table-cell office:value-type="float" office:value="4.30582953540576" calcext:value-type="float">
            <text:p>4.30582953540576</text:p>
          </table:table-cell>
          <table:table-cell office:value-type="float" office:value="3.87081067921772" calcext:value-type="float">
            <text:p>3.87081067921772</text:p>
          </table:table-cell>
          <table:table-cell office:value-type="float" office:value="4.05265875064533" calcext:value-type="float">
            <text:p>4.05265875064533</text:p>
          </table:table-cell>
          <table:table-cell office:value-type="float" office:value="4.00544740847553" calcext:value-type="float">
            <text:p>4.00544740847553</text:p>
          </table:table-cell>
          <table:table-cell office:value-type="float" office:value="3.76896387509354" calcext:value-type="float">
            <text:p>3.76896387509354</text:p>
          </table:table-cell>
          <table:table-cell office:value-type="float" office:value="3.63898500576701" calcext:value-type="float">
            <text:p>3.63898500576701</text:p>
          </table:table-cell>
          <table:table-cell office:value-type="float" office:value="3.4944670937682" calcext:value-type="float">
            <text:p>3.4944670937682</text:p>
          </table:table-cell>
          <table:table-cell office:value-type="float" office:value="3.27722661910601" calcext:value-type="float">
            <text:p>3.27722661910601</text:p>
          </table:table-cell>
          <table:table-cell office:value-type="float" office:value="3.3025629264377" calcext:value-type="float">
            <text:p>3.3025629264377</text:p>
          </table:table-cell>
          <table:table-cell office:value-type="float" office:value="3.04759963306493" calcext:value-type="float">
            <text:p>3.04759963306493</text:p>
          </table:table-cell>
          <table:table-cell office:value-type="float" office:value="2.49155590647892" calcext:value-type="float">
            <text:p>2.49155590647892</text:p>
          </table:table-cell>
          <table:table-cell office:value-type="float" office:value="2.78806626236314" calcext:value-type="float">
            <text:p>2.78806626236314</text:p>
          </table:table-cell>
          <table:table-cell office:value-type="float" office:value="3.24792352295878" calcext:value-type="float">
            <text:p>3.24792352295878</text:p>
          </table:table-cell>
          <table:table-cell office:value-type="float" office:value="4.24134678180103" calcext:value-type="float">
            <text:p>4.24134678180103</text:p>
          </table:table-cell>
          <table:table-cell office:value-type="float" office:value="4.92980160554514" calcext:value-type="float">
            <text:p>4.92980160554514</text:p>
          </table:table-cell>
          <table:table-cell office:value-type="float" office:value="4.70472117124527" calcext:value-type="float">
            <text:p>4.70472117124527</text:p>
          </table:table-cell>
          <table:table-cell office:value-type="float" office:value="4.51047313123201" calcext:value-type="float">
            <text:p>4.51047313123201</text:p>
          </table:table-cell>
          <table:table-cell office:value-type="float" office:value="4.29846153846154" calcext:value-type="float">
            <text:p>4.29846153846154</text:p>
          </table:table-cell>
          <table:table-cell office:value-type="float" office:value="4.55595414706769" calcext:value-type="float">
            <text:p>4.55595414706769</text:p>
          </table:table-cell>
          <table:table-cell office:value-type="float" office:value="5.16284335734386" calcext:value-type="float">
            <text:p>5.16284335734386</text:p>
          </table:table-cell>
          <table:table-cell office:value-type="float" office:value="5.91161214157888" calcext:value-type="float">
            <text:p>5.91161214157888</text:p>
          </table:table-cell>
          <table:table-cell office:value-type="float" office:value="7.44757798971743" calcext:value-type="float">
            <text:p>7.44757798971743</text:p>
          </table:table-cell>
          <table:table-cell office:value-type="float" office:value="11.0196293674193" calcext:value-type="float">
            <text:p>11.0196293674193</text:p>
          </table:table-cell>
          <table:table-cell office:value-type="float" office:value="9.51780053267791" calcext:value-type="float">
            <text:p>9.51780053267791</text:p>
          </table:table-cell>
          <table:table-cell office:value-type="float" office:value="9.52669262214982" calcext:value-type="float">
            <text:p>9.52669262214982</text:p>
          </table:table-cell>
          <table:table-cell office:value-type="float" office:value="8.33680172691235" calcext:value-type="float">
            <text:p>8.33680172691235</text:p>
          </table:table-cell>
          <table:table-cell office:value-type="float" office:value="8.71217788685542" calcext:value-type="float">
            <text:p>8.71217788685542</text:p>
          </table:table-cell>
          <table:table-cell office:value-type="float" office:value="12.4821345187692" calcext:value-type="float">
            <text:p>12.4821345187692</text:p>
          </table:table-cell>
          <table:table-cell office:value-type="float" office:value="14.3823208189665" calcext:value-type="float">
            <text:p>14.3823208189665</text:p>
          </table:table-cell>
          <table:table-cell office:value-type="float" office:value="11.8443293840918" calcext:value-type="float">
            <text:p>11.8443293840918</text:p>
          </table:table-cell>
          <table:table-cell office:value-type="float" office:value="13.6147101696208" calcext:value-type="float">
            <text:p>13.6147101696208</text:p>
          </table:table-cell>
          <table:table-cell office:value-type="float" office:value="14.4878781464611" calcext:value-type="float">
            <text:p>14.4878781464611</text:p>
          </table:table-cell>
          <table:table-cell office:value-type="float" office:value="15.658219676311" calcext:value-type="float">
            <text:p>15.658219676311</text:p>
          </table:table-cell>
          <table:table-cell office:value-type="float" office:value="16.7022945503192" calcext:value-type="float">
            <text:p>16.7022945503192</text:p>
          </table:table-cell>
          <table:table-cell office:value-type="float" office:value="18.5367485700923" calcext:value-type="float">
            <text:p>18.5367485700923</text:p>
          </table:table-cell>
          <table:table-cell office:value-type="float" office:value="17.9510180778458" calcext:value-type="float">
            <text:p>17.9510180778458</text:p>
          </table:table-cell>
          <table:table-cell office:value-type="float" office:value="17.9232955521271" calcext:value-type="float">
            <text:p>17.9232955521271</text:p>
          </table:table-cell>
          <table:table-cell office:value-type="float" office:value="19.493164459713" calcext:value-type="float">
            <text:p>19.493164459713</text:p>
          </table:table-cell>
          <table:table-cell office:value-type="float" office:value="18.3423215825108" calcext:value-type="float">
            <text:p>18.3423215825108</text:p>
          </table:table-cell>
          <table:table-cell office:value-type="float" office:value="18.1626961583414" calcext:value-type="float">
            <text:p>18.1626961583414</text:p>
          </table:table-cell>
          <table:table-cell office:value-type="float" office:value="20.8934448164694" calcext:value-type="float">
            <text:p>20.8934448164694</text:p>
          </table:table-cell>
          <table:table-cell office:value-type="float" office:value="20.3121457448267" calcext:value-type="float">
            <text:p>20.3121457448267</text:p>
          </table:table-cell>
          <table:table-cell office:value-type="float" office:value="22.64474567395" calcext:value-type="float">
            <text:p>22.64474567395</text:p>
          </table:table-cell>
          <table:table-cell office:value-type="float" office:value="26.9807565341723" calcext:value-type="float">
            <text:p>26.9807565341723</text:p>
          </table:table-cell>
          <table:table-cell office:value-type="float" office:value="31.0613375826931" calcext:value-type="float">
            <text:p>31.0613375826931</text:p>
          </table:table-cell>
          <table:table-cell office:value-type="float" office:value="33.8298575661779" calcext:value-type="float">
            <text:p>33.8298575661779</text:p>
          </table:table-cell>
          <table:table-cell office:value-type="float" office:value="36.0350255522634" calcext:value-type="float">
            <text:p>36.0350255522634</text:p>
          </table:table-cell>
          <table:table-cell office:value-type="float" office:value="35.388178734687" calcext:value-type="float">
            <text:p>35.388178734687</text:p>
          </table:table-cell>
          <table:table-cell office:value-type="float" office:value="32.519573318463" calcext:value-type="float">
            <text:p>32.519573318463</text:p>
          </table:table-cell>
          <table:table-cell office:value-type="float" office:value="24.4566512197443" calcext:value-type="float">
            <text:p>24.4566512197443</text:p>
          </table:table-cell>
          <table:table-cell office:value-type="float" office:value="26.2674140739838" calcext:value-type="float">
            <text:p>26.2674140739838</text:p>
          </table:table-cell>
          <table:table-cell office:value-type="float" office:value="26.4943227161603" calcext:value-type="float">
            <text:p>26.4943227161603</text:p>
          </table:table-cell>
          <table:table-cell office:value-type="float" office:value="25.4081958280589" calcext:value-type="float">
            <text:p>25.4081958280589</text:p>
          </table:table-cell>
          <table:table-cell office:value-type="float" office:value="24.5049814863803" calcext:value-type="float">
            <text:p>24.5049814863803</text:p>
          </table:table-cell>
          <table:table-cell office:value-type="float" office:value="23.4950582679709" calcext:value-type="float">
            <text:p>23.4950582679709</text:p>
          </table:table-cell>
          <table:table-cell office:value-type="float" office:value="21.3480716058522" calcext:value-type="float">
            <text:p>21.3480716058522</text:p>
          </table:table-cell>
          <table:table-cell office:value-type="float" office:value="19.658377570703" calcext:value-type="float">
            <text:p>19.658377570703</text:p>
          </table:table-cell>
          <table:table-cell office:value-type="float" office:value="19.7573801017432" calcext:value-type="float">
            <text:p>19.7573801017432</text:p>
          </table:table-cell>
          <table:table-cell/>
        </table:table-row>
        <table:table-row table:style-name="ro1">
          <table:table-cell office:value-type="string" calcext:value-type="string">
            <text:p>Exports of goods and services (current US$)</text:p>
          </table:table-cell>
          <table:table-cell office:value-type="string" calcext:value-type="string">
            <text:p>NE.EXP.GNFS.CD</text:p>
          </table:table-cell>
          <table:table-cell office:value-type="string" calcext:value-type="string">
            <text:p>NE</text:p>
          </table:table-cell>
          <table:table-cell office:value-type="float" office:value="2571289300.51182" calcext:value-type="float">
            <text:p>2571289300.51182</text:p>
          </table:table-cell>
          <table:table-cell office:value-type="float" office:value="1937606629.29564" calcext:value-type="float">
            <text:p>1937606629.29564</text:p>
          </table:table-cell>
          <table:table-cell office:value-type="float" office:value="1913234218.86425" calcext:value-type="float">
            <text:p>1913234218.86425</text:p>
          </table:table-cell>
          <table:table-cell office:value-type="float" office:value="2031034202.61597" calcext:value-type="float">
            <text:p>2031034202.61597</text:p>
          </table:table-cell>
          <table:table-cell office:value-type="float" office:value="2250385896.4985" calcext:value-type="float">
            <text:p>2250385896.4985</text:p>
          </table:table-cell>
          <table:table-cell office:value-type="float" office:value="2563165163.70136" calcext:value-type="float">
            <text:p>2563165163.70136</text:p>
          </table:table-cell>
          <table:table-cell office:value-type="float" office:value="2680965147.45308" calcext:value-type="float">
            <text:p>2680965147.45308</text:p>
          </table:table-cell>
          <table:table-cell office:value-type="float" office:value="2388496222.27638" calcext:value-type="float">
            <text:p>2388496222.27638</text:p>
          </table:table-cell>
          <table:table-cell office:value-type="float" office:value="2339751401.4136" calcext:value-type="float">
            <text:p>2339751401.4136</text:p>
          </table:table-cell>
          <table:table-cell office:value-type="float" office:value="2429116906.3287" calcext:value-type="float">
            <text:p>2429116906.3287</text:p>
          </table:table-cell>
          <table:table-cell office:value-type="float" office:value="2307254854.17174" calcext:value-type="float">
            <text:p>2307254854.17174</text:p>
          </table:table-cell>
          <table:table-cell office:value-type="float" office:value="2782516857.58388" calcext:value-type="float">
            <text:p>2782516857.58388</text:p>
          </table:table-cell>
          <table:table-cell office:value-type="float" office:value="3692485858.09095" calcext:value-type="float">
            <text:p>3692485858.09095</text:p>
          </table:table-cell>
          <table:table-cell office:value-type="float" office:value="5876143560.87263" calcext:value-type="float">
            <text:p>5876143560.87263</text:p>
          </table:table-cell>
          <table:table-cell office:value-type="float" office:value="7107893126.65715" calcext:value-type="float">
            <text:p>7107893126.65715</text:p>
          </table:table-cell>
          <table:table-cell office:value-type="float" office:value="7688998817.07711" calcext:value-type="float">
            <text:p>7688998817.07711</text:p>
          </table:table-cell>
          <table:table-cell office:value-type="float" office:value="6943442876.27485" calcext:value-type="float">
            <text:p>6943442876.27485</text:p>
          </table:table-cell>
          <table:table-cell office:value-type="float" office:value="7519646894.17591" calcext:value-type="float">
            <text:p>7519646894.17591</text:p>
          </table:table-cell>
          <table:table-cell office:value-type="float" office:value="6813008130.0813" calcext:value-type="float">
            <text:p>6813008130.0813</text:p>
          </table:table-cell>
          <table:table-cell office:value-type="float" office:value="9204347826.08696" calcext:value-type="float">
            <text:p>9204347826.08696</text:p>
          </table:table-cell>
          <table:table-cell office:value-type="float" office:value="11300000000" calcext:value-type="float">
            <text:p>11300000000</text:p>
          </table:table-cell>
          <table:table-cell office:value-type="float" office:value="14587301587.3016" calcext:value-type="float">
            <text:p>14587301587.3016</text:p>
          </table:table-cell>
          <table:table-cell office:value-type="float" office:value="22600124795.19" calcext:value-type="float">
            <text:p>22600124795.19</text:p>
          </table:table-cell>
          <table:table-cell office:value-type="float" office:value="21956304449.37" calcext:value-type="float">
            <text:p>21956304449.37</text:p>
          </table:table-cell>
          <table:table-cell office:value-type="float" office:value="24764305080.89" calcext:value-type="float">
            <text:p>24764305080.89</text:p>
          </table:table-cell>
          <table:table-cell office:value-type="float" office:value="25801403273.95" calcext:value-type="float">
            <text:p>25801403273.95</text:p>
          </table:table-cell>
          <table:table-cell office:value-type="float" office:value="26202580690.47" calcext:value-type="float">
            <text:p>26202580690.47</text:p>
          </table:table-cell>
          <table:table-cell office:value-type="float" office:value="34072853910" calcext:value-type="float">
            <text:p>34072853910</text:p>
          </table:table-cell>
          <table:table-cell office:value-type="float" office:value="44923701330" calcext:value-type="float">
            <text:p>44923701330</text:p>
          </table:table-cell>
          <table:table-cell office:value-type="float" office:value="41190793490" calcext:value-type="float">
            <text:p>41190793490</text:p>
          </table:table-cell>
          <table:table-cell office:value-type="float" office:value="49129758920" calcext:value-type="float">
            <text:p>49129758920</text:p>
          </table:table-cell>
          <table:table-cell office:value-type="float" office:value="55542659170" calcext:value-type="float">
            <text:p>55542659170</text:p>
          </table:table-cell>
          <table:table-cell office:value-type="float" office:value="66847400129" calcext:value-type="float">
            <text:p>66847400129</text:p>
          </table:table-cell>
          <table:table-cell office:value-type="float" office:value="74280328750" calcext:value-type="float">
            <text:p>74280328750</text:p>
          </table:table-cell>
          <table:table-cell office:value-type="float" office:value="104607445198" calcext:value-type="float">
            <text:p>104607445198</text:p>
          </table:table-cell>
          <table:table-cell office:value-type="float" office:value="131858826000" calcext:value-type="float">
            <text:p>131858826000</text:p>
          </table:table-cell>
          <table:table-cell office:value-type="float" office:value="154811877000" calcext:value-type="float">
            <text:p>154811877000</text:p>
          </table:table-cell>
          <table:table-cell office:value-type="float" office:value="187447040000" calcext:value-type="float">
            <text:p>187447040000</text:p>
          </table:table-cell>
          <table:table-cell office:value-type="float" office:value="188750394176" calcext:value-type="float">
            <text:p>188750394176</text:p>
          </table:table-cell>
          <table:table-cell office:value-type="float" office:value="198699399635" calcext:value-type="float">
            <text:p>198699399635</text:p>
          </table:table-cell>
          <table:table-cell office:value-type="float" office:value="253092089737" calcext:value-type="float">
            <text:p>253092089737</text:p>
          </table:table-cell>
          <table:table-cell office:value-type="float" office:value="272060010515.89" calcext:value-type="float">
            <text:p>272060010515.89</text:p>
          </table:table-cell>
          <table:table-cell office:value-type="float" office:value="333002310923.451" calcext:value-type="float">
            <text:p>333002310923.451</text:p>
          </table:table-cell>
          <table:table-cell office:value-type="float" office:value="447958253781.611" calcext:value-type="float">
            <text:p>447958253781.611</text:p>
          </table:table-cell>
          <table:table-cell office:value-type="float" office:value="607356934124.72" calcext:value-type="float">
            <text:p>607356934124.72</text:p>
          </table:table-cell>
          <table:table-cell office:value-type="float" office:value="773339005396.98" calcext:value-type="float">
            <text:p>773339005396.98</text:p>
          </table:table-cell>
          <table:table-cell office:value-type="float" office:value="991731387760.49" calcext:value-type="float">
            <text:p>991731387760.49</text:p>
          </table:table-cell>
          <table:table-cell office:value-type="float" office:value="1257052625429.69" calcext:value-type="float">
            <text:p>1257052625429.69</text:p>
          </table:table-cell>
          <table:table-cell office:value-type="float" office:value="1495317001221.65" calcext:value-type="float">
            <text:p>1495317001221.65</text:p>
          </table:table-cell>
          <table:table-cell office:value-type="float" office:value="1249723531706.78" calcext:value-type="float">
            <text:p>1249723531706.78</text:p>
          </table:table-cell>
          <table:table-cell office:value-type="float" office:value="1602475244893.14" calcext:value-type="float">
            <text:p>1602475244893.14</text:p>
          </table:table-cell>
          <table:table-cell office:value-type="float" office:value="2006296851396.73" calcext:value-type="float">
            <text:p>2006296851396.73</text:p>
          </table:table-cell>
          <table:table-cell office:value-type="float" office:value="2175080625667.35" calcext:value-type="float">
            <text:p>2175080625667.35</text:p>
          </table:table-cell>
          <table:table-cell office:value-type="float" office:value="2354248580554.57" calcext:value-type="float">
            <text:p>2354248580554.57</text:p>
          </table:table-cell>
          <table:table-cell office:value-type="float" office:value="2462839435101.08" calcext:value-type="float">
            <text:p>2462839435101.08</text:p>
          </table:table-cell>
          <table:table-cell office:value-type="float" office:value="2362092880963.47" calcext:value-type="float">
            <text:p>2362092880963.47</text:p>
          </table:table-cell>
          <table:table-cell office:value-type="float" office:value="2199967569433.37" calcext:value-type="float">
            <text:p>2199967569433.37</text:p>
          </table:table-cell>
          <table:table-cell office:value-type="float" office:value="2417848999422.97" calcext:value-type="float">
            <text:p>2417848999422.97</text:p>
          </table:table-cell>
          <table:table-cell/>
        </table:table-row>
        <table:table-row table:style-name="ro1">
          <table:table-cell office:value-type="string" calcext:value-type="string">
            <text:p>Gross national expenditure (% of GDP)</text:p>
          </table:table-cell>
          <table:table-cell office:value-type="string" calcext:value-type="string">
            <text:p>NE.DAB.TOTL.ZS</text:p>
          </table:table-cell>
          <table:table-cell office:value-type="string" calcext:value-type="string">
            <text:p>NE</text:p>
          </table:table-cell>
          <table:table-cell office:value-type="float" office:value="100.122440650296" calcext:value-type="float">
            <text:p>100.122440650296</text:p>
          </table:table-cell>
          <table:table-cell office:value-type="float" office:value="99.6185993670372" calcext:value-type="float">
            <text:p>99.6185993670372</text:p>
          </table:table-cell>
          <table:table-cell office:value-type="float" office:value="98.8556186542764" calcext:value-type="float">
            <text:p>98.8556186542764</text:p>
          </table:table-cell>
          <table:table-cell office:value-type="float" office:value="98.854442041176" calcext:value-type="float">
            <text:p>98.854442041176</text:p>
          </table:table-cell>
          <table:table-cell office:value-type="float" office:value="99.0951765426219" calcext:value-type="float">
            <text:p>99.0951765426219</text:p>
          </table:table-cell>
          <table:table-cell office:value-type="float" office:value="99.5501730103806" calcext:value-type="float">
            <text:p>99.5501730103806</text:p>
          </table:table-cell>
          <table:table-cell office:value-type="float" office:value="99.7405622915233" calcext:value-type="float">
            <text:p>99.7405622915233</text:p>
          </table:table-cell>
          <table:table-cell office:value-type="float" office:value="99.6990302084494" calcext:value-type="float">
            <text:p>99.6990302084494</text:p>
          </table:table-cell>
          <table:table-cell office:value-type="float" office:value="99.6158477151539" calcext:value-type="float">
            <text:p>99.6158477151539</text:p>
          </table:table-cell>
          <table:table-cell office:value-type="float" office:value="99.3578636224646" calcext:value-type="float">
            <text:p>99.3578636224646</text:p>
          </table:table-cell>
          <table:table-cell office:value-type="float" office:value="99.9692942053779" calcext:value-type="float">
            <text:p>99.9692942053779</text:p>
          </table:table-cell>
          <table:table-cell office:value-type="float" office:value="99.3447026741015" calcext:value-type="float">
            <text:p>99.3447026741015</text:p>
          </table:table-cell>
          <table:table-cell office:value-type="float" office:value="99.2595204513399" calcext:value-type="float">
            <text:p>99.2595204513399</text:p>
          </table:table-cell>
          <table:table-cell office:value-type="float" office:value="99.5174515637472" calcext:value-type="float">
            <text:p>99.5174515637472</text:p>
          </table:table-cell>
          <table:table-cell office:value-type="float" office:value="100.473883368108" calcext:value-type="float">
            <text:p>100.473883368108</text:p>
          </table:table-cell>
          <table:table-cell office:value-type="float" office:value="100.144760651423" calcext:value-type="float">
            <text:p>100.144760651423</text:p>
          </table:table-cell>
          <table:table-cell office:value-type="float" office:value="99.8159673425684" calcext:value-type="float">
            <text:p>99.8159673425684</text:p>
          </table:table-cell>
          <table:table-cell office:value-type="float" office:value="99.7876923076923" calcext:value-type="float">
            <text:p>99.7876923076923</text:p>
          </table:table-cell>
          <table:table-cell office:value-type="float" office:value="100.538233246491" calcext:value-type="float">
            <text:p>100.538233246491</text:p>
          </table:table-cell>
          <table:table-cell office:value-type="float" office:value="100.760891415915" calcext:value-type="float">
            <text:p>100.760891415915</text:p>
          </table:table-cell>
          <table:table-cell office:value-type="float" office:value="100.601624244497" calcext:value-type="float">
            <text:p>100.601624244497</text:p>
          </table:table-cell>
          <table:table-cell office:value-type="float" office:value="100.002026000541" calcext:value-type="float">
            <text:p>100.002026000541</text:p>
          </table:table-cell>
          <table:table-cell office:value-type="float" office:value="97.6537095703424" calcext:value-type="float">
            <text:p>97.6537095703424</text:p>
          </table:table-cell>
          <table:table-cell office:value-type="float" office:value="98.885501645965" calcext:value-type="float">
            <text:p>98.885501645965</text:p>
          </table:table-cell>
          <table:table-cell office:value-type="float" office:value="99.9792264955582" calcext:value-type="float">
            <text:p>99.9792264955582</text:p>
          </table:table-cell>
          <table:table-cell office:value-type="float" office:value="104.039251558591" calcext:value-type="float">
            <text:p>104.039251558591</text:p>
          </table:table-cell>
          <table:table-cell office:value-type="float" office:value="102.457124179653" calcext:value-type="float">
            <text:p>102.457124179653</text:p>
          </table:table-cell>
          <table:table-cell office:value-type="float" office:value="99.8933960403036" calcext:value-type="float">
            <text:p>99.8933960403036</text:p>
          </table:table-cell>
          <table:table-cell office:value-type="float" office:value="101.300128954575" calcext:value-type="float">
            <text:p>101.300128954575</text:p>
          </table:table-cell>
          <table:table-cell office:value-type="float" office:value="101.417036436042" calcext:value-type="float">
            <text:p>101.417036436042</text:p>
          </table:table-cell>
          <table:table-cell office:value-type="float" office:value="97.0437117689501" calcext:value-type="float">
            <text:p>97.0437117689501</text:p>
          </table:table-cell>
          <table:table-cell office:value-type="float" office:value="96.9739678134122" calcext:value-type="float">
            <text:p>96.9739678134122</text:p>
          </table:table-cell>
          <table:table-cell office:value-type="float" office:value="98.8292771029063" calcext:value-type="float">
            <text:p>98.8292771029063</text:p>
          </table:table-cell>
          <table:table-cell office:value-type="float" office:value="102.651488767642" calcext:value-type="float">
            <text:p>102.651488767642</text:p>
          </table:table-cell>
          <table:table-cell office:value-type="float" office:value="98.6963178483899" calcext:value-type="float">
            <text:p>98.6963178483899</text:p>
          </table:table-cell>
          <table:table-cell office:value-type="float" office:value="98.3720598712529" calcext:value-type="float">
            <text:p>98.3720598712529</text:p>
          </table:table-cell>
          <table:table-cell office:value-type="float" office:value="97.9681543623437" calcext:value-type="float">
            <text:p>97.9681543623437</text:p>
          </table:table-cell>
          <table:table-cell office:value-type="float" office:value="95.5466884398149" calcext:value-type="float">
            <text:p>95.5466884398149</text:p>
          </table:table-cell>
          <table:table-cell office:value-type="float" office:value="95.7400531052397" calcext:value-type="float">
            <text:p>95.7400531052397</text:p>
          </table:table-cell>
          <table:table-cell office:value-type="float" office:value="97.1991744144834" calcext:value-type="float">
            <text:p>97.1991744144834</text:p>
          </table:table-cell>
          <table:table-cell office:value-type="float" office:value="97.6236491544407" calcext:value-type="float">
            <text:p>97.6236491544407</text:p>
          </table:table-cell>
          <table:table-cell office:value-type="float" office:value="97.9030677862758" calcext:value-type="float">
            <text:p>97.9030677862758</text:p>
          </table:table-cell>
          <table:table-cell office:value-type="float" office:value="97.4579122858363" calcext:value-type="float">
            <text:p>97.4579122858363</text:p>
          </table:table-cell>
          <table:table-cell office:value-type="float" office:value="97.8424749316307" calcext:value-type="float">
            <text:p>97.8424749316307</text:p>
          </table:table-cell>
          <table:table-cell office:value-type="float" office:value="97.3828490590129" calcext:value-type="float">
            <text:p>97.3828490590129</text:p>
          </table:table-cell>
          <table:table-cell office:value-type="float" office:value="94.5481777338109" calcext:value-type="float">
            <text:p>94.5481777338109</text:p>
          </table:table-cell>
          <table:table-cell office:value-type="float" office:value="92.4088327992415" calcext:value-type="float">
            <text:p>92.4088327992415</text:p>
          </table:table-cell>
          <table:table-cell office:value-type="float" office:value="91.3282595948737" calcext:value-type="float">
            <text:p>91.3282595948737</text:p>
          </table:table-cell>
          <table:table-cell office:value-type="float" office:value="92.4137255655514" calcext:value-type="float">
            <text:p>92.4137255655514</text:p>
          </table:table-cell>
          <table:table-cell office:value-type="float" office:value="95.6921252481042" calcext:value-type="float">
            <text:p>95.6921252481042</text:p>
          </table:table-cell>
          <table:table-cell office:value-type="float" office:value="96.3544712256121" calcext:value-type="float">
            <text:p>96.3544712256121</text:p>
          </table:table-cell>
          <table:table-cell office:value-type="float" office:value="97.6111859511018" calcext:value-type="float">
            <text:p>97.6111859511018</text:p>
          </table:table-cell>
          <table:table-cell office:value-type="float" office:value="97.2914671759072" calcext:value-type="float">
            <text:p>97.2914671759072</text:p>
          </table:table-cell>
          <table:table-cell office:value-type="float" office:value="97.555271801078" calcext:value-type="float">
            <text:p>97.555271801078</text:p>
          </table:table-cell>
          <table:table-cell office:value-type="float" office:value="97.8864437391581" calcext:value-type="float">
            <text:p>97.8864437391581</text:p>
          </table:table-cell>
          <table:table-cell office:value-type="float" office:value="96.7569223128255" calcext:value-type="float">
            <text:p>96.7569223128255</text:p>
          </table:table-cell>
          <table:table-cell office:value-type="float" office:value="97.7170615364339" calcext:value-type="float">
            <text:p>97.7170615364339</text:p>
          </table:table-cell>
          <table:table-cell office:value-type="float" office:value="98.2886393922442" calcext:value-type="float">
            <text:p>98.2886393922442</text:p>
          </table:table-cell>
          <table:table-cell/>
        </table:table-row>
        <table:table-row table:style-name="ro1">
          <table:table-cell office:value-type="string" calcext:value-type="string">
            <text:p>Gross national expenditure (current US$)</text:p>
          </table:table-cell>
          <table:table-cell office:value-type="string" calcext:value-type="string">
            <text:p>NE.DAB.TOTL.CD</text:p>
          </table:table-cell>
          <table:table-cell office:value-type="string" calcext:value-type="string">
            <text:p>NE</text:p>
          </table:table-cell>
          <table:table-cell office:value-type="float" office:value="61239743277.2768" calcext:value-type="float">
            <text:p>61239743277.2768</text:p>
          </table:table-cell>
          <table:table-cell office:value-type="float" office:value="51576082541.23" calcext:value-type="float">
            <text:p>51576082541.23</text:p>
          </table:table-cell>
          <table:table-cell office:value-type="float" office:value="47274352100.0894" calcext:value-type="float">
            <text:p>47274352100.0894</text:p>
          </table:table-cell>
          <table:table-cell office:value-type="float" office:value="51978227313.348" calcext:value-type="float">
            <text:p>51978227313.348</text:p>
          </table:table-cell>
          <table:table-cell office:value-type="float" office:value="58042895442.3592" calcext:value-type="float">
            <text:p>58042895442.3592</text:p>
          </table:table-cell>
          <table:table-cell office:value-type="float" office:value="65833942643.5941" calcext:value-type="float">
            <text:p>65833942643.5941</text:p>
          </table:table-cell>
          <table:table-cell office:value-type="float" office:value="73974327727.6789" calcext:value-type="float">
            <text:p>73974327727.6789</text:p>
          </table:table-cell>
          <table:table-cell office:value-type="float" office:value="69112031846.6163" calcext:value-type="float">
            <text:p>69112031846.6163</text:p>
          </table:table-cell>
          <table:table-cell office:value-type="float" office:value="69107969778.2111" calcext:value-type="float">
            <text:p>69107969778.2111</text:p>
          </table:table-cell>
          <table:table-cell office:value-type="float" office:value="74957348281.7451" calcext:value-type="float">
            <text:p>74957348281.7451</text:p>
          </table:table-cell>
          <table:table-cell office:value-type="float" office:value="89552360061.7434" calcext:value-type="float">
            <text:p>89552360061.7434</text:p>
          </table:table-cell>
          <table:table-cell office:value-type="float" office:value="96551303923.9581" calcext:value-type="float">
            <text:p>96551303923.9581</text:p>
          </table:table-cell>
          <table:table-cell office:value-type="float" office:value="108476237138.658" calcext:value-type="float">
            <text:p>108476237138.658</text:p>
          </table:table-cell>
          <table:table-cell office:value-type="float" office:value="133447270533.829" calcext:value-type="float">
            <text:p>133447270533.829</text:p>
          </table:table-cell>
          <table:table-cell office:value-type="float" office:value="140001019783.806" calcext:value-type="float">
            <text:p>140001019783.806</text:p>
          </table:table-cell>
          <table:table-cell office:value-type="float" office:value="158603075599.527" calcext:value-type="float">
            <text:p>158603075599.527</text:p>
          </table:table-cell>
          <table:table-cell office:value-type="float" office:value="152446687957.144" calcext:value-type="float">
            <text:p>152446687957.144</text:p>
          </table:table-cell>
          <table:table-cell office:value-type="float" office:value="169872968026.698" calcext:value-type="float">
            <text:p>169872968026.698</text:p>
          </table:table-cell>
          <table:table-cell office:value-type="float" office:value="148192439300.813" calcext:value-type="float">
            <text:p>148192439300.813</text:p>
          </table:table-cell>
          <table:table-cell office:value-type="float" office:value="178181353891.304" calcext:value-type="float">
            <text:p>178181353891.304</text:p>
          </table:table-cell>
          <table:table-cell office:value-type="float" office:value="191249392900" calcext:value-type="float">
            <text:p>191249392900</text:p>
          </table:table-cell>
          <table:table-cell office:value-type="float" office:value="196038114761.905" calcext:value-type="float">
            <text:p>196038114761.905</text:p>
          </table:table-cell>
          <table:table-cell office:value-type="float" office:value="203633942534.351" calcext:value-type="float">
            <text:p>203633942534.351</text:p>
          </table:table-cell>
          <table:table-cell office:value-type="float" office:value="230953857804.598" calcext:value-type="float">
            <text:p>230953857804.598</text:p>
          </table:table-cell>
          <table:table-cell office:value-type="float" office:value="262308398317.857" calcext:value-type="float">
            <text:p>262308398317.857</text:p>
          </table:table-cell>
          <table:table-cell office:value-type="float" office:value="324747508074.83" calcext:value-type="float">
            <text:p>324747508074.83</text:p>
          </table:table-cell>
          <table:table-cell office:value-type="float" office:value="310980965478.261" calcext:value-type="float">
            <text:p>310980965478.261</text:p>
          </table:table-cell>
          <table:table-cell office:value-type="float" office:value="275412271165.919" calcext:value-type="float">
            <text:p>275412271165.919</text:p>
          </table:table-cell>
          <table:table-cell office:value-type="float" office:value="318587021226.337" calcext:value-type="float">
            <text:p>318587021226.337</text:p>
          </table:table-cell>
          <table:table-cell office:value-type="float" office:value="355165277453.441" calcext:value-type="float">
            <text:p>355165277453.441</text:p>
          </table:table-cell>
          <table:table-cell office:value-type="float" office:value="354812543072.658" calcext:value-type="float">
            <text:p>354812543072.658</text:p>
          </table:table-cell>
          <table:table-cell office:value-type="float" office:value="374680344790.941" calcext:value-type="float">
            <text:p>374680344790.941</text:p>
          </table:table-cell>
          <table:table-cell office:value-type="float" office:value="424782034695.447" calcext:value-type="float">
            <text:p>424782034695.447</text:p>
          </table:table-cell>
          <table:table-cell office:value-type="float" office:value="456030269291.761" calcext:value-type="float">
            <text:p>456030269291.761</text:p>
          </table:table-cell>
          <table:table-cell office:value-type="float" office:value="559116511954.239" calcext:value-type="float">
            <text:p>559116511954.239</text:p>
          </table:table-cell>
          <table:table-cell office:value-type="float" office:value="724974397752.284" calcext:value-type="float">
            <text:p>724974397752.284</text:p>
          </table:table-cell>
          <table:table-cell office:value-type="float" office:value="849670938512.425" calcext:value-type="float">
            <text:p>849670938512.425</text:p>
          </table:table-cell>
          <table:table-cell office:value-type="float" office:value="922517130289.03" calcext:value-type="float">
            <text:p>922517130289.03</text:p>
          </table:table-cell>
          <table:table-cell office:value-type="float" office:value="988718895972.992" calcext:value-type="float">
            <text:p>988718895972.992</text:p>
          </table:table-cell>
          <table:table-cell office:value-type="float" office:value="1066490634048.05" calcext:value-type="float">
            <text:p>1066490634048.05</text:p>
          </table:table-cell>
          <table:table-cell office:value-type="float" office:value="1186144904467.05" calcext:value-type="float">
            <text:p>1186144904467.05</text:p>
          </table:table-cell>
          <table:table-cell office:value-type="float" office:value="1315986329265.08" calcext:value-type="float">
            <text:p>1315986329265.08</text:p>
          </table:table-cell>
          <table:table-cell office:value-type="float" office:value="1440110961451.01" calcext:value-type="float">
            <text:p>1440110961451.01</text:p>
          </table:table-cell>
          <table:table-cell office:value-type="float" office:value="1635251564704.6" calcext:value-type="float">
            <text:p>1635251564704.6</text:p>
          </table:table-cell>
          <table:table-cell office:value-type="float" office:value="1915070066075.05" calcext:value-type="float">
            <text:p>1915070066075.05</text:p>
          </table:table-cell>
          <table:table-cell office:value-type="float" office:value="2184217485256.82" calcext:value-type="float">
            <text:p>2184217485256.82</text:p>
          </table:table-cell>
          <table:table-cell office:value-type="float" office:value="2565428854009.58" calcext:value-type="float">
            <text:p>2565428854009.58</text:p>
          </table:table-cell>
          <table:table-cell office:value-type="float" office:value="3263572326443.64" calcext:value-type="float">
            <text:p>3263572326443.64</text:p>
          </table:table-cell>
          <table:table-cell office:value-type="float" office:value="4255602904659.86" calcext:value-type="float">
            <text:p>4255602904659.86</text:p>
          </table:table-cell>
          <table:table-cell office:value-type="float" office:value="4901575486687.94" calcext:value-type="float">
            <text:p>4901575486687.94</text:p>
          </table:table-cell>
          <table:table-cell office:value-type="float" office:value="5843923090787.71" calcext:value-type="float">
            <text:p>5843923090787.71</text:p>
          </table:table-cell>
          <table:table-cell office:value-type="float" office:value="7341163822426.68" calcext:value-type="float">
            <text:p>7341163822426.68</text:p>
          </table:table-cell>
          <table:table-cell office:value-type="float" office:value="8338527341148.24" calcext:value-type="float">
            <text:p>8338527341148.24</text:p>
          </table:table-cell>
          <table:table-cell office:value-type="float" office:value="9400089636513.44" calcext:value-type="float">
            <text:p>9400089636513.44</text:p>
          </table:table-cell>
          <table:table-cell office:value-type="float" office:value="10271675446821" calcext:value-type="float">
            <text:p>10271675446821</text:p>
          </table:table-cell>
          <table:table-cell office:value-type="float" office:value="10840662076274.6" calcext:value-type="float">
            <text:p>10840662076274.6</text:p>
          </table:table-cell>
          <table:table-cell office:value-type="float" office:value="10972197546885.4" calcext:value-type="float">
            <text:p>10972197546885.4</text:p>
          </table:table-cell>
          <table:table-cell office:value-type="float" office:value="11778423139060.2" calcext:value-type="float">
            <text:p>11778423139060.2</text:p>
          </table:table-cell>
          <table:table-cell/>
        </table:table-row>
        <table:table-row table:style-name="ro1">
          <table:table-cell office:value-type="string" calcext:value-type="string">
            <text:p>Final consumption expenditure (% of GDP)</text:p>
          </table:table-cell>
          <table:table-cell office:value-type="string" calcext:value-type="string">
            <text:p>NE.CON.TOTL.ZS</text:p>
          </table:table-cell>
          <table:table-cell office:value-type="string" calcext:value-type="string">
            <text:p>NE</text:p>
          </table:table-cell>
          <table:table-cell office:value-type="float" office:value="63.4378613699748" calcext:value-type="float">
            <text:p>63.4378613699748</text:p>
          </table:table-cell>
          <table:table-cell office:value-type="float" office:value="80.7514403960075" calcext:value-type="float">
            <text:p>80.7514403960075</text:p>
          </table:table-cell>
          <table:table-cell office:value-type="float" office:value="84.8132851488556" calcext:value-type="float">
            <text:p>84.8132851488556</text:p>
          </table:table-cell>
          <table:table-cell office:value-type="float" office:value="81.2545061283345" calcext:value-type="float">
            <text:p>81.2545061283345</text:p>
          </table:table-cell>
          <table:table-cell office:value-type="float" office:value="73.3791414381931" calcext:value-type="float">
            <text:p>73.3791414381931</text:p>
          </table:table-cell>
          <table:table-cell office:value-type="float" office:value="66.8166089965398" calcext:value-type="float">
            <text:p>66.8166089965398</text:p>
          </table:table-cell>
          <table:table-cell office:value-type="float" office:value="66.251919309578" calcext:value-type="float">
            <text:p>66.251919309578</text:p>
          </table:table-cell>
          <table:table-cell office:value-type="float" office:value="71.1013264964887" calcext:value-type="float">
            <text:p>71.1013264964887</text:p>
          </table:table-cell>
          <table:table-cell office:value-type="float" office:value="72.7653230892724" calcext:value-type="float">
            <text:p>72.7653230892724</text:p>
          </table:table-cell>
          <table:table-cell office:value-type="float" office:value="69.2793802874325" calcext:value-type="float">
            <text:p>69.2793802874325</text:p>
          </table:table-cell>
          <table:table-cell office:value-type="float" office:value="64.030354871255" calcext:value-type="float">
            <text:p>64.030354871255</text:p>
          </table:table-cell>
          <table:table-cell office:value-type="float" office:value="63.4091741625626" calcext:value-type="float">
            <text:p>63.4091741625626</text:p>
          </table:table-cell>
          <table:table-cell office:value-type="float" office:value="64.4217207334274" calcext:value-type="float">
            <text:p>64.4217207334274</text:p>
          </table:table-cell>
          <table:table-cell office:value-type="float" office:value="63.5403816849285" calcext:value-type="float">
            <text:p>63.5403816849285</text:p>
          </table:table-cell>
          <table:table-cell office:value-type="float" office:value="63.9954733529017" calcext:value-type="float">
            <text:p>63.9954733529017</text:p>
          </table:table-cell>
          <table:table-cell office:value-type="float" office:value="62.0957394308274" calcext:value-type="float">
            <text:p>62.0957394308274</text:p>
          </table:table-cell>
          <table:table-cell office:value-type="float" office:value="65.9004216020879" calcext:value-type="float">
            <text:p>65.9004216020879</text:p>
          </table:table-cell>
          <table:table-cell office:value-type="float" office:value="63.3169230769231" calcext:value-type="float">
            <text:p>63.3169230769231</text:p>
          </table:table-cell>
          <table:table-cell office:value-type="float" office:value="60.6975948694756" calcext:value-type="float">
            <text:p>60.6975948694756</text:p>
          </table:table-cell>
          <table:table-cell office:value-type="float" office:value="62.8773290872676" calcext:value-type="float">
            <text:p>62.8773290872676</text:p>
          </table:table-cell>
          <table:table-cell office:value-type="float" office:value="64.6714328070856" calcext:value-type="float">
            <text:p>64.6714328070856</text:p>
          </table:table-cell>
          <table:table-cell office:value-type="float" office:value="66.3985349105291" calcext:value-type="float">
            <text:p>66.3985349105291</text:p>
          </table:table-cell>
          <table:table-cell office:value-type="float" office:value="66.5430230117498" calcext:value-type="float">
            <text:p>66.5430230117498</text:p>
          </table:table-cell>
          <table:table-cell office:value-type="float" office:value="67.4245549985928" calcext:value-type="float">
            <text:p>67.4245549985928</text:p>
          </table:table-cell>
          <table:table-cell office:value-type="float" office:value="65.7337594058341" calcext:value-type="float">
            <text:p>65.7337594058341</text:p>
          </table:table-cell>
          <table:table-cell office:value-type="float" office:value="65.0398534399163" calcext:value-type="float">
            <text:p>65.0398534399163</text:p>
          </table:table-cell>
          <table:table-cell office:value-type="float" office:value="64.8310846327201" calcext:value-type="float">
            <text:p>64.8310846327201</text:p>
          </table:table-cell>
          <table:table-cell office:value-type="float" office:value="62.7426733803252" calcext:value-type="float">
            <text:p>62.7426733803252</text:p>
          </table:table-cell>
          <table:table-cell office:value-type="float" office:value="62.0738308103236" calcext:value-type="float">
            <text:p>62.0738308103236</text:p>
          </table:table-cell>
          <table:table-cell office:value-type="float" office:value="64.2228400241341" calcext:value-type="float">
            <text:p>64.2228400241341</text:p>
          </table:table-cell>
          <table:table-cell office:value-type="float" office:value="63.590958739687" calcext:value-type="float">
            <text:p>63.590958739687</text:p>
          </table:table-cell>
          <table:table-cell office:value-type="float" office:value="61.8666787580459" calcext:value-type="float">
            <text:p>61.8666787580459</text:p>
          </table:table-cell>
          <table:table-cell office:value-type="float" office:value="59.6629891302114" calcext:value-type="float">
            <text:p>59.6629891302114</text:p>
          </table:table-cell>
          <table:table-cell office:value-type="float" office:value="58.2977034090715" calcext:value-type="float">
            <text:p>58.2977034090715</text:p>
          </table:table-cell>
          <table:table-cell office:value-type="float" office:value="58.1285937467255" calcext:value-type="float">
            <text:p>58.1285937467255</text:p>
          </table:table-cell>
          <table:table-cell office:value-type="float" office:value="59.0120425892287" calcext:value-type="float">
            <text:p>59.0120425892287</text:p>
          </table:table-cell>
          <table:table-cell office:value-type="float" office:value="59.9980258472825" calcext:value-type="float">
            <text:p>59.9980258472825</text:p>
          </table:table-cell>
          <table:table-cell office:value-type="float" office:value="59.5980915677555" calcext:value-type="float">
            <text:p>59.5980915677555</text:p>
          </table:table-cell>
          <table:table-cell office:value-type="float" office:value="60.4027021870756" calcext:value-type="float">
            <text:p>60.4027021870756</text:p>
          </table:table-cell>
          <table:table-cell office:value-type="float" office:value="62.5208964293358" calcext:value-type="float">
            <text:p>62.5208964293358</text:p>
          </table:table-cell>
          <table:table-cell office:value-type="float" office:value="63.4898562505151" calcext:value-type="float">
            <text:p>63.4898562505151</text:p>
          </table:table-cell>
          <table:table-cell office:value-type="float" office:value="61.8299877500605" calcext:value-type="float">
            <text:p>61.8299877500605</text:p>
          </table:table-cell>
          <table:table-cell office:value-type="float" office:value="60.8525487439994" calcext:value-type="float">
            <text:p>60.8525487439994</text:p>
          </table:table-cell>
          <table:table-cell office:value-type="float" office:value="57.860495146214" calcext:value-type="float">
            <text:p>57.860495146214</text:p>
          </table:table-cell>
          <table:table-cell office:value-type="float" office:value="55.0456740073946" calcext:value-type="float">
            <text:p>55.0456740073946</text:p>
          </table:table-cell>
          <table:table-cell office:value-type="float" office:value="54.1577857442696" calcext:value-type="float">
            <text:p>54.1577857442696</text:p>
          </table:table-cell>
          <table:table-cell office:value-type="float" office:value="52.2827890832427" calcext:value-type="float">
            <text:p>52.2827890832427</text:p>
          </table:table-cell>
          <table:table-cell office:value-type="float" office:value="50.4119843548074" calcext:value-type="float">
            <text:p>50.4119843548074</text:p>
          </table:table-cell>
          <table:table-cell office:value-type="float" office:value="49.2828245134337" calcext:value-type="float">
            <text:p>49.2828245134337</text:p>
          </table:table-cell>
          <table:table-cell office:value-type="float" office:value="49.4808091383907" calcext:value-type="float">
            <text:p>49.4808091383907</text:p>
          </table:table-cell>
          <table:table-cell office:value-type="float" office:value="48.1800137119312" calcext:value-type="float">
            <text:p>48.1800137119312</text:p>
          </table:table-cell>
          <table:table-cell office:value-type="float" office:value="49.2584920595837" calcext:value-type="float">
            <text:p>49.2584920595837</text:p>
          </table:table-cell>
          <table:table-cell office:value-type="float" office:value="50.1719434365873" calcext:value-type="float">
            <text:p>50.1719434365873</text:p>
          </table:table-cell>
          <table:table-cell office:value-type="float" office:value="50.4562159001551" calcext:value-type="float">
            <text:p>50.4562159001551</text:p>
          </table:table-cell>
          <table:table-cell office:value-type="float" office:value="50.9822739931753" calcext:value-type="float">
            <text:p>50.9822739931753</text:p>
          </table:table-cell>
          <table:table-cell office:value-type="float" office:value="52.5746192503291" calcext:value-type="float">
            <text:p>52.5746192503291</text:p>
          </table:table-cell>
          <table:table-cell office:value-type="float" office:value="53.7813199383393" calcext:value-type="float">
            <text:p>53.7813199383393</text:p>
          </table:table-cell>
          <table:table-cell office:value-type="float" office:value="52.6468146722181" calcext:value-type="float">
            <text:p>52.6468146722181</text:p>
          </table:table-cell>
          <table:table-cell/>
        </table:table-row>
        <table:table-row table:style-name="ro1">
          <table:table-cell office:value-type="string" calcext:value-type="string">
            <text:p>Final consumption expenditure (current US$)</text:p>
          </table:table-cell>
          <table:table-cell office:value-type="string" calcext:value-type="string">
            <text:p>NE.CON.TOTL.CD</text:p>
          </table:table-cell>
          <table:table-cell office:value-type="string" calcext:value-type="string">
            <text:p>NE</text:p>
          </table:table-cell>
          <table:table-cell office:value-type="float" office:value="37882849947.1931" calcext:value-type="float">
            <text:p>37882849947.1931</text:p>
          </table:table-cell>
          <table:table-cell office:value-type="float" office:value="40421642700.4631" calcext:value-type="float">
            <text:p>40421642700.4631</text:p>
          </table:table-cell>
          <table:table-cell office:value-type="float" office:value="40039808270.3713" calcext:value-type="float">
            <text:p>40039808270.3713</text:p>
          </table:table-cell>
          <table:table-cell office:value-type="float" office:value="41201559834.2676" calcext:value-type="float">
            <text:p>41201559834.2676</text:p>
          </table:table-cell>
          <table:table-cell office:value-type="float" office:value="43813469818.8317" calcext:value-type="float">
            <text:p>43813469818.8317</text:p>
          </table:table-cell>
          <table:table-cell office:value-type="float" office:value="47063124543.0173" calcext:value-type="float">
            <text:p>47063124543.0173</text:p>
          </table:table-cell>
          <table:table-cell office:value-type="float" office:value="50828661954.6673" calcext:value-type="float">
            <text:p>50828661954.6673</text:p>
          </table:table-cell>
          <table:table-cell office:value-type="float" office:value="51819806645.5439" calcext:value-type="float">
            <text:p>51819806645.5439</text:p>
          </table:table-cell>
          <table:table-cell office:value-type="float" office:value="51551710130.7986" calcext:value-type="float">
            <text:p>51551710130.7986</text:p>
          </table:table-cell>
          <table:table-cell office:value-type="float" office:value="55219757900.7231" calcext:value-type="float">
            <text:p>55219757900.7231</text:p>
          </table:table-cell>
          <table:table-cell office:value-type="float" office:value="59294012511.1707" calcext:value-type="float">
            <text:p>59294012511.1707</text:p>
          </table:table-cell>
          <table:table-cell office:value-type="float" office:value="63282963685.1085" calcext:value-type="float">
            <text:p>63282963685.1085</text:p>
          </table:table-cell>
          <table:table-cell office:value-type="float" office:value="73239499354.149" calcext:value-type="float">
            <text:p>73239499354.149</text:p>
          </table:table-cell>
          <table:table-cell office:value-type="float" office:value="88031567306.7256" calcext:value-type="float">
            <text:p>88031567306.7256</text:p>
          </table:table-cell>
          <table:table-cell office:value-type="float" office:value="92270038751.7846" calcext:value-type="float">
            <text:p>92270038751.7846</text:p>
          </table:table-cell>
          <table:table-cell office:value-type="float" office:value="101484030540.918" calcext:value-type="float">
            <text:p>101484030540.918</text:p>
          </table:table-cell>
          <table:table-cell office:value-type="float" office:value="101447409086.226" calcext:value-type="float">
            <text:p>101447409086.226</text:p>
          </table:table-cell>
          <table:table-cell office:value-type="float" office:value="110765421466.25" calcext:value-type="float">
            <text:p>110765421466.25</text:p>
          </table:table-cell>
          <table:table-cell office:value-type="float" office:value="90767640317.0732" calcext:value-type="float">
            <text:p>90767640317.0732</text:p>
          </table:table-cell>
          <table:table-cell office:value-type="float" office:value="112098076047.826" calcext:value-type="float">
            <text:p>112098076047.826</text:p>
          </table:table-cell>
          <table:table-cell office:value-type="float" office:value="123618933925" calcext:value-type="float">
            <text:p>123618933925</text:p>
          </table:table-cell>
          <table:table-cell office:value-type="float" office:value="130052408317.46" calcext:value-type="float">
            <text:p>130052408317.46</text:p>
          </table:table-cell>
          <table:table-cell office:value-type="float" office:value="136472886171.756" calcext:value-type="float">
            <text:p>136472886171.756</text:p>
          </table:table-cell>
          <table:table-cell office:value-type="float" office:value="155539512708.812" calcext:value-type="float">
            <text:p>155539512708.812</text:p>
          </table:table-cell>
          <table:table-cell office:value-type="float" office:value="170872614096.429" calcext:value-type="float">
            <text:p>170872614096.429</text:p>
          </table:table-cell>
          <table:table-cell office:value-type="float" office:value="201290559911.565" calcext:value-type="float">
            <text:p>201290559911.565</text:p>
          </table:table-cell>
          <table:table-cell office:value-type="float" office:value="194984738420.29" calcext:value-type="float">
            <text:p>194984738420.29</text:p>
          </table:table-cell>
          <table:table-cell office:value-type="float" office:value="171270541973.094" calcext:value-type="float">
            <text:p>171270541973.094</text:p>
          </table:table-cell>
          <table:table-cell office:value-type="float" office:value="193889864565.844" calcext:value-type="float">
            <text:p>193889864565.844</text:p>
          </table:table-cell>
          <table:table-cell office:value-type="float" office:value="223346519248.988" calcext:value-type="float">
            <text:p>223346519248.988</text:p>
          </table:table-cell>
          <table:table-cell office:value-type="float" office:value="229473006288.719" calcext:value-type="float">
            <text:p>229473006288.719</text:p>
          </table:table-cell>
          <table:table-cell office:value-type="float" office:value="237180339142.857" calcext:value-type="float">
            <text:p>237180339142.857</text:p>
          </table:table-cell>
          <table:table-cell office:value-type="float" office:value="254710675270.016" calcext:value-type="float">
            <text:p>254710675270.016</text:p>
          </table:table-cell>
          <table:table-cell office:value-type="float" office:value="259268124002.344" calcext:value-type="float">
            <text:p>259268124002.344</text:p>
          </table:table-cell>
          <table:table-cell office:value-type="float" office:value="328033994840.289" calcext:value-type="float">
            <text:p>328033994840.289</text:p>
          </table:table-cell>
          <table:table-cell office:value-type="float" office:value="433471718536.171" calcext:value-type="float">
            <text:p>433471718536.171</text:p>
          </table:table-cell>
          <table:table-cell office:value-type="float" office:value="518230978822.978" calcext:value-type="float">
            <text:p>518230978822.978</text:p>
          </table:table-cell>
          <table:table-cell office:value-type="float" office:value="573097604399.382" calcext:value-type="float">
            <text:p>573097604399.382</text:p>
          </table:table-cell>
          <table:table-cell office:value-type="float" office:value="621569837592.25" calcext:value-type="float">
            <text:p>621569837592.25</text:p>
          </table:table-cell>
          <table:table-cell office:value-type="float" office:value="683976898410.302" calcext:value-type="float">
            <text:p>683976898410.302</text:p>
          </table:table-cell>
          <table:table-cell office:value-type="float" office:value="769082386207.48" calcext:value-type="float">
            <text:p>769082386207.48</text:p>
          </table:table-cell>
          <table:table-cell office:value-type="float" office:value="828148208899.252" calcext:value-type="float">
            <text:p>828148208899.252</text:p>
          </table:table-cell>
          <table:table-cell office:value-type="float" office:value="894867164732.391" calcext:value-type="float">
            <text:p>894867164732.391</text:p>
          </table:table-cell>
          <table:table-cell office:value-type="float" office:value="960650837785.43" calcext:value-type="float">
            <text:p>960650837785.43</text:p>
          </table:table-cell>
          <table:table-cell office:value-type="float" office:value="1076333938065.44" calcext:value-type="float">
            <text:p>1076333938065.44</text:p>
          </table:table-cell>
          <table:table-cell office:value-type="float" office:value="1238028510171.7" calcext:value-type="float">
            <text:p>1238028510171.7</text:p>
          </table:table-cell>
          <table:table-cell office:value-type="float" office:value="1438891250356.18" calcext:value-type="float">
            <text:p>1438891250356.18</text:p>
          </table:table-cell>
          <table:table-cell office:value-type="float" office:value="1790725591204.73" calcext:value-type="float">
            <text:p>1790725591204.73</text:p>
          </table:table-cell>
          <table:table-cell office:value-type="float" office:value="2266125838782.79" calcext:value-type="float">
            <text:p>2266125838782.79</text:p>
          </table:table-cell>
          <table:table-cell office:value-type="float" office:value="2528446392456.89" calcext:value-type="float">
            <text:p>2528446392456.89</text:p>
          </table:table-cell>
          <table:table-cell office:value-type="float" office:value="2939279788049.27" calcext:value-type="float">
            <text:p>2939279788049.27</text:p>
          </table:table-cell>
          <table:table-cell office:value-type="float" office:value="3730125830444.94" calcext:value-type="float">
            <text:p>3730125830444.94</text:p>
          </table:table-cell>
          <table:table-cell office:value-type="float" office:value="4294992956583.18" calcext:value-type="float">
            <text:p>4294992956583.18</text:p>
          </table:table-cell>
          <table:table-cell office:value-type="float" office:value="4847441926414.67" calcext:value-type="float">
            <text:p>4847441926414.67</text:p>
          </table:table-cell>
          <table:table-cell office:value-type="float" office:value="5344151670084.97" calcext:value-type="float">
            <text:p>5344151670084.97</text:p>
          </table:table-cell>
          <table:table-cell office:value-type="float" office:value="5817206169409.88" calcext:value-type="float">
            <text:p>5817206169409.88</text:p>
          </table:table-cell>
          <table:table-cell office:value-type="float" office:value="6018663507714.65" calcext:value-type="float">
            <text:p>6018663507714.65</text:p>
          </table:table-cell>
          <table:table-cell office:value-type="float" office:value="6442759491517.72" calcext:value-type="float">
            <text:p>6442759491517.72</text:p>
          </table:table-cell>
          <table:table-cell/>
        </table:table-row>
        <table:table-row table:style-name="ro1">
          <table:table-cell office:value-type="string" calcext:value-type="string">
            <text:p>Households and NPISHs final consumption expenditure (% of GDP)</text:p>
          </table:table-cell>
          <table:table-cell office:value-type="string" calcext:value-type="string">
            <text:p>NE.CON.PRVT.ZS</text:p>
          </table:table-cell>
          <table:table-cell office:value-type="string" calcext:value-type="string">
            <text:p>NE</text:p>
          </table:table-cell>
          <table:table-cell office:value-type="float" office:value="50.4523501802598" calcext:value-type="float">
            <text:p>50.4523501802598</text:p>
          </table:table-cell>
          <table:table-cell office:value-type="float" office:value="66.2744461575915" calcext:value-type="float">
            <text:p>66.2744461575915</text:p>
          </table:table-cell>
          <table:table-cell office:value-type="float" office:value="72.1648597487524" calcext:value-type="float">
            <text:p>72.1648597487524</text:p>
          </table:table-cell>
          <table:table-cell office:value-type="float" office:value="67.6279740447008" calcext:value-type="float">
            <text:p>67.6279740447008</text:p>
          </table:table-cell>
          <table:table-cell office:value-type="float" office:value="60.5211238859786" calcext:value-type="float">
            <text:p>60.5211238859786</text:p>
          </table:table-cell>
          <table:table-cell office:value-type="float" office:value="54.8731257208766" calcext:value-type="float">
            <text:p>54.8731257208766</text:p>
          </table:table-cell>
          <table:table-cell office:value-type="float" office:value="54.0636416582835" calcext:value-type="float">
            <text:p>54.0636416582835</text:p>
          </table:table-cell>
          <table:table-cell office:value-type="float" office:value="60.2775610299855" calcext:value-type="float">
            <text:p>60.2775610299855</text:p>
          </table:table-cell>
          <table:table-cell office:value-type="float" office:value="61.7281119201881" calcext:value-type="float">
            <text:p>61.7281119201881</text:p>
          </table:table-cell>
          <table:table-cell office:value-type="float" office:value="57.47120578942" calcext:value-type="float">
            <text:p>57.47120578942</text:p>
          </table:table-cell>
          <table:table-cell office:value-type="float" office:value="52.9367899284994" calcext:value-type="float">
            <text:p>52.9367899284994</text:p>
          </table:table-cell>
          <table:table-cell office:value-type="float" office:value="51.365541943099" calcext:value-type="float">
            <text:p>51.365541943099</text:p>
          </table:table-cell>
          <table:table-cell office:value-type="float" office:value="52.2723711017082" calcext:value-type="float">
            <text:p>52.2723711017082</text:p>
          </table:table-cell>
          <table:table-cell office:value-type="float" office:value="51.9737319497859" calcext:value-type="float">
            <text:p>51.9737319497859</text:p>
          </table:table-cell>
          <table:table-cell office:value-type="float" office:value="51.8796194787283" calcext:value-type="float">
            <text:p>51.8796194787283</text:p>
          </table:table-cell>
          <table:table-cell office:value-type="float" office:value="50.2878762954433" calcext:value-type="float">
            <text:p>50.2878762954433</text:p>
          </table:table-cell>
          <table:table-cell office:value-type="float" office:value="53.1519775145553" calcext:value-type="float">
            <text:p>53.1519775145553</text:p>
          </table:table-cell>
          <table:table-cell office:value-type="float" office:value="50.7015384615385" calcext:value-type="float">
            <text:p>50.7015384615385</text:p>
          </table:table-cell>
          <table:table-cell office:value-type="float" office:value="47.8184900961025" calcext:value-type="float">
            <text:p>47.8184900961025</text:p>
          </table:table-cell>
          <table:table-cell office:value-type="float" office:value="49.1156439200364" calcext:value-type="float">
            <text:p>49.1156439200364</text:p>
          </table:table-cell>
          <table:table-cell office:value-type="float" office:value="50.9393281681392" calcext:value-type="float">
            <text:p>50.9393281681392</text:p>
          </table:table-cell>
          <table:table-cell office:value-type="float" office:value="53.2337926650148" calcext:value-type="float">
            <text:p>53.2337926650148</text:p>
          </table:table-cell>
          <table:table-cell office:value-type="float" office:value="53.3581315468538" calcext:value-type="float">
            <text:p>53.3581315468538</text:p>
          </table:table-cell>
          <table:table-cell office:value-type="float" office:value="53.4957305129545" calcext:value-type="float">
            <text:p>53.4957305129545</text:p>
          </table:table-cell>
          <table:table-cell office:value-type="float" office:value="50.6910213458751" calcext:value-type="float">
            <text:p>50.6910213458751</text:p>
          </table:table-cell>
          <table:table-cell office:value-type="float" office:value="50.8569000638072" calcext:value-type="float">
            <text:p>50.8569000638072</text:p>
          </table:table-cell>
          <table:table-cell office:value-type="float" office:value="51.0161990515899" calcext:value-type="float">
            <text:p>51.0161990515899</text:p>
          </table:table-cell>
          <table:table-cell office:value-type="float" office:value="49.6739336716224" calcext:value-type="float">
            <text:p>49.6739336716224</text:p>
          </table:table-cell>
          <table:table-cell office:value-type="float" office:value="49.6175994462387" calcext:value-type="float">
            <text:p>49.6175994462387</text:p>
          </table:table-cell>
          <table:table-cell office:value-type="float" office:value="51.0948901019797" calcext:value-type="float">
            <text:p>51.0948901019797</text:p>
          </table:table-cell>
          <table:table-cell office:value-type="float" office:value="49.9926018083801" calcext:value-type="float">
            <text:p>49.9926018083801</text:p>
          </table:table-cell>
          <table:table-cell office:value-type="float" office:value="47.917157904966" calcext:value-type="float">
            <text:p>47.917157904966</text:p>
          </table:table-cell>
          <table:table-cell office:value-type="float" office:value="45.2746198083373" calcext:value-type="float">
            <text:p>45.2746198083373</text:p>
          </table:table-cell>
          <table:table-cell office:value-type="float" office:value="43.9998053342428" calcext:value-type="float">
            <text:p>43.9998053342428</text:p>
          </table:table-cell>
          <table:table-cell office:value-type="float" office:value="44.0937801550348" calcext:value-type="float">
            <text:p>44.0937801550348</text:p>
          </table:table-cell>
          <table:table-cell office:value-type="float" office:value="45.7660665988234" calcext:value-type="float">
            <text:p>45.7660665988234</text:p>
          </table:table-cell>
          <table:table-cell office:value-type="float" office:value="46.8718006122531" calcext:value-type="float">
            <text:p>46.8718006122531</text:p>
          </table:table-cell>
          <table:table-cell office:value-type="float" office:value="45.9465637568171" calcext:value-type="float">
            <text:p>45.9465637568171</text:p>
          </table:table-cell>
          <table:table-cell office:value-type="float" office:value="45.5678860405997" calcext:value-type="float">
            <text:p>45.5678860405997</text:p>
          </table:table-cell>
          <table:table-cell office:value-type="float" office:value="46.2819159521842" calcext:value-type="float">
            <text:p>46.2819159521842</text:p>
          </table:table-cell>
          <table:table-cell office:value-type="float" office:value="46.8565106243676" calcext:value-type="float">
            <text:p>46.8565106243676</text:p>
          </table:table-cell>
          <table:table-cell office:value-type="float" office:value="45.739991084563" calcext:value-type="float">
            <text:p>45.739991084563</text:p>
          </table:table-cell>
          <table:table-cell office:value-type="float" office:value="45.2493716614467" calcext:value-type="float">
            <text:p>45.2493716614467</text:p>
          </table:table-cell>
          <table:table-cell office:value-type="float" office:value="43.1836184380865" calcext:value-type="float">
            <text:p>43.1836184380865</text:p>
          </table:table-cell>
          <table:table-cell office:value-type="float" office:value="41.1436534648195" calcext:value-type="float">
            <text:p>41.1436534648195</text:p>
          </table:table-cell>
          <table:table-cell office:value-type="float" office:value="40.1627412195706" calcext:value-type="float">
            <text:p>40.1627412195706</text:p>
          </table:table-cell>
          <table:table-cell office:value-type="float" office:value="38.3337826919212" calcext:value-type="float">
            <text:p>38.3337826919212</text:p>
          </table:table-cell>
          <table:table-cell office:value-type="float" office:value="36.9287123415398" calcext:value-type="float">
            <text:p>36.9287123415398</text:p>
          </table:table-cell>
          <table:table-cell office:value-type="float" office:value="36.0978542512991" calcext:value-type="float">
            <text:p>36.0978542512991</text:p>
          </table:table-cell>
          <table:table-cell office:value-type="float" office:value="36.2840601605411" calcext:value-type="float">
            <text:p>36.2840601605411</text:p>
          </table:table-cell>
          <table:table-cell office:value-type="float" office:value="35.3624318288523" calcext:value-type="float">
            <text:p>35.3624318288523</text:p>
          </table:table-cell>
          <table:table-cell office:value-type="float" office:value="36.0784358952438" calcext:value-type="float">
            <text:p>36.0784358952438</text:p>
          </table:table-cell>
          <table:table-cell office:value-type="float" office:value="36.7410715234318" calcext:value-type="float">
            <text:p>36.7410715234318</text:p>
          </table:table-cell>
          <table:table-cell office:value-type="float" office:value="36.9197084500026" calcext:value-type="float">
            <text:p>36.9197084500026</text:p>
          </table:table-cell>
          <table:table-cell office:value-type="float" office:value="37.6629661050244" calcext:value-type="float">
            <text:p>37.6629661050244</text:p>
          </table:table-cell>
          <table:table-cell office:value-type="float" office:value="38.6008692809107" calcext:value-type="float">
            <text:p>38.6008692809107</text:p>
          </table:table-cell>
          <table:table-cell office:value-type="float" office:value="39.463256913482" calcext:value-type="float">
            <text:p>39.463256913482</text:p>
          </table:table-cell>
          <table:table-cell office:value-type="float" office:value="38.3873033761416" calcext:value-type="float">
            <text:p>38.3873033761416</text:p>
          </table:table-cell>
          <table:table-cell/>
        </table:table-row>
        <table:table-row table:style-name="ro1">
          <table:table-cell office:value-type="string" calcext:value-type="string">
            <text:p>Total debt service (% of GNI)</text:p>
          </table:table-cell>
          <table:table-cell office:value-type="string" calcext:value-type="string">
            <text:p>DT.TDS.DECT.GN.ZS</text:p>
          </table:table-cell>
          <table:table-cell office:value-type="string" calcext:value-type="string">
            <text:p>DT</text:p>
          </table:table-cell>
          <table:table-cell table:number-columns-repeated="10"/>
          <table:table-cell table:number-columns-repeated="11" office:value-type="float" office:value="0" calcext:value-type="float">
            <text:p>0</text:p>
          </table:table-cell>
          <table:table-cell office:value-type="float" office:value="0.890597530287962" calcext:value-type="float">
            <text:p>0.890597530287962</text:p>
          </table:table-cell>
          <table:table-cell office:value-type="float" office:value="1.03467890437539" calcext:value-type="float">
            <text:p>1.03467890437539</text:p>
          </table:table-cell>
          <table:table-cell office:value-type="float" office:value="1.16226998975542" calcext:value-type="float">
            <text:p>1.16226998975542</text:p>
          </table:table-cell>
          <table:table-cell office:value-type="float" office:value="0.875245375354967" calcext:value-type="float">
            <text:p>0.875245375354967</text:p>
          </table:table-cell>
          <table:table-cell office:value-type="float" office:value="0.799749402885461" calcext:value-type="float">
            <text:p>0.799749402885461</text:p>
          </table:table-cell>
          <table:table-cell office:value-type="float" office:value="0.989761814864329" calcext:value-type="float">
            <text:p>0.989761814864329</text:p>
          </table:table-cell>
          <table:table-cell office:value-type="float" office:value="1.41192013300016" calcext:value-type="float">
            <text:p>1.41192013300016</text:p>
          </table:table-cell>
          <table:table-cell office:value-type="float" office:value="1.46195920262004" calcext:value-type="float">
            <text:p>1.46195920262004</text:p>
          </table:table-cell>
          <table:table-cell office:value-type="float" office:value="1.6238977940175" calcext:value-type="float">
            <text:p>1.6238977940175</text:p>
          </table:table-cell>
          <table:table-cell office:value-type="float" office:value="1.9503956959125" calcext:value-type="float">
            <text:p>1.9503956959125</text:p>
          </table:table-cell>
          <table:table-cell office:value-type="float" office:value="2.16192384822557" calcext:value-type="float">
            <text:p>2.16192384822557</text:p>
          </table:table-cell>
          <table:table-cell office:value-type="float" office:value="2.01763297606126" calcext:value-type="float">
            <text:p>2.01763297606126</text:p>
          </table:table-cell>
          <table:table-cell office:value-type="float" office:value="2.29066184754494" calcext:value-type="float">
            <text:p>2.29066184754494</text:p>
          </table:table-cell>
          <table:table-cell office:value-type="float" office:value="1.97684785669185" calcext:value-type="float">
            <text:p>1.97684785669185</text:p>
          </table:table-cell>
          <table:table-cell office:value-type="float" office:value="2.08443274637866" calcext:value-type="float">
            <text:p>2.08443274637866</text:p>
          </table:table-cell>
          <table:table-cell office:value-type="float" office:value="1.85075392375395" calcext:value-type="float">
            <text:p>1.85075392375395</text:p>
          </table:table-cell>
          <table:table-cell office:value-type="float" office:value="1.94032111401593" calcext:value-type="float">
            <text:p>1.94032111401593</text:p>
          </table:table-cell>
          <table:table-cell office:value-type="float" office:value="1.82090903587876" calcext:value-type="float">
            <text:p>1.82090903587876</text:p>
          </table:table-cell>
          <table:table-cell office:value-type="float" office:value="2.46235549112501" calcext:value-type="float">
            <text:p>2.46235549112501</text:p>
          </table:table-cell>
          <table:table-cell office:value-type="float" office:value="2.22364311770294" calcext:value-type="float">
            <text:p>2.22364311770294</text:p>
          </table:table-cell>
          <table:table-cell office:value-type="float" office:value="1.89357326982701" calcext:value-type="float">
            <text:p>1.89357326982701</text:p>
          </table:table-cell>
          <table:table-cell office:value-type="float" office:value="2.1359899039705" calcext:value-type="float">
            <text:p>2.1359899039705</text:p>
          </table:table-cell>
          <table:table-cell office:value-type="float" office:value="2.27358062913017" calcext:value-type="float">
            <text:p>2.27358062913017</text:p>
          </table:table-cell>
          <table:table-cell office:value-type="float" office:value="1.19289259358838" calcext:value-type="float">
            <text:p>1.19289259358838</text:p>
          </table:table-cell>
          <table:table-cell office:value-type="float" office:value="1.21015965123256" calcext:value-type="float">
            <text:p>1.21015965123256</text:p>
          </table:table-cell>
          <table:table-cell office:value-type="float" office:value="1.00103767398973" calcext:value-type="float">
            <text:p>1.00103767398973</text:p>
          </table:table-cell>
          <table:table-cell office:value-type="float" office:value="0.893859717296842" calcext:value-type="float">
            <text:p>0.893859717296842</text:p>
          </table:table-cell>
          <table:table-cell office:value-type="float" office:value="0.718846636999499" calcext:value-type="float">
            <text:p>0.718846636999499</text:p>
          </table:table-cell>
          <table:table-cell office:value-type="float" office:value="0.780251206039819" calcext:value-type="float">
            <text:p>0.780251206039819</text:p>
          </table:table-cell>
          <table:table-cell office:value-type="float" office:value="0.85590272619146" calcext:value-type="float">
            <text:p>0.85590272619146</text:p>
          </table:table-cell>
          <table:table-cell office:value-type="float" office:value="0.83512742035779" calcext:value-type="float">
            <text:p>0.83512742035779</text:p>
          </table:table-cell>
          <table:table-cell office:value-type="float" office:value="0.843852906190656" calcext:value-type="float">
            <text:p>0.843852906190656</text:p>
          </table:table-cell>
          <table:table-cell office:value-type="float" office:value="0.807583342553429" calcext:value-type="float">
            <text:p>0.807583342553429</text:p>
          </table:table-cell>
          <table:table-cell office:value-type="float" office:value="0.77362450232837" calcext:value-type="float">
            <text:p>0.77362450232837</text:p>
          </table:table-cell>
          <table:table-cell office:value-type="float" office:value="1.14687008570703" calcext:value-type="float">
            <text:p>1.14687008570703</text:p>
          </table:table-cell>
          <table:table-cell office:value-type="float" office:value="1.14184247193177" calcext:value-type="float">
            <text:p>1.14184247193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ebt service (% of exports of goods, services and primary income)</text:p>
          </table:table-cell>
          <table:table-cell office:value-type="string" calcext:value-type="string">
            <text:p>DT.TDS.DECT.EX.ZS</text:p>
          </table:table-cell>
          <table:table-cell office:value-type="string" calcext:value-type="string">
            <text:p>DT</text:p>
          </table:table-cell>
          <table:table-cell table:number-columns-repeated="22"/>
          <table:table-cell office:value-type="float" office:value="8.5924549828137" calcext:value-type="float">
            <text:p>8.5924549828137</text:p>
          </table:table-cell>
          <table:table-cell office:value-type="float" office:value="10.8809215876289" calcext:value-type="float">
            <text:p>10.8809215876289</text:p>
          </table:table-cell>
          <table:table-cell office:value-type="float" office:value="7.95929531402312" calcext:value-type="float">
            <text:p>7.95929531402312</text:p>
          </table:table-cell>
          <table:table-cell office:value-type="float" office:value="8.37267846293985" calcext:value-type="float">
            <text:p>8.37267846293985</text:p>
          </table:table-cell>
          <table:table-cell office:value-type="float" office:value="9.70164668252778" calcext:value-type="float">
            <text:p>9.70164668252778</text:p>
          </table:table-cell>
          <table:table-cell office:value-type="float" office:value="9.59381344259845" calcext:value-type="float">
            <text:p>9.59381344259845</text:p>
          </table:table-cell>
          <table:table-cell office:value-type="float" office:value="9.63398329984593" calcext:value-type="float">
            <text:p>9.63398329984593</text:p>
          </table:table-cell>
          <table:table-cell office:value-type="float" office:value="11.364784641873" calcext:value-type="float">
            <text:p>11.364784641873</text:p>
          </table:table-cell>
          <table:table-cell office:value-type="float" office:value="11.6854750368432" calcext:value-type="float">
            <text:p>11.6854750368432</text:p>
          </table:table-cell>
          <table:table-cell office:value-type="float" office:value="11.9296641244236" calcext:value-type="float">
            <text:p>11.9296641244236</text:p>
          </table:table-cell>
          <table:table-cell office:value-type="float" office:value="10.2093667452495" calcext:value-type="float">
            <text:p>10.2093667452495</text:p>
          </table:table-cell>
          <table:table-cell office:value-type="float" office:value="11.14198250137" calcext:value-type="float">
            <text:p>11.14198250137</text:p>
          </table:table-cell>
          <table:table-cell office:value-type="float" office:value="8.91413297891417" calcext:value-type="float">
            <text:p>8.91413297891417</text:p>
          </table:table-cell>
          <table:table-cell office:value-type="float" office:value="9.88363986151134" calcext:value-type="float">
            <text:p>9.88363986151134</text:p>
          </table:table-cell>
          <table:table-cell office:value-type="float" office:value="8.80223201484949" calcext:value-type="float">
            <text:p>8.80223201484949</text:p>
          </table:table-cell>
          <table:table-cell office:value-type="float" office:value="12.6123661322593" calcext:value-type="float">
            <text:p>12.6123661322593</text:p>
          </table:table-cell>
          <table:table-cell office:value-type="float" office:value="12.5451629025233" calcext:value-type="float">
            <text:p>12.5451629025233</text:p>
          </table:table-cell>
          <table:table-cell office:value-type="float" office:value="16.8011650521446" calcext:value-type="float">
            <text:p>16.8011650521446</text:p>
          </table:table-cell>
          <table:table-cell office:value-type="float" office:value="13.1349160431843" calcext:value-type="float">
            <text:p>13.1349160431843</text:p>
          </table:table-cell>
          <table:table-cell office:value-type="float" office:value="11.4697161899431" calcext:value-type="float">
            <text:p>11.4697161899431</text:p>
          </table:table-cell>
          <table:table-cell office:value-type="float" office:value="12.1465532843731" calcext:value-type="float">
            <text:p>12.1465532843731</text:p>
          </table:table-cell>
          <table:table-cell office:value-type="float" office:value="8.11902080963903" calcext:value-type="float">
            <text:p>8.11902080963903</text:p>
          </table:table-cell>
          <table:table-cell office:value-type="float" office:value="3.72026286832196" calcext:value-type="float">
            <text:p>3.72026286832196</text:p>
          </table:table-cell>
          <table:table-cell office:value-type="float" office:value="3.38032305721206" calcext:value-type="float">
            <text:p>3.38032305721206</text:p>
          </table:table-cell>
          <table:table-cell office:value-type="float" office:value="2.62816931485059" calcext:value-type="float">
            <text:p>2.62816931485059</text:p>
          </table:table-cell>
          <table:table-cell office:value-type="float" office:value="2.37394013001581" calcext:value-type="float">
            <text:p>2.37394013001581</text:p>
          </table:table-cell>
          <table:table-cell office:value-type="float" office:value="2.06952285293905" calcext:value-type="float">
            <text:p>2.06952285293905</text:p>
          </table:table-cell>
          <table:table-cell office:value-type="float" office:value="2.93112330906881" calcext:value-type="float">
            <text:p>2.93112330906881</text:p>
          </table:table-cell>
          <table:table-cell office:value-type="float" office:value="2.9771620147898" calcext:value-type="float">
            <text:p>2.9771620147898</text:p>
          </table:table-cell>
          <table:table-cell office:value-type="float" office:value="2.9098582541583" calcext:value-type="float">
            <text:p>2.9098582541583</text:p>
          </table:table-cell>
          <table:table-cell office:value-type="float" office:value="3.07716646393558" calcext:value-type="float">
            <text:p>3.07716646393558</text:p>
          </table:table-cell>
          <table:table-cell office:value-type="float" office:value="3.03042431393198" calcext:value-type="float">
            <text:p>3.03042431393198</text:p>
          </table:table-cell>
          <table:table-cell office:value-type="float" office:value="3.00887628427257" calcext:value-type="float">
            <text:p>3.00887628427257</text:p>
          </table:table-cell>
          <table:table-cell office:value-type="float" office:value="4.89368500401806" calcext:value-type="float">
            <text:p>4.89368500401806</text:p>
          </table:table-cell>
          <table:table-cell office:value-type="float" office:value="6.82685586739838" calcext:value-type="float">
            <text:p>6.82685586739838</text:p>
          </table:table-cell>
          <table:table-cell office:value-type="float" office:value="7.61761644848707" calcext:value-type="float">
            <text:p>7.61761644848707</text:p>
          </table:table-cell>
          <table:table-cell/>
        </table:table-row>
        <table:table-row table:style-name="ro1">
          <table:table-cell office:value-type="string" calcext:value-type="string">
            <text:p>Stocks traded, turnover ratio of domestic shares (%)</text:p>
          </table:table-cell>
          <table:table-cell office:value-type="string" calcext:value-type="string">
            <text:p>CM.MKT.TRNR</text:p>
          </table:table-cell>
          <table:table-cell office:value-type="string" calcext:value-type="string">
            <text:p>CM</text:p>
          </table:table-cell>
          <table:table-cell table:number-columns-repeated="43"/>
          <table:table-cell office:value-type="float" office:value="75.6370171030665" calcext:value-type="float">
            <text:p>75.6370171030665</text:p>
          </table:table-cell>
          <table:table-cell office:value-type="float" office:value="114.244535192578" calcext:value-type="float">
            <text:p>114.244535192578</text:p>
          </table:table-cell>
          <table:table-cell office:value-type="float" office:value="97.6395428916971" calcext:value-type="float">
            <text:p>97.6395428916971</text:p>
          </table:table-cell>
          <table:table-cell office:value-type="float" office:value="101.181736649302" calcext:value-type="float">
            <text:p>101.181736649302</text:p>
          </table:table-cell>
          <table:table-cell office:value-type="float" office:value="140.782227105124" calcext:value-type="float">
            <text:p>140.782227105124</text:p>
          </table:table-cell>
          <table:table-cell office:value-type="float" office:value="219.535230370068" calcext:value-type="float">
            <text:p>219.535230370068</text:p>
          </table:table-cell>
          <table:table-cell office:value-type="float" office:value="219.15596179179" calcext:value-type="float">
            <text:p>219.15596179179</text:p>
          </table:table-cell>
          <table:table-cell office:value-type="float" office:value="205.016627397069" calcext:value-type="float">
            <text:p>205.016627397069</text:p>
          </table:table-cell>
          <table:table-cell office:value-type="float" office:value="195.597103689813" calcext:value-type="float">
            <text:p>195.597103689813</text:p>
          </table:table-cell>
          <table:table-cell office:value-type="float" office:value="135.966672191666" calcext:value-type="float">
            <text:p>135.966672191666</text:p>
          </table:table-cell>
          <table:table-cell office:value-type="float" office:value="194.877219313193" calcext:value-type="float">
            <text:p>194.877219313193</text:p>
          </table:table-cell>
          <table:table-cell office:value-type="float" office:value="199.157924385376" calcext:value-type="float">
            <text:p>199.157924385376</text:p>
          </table:table-cell>
          <table:table-cell office:value-type="float" office:value="480.287296024602" calcext:value-type="float">
            <text:p>480.287296024602</text:p>
          </table:table-cell>
          <table:table-cell office:value-type="float" office:value="249.17" calcext:value-type="float">
            <text:p>249.17</text:p>
          </table:table-cell>
          <table:table-cell office:value-type="float" office:value="197.12" calcext:value-type="float">
            <text:p>197.12</text:p>
          </table:table-cell>
          <table:table-cell/>
        </table:table-row>
        <table:table-row table:style-name="ro1">
          <table:table-cell office:value-type="string" calcext:value-type="string">
            <text:p>Stocks traded, total value (% of GDP)</text:p>
          </table:table-cell>
          <table:table-cell office:value-type="string" calcext:value-type="string">
            <text:p>CM.MKT.TRAD.GD.ZS</text:p>
          </table:table-cell>
          <table:table-cell office:value-type="string" calcext:value-type="string">
            <text:p>CM</text:p>
          </table:table-cell>
          <table:table-cell table:number-columns-repeated="35"/>
          <table:table-cell office:value-type="float" office:value="10.554628253354" calcext:value-type="float">
            <text:p>10.554628253354</text:p>
          </table:table-cell>
          <table:table-cell office:value-type="float" office:value="35.6283958901007" calcext:value-type="float">
            <text:p>35.6283958901007</text:p>
          </table:table-cell>
          <table:table-cell office:value-type="float" office:value="38.5870813926023" calcext:value-type="float">
            <text:p>38.5870813926023</text:p>
          </table:table-cell>
          <table:table-cell office:value-type="float" office:value="27.6363449379295" calcext:value-type="float">
            <text:p>27.6363449379295</text:p>
          </table:table-cell>
          <table:table-cell/>
          <table:table-cell office:value-type="float" office:value="62.127795009307" calcext:value-type="float">
            <text:p>62.127795009307</text:p>
          </table:table-cell>
          <table:table-cell office:value-type="float" office:value="34.5513647297644" calcext:value-type="float">
            <text:p>34.5513647297644</text:p>
          </table:table-cell>
          <table:table-cell office:value-type="float" office:value="22.9987553317759" calcext:value-type="float">
            <text:p>22.9987553317759</text:p>
          </table:table-cell>
          <table:table-cell office:value-type="float" office:value="23.3695508263914" calcext:value-type="float">
            <text:p>23.3695508263914</text:p>
          </table:table-cell>
          <table:table-cell office:value-type="float" office:value="26.158831588545" calcext:value-type="float">
            <text:p>26.158831588545</text:p>
          </table:table-cell>
          <table:table-cell office:value-type="float" office:value="17.1641537308692" calcext:value-type="float">
            <text:p>17.1641537308692</text:p>
          </table:table-cell>
          <table:table-cell office:value-type="float" office:value="42.1124868082556" calcext:value-type="float">
            <text:p>42.1124868082556</text:p>
          </table:table-cell>
          <table:table-cell office:value-type="float" office:value="177.509133732098" calcext:value-type="float">
            <text:p>177.509133732098</text:p>
          </table:table-cell>
          <table:table-cell office:value-type="float" office:value="84.9256767180835" calcext:value-type="float">
            <text:p>84.9256767180835</text:p>
          </table:table-cell>
          <table:table-cell office:value-type="float" office:value="153.245552480431" calcext:value-type="float">
            <text:p>153.245552480431</text:p>
          </table:table-cell>
          <table:table-cell office:value-type="float" office:value="135.359056592174" calcext:value-type="float">
            <text:p>135.359056592174</text:p>
          </table:table-cell>
          <table:table-cell office:value-type="float" office:value="88.1338731129297" calcext:value-type="float">
            <text:p>88.1338731129297</text:p>
          </table:table-cell>
          <table:table-cell office:value-type="float" office:value="58.7252073401845" calcext:value-type="float">
            <text:p>58.7252073401845</text:p>
          </table:table-cell>
          <table:table-cell office:value-type="float" office:value="80.1061850359955" calcext:value-type="float">
            <text:p>80.1061850359955</text:p>
          </table:table-cell>
          <table:table-cell office:value-type="float" office:value="114.089912231168" calcext:value-type="float">
            <text:p>114.089912231168</text:p>
          </table:table-cell>
          <table:table-cell office:value-type="float" office:value="355.419816427293" calcext:value-type="float">
            <text:p>355.419816427293</text:p>
          </table:table-cell>
          <table:table-cell office:value-type="float" office:value="162.99978530167" calcext:value-type="float">
            <text:p>162.99978530167</text:p>
          </table:table-cell>
          <table:table-cell office:value-type="float" office:value="140.317007095739" calcext:value-type="float">
            <text:p>140.317007095739</text:p>
          </table:table-cell>
          <table:table-cell/>
        </table:table-row>
        <table:table-row table:style-name="ro1">
          <table:table-cell office:value-type="string" calcext:value-type="string">
            <text:p>Stocks traded, total value (current US$)</text:p>
          </table:table-cell>
          <table:table-cell office:value-type="string" calcext:value-type="string">
            <text:p>CM.MKT.TRAD.CD</text:p>
          </table:table-cell>
          <table:table-cell office:value-type="string" calcext:value-type="string">
            <text:p>CM</text:p>
          </table:table-cell>
          <table:table-cell table:number-columns-repeated="35"/>
          <table:table-cell office:value-type="float" office:value="77528800000" calcext:value-type="float">
            <text:p>77528800000</text:p>
          </table:table-cell>
          <table:table-cell office:value-type="float" office:value="307739100000" calcext:value-type="float">
            <text:p>307739100000</text:p>
          </table:table-cell>
          <table:table-cell office:value-type="float" office:value="371054900000" calcext:value-type="float">
            <text:p>371054900000</text:p>
          </table:table-cell>
          <table:table-cell office:value-type="float" office:value="284389900000" calcext:value-type="float">
            <text:p>284389900000</text:p>
          </table:table-cell>
          <table:table-cell/>
          <table:table-cell office:value-type="float" office:value="752583100000" calcext:value-type="float">
            <text:p>752583100000</text:p>
          </table:table-cell>
          <table:table-cell office:value-type="float" office:value="462779500000" calcext:value-type="float">
            <text:p>462779500000</text:p>
          </table:table-cell>
          <table:table-cell office:value-type="float" office:value="338208200000" calcext:value-type="float">
            <text:p>338208200000</text:p>
          </table:table-cell>
          <table:table-cell office:value-type="float" office:value="388001840000" calcext:value-type="float">
            <text:p>388001840000</text:p>
          </table:table-cell>
          <table:table-cell office:value-type="float" office:value="511495930000" calcext:value-type="float">
            <text:p>511495930000</text:p>
          </table:table-cell>
          <table:table-cell office:value-type="float" office:value="392366700000" calcext:value-type="float">
            <text:p>392366700000</text:p>
          </table:table-cell>
          <table:table-cell office:value-type="float" office:value="1158991130000" calcext:value-type="float">
            <text:p>1158991130000</text:p>
          </table:table-cell>
          <table:table-cell office:value-type="float" office:value="6305448050000" calcext:value-type="float">
            <text:p>6305448050000</text:p>
          </table:table-cell>
          <table:table-cell office:value-type="float" office:value="3905057640000" calcext:value-type="float">
            <text:p>3905057640000</text:p>
          </table:table-cell>
          <table:table-cell office:value-type="float" office:value="7830776640000" calcext:value-type="float">
            <text:p>7830776640000</text:p>
          </table:table-cell>
          <table:table-cell office:value-type="float" office:value="8257742340000" calcext:value-type="float">
            <text:p>8257742340000</text:p>
          </table:table-cell>
          <table:table-cell office:value-type="float" office:value="6673984990000" calcext:value-type="float">
            <text:p>6673984990000</text:p>
          </table:table-cell>
          <table:table-cell office:value-type="float" office:value="5027199160000" calcext:value-type="float">
            <text:p>5027199160000</text:p>
          </table:table-cell>
          <table:table-cell office:value-type="float" office:value="7695981020000" calcext:value-type="float">
            <text:p>7695981020000</text:p>
          </table:table-cell>
          <table:table-cell office:value-type="float" office:value="11959329140000" calcext:value-type="float">
            <text:p>11959329140000</text:p>
          </table:table-cell>
          <table:table-cell office:value-type="float" office:value="39326016590000" calcext:value-type="float">
            <text:p>39326016590000</text:p>
          </table:table-cell>
          <table:table-cell office:value-type="float" office:value="18241293830000" calcext:value-type="float">
            <text:p>18241293830000</text:p>
          </table:table-cell>
          <table:table-cell office:value-type="float" office:value="17171575050000" calcext:value-type="float">
            <text:p>17171575050000</text:p>
          </table:table-cell>
          <table:table-cell/>
        </table:table-row>
        <table:table-row table:style-name="ro1">
          <table:table-cell office:value-type="string" calcext:value-type="string">
            <text:p>Listed domestic companies, total</text:p>
          </table:table-cell>
          <table:table-cell office:value-type="string" calcext:value-type="string">
            <text:p>CM.MKT.LDOM.NO</text:p>
          </table:table-cell>
          <table:table-cell office:value-type="string" calcext:value-type="string">
            <text:p>CM</text:p>
          </table:table-cell>
          <table:table-cell table:number-columns-repeated="35"/>
          <table:table-cell office:value-type="float" office:value="323" calcext:value-type="float">
            <text:p>323</text:p>
          </table:table-cell>
          <table:table-cell office:value-type="float" office:value="524" calcext:value-type="float">
            <text:p>524</text:p>
          </table:table-cell>
          <table:table-cell office:value-type="float" office:value="799" calcext:value-type="float">
            <text:p>799</text:p>
          </table:table-cell>
          <table:table-cell office:value-type="float" office:value="909" calcext:value-type="float">
            <text:p>909</text:p>
          </table:table-cell>
          <table:table-cell office:value-type="float" office:value="947" calcext:value-type="float">
            <text:p>947</text:p>
          </table:table-cell>
          <table:table-cell office:value-type="float" office:value="1086" calcext:value-type="float">
            <text:p>1086</text:p>
          </table:table-cell>
          <table:table-cell office:value-type="float" office:value="1154" calcext:value-type="float">
            <text:p>1154</text:p>
          </table:table-cell>
          <table:table-cell office:value-type="float" office:value="1223" calcext:value-type="float">
            <text:p>1223</text:p>
          </table:table-cell>
          <table:table-cell office:value-type="float" office:value="1285" calcext:value-type="float">
            <text:p>1285</text:p>
          </table:table-cell>
          <table:table-cell office:value-type="float" office:value="1373" calcext:value-type="float">
            <text:p>1373</text:p>
          </table:table-cell>
          <table:table-cell office:value-type="float" office:value="1377" calcext:value-type="float">
            <text:p>1377</text:p>
          </table:table-cell>
          <table:table-cell office:value-type="float" office:value="1421" calcext:value-type="float">
            <text:p>1421</text:p>
          </table:table-cell>
          <table:table-cell office:value-type="float" office:value="1530" calcext:value-type="float">
            <text:p>1530</text:p>
          </table:table-cell>
          <table:table-cell office:value-type="float" office:value="1604" calcext:value-type="float">
            <text:p>1604</text:p>
          </table:table-cell>
          <table:table-cell office:value-type="float" office:value="1700" calcext:value-type="float">
            <text:p>1700</text:p>
          </table:table-cell>
          <table:table-cell office:value-type="float" office:value="2063" calcext:value-type="float">
            <text:p>2063</text:p>
          </table:table-cell>
          <table:table-cell office:value-type="float" office:value="2342" calcext:value-type="float">
            <text:p>2342</text:p>
          </table:table-cell>
          <table:table-cell office:value-type="float" office:value="2494" calcext:value-type="float">
            <text:p>2494</text:p>
          </table:table-cell>
          <table:table-cell office:value-type="float" office:value="2489" calcext:value-type="float">
            <text:p>2489</text:p>
          </table:table-cell>
          <table:table-cell office:value-type="float" office:value="2613" calcext:value-type="float">
            <text:p>2613</text:p>
          </table:table-cell>
          <table:table-cell office:value-type="float" office:value="2827" calcext:value-type="float">
            <text:p>2827</text:p>
          </table:table-cell>
          <table:table-cell office:value-type="float" office:value="3052" calcext:value-type="float">
            <text:p>3052</text:p>
          </table:table-cell>
          <table:table-cell office:value-type="float" office:value="3485" calcext:value-type="float">
            <text:p>3485</text:p>
          </table:table-cell>
          <table:table-cell/>
        </table:table-row>
        <table:table-row table:style-name="ro1">
          <table:table-cell office:value-type="string" calcext:value-type="string">
            <text:p>Market capitalization of listed domestic companies (% of GDP)</text:p>
          </table:table-cell>
          <table:table-cell office:value-type="string" calcext:value-type="string">
            <text:p>CM.MKT.LCAP.GD.ZS</text:p>
          </table:table-cell>
          <table:table-cell office:value-type="string" calcext:value-type="string">
            <text:p>CM</text:p>
          </table:table-cell>
          <table:table-cell table:number-columns-repeated="43"/>
          <table:table-cell office:value-type="float" office:value="30.8969757421118" calcext:value-type="float">
            <text:p>30.8969757421118</text:p>
          </table:table-cell>
          <table:table-cell office:value-type="float" office:value="22.8972279019299" calcext:value-type="float">
            <text:p>22.8972279019299</text:p>
          </table:table-cell>
          <table:table-cell office:value-type="float" office:value="17.5791008668567" calcext:value-type="float">
            <text:p>17.5791008668567</text:p>
          </table:table-cell>
          <table:table-cell office:value-type="float" office:value="41.6206404464261" calcext:value-type="float">
            <text:p>41.6206404464261</text:p>
          </table:table-cell>
          <table:table-cell office:value-type="float" office:value="126.087743731706" calcext:value-type="float">
            <text:p>126.087743731706</text:p>
          </table:table-cell>
          <table:table-cell office:value-type="float" office:value="38.6843043710685" calcext:value-type="float">
            <text:p>38.6843043710685</text:p>
          </table:table-cell>
          <table:table-cell office:value-type="float" office:value="69.9253404869828" calcext:value-type="float">
            <text:p>69.9253404869828</text:p>
          </table:table-cell>
          <table:table-cell office:value-type="float" office:value="66.0234529807259" calcext:value-type="float">
            <text:p>66.0234529807259</text:p>
          </table:table-cell>
          <table:table-cell office:value-type="float" office:value="45.0588845388511" calcext:value-type="float">
            <text:p>45.0588845388511</text:p>
          </table:table-cell>
          <table:table-cell office:value-type="float" office:value="43.1908837611339" calcext:value-type="float">
            <text:p>43.1908837611339</text:p>
          </table:table-cell>
          <table:table-cell office:value-type="float" office:value="41.1059770445792" calcext:value-type="float">
            <text:p>41.1059770445792</text:p>
          </table:table-cell>
          <table:table-cell office:value-type="float" office:value="57.2861524758619" calcext:value-type="float">
            <text:p>57.2861524758619</text:p>
          </table:table-cell>
          <table:table-cell office:value-type="float" office:value="74.0015027191324" calcext:value-type="float">
            <text:p>74.0015027191324</text:p>
          </table:table-cell>
          <table:table-cell office:value-type="float" office:value="65.4163457524511" calcext:value-type="float">
            <text:p>65.4163457524511</text:p>
          </table:table-cell>
          <table:table-cell office:value-type="float" office:value="71.183857087217" calcext:value-type="float">
            <text:p>71.183857087217</text:p>
          </table:table-cell>
          <table:table-cell/>
        </table:table-row>
        <table:table-row table:style-name="ro1">
          <table:table-cell office:value-type="string" calcext:value-type="string">
            <text:p>Market capitalization of listed domestic companies (current US$)</text:p>
          </table:table-cell>
          <table:table-cell office:value-type="string" calcext:value-type="string">
            <text:p>CM.MKT.LCAP.CD</text:p>
          </table:table-cell>
          <table:table-cell office:value-type="string" calcext:value-type="string">
            <text:p>CM</text:p>
          </table:table-cell>
          <table:table-cell table:number-columns-repeated="43"/>
          <table:table-cell office:value-type="float" office:value="512978770000" calcext:value-type="float">
            <text:p>512978770000</text:p>
          </table:table-cell>
          <table:table-cell office:value-type="float" office:value="447720260000" calcext:value-type="float">
            <text:p>447720260000</text:p>
          </table:table-cell>
          <table:table-cell office:value-type="float" office:value="401852250000" calcext:value-type="float">
            <text:p>401852250000</text:p>
          </table:table-cell>
          <table:table-cell office:value-type="float" office:value="1145454870000" calcext:value-type="float">
            <text:p>1145454870000</text:p>
          </table:table-cell>
          <table:table-cell office:value-type="float" office:value="4478866530000" calcext:value-type="float">
            <text:p>4478866530000</text:p>
          </table:table-cell>
          <table:table-cell office:value-type="float" office:value="1778784040000" calcext:value-type="float">
            <text:p>1778784040000</text:p>
          </table:table-cell>
          <table:table-cell office:value-type="float" office:value="3573152460000" calcext:value-type="float">
            <text:p>3573152460000</text:p>
          </table:table-cell>
          <table:table-cell office:value-type="float" office:value="4027840300000" calcext:value-type="float">
            <text:p>4027840300000</text:p>
          </table:table-cell>
          <table:table-cell office:value-type="float" office:value="3412108290000" calcext:value-type="float">
            <text:p>3412108290000</text:p>
          </table:table-cell>
          <table:table-cell office:value-type="float" office:value="3697376040000" calcext:value-type="float">
            <text:p>3697376040000</text:p>
          </table:table-cell>
          <table:table-cell office:value-type="float" office:value="3949143490000" calcext:value-type="float">
            <text:p>3949143490000</text:p>
          </table:table-cell>
          <table:table-cell office:value-type="float" office:value="6004947670000" calcext:value-type="float">
            <text:p>6004947670000</text:p>
          </table:table-cell>
          <table:table-cell office:value-type="float" office:value="8188019320000" calcext:value-type="float">
            <text:p>8188019320000</text:p>
          </table:table-cell>
          <table:table-cell office:value-type="float" office:value="7320738379789.18" calcext:value-type="float">
            <text:p>7320738379789.18</text:p>
          </table:table-cell>
          <table:table-cell office:value-type="float" office:value="8711267220000" calcext:value-type="float">
            <text:p>8711267220000</text:p>
          </table:table-cell>
          <table:table-cell/>
        </table:table-row>
        <table:table-row table:style-name="ro1">
          <table:table-cell office:value-type="string" calcext:value-type="string">
            <text:p>S&amp;P Global Equity Indices (annual % change)</text:p>
          </table:table-cell>
          <table:table-cell office:value-type="string" calcext:value-type="string">
            <text:p>CM.MKT.INDX.ZG</text:p>
          </table:table-cell>
          <table:table-cell office:value-type="string" calcext:value-type="string">
            <text:p>CM</text:p>
          </table:table-cell>
          <table:table-cell table:number-columns-repeated="36"/>
          <table:table-cell office:value-type="float" office:value="36.2999992371" calcext:value-type="float">
            <text:p>36.2999992371</text:p>
          </table:table-cell>
          <table:table-cell office:value-type="float" office:value="-25" calcext:value-type="float">
            <text:p>-25</text:p>
          </table:table-cell>
          <table:table-cell office:value-type="float" office:value="-52.6497001648" calcext:value-type="float">
            <text:p>-52.6497001648</text:p>
          </table:table-cell>
          <table:table-cell office:value-type="float" office:value="102.1999969482" calcext:value-type="float">
            <text:p>102.1999969482</text:p>
          </table:table-cell>
          <table:table-cell office:value-type="float" office:value="-9.8035507202" calcext:value-type="float">
            <text:p>-9.8035507202</text:p>
          </table:table-cell>
          <table:table-cell office:value-type="float" office:value="-19.4764404297" calcext:value-type="float">
            <text:p>-19.4764404297</text:p>
          </table:table-cell>
          <table:table-cell office:value-type="float" office:value="-14.5100002289" calcext:value-type="float">
            <text:p>-14.5100002289</text:p>
          </table:table-cell>
          <table:table-cell office:value-type="float" office:value="77.6699981689" calcext:value-type="float">
            <text:p>77.6699981689</text:p>
          </table:table-cell>
          <table:table-cell office:value-type="float" office:value="-2.1099998951" calcext:value-type="float">
            <text:p>-2.1099998951</text:p>
          </table:table-cell>
          <table:table-cell office:value-type="float" office:value="13.3111771908" calcext:value-type="float">
            <text:p>13.3111771908</text:p>
          </table:table-cell>
          <table:table-cell office:value-type="float" office:value="80.7193578265" calcext:value-type="float">
            <text:p>80.7193578265</text:p>
          </table:table-cell>
          <table:table-cell office:value-type="float" office:value="66.6097206799351" calcext:value-type="float">
            <text:p>66.6097206799351</text:p>
          </table:table-cell>
          <table:table-cell office:value-type="float" office:value="-52.7044347603" calcext:value-type="float">
            <text:p>-52.7044347603</text:p>
          </table:table-cell>
          <table:table-cell office:value-type="float" office:value="66.2637916011" calcext:value-type="float">
            <text:p>66.2637916011</text:p>
          </table:table-cell>
          <table:table-cell office:value-type="float" office:value="6.91468273403615" calcext:value-type="float">
            <text:p>6.91468273403615</text:p>
          </table:table-cell>
          <table:table-cell office:value-type="float" office:value="-21.6726736051879" calcext:value-type="float">
            <text:p>-21.6726736051879</text:p>
          </table:table-cell>
          <table:table-cell office:value-type="float" office:value="17.1711747606138" calcext:value-type="float">
            <text:p>17.1711747606138</text:p>
          </table:table-cell>
          <table:table-cell office:value-type="float" office:value="7.26434807444456" calcext:value-type="float">
            <text:p>7.26434807444456</text:p>
          </table:table-cell>
          <table:table-cell office:value-type="float" office:value="3.02638337253336" calcext:value-type="float">
            <text:p>3.02638337253336</text:p>
          </table:table-cell>
          <table:table-cell office:value-type="float" office:value="-6.00718204917274" calcext:value-type="float">
            <text:p>-6.00718204917274</text:p>
          </table:table-cell>
          <table:table-cell office:value-type="float" office:value="-2.02499777737666" calcext:value-type="float">
            <text:p>-2.02499777737666</text:p>
          </table:table-cell>
          <table:table-cell office:value-type="float" office:value="46.0300246028568" calcext:value-type="float">
            <text:p>46.0300246028568</text:p>
          </table:table-cell>
          <table:table-cell/>
        </table:table-row>
        <table:table-row table:style-name="ro1">
          <table:table-cell office:value-type="string" calcext:value-type="string">
            <text:p>Foreign direct investment, net inflows (% of GDP)</text:p>
          </table:table-cell>
          <table:table-cell office:value-type="string" calcext:value-type="string">
            <text:p>BX.KLT.DINV.WD.GD.ZS</text:p>
          </table:table-cell>
          <table:table-cell office:value-type="string" calcext:value-type="string">
            <text:p>BX</text:p>
          </table:table-cell>
          <table:table-cell table:number-columns-repeated="22"/>
          <table:table-cell office:value-type="float" office:value="0.209664356764914" calcext:value-type="float">
            <text:p>0.209664356764914</text:p>
          </table:table-cell>
          <table:table-cell office:value-type="float" office:value="0.275698542655107" calcext:value-type="float">
            <text:p>0.275698542655107</text:p>
          </table:table-cell>
          <table:table-cell office:value-type="float" office:value="0.483945714588724" calcext:value-type="float">
            <text:p>0.483945714588724</text:p>
          </table:table-cell>
          <table:table-cell office:value-type="float" office:value="0.536046583129515" calcext:value-type="float">
            <text:p>0.536046583129515</text:p>
          </table:table-cell>
          <table:table-cell office:value-type="float" office:value="0.623424605798281" calcext:value-type="float">
            <text:p>0.623424605798281</text:p>
          </table:table-cell>
          <table:table-cell office:value-type="float" office:value="0.847702964733309" calcext:value-type="float">
            <text:p>0.847702964733309</text:p>
          </table:table-cell>
          <table:table-cell office:value-type="float" office:value="1.02255894629729" calcext:value-type="float">
            <text:p>1.02255894629729</text:p>
          </table:table-cell>
          <table:table-cell office:value-type="float" office:value="0.97565028966922" calcext:value-type="float">
            <text:p>0.97565028966922</text:p>
          </table:table-cell>
          <table:table-cell office:value-type="float" office:value="0.966308310992784" calcext:value-type="float">
            <text:p>0.966308310992784</text:p>
          </table:table-cell>
          <table:table-cell office:value-type="float" office:value="1.13883773180262" calcext:value-type="float">
            <text:p>1.13883773180262</text:p>
          </table:table-cell>
          <table:table-cell office:value-type="float" office:value="2.61316219287254" calcext:value-type="float">
            <text:p>2.61316219287254</text:p>
          </table:table-cell>
          <table:table-cell office:value-type="float" office:value="6.1868820761248" calcext:value-type="float">
            <text:p>6.1868820761248</text:p>
          </table:table-cell>
          <table:table-cell office:value-type="float" office:value="5.98715629420307" calcext:value-type="float">
            <text:p>5.98715629420307</text:p>
          </table:table-cell>
          <table:table-cell office:value-type="float" office:value="4.88044415984949" calcext:value-type="float">
            <text:p>4.88044415984949</text:p>
          </table:table-cell>
          <table:table-cell office:value-type="float" office:value="4.65182665077089" calcext:value-type="float">
            <text:p>4.65182665077089</text:p>
          </table:table-cell>
          <table:table-cell office:value-type="float" office:value="4.60033466628401" calcext:value-type="float">
            <text:p>4.60033466628401</text:p>
          </table:table-cell>
          <table:table-cell office:value-type="float" office:value="4.25161979162886" calcext:value-type="float">
            <text:p>4.25161979162886</text:p>
          </table:table-cell>
          <table:table-cell office:value-type="float" office:value="3.54233060350033" calcext:value-type="float">
            <text:p>3.54233060350033</text:p>
          </table:table-cell>
          <table:table-cell office:value-type="float" office:value="3.47508224574174" calcext:value-type="float">
            <text:p>3.47508224574174</text:p>
          </table:table-cell>
          <table:table-cell office:value-type="float" office:value="3.51300212008009" calcext:value-type="float">
            <text:p>3.51300212008009</text:p>
          </table:table-cell>
          <table:table-cell office:value-type="float" office:value="3.60909988460748" calcext:value-type="float">
            <text:p>3.60909988460748</text:p>
          </table:table-cell>
          <table:table-cell office:value-type="float" office:value="3.48740330983945" calcext:value-type="float">
            <text:p>3.48740330983945</text:p>
          </table:table-cell>
          <table:table-cell office:value-type="float" office:value="3.4836411137418" calcext:value-type="float">
            <text:p>3.4836411137418</text:p>
          </table:table-cell>
          <table:table-cell office:value-type="float" office:value="4.55425403392961" calcext:value-type="float">
            <text:p>4.55425403392961</text:p>
          </table:table-cell>
          <table:table-cell office:value-type="float" office:value="4.50857901572192" calcext:value-type="float">
            <text:p>4.50857901572192</text:p>
          </table:table-cell>
          <table:table-cell office:value-type="float" office:value="4.3986856950057" calcext:value-type="float">
            <text:p>4.3986856950057</text:p>
          </table:table-cell>
          <table:table-cell office:value-type="float" office:value="3.73046894598714" calcext:value-type="float">
            <text:p>3.73046894598714</text:p>
          </table:table-cell>
          <table:table-cell office:value-type="float" office:value="2.56474056108994" calcext:value-type="float">
            <text:p>2.56474056108994</text:p>
          </table:table-cell>
          <table:table-cell office:value-type="float" office:value="3.99473192936504" calcext:value-type="float">
            <text:p>3.99473192936504</text:p>
          </table:table-cell>
          <table:table-cell office:value-type="float" office:value="3.69851737185537" calcext:value-type="float">
            <text:p>3.69851737185537</text:p>
          </table:table-cell>
          <table:table-cell office:value-type="float" office:value="2.81773885821291" calcext:value-type="float">
            <text:p>2.81773885821291</text:p>
          </table:table-cell>
          <table:table-cell office:value-type="float" office:value="3.02822560278711" calcext:value-type="float">
            <text:p>3.02822560278711</text:p>
          </table:table-cell>
          <table:table-cell office:value-type="float" office:value="2.55760030508313" calcext:value-type="float">
            <text:p>2.55760030508313</text:p>
          </table:table-cell>
          <table:table-cell office:value-type="float" office:value="2.19156480126449" calcext:value-type="float">
            <text:p>2.19156480126449</text:p>
          </table:table-cell>
          <table:table-cell office:value-type="float" office:value="1.56151997957024" calcext:value-type="float">
            <text:p>1.56151997957024</text:p>
          </table:table-cell>
          <table:table-cell office:value-type="float" office:value="1.37463393568348" calcext:value-type="float">
            <text:p>1.37463393568348</text:p>
          </table:table-cell>
          <table:table-cell/>
        </table:table-row>
        <table:table-row table:style-name="ro1">
          <table:table-cell office:value-type="string" calcext:value-type="string">
            <text:p>Foreign direct investment, net inflows (BoP, current US$)</text:p>
          </table:table-cell>
          <table:table-cell office:value-type="string" calcext:value-type="string">
            <text:p>BX.KLT.DINV.CD.WD</text:p>
          </table:table-cell>
          <table:table-cell office:value-type="string" calcext:value-type="string">
            <text:p>BX</text:p>
          </table:table-cell>
          <table:table-cell table:number-columns-repeated="22"/>
          <table:table-cell office:value-type="float" office:value="430000000" calcext:value-type="float">
            <text:p>430000000</text:p>
          </table:table-cell>
          <table:table-cell office:value-type="float" office:value="636000000" calcext:value-type="float">
            <text:p>636000000</text:p>
          </table:table-cell>
          <table:table-cell office:value-type="float" office:value="1258000000" calcext:value-type="float">
            <text:p>1258000000</text:p>
          </table:table-cell>
          <table:table-cell office:value-type="float" office:value="1659000000" calcext:value-type="float">
            <text:p>1659000000</text:p>
          </table:table-cell>
          <table:table-cell office:value-type="float" office:value="1875000000" calcext:value-type="float">
            <text:p>1875000000</text:p>
          </table:table-cell>
          <table:table-cell office:value-type="float" office:value="2314000000" calcext:value-type="float">
            <text:p>2314000000</text:p>
          </table:table-cell>
          <table:table-cell office:value-type="float" office:value="3194000000" calcext:value-type="float">
            <text:p>3194000000</text:p>
          </table:table-cell>
          <table:table-cell office:value-type="float" office:value="3393000000" calcext:value-type="float">
            <text:p>3393000000</text:p>
          </table:table-cell>
          <table:table-cell office:value-type="float" office:value="3487000000" calcext:value-type="float">
            <text:p>3487000000</text:p>
          </table:table-cell>
          <table:table-cell office:value-type="float" office:value="4366000000" calcext:value-type="float">
            <text:p>4366000000</text:p>
          </table:table-cell>
          <table:table-cell office:value-type="float" office:value="11156000000" calcext:value-type="float">
            <text:p>11156000000</text:p>
          </table:table-cell>
          <table:table-cell office:value-type="float" office:value="27515000000" calcext:value-type="float">
            <text:p>27515000000</text:p>
          </table:table-cell>
          <table:table-cell office:value-type="float" office:value="33787000000" calcext:value-type="float">
            <text:p>33787000000</text:p>
          </table:table-cell>
          <table:table-cell office:value-type="float" office:value="35849200000" calcext:value-type="float">
            <text:p>35849200000</text:p>
          </table:table-cell>
          <table:table-cell office:value-type="float" office:value="40180000000" calcext:value-type="float">
            <text:p>40180000000</text:p>
          </table:table-cell>
          <table:table-cell office:value-type="float" office:value="44237000000" calcext:value-type="float">
            <text:p>44237000000</text:p>
          </table:table-cell>
          <table:table-cell office:value-type="float" office:value="43751000000" calcext:value-type="float">
            <text:p>43751000000</text:p>
          </table:table-cell>
          <table:table-cell office:value-type="float" office:value="38753000000" calcext:value-type="float">
            <text:p>38753000000</text:p>
          </table:table-cell>
          <table:table-cell office:value-type="float" office:value="42095300000" calcext:value-type="float">
            <text:p>42095300000</text:p>
          </table:table-cell>
          <table:table-cell office:value-type="float" office:value="47053000000" calcext:value-type="float">
            <text:p>47053000000</text:p>
          </table:table-cell>
          <table:table-cell office:value-type="float" office:value="53073618897.4036" calcext:value-type="float">
            <text:p>53073618897.4036</text:p>
          </table:table-cell>
          <table:table-cell office:value-type="float" office:value="57900937467.3864" calcext:value-type="float">
            <text:p>57900937467.3864</text:p>
          </table:table-cell>
          <table:table-cell office:value-type="float" office:value="68117272181.2194" calcext:value-type="float">
            <text:p>68117272181.2194</text:p>
          </table:table-cell>
          <table:table-cell office:value-type="float" office:value="104108693867.085" calcext:value-type="float">
            <text:p>104108693867.085</text:p>
          </table:table-cell>
          <table:table-cell office:value-type="float" office:value="124082035618.506" calcext:value-type="float">
            <text:p>124082035618.506</text:p>
          </table:table-cell>
          <table:table-cell office:value-type="float" office:value="156249335203.202" calcext:value-type="float">
            <text:p>156249335203.202</text:p>
          </table:table-cell>
          <table:table-cell office:value-type="float" office:value="171534650311.569" calcext:value-type="float">
            <text:p>171534650311.569</text:p>
          </table:table-cell>
          <table:table-cell office:value-type="float" office:value="131057052869.5" calcext:value-type="float">
            <text:p>131057052869.5</text:p>
          </table:table-cell>
          <table:table-cell office:value-type="float" office:value="243703434558.178" calcext:value-type="float">
            <text:p>243703434558.178</text:p>
          </table:table-cell>
          <table:table-cell office:value-type="float" office:value="280072219149.935" calcext:value-type="float">
            <text:p>280072219149.935</text:p>
          </table:table-cell>
          <table:table-cell office:value-type="float" office:value="241213868161.42" calcext:value-type="float">
            <text:p>241213868161.42</text:p>
          </table:table-cell>
          <table:table-cell office:value-type="float" office:value="290928431467.003" calcext:value-type="float">
            <text:p>290928431467.003</text:p>
          </table:table-cell>
          <table:table-cell office:value-type="float" office:value="268097181064.335" calcext:value-type="float">
            <text:p>268097181064.335</text:p>
          </table:table-cell>
          <table:table-cell office:value-type="float" office:value="242489331627.399" calcext:value-type="float">
            <text:p>242489331627.399</text:p>
          </table:table-cell>
          <table:table-cell office:value-type="float" office:value="174749584584.051" calcext:value-type="float">
            <text:p>174749584584.051</text:p>
          </table:table-cell>
          <table:table-cell office:value-type="float" office:value="168223583736.789" calcext:value-type="float">
            <text:p>168223583736.789</text:p>
          </table:table-cell>
          <table:table-cell/>
        </table:table-row>
        <table:table-row table:style-name="ro1">
          <table:table-cell office:value-type="string" calcext:value-type="string">
            <text:p>Exports of goods, services and primary income (BoP, current US$)</text:p>
          </table:table-cell>
          <table:table-cell office:value-type="string" calcext:value-type="string">
            <text:p>BX.GSR.TOTL.CD</text:p>
          </table:table-cell>
          <table:table-cell office:value-type="string" calcext:value-type="string">
            <text:p>BX</text:p>
          </table:table-cell>
          <table:table-cell table:number-columns-repeated="22"/>
          <table:table-cell office:value-type="float" office:value="24729000000" calcext:value-type="float">
            <text:p>24729000000</text:p>
          </table:table-cell>
          <table:table-cell office:value-type="float" office:value="24735000000" calcext:value-type="float">
            <text:p>24735000000</text:p>
          </table:table-cell>
          <table:table-cell office:value-type="float" office:value="28724000000" calcext:value-type="float">
            <text:p>28724000000</text:p>
          </table:table-cell>
          <table:table-cell office:value-type="float" office:value="29641000000" calcext:value-type="float">
            <text:p>29641000000</text:p>
          </table:table-cell>
          <table:table-cell office:value-type="float" office:value="30683000000" calcext:value-type="float">
            <text:p>30683000000</text:p>
          </table:table-cell>
          <table:table-cell office:value-type="float" office:value="40147000000" calcext:value-type="float">
            <text:p>40147000000</text:p>
          </table:table-cell>
          <table:table-cell office:value-type="float" office:value="47381000000" calcext:value-type="float">
            <text:p>47381000000</text:p>
          </table:table-cell>
          <table:table-cell office:value-type="float" office:value="49717000000" calcext:value-type="float">
            <text:p>49717000000</text:p>
          </table:table-cell>
          <table:table-cell office:value-type="float" office:value="60391000000" calcext:value-type="float">
            <text:p>60391000000</text:p>
          </table:table-cell>
          <table:table-cell office:value-type="float" office:value="69617000000" calcext:value-type="float">
            <text:p>69617000000</text:p>
          </table:table-cell>
          <table:table-cell office:value-type="float" office:value="84412000000" calcext:value-type="float">
            <text:p>84412000000</text:p>
          </table:table-cell>
          <table:table-cell office:value-type="float" office:value="91242000000" calcext:value-type="float">
            <text:p>91242000000</text:p>
          </table:table-cell>
          <table:table-cell office:value-type="float" office:value="124918000000" calcext:value-type="float">
            <text:p>124918000000</text:p>
          </table:table-cell>
          <table:table-cell office:value-type="float" office:value="152431250000" calcext:value-type="float">
            <text:p>152431250000</text:p>
          </table:table-cell>
          <table:table-cell office:value-type="float" office:value="178996000000" calcext:value-type="float">
            <text:p>178996000000</text:p>
          </table:table-cell>
          <table:table-cell office:value-type="float" office:value="146243000000" calcext:value-type="float">
            <text:p>146243000000</text:p>
          </table:table-cell>
          <table:table-cell office:value-type="float" office:value="146948000000" calcext:value-type="float">
            <text:p>146948000000</text:p>
          </table:table-cell>
          <table:table-cell office:value-type="float" office:value="158214000000" calcext:value-type="float">
            <text:p>158214000000</text:p>
          </table:table-cell>
          <table:table-cell office:value-type="float" office:value="202589270000" calcext:value-type="float">
            <text:p>202589270000</text:p>
          </table:table-cell>
          <table:table-cell office:value-type="float" office:value="217960000000" calcext:value-type="float">
            <text:p>217960000000</text:p>
          </table:table-cell>
          <table:table-cell office:value-type="float" office:value="255970416344.366" calcext:value-type="float">
            <text:p>255970416344.366</text:p>
          </table:table-cell>
          <table:table-cell office:value-type="float" office:value="462070899008.669" calcext:value-type="float">
            <text:p>462070899008.669</text:p>
          </table:table-cell>
          <table:table-cell office:value-type="float" office:value="625332175040.451" calcext:value-type="float">
            <text:p>625332175040.451</text:p>
          </table:table-cell>
          <table:table-cell office:value-type="float" office:value="812611838954.089" calcext:value-type="float">
            <text:p>812611838954.089</text:p>
          </table:table-cell>
          <table:table-cell office:value-type="float" office:value="1046294573489.58" calcext:value-type="float">
            <text:p>1046294573489.58</text:p>
          </table:table-cell>
          <table:table-cell office:value-type="float" office:value="1340528796932.55" calcext:value-type="float">
            <text:p>1340528796932.55</text:p>
          </table:table-cell>
          <table:table-cell office:value-type="float" office:value="1607104247636.91" calcext:value-type="float">
            <text:p>1607104247636.91</text:p>
          </table:table-cell>
          <table:table-cell office:value-type="float" office:value="1357974408000.78" calcext:value-type="float">
            <text:p>1357974408000.78</text:p>
          </table:table-cell>
          <table:table-cell office:value-type="float" office:value="1746368646002.99" calcext:value-type="float">
            <text:p>1746368646002.99</text:p>
          </table:table-cell>
          <table:table-cell office:value-type="float" office:value="2153120036894.13" calcext:value-type="float">
            <text:p>2153120036894.13</text:p>
          </table:table-cell>
          <table:table-cell office:value-type="float" office:value="2342129055768.52" calcext:value-type="float">
            <text:p>2342129055768.52</text:p>
          </table:table-cell>
          <table:table-cell office:value-type="float" office:value="2539567897419.11" calcext:value-type="float">
            <text:p>2539567897419.11</text:p>
          </table:table-cell>
          <table:table-cell office:value-type="float" office:value="2702274321141.03" calcext:value-type="float">
            <text:p>2702274321141.03</text:p>
          </table:table-cell>
          <table:table-cell office:value-type="float" office:value="2583352015699.81" calcext:value-type="float">
            <text:p>2583352015699.81</text:p>
          </table:table-cell>
          <table:table-cell office:value-type="float" office:value="2423740432360.37" calcext:value-type="float">
            <text:p>2423740432360.37</text:p>
          </table:table-cell>
          <table:table-cell office:value-type="float" office:value="2680246536533.75" calcext:value-type="float">
            <text:p>2680246536533.75</text:p>
          </table:table-cell>
          <table:table-cell/>
        </table:table-row>
        <table:table-row table:style-name="ro1">
          <table:table-cell office:value-type="string" calcext:value-type="string">
            <text:p>Exports of goods and services (BoP, current US$)</text:p>
          </table:table-cell>
          <table:table-cell office:value-type="string" calcext:value-type="string">
            <text:p>BX.GSR.GNFS.CD</text:p>
          </table:table-cell>
          <table:table-cell office:value-type="string" calcext:value-type="string">
            <text:p>BX</text:p>
          </table:table-cell>
          <table:table-cell table:number-columns-repeated="22"/>
          <table:table-cell office:value-type="float" office:value="23637000000" calcext:value-type="float">
            <text:p>23637000000</text:p>
          </table:table-cell>
          <table:table-cell office:value-type="float" office:value="23186000000" calcext:value-type="float">
            <text:p>23186000000</text:p>
          </table:table-cell>
          <table:table-cell office:value-type="float" office:value="26716000000" calcext:value-type="float">
            <text:p>26716000000</text:p>
          </table:table-cell>
          <table:table-cell office:value-type="float" office:value="28163000000" calcext:value-type="float">
            <text:p>28163000000</text:p>
          </table:table-cell>
          <table:table-cell office:value-type="float" office:value="29583000000" calcext:value-type="float">
            <text:p>29583000000</text:p>
          </table:table-cell>
          <table:table-cell office:value-type="float" office:value="39171000000" calcext:value-type="float">
            <text:p>39171000000</text:p>
          </table:table-cell>
          <table:table-cell office:value-type="float" office:value="45912000000" calcext:value-type="float">
            <text:p>45912000000</text:p>
          </table:table-cell>
          <table:table-cell office:value-type="float" office:value="47823000000" calcext:value-type="float">
            <text:p>47823000000</text:p>
          </table:table-cell>
          <table:table-cell office:value-type="float" office:value="57374000000" calcext:value-type="float">
            <text:p>57374000000</text:p>
          </table:table-cell>
          <table:table-cell office:value-type="float" office:value="65898000000" calcext:value-type="float">
            <text:p>65898000000</text:p>
          </table:table-cell>
          <table:table-cell office:value-type="float" office:value="78817000000" calcext:value-type="float">
            <text:p>78817000000</text:p>
          </table:table-cell>
          <table:table-cell office:value-type="float" office:value="86852000000" calcext:value-type="float">
            <text:p>86852000000</text:p>
          </table:table-cell>
          <table:table-cell office:value-type="float" office:value="119181000000" calcext:value-type="float">
            <text:p>119181000000</text:p>
          </table:table-cell>
          <table:table-cell office:value-type="float" office:value="147239990000" calcext:value-type="float">
            <text:p>147239990000</text:p>
          </table:table-cell>
          <table:table-cell office:value-type="float" office:value="171678000000" calcext:value-type="float">
            <text:p>171678000000</text:p>
          </table:table-cell>
          <table:table-cell office:value-type="float" office:value="140533000000" calcext:value-type="float">
            <text:p>140533000000</text:p>
          </table:table-cell>
          <table:table-cell office:value-type="float" office:value="141364000000" calcext:value-type="float">
            <text:p>141364000000</text:p>
          </table:table-cell>
          <table:table-cell office:value-type="float" office:value="149884000000" calcext:value-type="float">
            <text:p>149884000000</text:p>
          </table:table-cell>
          <table:table-cell office:value-type="float" office:value="190039384000" calcext:value-type="float">
            <text:p>190039384000</text:p>
          </table:table-cell>
          <table:table-cell office:value-type="float" office:value="208572000000" calcext:value-type="float">
            <text:p>208572000000</text:p>
          </table:table-cell>
          <table:table-cell office:value-type="float" office:value="247626456545.448" calcext:value-type="float">
            <text:p>247626456545.448</text:p>
          </table:table-cell>
          <table:table-cell office:value-type="float" office:value="445976206260.613" calcext:value-type="float">
            <text:p>445976206260.613</text:p>
          </table:table-cell>
          <table:table-cell office:value-type="float" office:value="604774713079.717" calcext:value-type="float">
            <text:p>604774713079.717</text:p>
          </table:table-cell>
          <table:table-cell office:value-type="float" office:value="773339005396.985" calcext:value-type="float">
            <text:p>773339005396.985</text:p>
          </table:table-cell>
          <table:table-cell office:value-type="float" office:value="991731387760.491" calcext:value-type="float">
            <text:p>991731387760.491</text:p>
          </table:table-cell>
          <table:table-cell office:value-type="float" office:value="1257052625429.69" calcext:value-type="float">
            <text:p>1257052625429.69</text:p>
          </table:table-cell>
          <table:table-cell office:value-type="float" office:value="1495317001221.66" calcext:value-type="float">
            <text:p>1495317001221.66</text:p>
          </table:table-cell>
          <table:table-cell office:value-type="float" office:value="1249723531706.78" calcext:value-type="float">
            <text:p>1249723531706.78</text:p>
          </table:table-cell>
          <table:table-cell office:value-type="float" office:value="1603944171443.28" calcext:value-type="float">
            <text:p>1603944171443.28</text:p>
          </table:table-cell>
          <table:table-cell office:value-type="float" office:value="2008852448487.47" calcext:value-type="float">
            <text:p>2008852448487.47</text:p>
          </table:table-cell>
          <table:table-cell office:value-type="float" office:value="2175092012376.37" calcext:value-type="float">
            <text:p>2175092012376.37</text:p>
          </table:table-cell>
          <table:table-cell office:value-type="float" office:value="2355594737798.11" calcext:value-type="float">
            <text:p>2355594737798.11</text:p>
          </table:table-cell>
          <table:table-cell office:value-type="float" office:value="2462902030661.11" calcext:value-type="float">
            <text:p>2462902030661.11</text:p>
          </table:table-cell>
          <table:table-cell office:value-type="float" office:value="2360152452309.1" calcext:value-type="float">
            <text:p>2360152452309.1</text:p>
          </table:table-cell>
          <table:table-cell office:value-type="float" office:value="2197922469129.56" calcext:value-type="float">
            <text:p>2197922469129.56</text:p>
          </table:table-cell>
          <table:table-cell office:value-type="float" office:value="2422911001954.39" calcext:value-type="float">
            <text:p>2422911001954.39</text:p>
          </table:table-cell>
          <table:table-cell/>
        </table:table-row>
        <table:table-row table:style-name="ro1">
          <table:table-cell office:value-type="string" calcext:value-type="string">
            <text:p>Net capital account (BoP, current US$)</text:p>
          </table:table-cell>
          <table:table-cell office:value-type="string" calcext:value-type="string">
            <text:p>BN.TRF.KOGT.CD</text:p>
          </table:table-cell>
          <table:table-cell office:value-type="string" calcext:value-type="string">
            <text:p>BN</text:p>
          </table:table-cell>
          <table:table-cell table:number-columns-repeated="43"/>
          <table:table-cell office:value-type="float" office:value="-48082509.1579" calcext:value-type="float">
            <text:p>-48082509.1579</text:p>
          </table:table-cell>
          <table:table-cell office:value-type="float" office:value="-69345308.409" calcext:value-type="float">
            <text:p>-69345308.409</text:p>
          </table:table-cell>
          <table:table-cell office:value-type="float" office:value="4101792453.7078" calcext:value-type="float">
            <text:p>4101792453.7078</text:p>
          </table:table-cell>
          <table:table-cell office:value-type="float" office:value="4020114665.73219" calcext:value-type="float">
            <text:p>4020114665.73219</text:p>
          </table:table-cell>
          <table:table-cell office:value-type="float" office:value="3099074940.16295" calcext:value-type="float">
            <text:p>3099074940.16295</text:p>
          </table:table-cell>
          <table:table-cell office:value-type="float" office:value="3051447677.19205" calcext:value-type="float">
            <text:p>3051447677.19205</text:p>
          </table:table-cell>
          <table:table-cell office:value-type="float" office:value="3939300397.56" calcext:value-type="float">
            <text:p>3939300397.56</text:p>
          </table:table-cell>
          <table:table-cell office:value-type="float" office:value="4630451540.24785" calcext:value-type="float">
            <text:p>4630451540.24785</text:p>
          </table:table-cell>
          <table:table-cell office:value-type="float" office:value="5446287974.59" calcext:value-type="float">
            <text:p>5446287974.59</text:p>
          </table:table-cell>
          <table:table-cell office:value-type="float" office:value="4272276974.35" calcext:value-type="float">
            <text:p>4272276974.35</text:p>
          </table:table-cell>
          <table:table-cell office:value-type="float" office:value="3052011938.48" calcext:value-type="float">
            <text:p>3052011938.48</text:p>
          </table:table-cell>
          <table:table-cell office:value-type="float" office:value="-32747983.92" calcext:value-type="float">
            <text:p>-32747983.92</text:p>
          </table:table-cell>
          <table:table-cell office:value-type="float" office:value="316093566.28" calcext:value-type="float">
            <text:p>316093566.28</text:p>
          </table:table-cell>
          <table:table-cell office:value-type="float" office:value="-344407427.2" calcext:value-type="float">
            <text:p>-344407427.2</text:p>
          </table:table-cell>
          <table:table-cell office:value-type="float" office:value="-93614849.22" calcext:value-type="float">
            <text:p>-93614849.22</text:p>
          </table:table-cell>
          <table:table-cell/>
        </table:table-row>
        <table:table-row table:style-name="ro1">
          <table:table-cell office:value-type="string" calcext:value-type="string">
            <text:p>Portfolio investment, net (BoP, current US$)</text:p>
          </table:table-cell>
          <table:table-cell office:value-type="string" calcext:value-type="string">
            <text:p>BN.KLT.PTXL.CD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-21000000" calcext:value-type="float">
            <text:p>-21000000</text:p>
          </table:table-cell>
          <table:table-cell office:value-type="float" office:value="621000000" calcext:value-type="float">
            <text:p>621000000</text:p>
          </table:table-cell>
          <table:table-cell office:value-type="float" office:value="1638000000" calcext:value-type="float">
            <text:p>1638000000</text:p>
          </table:table-cell>
          <table:table-cell office:value-type="float" office:value="-3027000000" calcext:value-type="float">
            <text:p>-3027000000</text:p>
          </table:table-cell>
          <table:table-cell office:value-type="float" office:value="-1568000000" calcext:value-type="float">
            <text:p>-1568000000</text:p>
          </table:table-cell>
          <table:table-cell office:value-type="float" office:value="-1051000000" calcext:value-type="float">
            <text:p>-1051000000</text:p>
          </table:table-cell>
          <table:table-cell office:value-type="float" office:value="-876000000" calcext:value-type="float">
            <text:p>-876000000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241000000" calcext:value-type="float">
            <text:p>241000000</text:p>
          </table:table-cell>
          <table:table-cell office:value-type="float" office:value="-235000000" calcext:value-type="float">
            <text:p>-235000000</text:p>
          </table:table-cell>
          <table:table-cell office:value-type="float" office:value="57000000" calcext:value-type="float">
            <text:p>57000000</text:p>
          </table:table-cell>
          <table:table-cell office:value-type="float" office:value="-3049000000" calcext:value-type="float">
            <text:p>-3049000000</text:p>
          </table:table-cell>
          <table:table-cell office:value-type="float" office:value="-3543000000" calcext:value-type="float">
            <text:p>-3543000000</text:p>
          </table:table-cell>
          <table:table-cell office:value-type="float" office:value="-789400000" calcext:value-type="float">
            <text:p>-789400000</text:p>
          </table:table-cell>
          <table:table-cell office:value-type="float" office:value="-1744000000" calcext:value-type="float">
            <text:p>-1744000000</text:p>
          </table:table-cell>
          <table:table-cell office:value-type="float" office:value="-6943000000" calcext:value-type="float">
            <text:p>-6943000000</text:p>
          </table:table-cell>
          <table:table-cell office:value-type="float" office:value="3732000000" calcext:value-type="float">
            <text:p>3732000000</text:p>
          </table:table-cell>
          <table:table-cell office:value-type="float" office:value="11234000000" calcext:value-type="float">
            <text:p>11234000000</text:p>
          </table:table-cell>
          <table:table-cell office:value-type="float" office:value="3990732000" calcext:value-type="float">
            <text:p>3990732000</text:p>
          </table:table-cell>
          <table:table-cell office:value-type="float" office:value="19405000000" calcext:value-type="float">
            <text:p>19405000000</text:p>
          </table:table-cell>
          <table:table-cell office:value-type="float" office:value="10342485051.8252" calcext:value-type="float">
            <text:p>10342485051.8252</text:p>
          </table:table-cell>
          <table:table-cell office:value-type="float" office:value="-11437115819.9986" calcext:value-type="float">
            <text:p>-11437115819.9986</text:p>
          </table:table-cell>
          <table:table-cell office:value-type="float" office:value="-19743601592.0469" calcext:value-type="float">
            <text:p>-19743601592.0469</text:p>
          </table:table-cell>
          <table:table-cell office:value-type="float" office:value="4709837172.2624" calcext:value-type="float">
            <text:p>4709837172.2624</text:p>
          </table:table-cell>
          <table:table-cell office:value-type="float" office:value="68416515086.0359" calcext:value-type="float">
            <text:p>68416515086.0359</text:p>
          </table:table-cell>
          <table:table-cell office:value-type="float" office:value="-16442973699.6943" calcext:value-type="float">
            <text:p>-16442973699.6943</text:p>
          </table:table-cell>
          <table:table-cell office:value-type="float" office:value="-34852395243.9119" calcext:value-type="float">
            <text:p>-34852395243.9119</text:p>
          </table:table-cell>
          <table:table-cell office:value-type="float" office:value="-27087363798.0013" calcext:value-type="float">
            <text:p>-27087363798.0013</text:p>
          </table:table-cell>
          <table:table-cell office:value-type="float" office:value="-24038442273.0131" calcext:value-type="float">
            <text:p>-24038442273.0131</text:p>
          </table:table-cell>
          <table:table-cell office:value-type="float" office:value="-19639146481.0331" calcext:value-type="float">
            <text:p>-19639146481.0331</text:p>
          </table:table-cell>
          <table:table-cell office:value-type="float" office:value="-47779274570.0752" calcext:value-type="float">
            <text:p>-47779274570.0752</text:p>
          </table:table-cell>
          <table:table-cell office:value-type="float" office:value="-52891117744.1311" calcext:value-type="float">
            <text:p>-52891117744.1311</text:p>
          </table:table-cell>
          <table:table-cell office:value-type="float" office:value="-82429447386.7501" calcext:value-type="float">
            <text:p>-82429447386.7501</text:p>
          </table:table-cell>
          <table:table-cell office:value-type="float" office:value="66470061883.31" calcext:value-type="float">
            <text:p>66470061883.31</text:p>
          </table:table-cell>
          <table:table-cell office:value-type="float" office:value="52270616754.1906" calcext:value-type="float">
            <text:p>52270616754.1906</text:p>
          </table:table-cell>
          <table:table-cell office:value-type="float" office:value="-7431310856.86329" calcext:value-type="float">
            <text:p>-7431310856.86329</text:p>
          </table:table-cell>
          <table:table-cell/>
        </table:table-row>
        <table:table-row table:style-name="ro1">
          <table:table-cell office:value-type="string" calcext:value-type="string">
            <text:p>Foreign direct investment, net (BoP, current US$)</text:p>
          </table:table-cell>
          <table:table-cell office:value-type="string" calcext:value-type="string">
            <text:p>BN.KLT.DINV.CD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-386000000" calcext:value-type="float">
            <text:p>-386000000</text:p>
          </table:table-cell>
          <table:table-cell office:value-type="float" office:value="-543000000" calcext:value-type="float">
            <text:p>-543000000</text:p>
          </table:table-cell>
          <table:table-cell office:value-type="float" office:value="-1124000000" calcext:value-type="float">
            <text:p>-1124000000</text:p>
          </table:table-cell>
          <table:table-cell office:value-type="float" office:value="-1030000000" calcext:value-type="float">
            <text:p>-1030000000</text:p>
          </table:table-cell>
          <table:table-cell office:value-type="float" office:value="-1425000000" calcext:value-type="float">
            <text:p>-1425000000</text:p>
          </table:table-cell>
          <table:table-cell office:value-type="float" office:value="-1669000000" calcext:value-type="float">
            <text:p>-1669000000</text:p>
          </table:table-cell>
          <table:table-cell office:value-type="float" office:value="-2344000000" calcext:value-type="float">
            <text:p>-2344000000</text:p>
          </table:table-cell>
          <table:table-cell office:value-type="float" office:value="-2613000000" calcext:value-type="float">
            <text:p>-2613000000</text:p>
          </table:table-cell>
          <table:table-cell office:value-type="float" office:value="-2657000000" calcext:value-type="float">
            <text:p>-2657000000</text:p>
          </table:table-cell>
          <table:table-cell office:value-type="float" office:value="-3453000000" calcext:value-type="float">
            <text:p>-3453000000</text:p>
          </table:table-cell>
          <table:table-cell office:value-type="float" office:value="-7156000000" calcext:value-type="float">
            <text:p>-7156000000</text:p>
          </table:table-cell>
          <table:table-cell office:value-type="float" office:value="-23115000000" calcext:value-type="float">
            <text:p>-23115000000</text:p>
          </table:table-cell>
          <table:table-cell office:value-type="float" office:value="-31787000000" calcext:value-type="float">
            <text:p>-31787000000</text:p>
          </table:table-cell>
          <table:table-cell office:value-type="float" office:value="-33849200000" calcext:value-type="float">
            <text:p>-33849200000</text:p>
          </table:table-cell>
          <table:table-cell office:value-type="float" office:value="-38066000000" calcext:value-type="float">
            <text:p>-38066000000</text:p>
          </table:table-cell>
          <table:table-cell office:value-type="float" office:value="-41674000000" calcext:value-type="float">
            <text:p>-41674000000</text:p>
          </table:table-cell>
          <table:table-cell office:value-type="float" office:value="-41117000000" calcext:value-type="float">
            <text:p>-41117000000</text:p>
          </table:table-cell>
          <table:table-cell office:value-type="float" office:value="-36978000000" calcext:value-type="float">
            <text:p>-36978000000</text:p>
          </table:table-cell>
          <table:table-cell office:value-type="float" office:value="-37483300000" calcext:value-type="float">
            <text:p>-37483300000</text:p>
          </table:table-cell>
          <table:table-cell office:value-type="float" office:value="-37357000000" calcext:value-type="float">
            <text:p>-37357000000</text:p>
          </table:table-cell>
          <table:table-cell office:value-type="float" office:value="-46789569178.7806" calcext:value-type="float">
            <text:p>-46789569178.7806</text:p>
          </table:table-cell>
          <table:table-cell office:value-type="float" office:value="-49444853743.8231" calcext:value-type="float">
            <text:p>-49444853743.8231</text:p>
          </table:table-cell>
          <table:table-cell office:value-type="float" office:value="-60144670467.5079" calcext:value-type="float">
            <text:p>-60144670467.5079</text:p>
          </table:table-cell>
          <table:table-cell office:value-type="float" office:value="-90379127564.2216" calcext:value-type="float">
            <text:p>-90379127564.2216</text:p>
          </table:table-cell>
          <table:table-cell office:value-type="float" office:value="-100149837150.968" calcext:value-type="float">
            <text:p>-100149837150.968</text:p>
          </table:table-cell>
          <table:table-cell office:value-type="float" office:value="-139094535501.613" calcext:value-type="float">
            <text:p>-139094535501.613</text:p>
          </table:table-cell>
          <table:table-cell office:value-type="float" office:value="-114792373681.872" calcext:value-type="float">
            <text:p>-114792373681.872</text:p>
          </table:table-cell>
          <table:table-cell office:value-type="float" office:value="-87167067369.5" calcext:value-type="float">
            <text:p>-87167067369.5</text:p>
          </table:table-cell>
          <table:table-cell office:value-type="float" office:value="-185749835191.821" calcext:value-type="float">
            <text:p>-185749835191.821</text:p>
          </table:table-cell>
          <table:table-cell office:value-type="float" office:value="-231651578090.287" calcext:value-type="float">
            <text:p>-231651578090.287</text:p>
          </table:table-cell>
          <table:table-cell office:value-type="float" office:value="-176250481637.42" calcext:value-type="float">
            <text:p>-176250481637.42</text:p>
          </table:table-cell>
          <table:table-cell office:value-type="float" office:value="-217957551783.694" calcext:value-type="float">
            <text:p>-217957551783.694</text:p>
          </table:table-cell>
          <table:table-cell office:value-type="float" office:value="-144967626758.575" calcext:value-type="float">
            <text:p>-144967626758.575</text:p>
          </table:table-cell>
          <table:table-cell office:value-type="float" office:value="-68098649764.7788" calcext:value-type="float">
            <text:p>-68098649764.7788</text:p>
          </table:table-cell>
          <table:table-cell office:value-type="float" office:value="41674876169.524" calcext:value-type="float">
            <text:p>41674876169.524</text:p>
          </table:table-cell>
          <table:table-cell office:value-type="float" office:value="-66309483489.9992" calcext:value-type="float">
            <text:p>-66309483489.9992</text:p>
          </table:table-cell>
          <table:table-cell/>
        </table:table-row>
        <table:table-row table:style-name="ro1">
          <table:table-cell office:value-type="string" calcext:value-type="string">
            <text:p>Net trade in goods (BoP, current US$)</text:p>
          </table:table-cell>
          <table:table-cell office:value-type="string" calcext:value-type="string">
            <text:p>BN.GSR.MRCH.CD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4249000000" calcext:value-type="float">
            <text:p>4249000000</text:p>
          </table:table-cell>
          <table:table-cell office:value-type="float" office:value="1990000000" calcext:value-type="float">
            <text:p>199000000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-13123000000" calcext:value-type="float">
            <text:p>-13123000000</text:p>
          </table:table-cell>
          <table:table-cell office:value-type="float" office:value="-9140000000" calcext:value-type="float">
            <text:p>-9140000000</text:p>
          </table:table-cell>
          <table:table-cell office:value-type="float" office:value="-1661000000" calcext:value-type="float">
            <text:p>-1661000000</text:p>
          </table:table-cell>
          <table:table-cell office:value-type="float" office:value="-5315000000" calcext:value-type="float">
            <text:p>-5315000000</text:p>
          </table:table-cell>
          <table:table-cell office:value-type="float" office:value="-5620000000" calcext:value-type="float">
            <text:p>-5620000000</text:p>
          </table:table-cell>
          <table:table-cell office:value-type="float" office:value="9165000000" calcext:value-type="float">
            <text:p>9165000000</text:p>
          </table:table-cell>
          <table:table-cell office:value-type="float" office:value="8743000000" calcext:value-type="float">
            <text:p>8743000000</text:p>
          </table:table-cell>
          <table:table-cell office:value-type="float" office:value="5183000000" calcext:value-type="float">
            <text:p>5183000000</text:p>
          </table:table-cell>
          <table:table-cell office:value-type="float" office:value="-10654000000" calcext:value-type="float">
            <text:p>-10654000000</text:p>
          </table:table-cell>
          <table:table-cell office:value-type="float" office:value="7290000000" calcext:value-type="float">
            <text:p>7290000000</text:p>
          </table:table-cell>
          <table:table-cell office:value-type="float" office:value="18050110000" calcext:value-type="float">
            <text:p>18050110000</text:p>
          </table:table-cell>
          <table:table-cell office:value-type="float" office:value="19535000000" calcext:value-type="float">
            <text:p>19535000000</text:p>
          </table:table-cell>
          <table:table-cell office:value-type="float" office:value="13552000000" calcext:value-type="float">
            <text:p>13552000000</text:p>
          </table:table-cell>
          <table:table-cell office:value-type="float" office:value="8662000000" calcext:value-type="float">
            <text:p>8662000000</text:p>
          </table:table-cell>
          <table:table-cell office:value-type="float" office:value="-3342000000" calcext:value-type="float">
            <text:p>-3342000000</text:p>
          </table:table-cell>
          <table:table-cell office:value-type="float" office:value="-13565524000" calcext:value-type="float">
            <text:p>-13565524000</text:p>
          </table:table-cell>
          <table:table-cell office:value-type="float" office:value="-22568000000" calcext:value-type="float">
            <text:p>-22568000000</text:p>
          </table:table-cell>
          <table:table-cell office:value-type="float" office:value="-18020418974.554" calcext:value-type="float">
            <text:p>-18020418974.554</text:p>
          </table:table-cell>
          <table:table-cell office:value-type="float" office:value="33689172314.978" calcext:value-type="float">
            <text:p>33689172314.978</text:p>
          </table:table-cell>
          <table:table-cell office:value-type="float" office:value="44895552672.967" calcext:value-type="float">
            <text:p>44895552672.967</text:p>
          </table:table-cell>
          <table:table-cell office:value-type="float" office:value="130128746434.245" calcext:value-type="float">
            <text:p>130128746434.245</text:p>
          </table:table-cell>
          <table:table-cell office:value-type="float" office:value="215686120289.525" calcext:value-type="float">
            <text:p>215686120289.525</text:p>
          </table:table-cell>
          <table:table-cell office:value-type="float" office:value="311715219675.61" calcext:value-type="float">
            <text:p>311715219675.61</text:p>
          </table:table-cell>
          <table:table-cell office:value-type="float" office:value="359886092365.751" calcext:value-type="float">
            <text:p>359886092365.751</text:p>
          </table:table-cell>
          <table:table-cell office:value-type="float" office:value="243546092667.105" calcext:value-type="float">
            <text:p>243546092667.105</text:p>
          </table:table-cell>
          <table:table-cell office:value-type="float" office:value="246425735266.642" calcext:value-type="float">
            <text:p>246425735266.642</text:p>
          </table:table-cell>
          <table:table-cell office:value-type="float" office:value="228700752633.924" calcext:value-type="float">
            <text:p>228700752633.924</text:p>
          </table:table-cell>
          <table:table-cell office:value-type="float" office:value="311569753155.18" calcext:value-type="float">
            <text:p>311569753155.18</text:p>
          </table:table-cell>
          <table:table-cell office:value-type="float" office:value="358981297739.869" calcext:value-type="float">
            <text:p>358981297739.869</text:p>
          </table:table-cell>
          <table:table-cell office:value-type="float" office:value="435041621802.113" calcext:value-type="float">
            <text:p>435041621802.113</text:p>
          </table:table-cell>
          <table:table-cell office:value-type="float" office:value="576191072365.713" calcext:value-type="float">
            <text:p>576191072365.713</text:p>
          </table:table-cell>
          <table:table-cell office:value-type="float" office:value="488882999359.099" calcext:value-type="float">
            <text:p>488882999359.099</text:p>
          </table:table-cell>
          <table:table-cell office:value-type="float" office:value="476145708381.88" calcext:value-type="float">
            <text:p>476145708381.88</text:p>
          </table:table-cell>
          <table:table-cell/>
        </table:table-row>
        <table:table-row table:style-name="ro1">
          <table:table-cell office:value-type="string" calcext:value-type="string">
            <text:p>Net trade in goods and services (BoP, current US$)</text:p>
          </table:table-cell>
          <table:table-cell office:value-type="string" calcext:value-type="string">
            <text:p>BN.GSR.GNFS.CD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4737000000" calcext:value-type="float">
            <text:p>4737000000</text:p>
          </table:table-cell>
          <table:table-cell office:value-type="float" office:value="2475000000" calcext:value-type="float">
            <text:p>2475000000</text:p>
          </table:table-cell>
          <table:table-cell office:value-type="float" office:value="-32000000" calcext:value-type="float">
            <text:p>-32000000</text:p>
          </table:table-cell>
          <table:table-cell office:value-type="float" office:value="-12592000000" calcext:value-type="float">
            <text:p>-12592000000</text:p>
          </table:table-cell>
          <table:table-cell office:value-type="float" office:value="-7589000000" calcext:value-type="float">
            <text:p>-7589000000</text:p>
          </table:table-cell>
          <table:table-cell office:value-type="float" office:value="291000000" calcext:value-type="float">
            <text:p>291000000</text:p>
          </table:table-cell>
          <table:table-cell office:value-type="float" office:value="-4060000000" calcext:value-type="float">
            <text:p>-4060000000</text:p>
          </table:table-cell>
          <table:table-cell office:value-type="float" office:value="-4927000000" calcext:value-type="float">
            <text:p>-4927000000</text:p>
          </table:table-cell>
          <table:table-cell office:value-type="float" office:value="10668000000" calcext:value-type="float">
            <text:p>10668000000</text:p>
          </table:table-cell>
          <table:table-cell office:value-type="float" office:value="11601000000" calcext:value-type="float">
            <text:p>11601000000</text:p>
          </table:table-cell>
          <table:table-cell office:value-type="float" office:value="4998000000" calcext:value-type="float">
            <text:p>4998000000</text:p>
          </table:table-cell>
          <table:table-cell office:value-type="float" office:value="-11497000000" calcext:value-type="float">
            <text:p>-11497000000</text:p>
          </table:table-cell>
          <table:table-cell office:value-type="float" office:value="7611000000" calcext:value-type="float">
            <text:p>7611000000</text:p>
          </table:table-cell>
          <table:table-cell office:value-type="float" office:value="11957590000" calcext:value-type="float">
            <text:p>11957590000</text:p>
          </table:table-cell>
          <table:table-cell office:value-type="float" office:value="17551000000" calcext:value-type="float">
            <text:p>17551000000</text:p>
          </table:table-cell>
          <table:table-cell office:value-type="float" office:value="42824000000" calcext:value-type="float">
            <text:p>42824000000</text:p>
          </table:table-cell>
          <table:table-cell office:value-type="float" office:value="43837000000" calcext:value-type="float">
            <text:p>43837000000</text:p>
          </table:table-cell>
          <table:table-cell office:value-type="float" office:value="30641000000" calcext:value-type="float">
            <text:p>30641000000</text:p>
          </table:table-cell>
          <table:table-cell office:value-type="float" office:value="28873534000" calcext:value-type="float">
            <text:p>28873534000</text:p>
          </table:table-cell>
          <table:table-cell office:value-type="float" office:value="28084000000" calcext:value-type="float">
            <text:p>28084000000</text:p>
          </table:table-cell>
          <table:table-cell office:value-type="float" office:value="37383087664.0194" calcext:value-type="float">
            <text:p>37383087664.0194</text:p>
          </table:table-cell>
          <table:table-cell office:value-type="float" office:value="35821129066.2935" calcext:value-type="float">
            <text:p>35821129066.2935</text:p>
          </table:table-cell>
          <table:table-cell office:value-type="float" office:value="51174382539.95" calcext:value-type="float">
            <text:p>51174382539.95</text:p>
          </table:table-cell>
          <table:table-cell office:value-type="float" office:value="124626797517.211" calcext:value-type="float">
            <text:p>124626797517.211</text:p>
          </table:table-cell>
          <table:table-cell office:value-type="float" office:value="208918924500.594" calcext:value-type="float">
            <text:p>208918924500.594</text:p>
          </table:table-cell>
          <table:table-cell office:value-type="float" office:value="308036028783.353" calcext:value-type="float">
            <text:p>308036028783.353</text:p>
          </table:table-cell>
          <table:table-cell office:value-type="float" office:value="348832533153.933" calcext:value-type="float">
            <text:p>348832533153.933</text:p>
          </table:table-cell>
          <table:table-cell office:value-type="float" office:value="220130401366.781" calcext:value-type="float">
            <text:p>220130401366.781</text:p>
          </table:table-cell>
          <table:table-cell office:value-type="float" office:value="223023871712.8" calcext:value-type="float">
            <text:p>223023871712.8</text:p>
          </table:table-cell>
          <table:table-cell office:value-type="float" office:value="181903738912.674" calcext:value-type="float">
            <text:p>181903738912.674</text:p>
          </table:table-cell>
          <table:table-cell office:value-type="float" office:value="231844876748.002" calcext:value-type="float">
            <text:p>231844876748.002</text:p>
          </table:table-cell>
          <table:table-cell office:value-type="float" office:value="235379561604.117" calcext:value-type="float">
            <text:p>235379561604.117</text:p>
          </table:table-cell>
          <table:table-cell office:value-type="float" office:value="221299246947.273" calcext:value-type="float">
            <text:p>221299246947.273</text:p>
          </table:table-cell>
          <table:table-cell office:value-type="float" office:value="357870764281.273" calcext:value-type="float">
            <text:p>357870764281.273</text:p>
          </table:table-cell>
          <table:table-cell office:value-type="float" office:value="255737088242.151" calcext:value-type="float">
            <text:p>255737088242.151</text:p>
          </table:table-cell>
          <table:table-cell office:value-type="float" office:value="210728437173.135" calcext:value-type="float">
            <text:p>210728437173.135</text:p>
          </table:table-cell>
          <table:table-cell/>
        </table:table-row>
        <table:table-row table:style-name="ro1">
          <table:table-cell office:value-type="string" calcext:value-type="string">
            <text:p>Net primary income (BoP, current US$)</text:p>
          </table:table-cell>
          <table:table-cell office:value-type="string" calcext:value-type="string">
            <text:p>BN.GSR.FCTY.CD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451000000" calcext:value-type="float">
            <text:p>451000000</text:p>
          </table:table-cell>
          <table:table-cell office:value-type="float" office:value="1254000000" calcext:value-type="float">
            <text:p>1254000000</text:p>
          </table:table-cell>
          <table:table-cell office:value-type="float" office:value="1620000000" calcext:value-type="float">
            <text:p>1620000000</text:p>
          </table:table-cell>
          <table:table-cell office:value-type="float" office:value="932000000" calcext:value-type="float">
            <text:p>932000000</text:p>
          </table:table-cell>
          <table:table-cell office:value-type="float" office:value="176000000" calcext:value-type="float">
            <text:p>176000000</text:p>
          </table:table-cell>
          <table:table-cell office:value-type="float" office:value="-215000000" calcext:value-type="float">
            <text:p>-215000000</text:p>
          </table:table-cell>
          <table:table-cell office:value-type="float" office:value="-161000000" calcext:value-type="float">
            <text:p>-161000000</text:p>
          </table:table-cell>
          <table:table-cell office:value-type="float" office:value="229000000" calcext:value-type="float">
            <text:p>229000000</text:p>
          </table:table-cell>
          <table:table-cell office:value-type="float" office:value="1055000000" calcext:value-type="float">
            <text:p>1055000000</text:p>
          </table:table-cell>
          <table:table-cell office:value-type="float" office:value="840000000" calcext:value-type="float">
            <text:p>840000000</text:p>
          </table:table-cell>
          <table:table-cell office:value-type="float" office:value="248000000" calcext:value-type="float">
            <text:p>248000000</text:p>
          </table:table-cell>
          <table:table-cell office:value-type="float" office:value="-1284000000" calcext:value-type="float">
            <text:p>-1284000000</text:p>
          </table:table-cell>
          <table:table-cell office:value-type="float" office:value="-1038000000" calcext:value-type="float">
            <text:p>-1038000000</text:p>
          </table:table-cell>
          <table:table-cell office:value-type="float" office:value="-11773840000" calcext:value-type="float">
            <text:p>-11773840000</text:p>
          </table:table-cell>
          <table:table-cell office:value-type="float" office:value="-12437000000" calcext:value-type="float">
            <text:p>-12437000000</text:p>
          </table:table-cell>
          <table:table-cell office:value-type="float" office:value="-11005000000" calcext:value-type="float">
            <text:p>-11005000000</text:p>
          </table:table-cell>
          <table:table-cell office:value-type="float" office:value="-16644000000" calcext:value-type="float">
            <text:p>-16644000000</text:p>
          </table:table-cell>
          <table:table-cell office:value-type="float" office:value="-14470000000" calcext:value-type="float">
            <text:p>-14470000000</text:p>
          </table:table-cell>
          <table:table-cell office:value-type="float" office:value="-14666461000" calcext:value-type="float">
            <text:p>-14666461000</text:p>
          </table:table-cell>
          <table:table-cell office:value-type="float" office:value="-19175000000" calcext:value-type="float">
            <text:p>-19175000000</text:p>
          </table:table-cell>
          <table:table-cell office:value-type="float" office:value="-14945534754.3729" calcext:value-type="float">
            <text:p>-14945534754.3729</text:p>
          </table:table-cell>
          <table:table-cell office:value-type="float" office:value="-10218488499.0169" calcext:value-type="float">
            <text:p>-10218488499.0169</text:p>
          </table:table-cell>
          <table:table-cell office:value-type="float" office:value="-5131610464.6017" calcext:value-type="float">
            <text:p>-5131610464.6017</text:p>
          </table:table-cell>
          <table:table-cell office:value-type="float" office:value="-16113803102.6241" calcext:value-type="float">
            <text:p>-16113803102.6241</text:p>
          </table:table-cell>
          <table:table-cell office:value-type="float" office:value="-5143384935.88258" calcext:value-type="float">
            <text:p>-5143384935.88258</text:p>
          </table:table-cell>
          <table:table-cell office:value-type="float" office:value="8044362156.87558" calcext:value-type="float">
            <text:p>8044362156.87558</text:p>
          </table:table-cell>
          <table:table-cell office:value-type="float" office:value="28580030495.064" calcext:value-type="float">
            <text:p>28580030495.064</text:p>
          </table:table-cell>
          <table:table-cell office:value-type="float" office:value="-8532580532.33006" calcext:value-type="float">
            <text:p>-8532580532.33006</text:p>
          </table:table-cell>
          <table:table-cell office:value-type="float" office:value="-25899339085.6492" calcext:value-type="float">
            <text:p>-25899339085.6492</text:p>
          </table:table-cell>
          <table:table-cell office:value-type="float" office:value="-70317566923.6075" calcext:value-type="float">
            <text:p>-70317566923.6075</text:p>
          </table:table-cell>
          <table:table-cell office:value-type="float" office:value="-19886831333.6923" calcext:value-type="float">
            <text:p>-19886831333.6923</text:p>
          </table:table-cell>
          <table:table-cell office:value-type="float" office:value="-78442129019.7737" calcext:value-type="float">
            <text:p>-78442129019.7737</text:p>
          </table:table-cell>
          <table:table-cell office:value-type="float" office:value="13301214308.9048" calcext:value-type="float">
            <text:p>13301214308.9048</text:p>
          </table:table-cell>
          <table:table-cell office:value-type="float" office:value="-41056990197.4089" calcext:value-type="float">
            <text:p>-41056990197.4089</text:p>
          </table:table-cell>
          <table:table-cell office:value-type="float" office:value="-44013402100.4205" calcext:value-type="float">
            <text:p>-44013402100.4205</text:p>
          </table:table-cell>
          <table:table-cell office:value-type="float" office:value="-34444286883.3085" calcext:value-type="float">
            <text:p>-34444286883.3085</text:p>
          </table:table-cell>
          <table:table-cell/>
        </table:table-row>
        <table:table-row table:style-name="ro1">
          <table:table-cell office:value-type="string" calcext:value-type="string">
            <text:p>Net financial account (BoP, current US$)</text:p>
          </table:table-cell>
          <table:table-cell office:value-type="string" calcext:value-type="string">
            <text:p>BN.FIN.TOTL.CD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5953000000" calcext:value-type="float">
            <text:p>5953000000</text:p>
          </table:table-cell>
          <table:table-cell office:value-type="float" office:value="3874000000" calcext:value-type="float">
            <text:p>3874000000</text:p>
          </table:table-cell>
          <table:table-cell office:value-type="float" office:value="1098000000" calcext:value-type="float">
            <text:p>1098000000</text:p>
          </table:table-cell>
          <table:table-cell office:value-type="float" office:value="-11324000000" calcext:value-type="float">
            <text:p>-11324000000</text:p>
          </table:table-cell>
          <table:table-cell office:value-type="float" office:value="-7219000000" calcext:value-type="float">
            <text:p>-7219000000</text:p>
          </table:table-cell>
          <table:table-cell office:value-type="float" office:value="-1149000000" calcext:value-type="float">
            <text:p>-1149000000</text:p>
          </table:table-cell>
          <table:table-cell office:value-type="float" office:value="-4897000000" calcext:value-type="float">
            <text:p>-4897000000</text:p>
          </table:table-cell>
          <table:table-cell office:value-type="float" office:value="-4337000000" calcext:value-type="float">
            <text:p>-4337000000</text:p>
          </table:table-cell>
          <table:table-cell office:value-type="float" office:value="8872000000" calcext:value-type="float">
            <text:p>8872000000</text:p>
          </table:table-cell>
          <table:table-cell office:value-type="float" office:value="6469000000" calcext:value-type="float">
            <text:p>6469000000</text:p>
          </table:table-cell>
          <table:table-cell office:value-type="float" office:value="-1872000000" calcext:value-type="float">
            <text:p>-1872000000</text:p>
          </table:table-cell>
          <table:table-cell office:value-type="float" office:value="-21707000000" calcext:value-type="float">
            <text:p>-21707000000</text:p>
          </table:table-cell>
          <table:table-cell office:value-type="float" office:value="-2118000000" calcext:value-type="float">
            <text:p>-2118000000</text:p>
          </table:table-cell>
          <table:table-cell office:value-type="float" office:value="-16192310000" calcext:value-type="float">
            <text:p>-16192310000</text:p>
          </table:table-cell>
          <table:table-cell office:value-type="float" office:value="-8315000000" calcext:value-type="float">
            <text:p>-8315000000</text:p>
          </table:table-cell>
          <table:table-cell office:value-type="float" office:value="14687000000" calcext:value-type="float">
            <text:p>14687000000</text:p>
          </table:table-cell>
          <table:table-cell office:value-type="float" office:value="12701000000" calcext:value-type="float">
            <text:p>12701000000</text:p>
          </table:table-cell>
          <table:table-cell office:value-type="float" office:value="3301000000" calcext:value-type="float">
            <text:p>3301000000</text:p>
          </table:table-cell>
          <table:table-cell office:value-type="float" office:value="8590464000" calcext:value-type="float">
            <text:p>8590464000</text:p>
          </table:table-cell>
          <table:table-cell office:value-type="float" office:value="12493000000" calcext:value-type="float">
            <text:p>12493000000</text:p>
          </table:table-cell>
          <table:table-cell office:value-type="float" office:value="43165873537.0249" calcext:value-type="float">
            <text:p>43165873537.0249</text:p>
          </table:table-cell>
          <table:table-cell office:value-type="float" office:value="51227222380.0099" calcext:value-type="float">
            <text:p>51227222380.0099</text:p>
          </table:table-cell>
          <table:table-cell office:value-type="float" office:value="81838473672.5211" calcext:value-type="float">
            <text:p>81838473672.5211</text:p>
          </table:table-cell>
          <table:table-cell office:value-type="float" office:value="159401641680.104" calcext:value-type="float">
            <text:p>159401641680.104</text:p>
          </table:table-cell>
          <table:table-cell office:value-type="float" office:value="239491211814.406" calcext:value-type="float">
            <text:p>239491211814.406</text:p>
          </table:table-cell>
          <table:table-cell office:value-type="float" office:value="369571742338.945" calcext:value-type="float">
            <text:p>369571742338.945</text:p>
          </table:table-cell>
          <table:table-cell office:value-type="float" office:value="442464337234.814" calcext:value-type="float">
            <text:p>442464337234.814</text:p>
          </table:table-cell>
          <table:table-cell office:value-type="float" office:value="205813040161.181" calcext:value-type="float">
            <text:p>205813040161.181</text:p>
          </table:table-cell>
          <table:table-cell office:value-type="float" office:value="189504852699.05" calcext:value-type="float">
            <text:p>189504852699.05</text:p>
          </table:table-cell>
          <table:table-cell office:value-type="float" office:value="127777301831.892" calcext:value-type="float">
            <text:p>127777301831.892</text:p>
          </table:table-cell>
          <table:table-cell office:value-type="float" office:value="132589661109.797" calcext:value-type="float">
            <text:p>132589661109.797</text:p>
          </table:table-cell>
          <table:table-cell office:value-type="float" office:value="88331174649.8887" calcext:value-type="float">
            <text:p>88331174649.8887</text:p>
          </table:table-cell>
          <table:table-cell office:value-type="float" office:value="169141157551.48" calcext:value-type="float">
            <text:p>169141157551.48</text:p>
          </table:table-cell>
          <table:table-cell office:value-type="float" office:value="91522910322.5514" calcext:value-type="float">
            <text:p>91522910322.5514</text:p>
          </table:table-cell>
          <table:table-cell office:value-type="float" office:value="-27594341283.8161" calcext:value-type="float">
            <text:p>-27594341283.8161</text:p>
          </table:table-cell>
          <table:table-cell office:value-type="float" office:value="-57096200481.6957" calcext:value-type="float">
            <text:p>-57096200481.6957</text:p>
          </table:table-cell>
          <table:table-cell/>
        </table:table-row>
        <table:table-row table:style-name="ro1">
          <table:table-cell office:value-type="string" calcext:value-type="string">
            <text:p>Current account balance (% of GDP)</text:p>
          </table:table-cell>
          <table:table-cell office:value-type="string" calcext:value-type="string">
            <text:p>BN.CAB.XOKA.GD.ZS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2.76659432624214" calcext:value-type="float">
            <text:p>2.76659432624214</text:p>
          </table:table-cell>
          <table:table-cell office:value-type="float" office:value="1.83799028436738" calcext:value-type="float">
            <text:p>1.83799028436738</text:p>
          </table:table-cell>
          <table:table-cell office:value-type="float" office:value="0.7809298892012" calcext:value-type="float">
            <text:p>0.7809298892012</text:p>
          </table:table-cell>
          <table:table-cell office:value-type="float" office:value="-3.68899568389975" calcext:value-type="float">
            <text:p>-3.68899568389975</text:p>
          </table:table-cell>
          <table:table-cell office:value-type="float" office:value="-2.33875662783206" calcext:value-type="float">
            <text:p>-2.33875662783206</text:p>
          </table:table-cell>
          <table:table-cell office:value-type="float" office:value="0.109900989377698" calcext:value-type="float">
            <text:p>0.109900989377698</text:p>
          </table:table-cell>
          <table:table-cell office:value-type="float" office:value="-1.21721011703892" calcext:value-type="float">
            <text:p>-1.21721011703892</text:p>
          </table:table-cell>
          <table:table-cell office:value-type="float" office:value="-1.24134462142706" calcext:value-type="float">
            <text:p>-1.24134462142706</text:p>
          </table:table-cell>
          <table:table-cell office:value-type="float" office:value="3.3245772317122" calcext:value-type="float">
            <text:p>3.3245772317122</text:p>
          </table:table-cell>
          <table:table-cell office:value-type="float" office:value="3.46189976557133" calcext:value-type="float">
            <text:p>3.46189976557133</text:p>
          </table:table-cell>
          <table:table-cell office:value-type="float" office:value="1.49935919653793" calcext:value-type="float">
            <text:p>1.49935919653793</text:p>
          </table:table-cell>
          <table:table-cell office:value-type="float" office:value="-2.61034032424978" calcext:value-type="float">
            <text:p>-2.61034032424978</text:p>
          </table:table-cell>
          <table:table-cell office:value-type="float" office:value="1.22411802410261" calcext:value-type="float">
            <text:p>1.22411802410261</text:p>
          </table:table-cell>
          <table:table-cell office:value-type="float" office:value="0.220324638314351" calcext:value-type="float">
            <text:p>0.220324638314351</text:p>
          </table:table-cell>
          <table:table-cell office:value-type="float" office:value="0.838556008748969" calcext:value-type="float">
            <text:p>0.838556008748969</text:p>
          </table:table-cell>
          <table:table-cell office:value-type="float" office:value="3.84389018852671" calcext:value-type="float">
            <text:p>3.84389018852671</text:p>
          </table:table-cell>
          <table:table-cell office:value-type="float" office:value="3.05837530758482" calcext:value-type="float">
            <text:p>3.05837530758482</text:p>
          </table:table-cell>
          <table:table-cell office:value-type="float" office:value="1.93007794733077" calcext:value-type="float">
            <text:p>1.93007794733077</text:p>
          </table:table-cell>
          <table:table-cell office:value-type="float" office:value="1.69384860066437" calcext:value-type="float">
            <text:p>1.69384860066437</text:p>
          </table:table-cell>
          <table:table-cell office:value-type="float" office:value="1.29916795722937" calcext:value-type="float">
            <text:p>1.29916795722937</text:p>
          </table:table-cell>
          <table:table-cell office:value-type="float" office:value="2.4087584656332" calcext:value-type="float">
            <text:p>2.4087584656332</text:p>
          </table:table-cell>
          <table:table-cell office:value-type="float" office:value="2.59301902752458" calcext:value-type="float">
            <text:p>2.59301902752458</text:p>
          </table:table-cell>
          <table:table-cell office:value-type="float" office:value="3.52576604119722" calcext:value-type="float">
            <text:p>3.52576604119722</text:p>
          </table:table-cell>
          <table:table-cell office:value-type="float" office:value="5.79092164974088" calcext:value-type="float">
            <text:p>5.79092164974088</text:p>
          </table:table-cell>
          <table:table-cell office:value-type="float" office:value="8.42412573805547" calcext:value-type="float">
            <text:p>8.42412573805547</text:p>
          </table:table-cell>
          <table:table-cell office:value-type="float" office:value="9.94269567974302" calcext:value-type="float">
            <text:p>9.94269567974302</text:p>
          </table:table-cell>
          <table:table-cell office:value-type="float" office:value="9.1463607281891" calcext:value-type="float">
            <text:p>9.1463607281891</text:p>
          </table:table-cell>
          <table:table-cell office:value-type="float" office:value="4.76044572066039" calcext:value-type="float">
            <text:p>4.76044572066039</text:p>
          </table:table-cell>
          <table:table-cell office:value-type="float" office:value="3.89813446094398" calcext:value-type="float">
            <text:p>3.89813446094398</text:p>
          </table:table-cell>
          <table:table-cell office:value-type="float" office:value="1.79723729285109" calcext:value-type="float">
            <text:p>1.79723729285109</text:p>
          </table:table-cell>
          <table:table-cell office:value-type="float" office:value="2.51609785626787" calcext:value-type="float">
            <text:p>2.51609785626787</text:p>
          </table:table-cell>
          <table:table-cell office:value-type="float" office:value="1.5426302379502" calcext:value-type="float">
            <text:p>1.5426302379502</text:p>
          </table:table-cell>
          <table:table-cell office:value-type="float" office:value="2.25184314578284" calcext:value-type="float">
            <text:p>2.25184314578284</text:p>
          </table:table-cell>
          <table:table-cell office:value-type="float" office:value="2.7489708037615" calcext:value-type="float">
            <text:p>2.7489708037615</text:p>
          </table:table-cell>
          <table:table-cell office:value-type="float" office:value="1.8068408407036" calcext:value-type="float">
            <text:p>1.8068408407036</text:p>
          </table:table-cell>
          <table:table-cell office:value-type="float" office:value="1.34736626144" calcext:value-type="float">
            <text:p>1.34736626144</text:p>
          </table:table-cell>
          <table:table-cell/>
        </table:table-row>
        <table:table-row table:style-name="ro1">
          <table:table-cell office:value-type="string" calcext:value-type="string">
            <text:p>Current account balance (BoP, current US$)</text:p>
          </table:table-cell>
          <table:table-cell office:value-type="string" calcext:value-type="string">
            <text:p>BN.CAB.XOKA.CD</text:p>
          </table:table-cell>
          <table:table-cell office:value-type="string" calcext:value-type="string">
            <text:p>BN</text:p>
          </table:table-cell>
          <table:table-cell table:number-columns-repeated="22"/>
          <table:table-cell office:value-type="float" office:value="5674000000" calcext:value-type="float">
            <text:p>5674000000</text:p>
          </table:table-cell>
          <table:table-cell office:value-type="float" office:value="4240000000" calcext:value-type="float">
            <text:p>4240000000</text:p>
          </table:table-cell>
          <table:table-cell office:value-type="float" office:value="2030000000" calcext:value-type="float">
            <text:p>2030000000</text:p>
          </table:table-cell>
          <table:table-cell office:value-type="float" office:value="-11417000000" calcext:value-type="float">
            <text:p>-11417000000</text:p>
          </table:table-cell>
          <table:table-cell office:value-type="float" office:value="-7034000000" calcext:value-type="float">
            <text:p>-7034000000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-3802000000" calcext:value-type="float">
            <text:p>-3802000000</text:p>
          </table:table-cell>
          <table:table-cell office:value-type="float" office:value="-4317000000" calcext:value-type="float">
            <text:p>-4317000000</text:p>
          </table:table-cell>
          <table:table-cell office:value-type="float" office:value="11997000000" calcext:value-type="float">
            <text:p>11997000000</text:p>
          </table:table-cell>
          <table:table-cell office:value-type="float" office:value="13272000000" calcext:value-type="float">
            <text:p>13272000000</text:p>
          </table:table-cell>
          <table:table-cell office:value-type="float" office:value="6401000000" calcext:value-type="float">
            <text:p>6401000000</text:p>
          </table:table-cell>
          <table:table-cell office:value-type="float" office:value="-11609000000" calcext:value-type="float">
            <text:p>-11609000000</text:p>
          </table:table-cell>
          <table:table-cell office:value-type="float" office:value="6908000000" calcext:value-type="float">
            <text:p>6908000000</text:p>
          </table:table-cell>
          <table:table-cell office:value-type="float" office:value="1618390000" calcext:value-type="float">
            <text:p>1618390000</text:p>
          </table:table-cell>
          <table:table-cell office:value-type="float" office:value="7243000000" calcext:value-type="float">
            <text:p>7243000000</text:p>
          </table:table-cell>
          <table:table-cell office:value-type="float" office:value="36963000000" calcext:value-type="float">
            <text:p>36963000000</text:p>
          </table:table-cell>
          <table:table-cell office:value-type="float" office:value="31472000000" calcext:value-type="float">
            <text:p>31472000000</text:p>
          </table:table-cell>
          <table:table-cell office:value-type="float" office:value="21115000000" calcext:value-type="float">
            <text:p>21115000000</text:p>
          </table:table-cell>
          <table:table-cell office:value-type="float" office:value="20518382000" calcext:value-type="float">
            <text:p>20518382000</text:p>
          </table:table-cell>
          <table:table-cell office:value-type="float" office:value="17401000000" calcext:value-type="float">
            <text:p>17401000000</text:p>
          </table:table-cell>
          <table:table-cell office:value-type="float" office:value="35421997979.6472" calcext:value-type="float">
            <text:p>35421997979.6472</text:p>
          </table:table-cell>
          <table:table-cell office:value-type="float" office:value="43051582861.334" calcext:value-type="float">
            <text:p>43051582861.334</text:p>
          </table:table-cell>
          <table:table-cell office:value-type="float" office:value="68940960688.562" calcext:value-type="float">
            <text:p>68940960688.562</text:p>
          </table:table-cell>
          <table:table-cell office:value-type="float" office:value="132378493766.399" calcext:value-type="float">
            <text:p>132378493766.399</text:p>
          </table:table-cell>
          <table:table-cell office:value-type="float" office:value="231843041064.414" calcext:value-type="float">
            <text:p>231843041064.414</text:p>
          </table:table-cell>
          <table:table-cell office:value-type="float" office:value="353182677237.316" calcext:value-type="float">
            <text:p>353182677237.316</text:p>
          </table:table-cell>
          <table:table-cell office:value-type="float" office:value="420568516143.545" calcext:value-type="float">
            <text:p>420568516143.545</text:p>
          </table:table-cell>
          <table:table-cell office:value-type="float" office:value="243256567919.618" calcext:value-type="float">
            <text:p>243256567919.618</text:p>
          </table:table-cell>
          <table:table-cell office:value-type="float" office:value="237810389607.955" calcext:value-type="float">
            <text:p>237810389607.955</text:p>
          </table:table-cell>
          <table:table-cell office:value-type="float" office:value="136096761577.55" calcext:value-type="float">
            <text:p>136096761577.55</text:p>
          </table:table-cell>
          <table:table-cell office:value-type="float" office:value="215391747469.442" calcext:value-type="float">
            <text:p>215391747469.442</text:p>
          </table:table-cell>
          <table:table-cell office:value-type="float" office:value="148203949879.877" calcext:value-type="float">
            <text:p>148203949879.877</text:p>
          </table:table-cell>
          <table:table-cell office:value-type="float" office:value="236046577873.629" calcext:value-type="float">
            <text:p>236046577873.629</text:p>
          </table:table-cell>
          <table:table-cell office:value-type="float" office:value="304164445643.017" calcext:value-type="float">
            <text:p>304164445643.017</text:p>
          </table:table-cell>
          <table:table-cell office:value-type="float" office:value="202203423877.644" calcext:value-type="float">
            <text:p>202203423877.644</text:p>
          </table:table-cell>
          <table:table-cell office:value-type="float" office:value="164886647435.18" calcext:value-type="float">
            <text:p>164886647435.1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I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1:18:18.833231787</meta:creation-date>
    <dc:date>2019-01-05T20:26:13.022827347</dc:date>
    <meta:editing-duration>PT14S</meta:editing-duration>
    <meta:editing-cycles>1</meta:editing-cycles>
    <meta:document-statistic meta:table-count="1" meta:cell-count="4051" meta:object-count="0"/>
    <meta:generator>LibreOffice/6.0.6.2$Linux_X86_64 LibreOffice_project/00m0$Build-2</meta:generator>
  </office:meta>
</office:document-meta>
</file>